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Text_20_body">
      <style:text-properties style:font-name="Arial" style:font-name-asian="Arial2" style:font-name-complex="Arial2"/>
    </style:style>
    <style:style style:name="P92" style:family="paragraph" style:parent-style-name="Text_20_body" style:list-style-name="L3">
      <style:text-properties style:font-name="Arial" style:font-name-asian="Arial2" style:font-name-complex="Arial2"/>
    </style:style>
    <style:style style:name="P93" style:family="paragraph" style:parent-style-name="Text_20_body" style:list-style-name="L3">
      <style:text-properties style:font-name="Arial" style:font-name-asian="Arial2" style:font-name-complex="Arial2"/>
    </style:style>
    <style:style style:name="P94" style:family="paragraph" style:parent-style-name="Text_20_body" style:list-style-name="L3">
      <style:text-properties style:font-name="Arial" style:font-name-asian="Arial2" style:font-name-complex="Arial2"/>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8">
      <style:paragraph-properties fo:line-height="100%"/>
      <style:text-properties style:font-name="Arial" fo:font-size="12pt" style:font-size-asian="10.5pt" style:font-size-complex="12pt"/>
    </style:style>
    <style:style style:name="P97" style:family="paragraph" style:parent-style-name="Text_20_body" style:list-style-name="L8">
      <style:paragraph-properties fo:line-height="100%"/>
      <style:text-properties style:font-name="Arial" fo:font-size="12pt" style:font-size-asian="10.5pt" style:font-size-complex="12pt"/>
    </style:style>
    <style:style style:name="P98" style:family="paragraph" style:parent-style-name="Text_20_body" style:list-style-name="L8">
      <style:paragraph-properties fo:line-height="100%"/>
      <style:text-properties style:font-name="Arial" fo:font-size="12pt" style:font-size-asian="10.5pt" style:font-size-complex="12pt"/>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style:font-name-asian="Arial2" style:font-name-complex="Arial2"/>
    </style:style>
    <style:style style:name="P112" style:family="paragraph" style:parent-style-name="Heading_20_4" style:list-style-name="L1">
      <style:text-properties style:font-name-asian="Arial2" style:font-name-complex="Arial2"/>
    </style:style>
    <style:style style:name="P113" style:family="paragraph" style:parent-style-name="Heading_20_4" style:list-style-name="L1">
      <style:text-properties style:font-name-asian="Arial2" style:font-name-complex="Arial2"/>
    </style:style>
    <style:style style:name="P114" style:family="paragraph" style:parent-style-name="Heading_20_4" style:list-style-name="L1">
      <style:text-properties style:font-name-asian="Arial2" style:font-name-complex="Arial2"/>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2" style:list-style-name="L1"/>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text-properties fo:font-style="normal" style:font-style-asian="normal" style:font-style-complex="normal"/>
    </style:style>
    <style:style style:name="P169" style:family="paragraph" style:parent-style-name="Heading_20_2" style:list-style-name="L1"/>
    <style:style style:name="P170" style:family="paragraph" style:parent-style-name="Heading_20_2" style:list-style-name="L1">
      <style:text-properties style:font-name-asian="Arial2" style:font-name-complex="Arial2"/>
    </style:style>
    <style:style style:name="P171" style:family="paragraph" style:parent-style-name="Heading_20_2" style:list-style-name="L1">
      <style:text-properties style:font-name-asian="Arial2" style:font-name-complex="Arial2"/>
    </style:style>
    <style:style style:name="P172" style:family="paragraph" style:parent-style-name="Heading_20_2" style:list-style-name="L1">
      <style:text-properties style:font-name-asian="Arial2" style:font-name-complex="Arial2"/>
    </style:style>
    <style:style style:name="P173" style:family="paragraph" style:parent-style-name="Heading_20_2" style:list-style-name="L1">
      <style:text-properties style:font-name-asian="Arial2" style:font-name-complex="Arial2"/>
    </style:style>
    <style:style style:name="P174" style:family="paragraph" style:parent-style-name="Heading_20_2" style:list-style-name="L1">
      <style:text-properties style:font-name-asian="Arial2" style:font-name-complex="Arial2"/>
    </style:style>
    <style:style style:name="P175" style:family="paragraph" style:parent-style-name="Heading_20_2" style:list-style-name="L1">
      <style:text-properties style:font-name-asian="Arial2" style:font-name-complex="Arial2"/>
    </style:style>
    <style:style style:name="P176" style:family="paragraph" style:parent-style-name="Heading_20_2" style:list-style-name="L1"/>
    <style:style style:name="P177" style:family="paragraph" style:parent-style-name="Heading_20_2" style:list-style-name="L1"/>
    <style:style style:name="P178" style:family="paragraph" style:parent-style-name="Preformatted_20_Text" style:list-style-name="L4">
      <style:text-properties style:font-name="Arial" fo:font-size="12pt" style:font-size-asian="10.5pt" style:font-size-complex="12pt"/>
    </style:style>
    <style:style style:name="P179" style:family="paragraph" style:parent-style-name="Preformatted_20_Text" style:list-style-name="L4">
      <style:text-properties style:font-name="Arial" fo:font-size="12pt" style:font-size-asian="10.5pt" style:font-size-complex="12pt"/>
    </style:style>
    <style:style style:name="P180" style:family="paragraph" style:parent-style-name="Preformatted_20_Text" style:list-style-name="L4">
      <style:text-properties style:font-name="Arial" fo:font-size="12pt" style:font-size-asian="10.5pt" style:font-size-complex="12pt"/>
    </style:style>
    <style:style style:name="P181" style:family="paragraph" style:parent-style-name="Preformatted_20_Text" style:list-style-name="L4">
      <style:text-properties style:font-name="Arial" fo:font-size="12pt" style:font-size-asian="10.5pt" style:font-size-complex="12pt"/>
    </style:style>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4">
      <style:text-properties style:font-name="Arial" fo:font-size="12pt" style:font-size-asian="10.5pt" style:font-size-complex="12pt"/>
    </style:style>
    <style:style style:name="P251" style:family="paragraph" style:parent-style-name="Preformatted_20_Text" style:list-style-name="L4">
      <style:text-properties style:font-name="Arial" fo:font-size="12pt" style:font-size-asian="10.5pt" style:font-size-complex="12pt"/>
    </style:style>
    <style:style style:name="P252" style:family="paragraph" style:parent-style-name="Preformatted_20_Text" style:list-style-name="L4">
      <style:text-properties style:font-name="Arial" fo:font-size="12pt" style:font-size-asian="10.5pt" style:font-size-complex="12pt"/>
    </style:style>
    <style:style style:name="P253" style:family="paragraph" style:parent-style-name="Preformatted_20_Text" style:list-style-name="L4">
      <style:text-properties style:font-name="Arial" fo:font-size="12pt" style:font-size-asian="10.5pt" style:font-size-complex="12pt"/>
    </style:style>
    <style:style style:name="P254" style:family="paragraph" style:parent-style-name="Preformatted_20_Text" style:list-style-name="L4">
      <style:text-properties style:font-name="Arial" fo:font-size="12pt" style:font-size-asian="10.5pt" style:font-size-complex="12pt"/>
    </style:style>
    <style:style style:name="P255" style:family="paragraph" style:parent-style-name="Preformatted_20_Text" style:list-style-name="L4">
      <style:text-properties style:font-name="Arial" fo:font-size="12pt" style:font-size-asian="10.5pt" style:font-size-complex="12pt"/>
    </style:style>
    <style:style style:name="P256" style:family="paragraph" style:parent-style-name="Preformatted_20_Text" style:list-style-name="L4">
      <style:text-properties style:font-name="Arial" fo:font-size="12pt" style:font-size-asian="10.5pt" style:font-size-complex="12pt"/>
    </style:style>
    <style:style style:name="P257" style:family="paragraph" style:parent-style-name="Preformatted_20_Text" style:list-style-name="L4">
      <style:text-properties style:font-name="Arial" fo:font-size="12pt" style:font-size-asian="10.5pt" style:font-size-complex="12pt"/>
    </style:style>
    <style:style style:name="P258" style:family="paragraph" style:parent-style-name="Preformatted_20_Text" style:list-style-name="L4">
      <style:text-properties style:font-name="Arial" fo:font-size="12pt" style:font-size-asian="10.5pt" style:font-size-complex="12pt"/>
    </style:style>
    <style:style style:name="P259" style:family="paragraph" style:parent-style-name="Preformatted_20_Text" style:list-style-name="L4">
      <style:text-properties style:font-name="Arial" fo:font-size="12pt" style:font-size-asian="10.5pt" style:font-size-complex="12pt"/>
    </style:style>
    <style:style style:name="P260" style:family="paragraph" style:parent-style-name="Preformatted_20_Text" style:list-style-name="L4">
      <style:text-properties style:font-name="Arial" fo:font-size="12pt" style:font-size-asian="10.5pt" style:font-size-complex="12pt"/>
    </style:style>
    <style:style style:name="P261" style:family="paragraph" style:parent-style-name="Preformatted_20_Text" style:list-style-name="L4">
      <style:text-properties style:font-name="Arial" fo:font-size="12pt" style:font-size-asian="10.5pt" style:font-size-complex="12pt"/>
    </style:style>
    <style:style style:name="P262" style:family="paragraph" style:parent-style-name="Preformatted_20_Text" style:list-style-name="L6">
      <style:text-properties style:font-name="Arial" fo:font-size="12pt" style:font-size-asian="10.5pt" style:font-size-complex="12pt"/>
    </style:style>
    <style:style style:name="P263" style:family="paragraph" style:parent-style-name="Preformatted_20_Text" style:list-style-name="L6">
      <style:text-properties style:font-name="Arial" fo:font-size="12pt" style:font-size-asian="10.5pt" style:font-size-complex="12pt"/>
    </style:style>
    <style:style style:name="P264" style:family="paragraph" style:parent-style-name="Preformatted_20_Text" style:list-style-name="L6">
      <style:text-properties style:font-name="Arial" fo:font-size="12pt" style:font-size-asian="10.5pt" style:font-size-complex="12pt"/>
    </style:style>
    <style:style style:name="P265" style:family="paragraph" style:parent-style-name="Preformatted_20_Text" style:list-style-name="L10">
      <style:text-properties style:font-name="Arial" fo:font-size="12pt" style:font-size-asian="10.5pt" style:font-size-complex="12pt"/>
    </style:style>
    <style:style style:name="P266" style:family="paragraph" style:parent-style-name="Preformatted_20_Text" style:list-style-name="L11">
      <style:text-properties style:font-name="Arial" fo:font-size="12pt" style:font-size-asian="10.5pt" style:font-size-complex="12pt"/>
    </style:style>
    <style:style style:name="P267" style:family="paragraph" style:parent-style-name="Preformatted_20_Text" style:list-style-name="L12">
      <style:text-properties style:font-name="Arial" fo:font-size="12pt" style:font-size-asian="10.5pt" style:font-size-complex="12pt"/>
    </style:style>
    <style:style style:name="P268" style:family="paragraph" style:parent-style-name="Preformatted_20_Text" style:list-style-name="L12">
      <style:text-properties style:font-name="Arial" fo:font-size="12pt" style:font-size-asian="10.5pt" style:font-size-complex="12pt"/>
    </style:style>
    <style:style style:name="P269" style:family="paragraph" style:parent-style-name="Preformatted_20_Text" style:list-style-name="L12">
      <style:text-properties style:font-name="Arial" fo:font-size="12pt" style:font-size-asian="10.5pt" style:font-size-complex="12pt"/>
    </style:style>
    <style:style style:name="P270" style:family="paragraph" style:parent-style-name="Preformatted_20_Text" style:list-style-name="L13">
      <style:text-properties style:font-name="Arial" fo:font-size="12pt" style:font-size-asian="10.5pt" style:font-size-complex="12pt"/>
    </style:style>
    <style:style style:name="P271" style:family="paragraph" style:parent-style-name="Preformatted_20_Text" style:list-style-name="L13">
      <style:text-properties style:font-name="Arial" fo:font-size="12pt" style:font-size-asian="10.5pt" style:font-size-complex="12pt"/>
    </style:style>
    <style:style style:name="P272" style:family="paragraph" style:parent-style-name="Preformatted_20_Text" style:list-style-name="L13">
      <style:text-properties style:font-name="Arial" fo:font-size="12pt" style:font-size-asian="10.5pt" style:font-size-complex="12pt"/>
    </style:style>
    <style:style style:name="P273" style:family="paragraph" style:parent-style-name="Preformatted_20_Text" style:list-style-name="L13">
      <style:text-properties style:font-name="Arial" fo:font-size="12pt" style:font-size-asian="10.5pt" style:font-size-complex="12pt"/>
    </style:style>
    <style:style style:name="P274" style:family="paragraph" style:parent-style-name="Preformatted_20_Text" style:list-style-name="L14">
      <style:text-properties style:font-name="Arial" fo:font-size="12pt" style:font-size-asian="10.5pt" style:font-size-complex="12pt"/>
    </style:style>
    <style:style style:name="P275" style:family="paragraph" style:parent-style-name="Preformatted_20_Text" style:list-style-name="L14">
      <style:text-properties style:font-name="Arial" fo:font-size="12pt" style:font-size-asian="10.5pt" style:font-size-complex="12pt"/>
    </style:style>
    <style:style style:name="P276" style:family="paragraph" style:parent-style-name="Preformatted_20_Text" style:list-style-name="L14">
      <style:text-properties style:font-name="Arial" fo:font-size="12pt" style:font-size-asian="10.5pt" style:font-size-complex="12pt"/>
    </style:style>
    <style:style style:name="P277" style:family="paragraph" style:parent-style-name="Preformatted_20_Text" style:list-style-name="L14">
      <style:text-properties style:font-name="Arial" fo:font-size="12pt" style:font-size-asian="10.5pt" style:font-size-complex="12pt"/>
    </style:style>
    <style:style style:name="P278" style:family="paragraph" style:parent-style-name="Preformatted_20_Text" style:list-style-name="L15">
      <style:text-properties style:font-name="Arial" fo:font-size="12pt" style:font-size-asian="10.5pt" style:font-size-complex="12pt"/>
    </style:style>
    <style:style style:name="P279" style:family="paragraph" style:parent-style-name="Preformatted_20_Text" style:list-style-name="L15">
      <style:text-properties style:font-name="Arial" fo:font-size="12pt" style:font-size-asian="10.5pt" style:font-size-complex="12pt"/>
    </style:style>
    <style:style style:name="P280" style:family="paragraph" style:parent-style-name="Preformatted_20_Text" style:list-style-name="L95">
      <style:text-properties style:font-name="Arial" fo:font-size="12pt" style:font-size-asian="10.5pt" style:font-size-complex="12pt"/>
    </style:style>
    <style:style style:name="P281" style:family="paragraph" style:parent-style-name="Preformatted_20_Text" style:list-style-name="L97">
      <style:text-properties style:font-name="Arial" fo:font-size="12pt" style:font-size-asian="10.5pt" style:font-size-complex="12pt"/>
    </style:style>
    <style:style style:name="P282" style:family="paragraph" style:parent-style-name="Preformatted_20_Text" style:list-style-name="L98">
      <style:text-properties style:font-name="Arial" fo:font-size="12pt" style:font-size-asian="10.5pt" style:font-size-complex="12pt"/>
    </style:style>
    <style:style style:name="P283" style:family="paragraph" style:parent-style-name="Preformatted_20_Text" style:list-style-name="L99">
      <style:text-properties style:font-name="Arial" fo:font-size="12pt" style:font-size-asian="10.5pt" style:font-size-complex="12pt"/>
    </style:style>
    <style:style style:name="P284" style:family="paragraph" style:parent-style-name="Preformatted_20_Text" style:list-style-name="L100">
      <style:text-properties style:font-name="Arial" fo:font-size="12pt" style:font-size-asian="10.5pt" style:font-size-complex="12pt"/>
    </style:style>
    <style:style style:name="P285" style:family="paragraph" style:parent-style-name="Preformatted_20_Text" style:list-style-name="L102">
      <style:text-properties style:font-name="Arial" fo:font-size="12pt" style:font-size-asian="10.5pt" style:font-size-complex="12pt"/>
    </style:style>
    <style:style style:name="P286" style:family="paragraph" style:parent-style-name="Preformatted_20_Text" style:list-style-name="L104">
      <style:text-properties style:font-name="Arial" fo:font-size="12pt" style:font-size-asian="10.5pt" style:font-size-complex="12pt"/>
    </style:style>
    <style:style style:name="P287" style:family="paragraph" style:parent-style-name="Preformatted_20_Text" style:list-style-name="L16">
      <style:text-properties style:font-name="Arial" fo:font-size="12pt" style:font-size-asian="10.5pt" style:font-size-complex="12pt"/>
    </style:style>
    <style:style style:name="P288" style:family="paragraph" style:parent-style-name="Preformatted_20_Text" style:list-style-name="L16">
      <style:text-properties style:font-name="Arial" fo:font-size="12pt" style:font-size-asian="10.5pt" style:font-size-complex="12pt"/>
    </style:style>
    <style:style style:name="P289" style:family="paragraph" style:parent-style-name="Preformatted_20_Text" style:list-style-name="L16">
      <style:text-properties style:font-name="Arial" fo:font-size="12pt" style:font-size-asian="10.5pt" style:font-size-complex="12pt"/>
    </style:style>
    <style:style style:name="P290" style:family="paragraph" style:parent-style-name="Preformatted_20_Text" style:list-style-name="L105">
      <style:text-properties style:font-name="Arial" fo:font-size="12pt" style:font-size-asian="10.5pt" style:font-size-complex="12pt"/>
    </style:style>
    <style:style style:name="P291" style:family="paragraph" style:parent-style-name="Preformatted_20_Text" style:list-style-name="L105">
      <style:text-properties style:font-name="Arial" fo:font-size="12pt" style:font-size-asian="10.5pt" style:font-size-complex="12pt"/>
    </style:style>
    <style:style style:name="P292" style:family="paragraph" style:parent-style-name="Preformatted_20_Text" style:list-style-name="L106">
      <style:text-properties style:font-name="Arial" fo:font-size="12pt" style:font-size-asian="10.5pt" style:font-size-complex="12pt"/>
    </style:style>
    <style:style style:name="P293" style:family="paragraph" style:parent-style-name="Preformatted_20_Text" style:list-style-name="L106">
      <style:text-properties style:font-name="Arial" fo:font-size="12pt" style:font-size-asian="10.5pt" style:font-size-complex="12pt"/>
    </style:style>
    <style:style style:name="P294" style:family="paragraph" style:parent-style-name="Preformatted_20_Text" style:list-style-name="L106">
      <style:text-properties style:font-name="Arial" fo:font-size="12pt" style:font-size-asian="10.5pt" style:font-size-complex="12pt"/>
    </style:style>
    <style:style style:name="P295" style:family="paragraph" style:parent-style-name="Preformatted_20_Text" style:list-style-name="L107">
      <style:text-properties style:font-name="Arial" fo:font-size="12pt" style:font-size-asian="10.5pt" style:font-size-complex="12pt"/>
    </style:style>
    <style:style style:name="P296" style:family="paragraph" style:parent-style-name="Preformatted_20_Text" style:list-style-name="L107">
      <style:text-properties style:font-name="Arial" fo:font-size="12pt" style:font-size-asian="10.5pt" style:font-size-complex="12pt"/>
    </style:style>
    <style:style style:name="P297" style:family="paragraph" style:parent-style-name="Preformatted_20_Text" style:list-style-name="L108">
      <style:text-properties style:font-name="Arial" fo:font-size="12pt" style:font-size-asian="10.5pt" style:font-size-complex="12pt"/>
    </style:style>
    <style:style style:name="P298" style:family="paragraph" style:parent-style-name="Preformatted_20_Text" style:list-style-name="L108">
      <style:text-properties style:font-name="Arial" fo:font-size="12pt" style:font-size-asian="10.5pt" style:font-size-complex="12pt"/>
    </style:style>
    <style:style style:name="P299" style:family="paragraph" style:parent-style-name="Preformatted_20_Text" style:list-style-name="L109">
      <style:text-properties style:font-name="Arial" fo:font-size="12pt" style:font-size-asian="10.5pt" style:font-size-complex="12pt"/>
    </style:style>
    <style:style style:name="P300" style:family="paragraph" style:parent-style-name="Preformatted_20_Text" style:list-style-name="L109">
      <style:text-properties style:font-name="Arial" fo:font-size="12pt" style:font-size-asian="10.5pt" style:font-size-complex="12pt"/>
    </style:style>
    <style:style style:name="P301" style:family="paragraph" style:parent-style-name="Preformatted_20_Text" style:list-style-name="L111">
      <style:text-properties style:font-name="Arial" fo:font-size="12pt" style:font-size-asian="10.5pt" style:font-size-complex="12pt"/>
    </style:style>
    <style:style style:name="P302" style:family="paragraph" style:parent-style-name="Preformatted_20_Text" style:list-style-name="L111">
      <style:text-properties style:font-name="Arial" fo:font-size="12pt" style:font-size-asian="10.5pt" style:font-size-complex="12pt"/>
    </style:style>
    <style:style style:name="P303" style:family="paragraph" style:parent-style-name="Preformatted_20_Text" style:list-style-name="L113">
      <style:text-properties style:font-name="Arial" fo:font-size="12pt" style:font-size-asian="10.5pt" style:font-size-complex="12pt"/>
    </style:style>
    <style:style style:name="P304" style:family="paragraph" style:parent-style-name="Preformatted_20_Text" style:list-style-name="L115">
      <style:text-properties style:font-name="Arial" fo:font-size="12pt" style:font-size-asian="10.5pt" style:font-size-complex="12pt"/>
    </style:style>
    <style:style style:name="P305" style:family="paragraph" style:parent-style-name="Preformatted_20_Text" style:list-style-name="L4">
      <style:text-properties style:font-name="Arial" fo:font-size="12pt" style:font-size-asian="10.5pt" style:font-size-complex="12pt"/>
    </style:style>
    <style:style style:name="P30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3"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24"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25"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26"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27"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28"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2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3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31"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32"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3"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4"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1"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4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5"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6"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7"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8"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49"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0"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51"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52"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53" style:family="paragraph" style:parent-style-name="Preformatted_20_Text" style:list-style-name="L16"/>
    <style:style style:name="P354" style:family="paragraph" style:parent-style-name="Preformatted_20_Text" style:list-style-name="L105"/>
    <style:style style:name="P355" style:family="paragraph" style:parent-style-name="Preformatted_20_Text" style:list-style-name="L107"/>
    <style:style style:name="P356" style:family="paragraph" style:parent-style-name="Preformatted_20_Text" style:list-style-name="L108"/>
    <style:style style:name="P357" style:family="paragraph" style:parent-style-name="Preformatted_20_Text" style:list-style-name="L109"/>
    <style:style style:name="P358" style:family="paragraph" style:parent-style-name="Preformatted_20_Text" style:list-style-name="L111"/>
    <style:style style:name="P359" style:family="paragraph" style:parent-style-name="Preformatted_20_Text" style:list-style-name="L4">
      <style:text-properties fo:font-size="12pt" style:font-size-asian="12pt" style:font-size-complex="12pt"/>
    </style:style>
    <style:style style:name="P360" style:family="paragraph" style:parent-style-name="Contents_20_2">
      <style:paragraph-properties>
        <style:tab-stops>
          <style:tab-stop style:position="16.499cm" style:type="right" style:leader-style="dotted" style:leader-text="."/>
        </style:tab-stops>
      </style:paragraph-properties>
    </style:style>
    <style:style style:name="P361" style:family="paragraph" style:parent-style-name="Heading_20_3" style:list-style-name="L1">
      <style:text-properties fo:font-weight="normal" style:font-name-asian="Arial2" style:font-weight-asian="normal" style:font-name-complex="Arial2" style:font-weight-complex="normal"/>
    </style:style>
    <style:style style:name="P362" style:family="paragraph" style:parent-style-name="Heading_20_3" style:list-style-name="L1">
      <style:text-properties fo:font-weight="normal" style:font-name-asian="Arial2" style:font-weight-asian="normal" style:font-name-complex="Arial2" style:font-weight-complex="normal"/>
    </style:style>
    <style:style style:name="P363" style:family="paragraph" style:parent-style-name="Heading_20_3" style:list-style-name="L1">
      <style:text-properties fo:font-weight="normal" style:font-name-asian="Arial2" style:font-weight-asian="normal" style:font-name-complex="Arial2" style:font-weight-complex="normal"/>
    </style:style>
    <style:style style:name="P364" style:family="paragraph" style:parent-style-name="Heading_20_3" style:list-style-name="L1">
      <style:text-properties fo:font-weight="normal" style:font-name-asian="Arial2" style:font-weight-asian="normal" style:font-name-complex="Arial2" style:font-weight-complex="normal"/>
    </style:style>
    <style:style style:name="P365" style:family="paragraph" style:parent-style-name="Heading_20_3" style:list-style-name="L1">
      <style:text-properties style:font-name-asian="Arial2" style:font-name-complex="Arial2"/>
    </style:style>
    <style:style style:name="P366" style:family="paragraph" style:parent-style-name="Heading_20_3" style:list-style-name="L1">
      <style:text-properties style:font-name-asian="Arial2" style:font-name-complex="Arial2"/>
    </style:style>
    <style:style style:name="P367" style:family="paragraph" style:parent-style-name="Heading_20_3" style:list-style-name="L1">
      <style:text-properties style:font-name-asian="Arial2" style:font-name-complex="Arial2"/>
    </style:style>
    <style:style style:name="P368" style:family="paragraph" style:parent-style-name="Heading_20_3" style:list-style-name="L1">
      <style:text-properties style:font-name-asian="Arial2" style:font-name-complex="Arial2"/>
    </style:style>
    <style:style style:name="P369" style:family="paragraph" style:parent-style-name="Heading_20_3" style:list-style-name="L1">
      <style:text-properties style:font-name-asian="Arial2" style:font-name-complex="Arial2"/>
    </style:style>
    <style:style style:name="P370" style:family="paragraph" style:parent-style-name="Heading_20_3" style:list-style-name="L1"/>
    <style:style style:name="P371" style:family="paragraph" style:parent-style-name="Standard" style:list-style-name="L2"/>
    <style:style style:name="P372" style:family="paragraph" style:parent-style-name="Standard" style:list-style-name="L2"/>
    <style:style style:name="P373" style:family="paragraph" style:parent-style-name="Standard" style:list-style-name="L2"/>
    <style:style style:name="P374" style:family="paragraph" style:parent-style-name="Standard" style:list-style-name="L2"/>
    <style:style style:name="P375" style:family="paragraph" style:parent-style-name="Standard" style:list-style-name="L2"/>
    <style:style style:name="P376" style:family="paragraph" style:parent-style-name="Standard" style:list-style-name="L2"/>
    <style:style style:name="P377" style:family="paragraph" style:parent-style-name="Standard" style:list-style-name="L4">
      <style:text-properties style:font-name="Arial" fo:font-size="12pt" fo:font-weight="bold" style:font-size-asian="10.5pt" style:font-weight-asian="bold" style:font-size-complex="12pt" style:font-weight-complex="bold"/>
    </style:style>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4">
      <style:text-properties style:font-name="Arial" fo:font-size="12pt" fo:font-weight="bold" style:font-size-asian="10.5pt" style:font-weight-asian="bold" style:font-size-complex="12pt" style:font-weight-complex="bold"/>
    </style:style>
    <style:style style:name="P382" style:family="paragraph" style:parent-style-name="Standard" style:list-style-name="L4">
      <style:text-properties style:font-name="Arial" fo:font-size="12pt" fo:font-weight="bold" style:font-size-asian="10.5pt" style:font-weight-asian="bold" style:font-size-complex="12pt" style:font-weight-complex="bold"/>
    </style:style>
    <style:style style:name="P383" style:family="paragraph" style:parent-style-name="Standard" style:list-style-name="L4">
      <style:text-properties style:font-name="Arial" fo:font-size="12pt" fo:font-weight="bold" style:font-size-asian="10.5pt" style:font-weight-asian="bold" style:font-size-complex="12pt" style:font-weight-complex="bold"/>
    </style:style>
    <style:style style:name="P384" style:family="paragraph" style:parent-style-name="Standard" style:list-style-name="L4">
      <style:text-properties style:font-name="Arial" fo:font-size="12pt" fo:font-weight="bold" style:font-size-asian="10.5pt" style:font-weight-asian="bold" style:font-size-complex="12pt" style:font-weight-complex="bold"/>
    </style:style>
    <style:style style:name="P385" style:family="paragraph" style:parent-style-name="Standard" style:list-style-name="L4">
      <style:text-properties style:font-name="Arial" fo:font-size="12pt" fo:font-weight="bold" style:font-size-asian="10.5pt" style:font-weight-asian="bold" style:font-size-complex="12pt" style:font-weight-complex="bold"/>
    </style:style>
    <style:style style:name="P386" style:family="paragraph" style:parent-style-name="Standard" style:list-style-name="L4">
      <style:text-properties style:font-name="Arial" fo:font-size="12pt" fo:font-weight="bold" style:font-size-asian="10.5pt" style:font-weight-asian="bold" style:font-size-complex="12pt" style:font-weight-complex="bold"/>
    </style:style>
    <style:style style:name="P387" style:family="paragraph" style:parent-style-name="Standard" style:list-style-name="L4">
      <style:text-properties style:font-name="Arial" fo:font-size="12pt" fo:font-weight="bold" style:font-size-asian="10.5pt" style:font-weight-asian="bold" style:font-size-complex="12pt" style:font-weight-complex="bold"/>
    </style:style>
    <style:style style:name="P388" style:family="paragraph" style:parent-style-name="Standard" style:list-style-name="L4">
      <style:text-properties style:font-name="Arial" fo:font-size="12pt" fo:font-weight="bold" style:font-size-asian="10.5pt" style:font-weight-asian="bold" style:font-size-complex="12pt" style:font-weight-complex="bold"/>
    </style:style>
    <style:style style:name="P389" style:family="paragraph" style:parent-style-name="Standard" style:list-style-name="L4">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1" style:family="paragraph" style:parent-style-name="Standard" style:list-style-name="L16">
      <style:text-properties style:font-name="Arial" fo:font-size="12pt" fo:font-weight="bold" style:font-size-asian="10.5pt" style:font-weight-asian="bold" style:font-size-complex="12pt" style:font-weight-complex="bold"/>
    </style:style>
    <style:style style:name="P622" style:family="paragraph" style:parent-style-name="Standard" style:list-style-name="L16">
      <style:text-properties style:font-name="Arial" fo:font-size="12pt" fo:font-weight="bold" style:font-size-asian="10.5pt" style:font-weight-asian="bold" style:font-size-complex="12pt" style:font-weight-complex="bold"/>
    </style:style>
    <style:style style:name="P623" style:family="paragraph" style:parent-style-name="Standard" style:list-style-name="L16">
      <style:text-properties style:font-name="Arial" fo:font-size="12pt" fo:font-weight="bold" style:font-size-asian="10.5pt" style:font-weight-asian="bold" style:font-size-complex="12pt" style:font-weight-complex="bold"/>
    </style:style>
    <style:style style:name="P624" style:family="paragraph" style:parent-style-name="Standard" style:list-style-name="L16">
      <style:text-properties style:font-name="Arial" fo:font-size="12pt" fo:font-weight="bold" style:font-size-asian="10.5pt" style:font-weight-asian="bold" style:font-size-complex="12pt" style:font-weight-complex="bold"/>
    </style:style>
    <style:style style:name="P625" style:family="paragraph" style:parent-style-name="Standard" style:list-style-name="L16">
      <style:text-properties style:font-name="Arial" fo:font-size="12pt" fo:font-weight="bold" style:font-size-asian="10.5pt" style:font-weight-asian="bold" style:font-size-complex="12pt" style:font-weight-complex="bold"/>
    </style:style>
    <style:style style:name="P626" style:family="paragraph" style:parent-style-name="Standard" style:list-style-name="L16">
      <style:text-properties style:font-name="Arial" fo:font-size="12pt" fo:font-weight="bold" style:font-size-asian="10.5pt" style:font-weight-asian="bold" style:font-size-complex="12pt" style:font-weight-complex="bold"/>
    </style:style>
    <style:style style:name="P627" style:family="paragraph" style:parent-style-name="Standard" style:list-style-name="L16">
      <style:text-properties style:font-name="Arial" fo:font-size="12pt" fo:font-weight="bold" style:font-size-asian="10.5pt" style:font-weight-asian="bold" style:font-size-complex="12pt" style:font-weight-complex="bold"/>
    </style:style>
    <style:style style:name="P628" style:family="paragraph" style:parent-style-name="Standard" style:list-style-name="L18">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8">
      <style:text-properties style:font-name="Arial" fo:font-size="12pt" fo:font-weight="bold" style:font-size-asian="10.5pt" style:font-weight-asian="bold" style:font-size-complex="12pt" style:font-weight-complex="bold"/>
    </style:style>
    <style:style style:name="P634" style:family="paragraph" style:parent-style-name="Standard" style:list-style-name="L18">
      <style:text-properties style:font-name="Arial" fo:font-size="12pt" fo:font-weight="bold" style:font-size-asian="10.5pt" style:font-weight-asian="bold" style:font-size-complex="12pt" style:font-weight-complex="bold"/>
    </style:style>
    <style:style style:name="P635" style:family="paragraph" style:parent-style-name="Standard" style:list-style-name="L18">
      <style:text-properties style:font-name="Arial" fo:font-size="12pt" fo:font-weight="bold" style:font-size-asian="10.5pt" style:font-weight-asian="bold" style:font-size-complex="12pt" style:font-weight-complex="bold"/>
    </style:style>
    <style:style style:name="P636" style:family="paragraph" style:parent-style-name="Standard" style:list-style-name="L18">
      <style:text-properties style:font-name="Arial" fo:font-size="12pt" fo:font-weight="bold" style:font-size-asian="10.5pt" style:font-weight-asian="bold" style:font-size-complex="12pt" style:font-weight-complex="bold"/>
    </style:style>
    <style:style style:name="P637" style:family="paragraph" style:parent-style-name="Standard" style:list-style-name="L18">
      <style:text-properties style:font-name="Arial" fo:font-size="12pt" fo:font-weight="bold" style:font-size-asian="10.5pt" style:font-weight-asian="bold" style:font-size-complex="12pt" style:font-weight-complex="bold"/>
    </style:style>
    <style:style style:name="P638" style:family="paragraph" style:parent-style-name="Standard" style:list-style-name="L18">
      <style:text-properties style:font-name="Arial" fo:font-size="12pt" fo:font-weight="bold" style:font-size-asian="10.5pt" style:font-weight-asian="bold" style:font-size-complex="12pt" style:font-weight-complex="bold"/>
    </style:style>
    <style:style style:name="P639" style:family="paragraph" style:parent-style-name="Standard" style:list-style-name="L18">
      <style:text-properties style:font-name="Arial" fo:font-size="12pt" fo:font-weight="bold" style:font-size-asian="10.5pt" style:font-weight-asian="bold" style:font-size-complex="12pt" style:font-weight-complex="bold"/>
    </style:style>
    <style:style style:name="P640" style:family="paragraph" style:parent-style-name="Standard" style:list-style-name="L18">
      <style:text-properties style:font-name="Arial" fo:font-size="12pt" fo:font-weight="bold" style:font-size-asian="10.5pt" style:font-weight-asian="bold" style:font-size-complex="12pt" style:font-weight-complex="bold"/>
    </style:style>
    <style:style style:name="P641" style:family="paragraph" style:parent-style-name="Standard" style:list-style-name="L18">
      <style:text-properties style:font-name="Arial" fo:font-size="12pt" fo:font-weight="bold" style:font-size-asian="10.5pt" style:font-weight-asian="bold" style:font-size-complex="12pt" style:font-weight-complex="bold"/>
    </style:style>
    <style:style style:name="P642" style:family="paragraph" style:parent-style-name="Standard" style:list-style-name="L19">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19">
      <style:text-properties style:font-name="Arial" fo:font-size="12pt" fo:font-weight="bold" style:font-size-asian="10.5pt" style:font-weight-asian="bold" style:font-size-complex="12pt" style:font-weight-complex="bold"/>
    </style:style>
    <style:style style:name="P646" style:family="paragraph" style:parent-style-name="Standard" style:list-style-name="L19">
      <style:text-properties style:font-name="Arial" fo:font-size="12pt" fo:font-weight="bold" style:font-size-asian="10.5pt" style:font-weight-asian="bold" style:font-size-complex="12pt" style:font-weight-complex="bold"/>
    </style:style>
    <style:style style:name="P647" style:family="paragraph" style:parent-style-name="Standard" style:list-style-name="L19">
      <style:text-properties style:font-name="Arial" fo:font-size="12pt" fo:font-weight="bold" style:font-size-asian="10.5pt" style:font-weight-asian="bold" style:font-size-complex="12pt" style:font-weight-complex="bold"/>
    </style:style>
    <style:style style:name="P648" style:family="paragraph" style:parent-style-name="Standard" style:list-style-name="L19">
      <style:text-properties style:font-name="Arial" fo:font-size="12pt" fo:font-weight="bold" style:font-size-asian="10.5pt" style:font-weight-asian="bold" style:font-size-complex="12pt" style:font-weight-complex="bold"/>
    </style:style>
    <style:style style:name="P649" style:family="paragraph" style:parent-style-name="Standard" style:list-style-name="L19">
      <style:text-properties style:font-name="Arial" fo:font-size="12pt" fo:font-weight="bold" style:font-size-asian="10.5pt" style:font-weight-asian="bold" style:font-size-complex="12pt" style:font-weight-complex="bold"/>
    </style:style>
    <style:style style:name="P650" style:family="paragraph" style:parent-style-name="Standard" style:list-style-name="L19">
      <style:text-properties style:font-name="Arial" fo:font-size="12pt" fo:font-weight="bold" style:font-size-asian="10.5pt" style:font-weight-asian="bold" style:font-size-complex="12pt" style:font-weight-complex="bold"/>
    </style:style>
    <style:style style:name="P651" style:family="paragraph" style:parent-style-name="Standard" style:list-style-name="L19">
      <style:text-properties style:font-name="Arial" fo:font-size="12pt" fo:font-weight="bold" style:font-size-asian="10.5pt" style:font-weight-asian="bold" style:font-size-complex="12pt" style:font-weight-complex="bold"/>
    </style:style>
    <style:style style:name="P652" style:family="paragraph" style:parent-style-name="Standard" style:list-style-name="L19">
      <style:text-properties style:font-name="Arial" fo:font-size="12pt" fo:font-weight="bold" style:font-size-asian="10.5pt" style:font-weight-asian="bold" style:font-size-complex="12pt" style:font-weight-complex="bold"/>
    </style:style>
    <style:style style:name="P653" style:family="paragraph" style:parent-style-name="Standard" style:list-style-name="L19">
      <style:text-properties style:font-name="Arial" fo:font-size="12pt" fo:font-weight="bold" style:font-size-asian="10.5pt" style:font-weight-asian="bold" style:font-size-complex="12pt" style:font-weight-complex="bold"/>
    </style:style>
    <style:style style:name="P654" style:family="paragraph" style:parent-style-name="Standard" style:list-style-name="L21">
      <style:text-properties style:font-name="Arial" fo:font-size="12pt" fo:font-weight="bold" style:font-size-asian="10.5pt" style:font-weight-asian="bold" style:font-size-complex="12pt" style:font-weight-complex="bold"/>
    </style:style>
    <style:style style:name="P655" style:family="paragraph" style:parent-style-name="Standard" style:list-style-name="L21">
      <style:text-properties style:font-name="Arial" fo:font-size="12pt" fo:font-weight="bold" style:font-size-asian="10.5pt" style:font-weight-asian="bold" style:font-size-complex="12pt" style:font-weight-complex="bold"/>
    </style:style>
    <style:style style:name="P656" style:family="paragraph" style:parent-style-name="Standard" style:list-style-name="L21">
      <style:text-properties style:font-name="Arial" fo:font-size="12pt" fo:font-weight="bold" style:font-size-asian="10.5pt" style:font-weight-asian="bold" style:font-size-complex="12pt" style:font-weight-complex="bold"/>
    </style:style>
    <style:style style:name="P657" style:family="paragraph" style:parent-style-name="Standard" style:list-style-name="L21">
      <style:text-properties style:font-name="Arial" fo:font-size="12pt" fo:font-weight="bold" style:font-size-asian="10.5pt" style:font-weight-asian="bold" style:font-size-complex="12pt" style:font-weight-complex="bold"/>
    </style:style>
    <style:style style:name="P658" style:family="paragraph" style:parent-style-name="Standard" style:list-style-name="L21">
      <style:text-properties style:font-name="Arial" fo:font-size="12pt" fo:font-weight="bold" style:font-size-asian="10.5pt" style:font-weight-asian="bold" style:font-size-complex="12pt" style:font-weight-complex="bold"/>
    </style:style>
    <style:style style:name="P659" style:family="paragraph" style:parent-style-name="Standard" style:list-style-name="L22">
      <style:text-properties style:font-name="Arial" fo:font-size="12pt" fo:font-weight="bold" style:font-size-asian="10.5pt" style:font-weight-asian="bold" style:font-size-complex="12pt" style:font-weight-complex="bold"/>
    </style:style>
    <style:style style:name="P660" style:family="paragraph" style:parent-style-name="Standard" style:list-style-name="L22">
      <style:text-properties style:font-name="Arial" fo:font-size="12pt" fo:font-weight="bold" style:font-size-asian="10.5pt" style:font-weight-asian="bold" style:font-size-complex="12pt" style:font-weight-complex="bold"/>
    </style:style>
    <style:style style:name="P661" style:family="paragraph" style:parent-style-name="Standard" style:list-style-name="L22">
      <style:text-properties style:font-name="Arial" fo:font-size="12pt" fo:font-weight="bold" style:font-size-asian="10.5pt" style:font-weight-asian="bold" style:font-size-complex="12pt" style:font-weight-complex="bold"/>
    </style:style>
    <style:style style:name="P662" style:family="paragraph" style:parent-style-name="Standard" style:list-style-name="L22">
      <style:text-properties style:font-name="Arial" fo:font-size="12pt" fo:font-weight="bold" style:font-size-asian="10.5pt" style:font-weight-asian="bold" style:font-size-complex="12pt" style:font-weight-complex="bold"/>
    </style:style>
    <style:style style:name="P663" style:family="paragraph" style:parent-style-name="Standard" style:list-style-name="L22">
      <style:text-properties style:font-name="Arial" fo:font-size="12pt" fo:font-weight="bold" style:font-size-asian="10.5pt" style:font-weight-asian="bold" style:font-size-complex="12pt" style:font-weight-complex="bold"/>
    </style:style>
    <style:style style:name="P664" style:family="paragraph" style:parent-style-name="Standard" style:list-style-name="L23">
      <style:text-properties style:font-name="Arial" fo:font-size="12pt" fo:font-weight="bold" style:font-size-asian="10.5pt" style:font-weight-asian="bold" style:font-size-complex="12pt" style:font-weight-complex="bold"/>
    </style:style>
    <style:style style:name="P665" style:family="paragraph" style:parent-style-name="Standard" style:list-style-name="L23">
      <style:text-properties style:font-name="Arial" fo:font-size="12pt" fo:font-weight="bold" style:font-size-asian="10.5pt" style:font-weight-asian="bold" style:font-size-complex="12pt" style:font-weight-complex="bold"/>
    </style:style>
    <style:style style:name="P666" style:family="paragraph" style:parent-style-name="Standard" style:list-style-name="L23">
      <style:text-properties style:font-name="Arial" fo:font-size="12pt" fo:font-weight="bold" style:font-size-asian="10.5pt" style:font-weight-asian="bold" style:font-size-complex="12pt" style:font-weight-complex="bold"/>
    </style:style>
    <style:style style:name="P667" style:family="paragraph" style:parent-style-name="Standard" style:list-style-name="L23">
      <style:text-properties style:font-name="Arial" fo:font-size="12pt" fo:font-weight="bold" style:font-size-asian="10.5pt" style:font-weight-asian="bold" style:font-size-complex="12pt" style:font-weight-complex="bold"/>
    </style:style>
    <style:style style:name="P668" style:family="paragraph" style:parent-style-name="Standard" style:list-style-name="L23">
      <style:text-properties style:font-name="Arial" fo:font-size="12pt" fo:font-weight="bold" style:font-size-asian="10.5pt" style:font-weight-asian="bold" style:font-size-complex="12pt" style:font-weight-complex="bold"/>
    </style:style>
    <style:style style:name="P669" style:family="paragraph" style:parent-style-name="Standard" style:list-style-name="L24">
      <style:text-properties style:font-name="Arial" fo:font-size="12pt" fo:font-weight="bold" style:font-size-asian="10.5pt" style:font-weight-asian="bold" style:font-size-complex="12pt" style:font-weight-complex="bold"/>
    </style:style>
    <style:style style:name="P670" style:family="paragraph" style:parent-style-name="Standard" style:list-style-name="L24">
      <style:text-properties style:font-name="Arial" fo:font-size="12pt" fo:font-weight="bold" style:font-size-asian="10.5pt" style:font-weight-asian="bold" style:font-size-complex="12pt" style:font-weight-complex="bold"/>
    </style:style>
    <style:style style:name="P671" style:family="paragraph" style:parent-style-name="Standard" style:list-style-name="L24">
      <style:text-properties style:font-name="Arial" fo:font-size="12pt" fo:font-weight="bold" style:font-size-asian="10.5pt" style:font-weight-asian="bold" style:font-size-complex="12pt" style:font-weight-complex="bold"/>
    </style:style>
    <style:style style:name="P672" style:family="paragraph" style:parent-style-name="Standard" style:list-style-name="L24">
      <style:text-properties style:font-name="Arial" fo:font-size="12pt" fo:font-weight="bold" style:font-size-asian="10.5pt" style:font-weight-asian="bold" style:font-size-complex="12pt" style:font-weight-complex="bold"/>
    </style:style>
    <style:style style:name="P673" style:family="paragraph" style:parent-style-name="Standard" style:list-style-name="L24">
      <style:text-properties style:font-name="Arial" fo:font-size="12pt" fo:font-weight="bold" style:font-size-asian="10.5pt" style:font-weight-asian="bold" style:font-size-complex="12pt" style:font-weight-complex="bold"/>
    </style:style>
    <style:style style:name="P674" style:family="paragraph" style:parent-style-name="Standard" style:list-style-name="L25">
      <style:text-properties style:font-name="Arial" fo:font-size="12pt" fo:font-weight="bold" style:font-size-asian="10.5pt" style:font-weight-asian="bold" style:font-size-complex="12pt" style:font-weight-complex="bold"/>
    </style:style>
    <style:style style:name="P675" style:family="paragraph" style:parent-style-name="Standard" style:list-style-name="L25">
      <style:text-properties style:font-name="Arial" fo:font-size="12pt" fo:font-weight="bold" style:font-size-asian="10.5pt" style:font-weight-asian="bold" style:font-size-complex="12pt" style:font-weight-complex="bold"/>
    </style:style>
    <style:style style:name="P676" style:family="paragraph" style:parent-style-name="Standard" style:list-style-name="L25">
      <style:text-properties style:font-name="Arial" fo:font-size="12pt" fo:font-weight="bold" style:font-size-asian="10.5pt" style:font-weight-asian="bold" style:font-size-complex="12pt" style:font-weight-complex="bold"/>
    </style:style>
    <style:style style:name="P677" style:family="paragraph" style:parent-style-name="Standard" style:list-style-name="L25">
      <style:text-properties style:font-name="Arial" fo:font-size="12pt" fo:font-weight="bold" style:font-size-asian="10.5pt" style:font-weight-asian="bold" style:font-size-complex="12pt" style:font-weight-complex="bold"/>
    </style:style>
    <style:style style:name="P678" style:family="paragraph" style:parent-style-name="Standard" style:list-style-name="L25">
      <style:text-properties style:font-name="Arial" fo:font-size="12pt" fo:font-weight="bold" style:font-size-asian="10.5pt" style:font-weight-asian="bold" style:font-size-complex="12pt" style:font-weight-complex="bold"/>
    </style:style>
    <style:style style:name="P679" style:family="paragraph" style:parent-style-name="Standard" style:list-style-name="L26">
      <style:text-properties style:font-name="Arial" fo:font-size="12pt" fo:font-weight="bold" style:font-size-asian="10.5pt" style:font-weight-asian="bold" style:font-size-complex="12pt" style:font-weight-complex="bold"/>
    </style:style>
    <style:style style:name="P680" style:family="paragraph" style:parent-style-name="Standard" style:list-style-name="L26">
      <style:text-properties style:font-name="Arial" fo:font-size="12pt" fo:font-weight="bold" style:font-size-asian="10.5pt" style:font-weight-asian="bold" style:font-size-complex="12pt" style:font-weight-complex="bold"/>
    </style:style>
    <style:style style:name="P681" style:family="paragraph" style:parent-style-name="Standard" style:list-style-name="L26">
      <style:text-properties style:font-name="Arial" fo:font-size="12pt" fo:font-weight="bold" style:font-size-asian="10.5pt" style:font-weight-asian="bold" style:font-size-complex="12pt" style:font-weight-complex="bold"/>
    </style:style>
    <style:style style:name="P682" style:family="paragraph" style:parent-style-name="Standard" style:list-style-name="L26">
      <style:text-properties style:font-name="Arial" fo:font-size="12pt" fo:font-weight="bold" style:font-size-asian="10.5pt" style:font-weight-asian="bold" style:font-size-complex="12pt" style:font-weight-complex="bold"/>
    </style:style>
    <style:style style:name="P683" style:family="paragraph" style:parent-style-name="Standard" style:list-style-name="L26">
      <style:text-properties style:font-name="Arial" fo:font-size="12pt" fo:font-weight="bold" style:font-size-asian="10.5pt" style:font-weight-asian="bold" style:font-size-complex="12pt" style:font-weight-complex="bold"/>
    </style:style>
    <style:style style:name="P684" style:family="paragraph" style:parent-style-name="Standard" style:list-style-name="L27">
      <style:text-properties style:font-name="Arial" fo:font-size="12pt" fo:font-weight="bold" style:font-size-asian="10.5pt" style:font-weight-asian="bold" style:font-size-complex="12pt" style:font-weight-complex="bold"/>
    </style:style>
    <style:style style:name="P685" style:family="paragraph" style:parent-style-name="Standard" style:list-style-name="L27">
      <style:text-properties style:font-name="Arial" fo:font-size="12pt" fo:font-weight="bold" style:font-size-asian="10.5pt" style:font-weight-asian="bold" style:font-size-complex="12pt" style:font-weight-complex="bold"/>
    </style:style>
    <style:style style:name="P686" style:family="paragraph" style:parent-style-name="Standard" style:list-style-name="L27">
      <style:text-properties style:font-name="Arial" fo:font-size="12pt" fo:font-weight="bold" style:font-size-asian="10.5pt" style:font-weight-asian="bold" style:font-size-complex="12pt" style:font-weight-complex="bold"/>
    </style:style>
    <style:style style:name="P687" style:family="paragraph" style:parent-style-name="Standard" style:list-style-name="L27">
      <style:text-properties style:font-name="Arial" fo:font-size="12pt" fo:font-weight="bold" style:font-size-asian="10.5pt" style:font-weight-asian="bold" style:font-size-complex="12pt" style:font-weight-complex="bold"/>
    </style:style>
    <style:style style:name="P688" style:family="paragraph" style:parent-style-name="Standard" style:list-style-name="L27">
      <style:text-properties style:font-name="Arial" fo:font-size="12pt" fo:font-weight="bold" style:font-size-asian="10.5pt" style:font-weight-asian="bold" style:font-size-complex="12pt" style:font-weight-complex="bold"/>
    </style:style>
    <style:style style:name="P689" style:family="paragraph" style:parent-style-name="Standard" style:list-style-name="L28">
      <style:text-properties style:font-name="Arial" fo:font-size="12pt" fo:font-weight="bold" style:font-size-asian="10.5pt" style:font-weight-asian="bold" style:font-size-complex="12pt" style:font-weight-complex="bold"/>
    </style:style>
    <style:style style:name="P690" style:family="paragraph" style:parent-style-name="Standard" style:list-style-name="L28">
      <style:text-properties style:font-name="Arial" fo:font-size="12pt" fo:font-weight="bold" style:font-size-asian="10.5pt" style:font-weight-asian="bold" style:font-size-complex="12pt" style:font-weight-complex="bold"/>
    </style:style>
    <style:style style:name="P691" style:family="paragraph" style:parent-style-name="Standard" style:list-style-name="L28">
      <style:text-properties style:font-name="Arial" fo:font-size="12pt" fo:font-weight="bold" style:font-size-asian="10.5pt" style:font-weight-asian="bold" style:font-size-complex="12pt" style:font-weight-complex="bold"/>
    </style:style>
    <style:style style:name="P692" style:family="paragraph" style:parent-style-name="Standard" style:list-style-name="L28">
      <style:text-properties style:font-name="Arial" fo:font-size="12pt" fo:font-weight="bold" style:font-size-asian="10.5pt" style:font-weight-asian="bold" style:font-size-complex="12pt" style:font-weight-complex="bold"/>
    </style:style>
    <style:style style:name="P693" style:family="paragraph" style:parent-style-name="Standard" style:list-style-name="L28">
      <style:text-properties style:font-name="Arial" fo:font-size="12pt" fo:font-weight="bold" style:font-size-asian="10.5pt" style:font-weight-asian="bold" style:font-size-complex="12pt" style:font-weight-complex="bold"/>
    </style:style>
    <style:style style:name="P694" style:family="paragraph" style:parent-style-name="Standard" style:list-style-name="L30">
      <style:text-properties style:font-name="Arial" fo:font-size="12pt" fo:font-weight="bold" style:font-size-asian="10.5pt" style:font-weight-asian="bold" style:font-size-complex="12pt" style:font-weight-complex="bold"/>
    </style:style>
    <style:style style:name="P695" style:family="paragraph" style:parent-style-name="Standard" style:list-style-name="L30">
      <style:text-properties style:font-name="Arial" fo:font-size="12pt" fo:font-weight="bold" style:font-size-asian="10.5pt" style:font-weight-asian="bold" style:font-size-complex="12pt" style:font-weight-complex="bold"/>
    </style:style>
    <style:style style:name="P696" style:family="paragraph" style:parent-style-name="Standard" style:list-style-name="L30">
      <style:text-properties style:font-name="Arial" fo:font-size="12pt" fo:font-weight="bold" style:font-size-asian="10.5pt" style:font-weight-asian="bold" style:font-size-complex="12pt" style:font-weight-complex="bold"/>
    </style:style>
    <style:style style:name="P697" style:family="paragraph" style:parent-style-name="Standard" style:list-style-name="L30">
      <style:text-properties style:font-name="Arial" fo:font-size="12pt" fo:font-weight="bold" style:font-size-asian="10.5pt" style:font-weight-asian="bold" style:font-size-complex="12pt" style:font-weight-complex="bold"/>
    </style:style>
    <style:style style:name="P698" style:family="paragraph" style:parent-style-name="Standard" style:list-style-name="L30">
      <style:text-properties style:font-name="Arial" fo:font-size="12pt" fo:font-weight="bold" style:font-size-asian="10.5pt" style:font-weight-asian="bold" style:font-size-complex="12pt" style:font-weight-complex="bold"/>
    </style:style>
    <style:style style:name="P699" style:family="paragraph" style:parent-style-name="Standard" style:list-style-name="L31">
      <style:text-properties style:font-name="Arial" fo:font-size="12pt" fo:font-weight="bold" style:font-size-asian="10.5pt" style:font-weight-asian="bold" style:font-size-complex="12pt" style:font-weight-complex="bold"/>
    </style:style>
    <style:style style:name="P700" style:family="paragraph" style:parent-style-name="Standard" style:list-style-name="L31">
      <style:text-properties style:font-name="Arial" fo:font-size="12pt" fo:font-weight="bold" style:font-size-asian="10.5pt" style:font-weight-asian="bold" style:font-size-complex="12pt" style:font-weight-complex="bold"/>
    </style:style>
    <style:style style:name="P701" style:family="paragraph" style:parent-style-name="Standard" style:list-style-name="L31">
      <style:text-properties style:font-name="Arial" fo:font-size="12pt" fo:font-weight="bold" style:font-size-asian="10.5pt" style:font-weight-asian="bold" style:font-size-complex="12pt" style:font-weight-complex="bold"/>
    </style:style>
    <style:style style:name="P702" style:family="paragraph" style:parent-style-name="Standard" style:list-style-name="L31">
      <style:text-properties style:font-name="Arial" fo:font-size="12pt" fo:font-weight="bold" style:font-size-asian="10.5pt" style:font-weight-asian="bold" style:font-size-complex="12pt" style:font-weight-complex="bold"/>
    </style:style>
    <style:style style:name="P703" style:family="paragraph" style:parent-style-name="Standard" style:list-style-name="L31">
      <style:text-properties style:font-name="Arial" fo:font-size="12pt" fo:font-weight="bold" style:font-size-asian="10.5pt" style:font-weight-asian="bold" style:font-size-complex="12pt" style:font-weight-complex="bold"/>
    </style:style>
    <style:style style:name="P704" style:family="paragraph" style:parent-style-name="Standard" style:list-style-name="L32">
      <style:text-properties style:font-name="Arial" fo:font-size="12pt" fo:font-weight="bold" style:font-size-asian="10.5pt" style:font-weight-asian="bold" style:font-size-complex="12pt" style:font-weight-complex="bold"/>
    </style:style>
    <style:style style:name="P705" style:family="paragraph" style:parent-style-name="Standard" style:list-style-name="L32">
      <style:text-properties style:font-name="Arial" fo:font-size="12pt" fo:font-weight="bold" style:font-size-asian="10.5pt" style:font-weight-asian="bold" style:font-size-complex="12pt" style:font-weight-complex="bold"/>
    </style:style>
    <style:style style:name="P706" style:family="paragraph" style:parent-style-name="Standard" style:list-style-name="L32">
      <style:text-properties style:font-name="Arial" fo:font-size="12pt" fo:font-weight="bold" style:font-size-asian="10.5pt" style:font-weight-asian="bold" style:font-size-complex="12pt" style:font-weight-complex="bold"/>
    </style:style>
    <style:style style:name="P707" style:family="paragraph" style:parent-style-name="Standard" style:list-style-name="L32">
      <style:text-properties style:font-name="Arial" fo:font-size="12pt" fo:font-weight="bold" style:font-size-asian="10.5pt" style:font-weight-asian="bold" style:font-size-complex="12pt" style:font-weight-complex="bold"/>
    </style:style>
    <style:style style:name="P708" style:family="paragraph" style:parent-style-name="Standard" style:list-style-name="L32">
      <style:text-properties style:font-name="Arial" fo:font-size="12pt" fo:font-weight="bold" style:font-size-asian="10.5pt" style:font-weight-asian="bold" style:font-size-complex="12pt" style:font-weight-complex="bold"/>
    </style:style>
    <style:style style:name="P709" style:family="paragraph" style:parent-style-name="Standard" style:list-style-name="L33">
      <style:text-properties style:font-name="Arial" fo:font-size="12pt" fo:font-weight="bold" style:font-size-asian="10.5pt" style:font-weight-asian="bold" style:font-size-complex="12pt" style:font-weight-complex="bold"/>
    </style:style>
    <style:style style:name="P710" style:family="paragraph" style:parent-style-name="Standard" style:list-style-name="L33">
      <style:text-properties style:font-name="Arial" fo:font-size="12pt" fo:font-weight="bold" style:font-size-asian="10.5pt" style:font-weight-asian="bold" style:font-size-complex="12pt" style:font-weight-complex="bold"/>
    </style:style>
    <style:style style:name="P711" style:family="paragraph" style:parent-style-name="Standard" style:list-style-name="L33">
      <style:text-properties style:font-name="Arial" fo:font-size="12pt" fo:font-weight="bold" style:font-size-asian="10.5pt" style:font-weight-asian="bold" style:font-size-complex="12pt" style:font-weight-complex="bold"/>
    </style:style>
    <style:style style:name="P712" style:family="paragraph" style:parent-style-name="Standard" style:list-style-name="L33">
      <style:text-properties style:font-name="Arial" fo:font-size="12pt" fo:font-weight="bold" style:font-size-asian="10.5pt" style:font-weight-asian="bold" style:font-size-complex="12pt" style:font-weight-complex="bold"/>
    </style:style>
    <style:style style:name="P713" style:family="paragraph" style:parent-style-name="Standard" style:list-style-name="L33">
      <style:text-properties style:font-name="Arial" fo:font-size="12pt" fo:font-weight="bold" style:font-size-asian="10.5pt" style:font-weight-asian="bold" style:font-size-complex="12pt" style:font-weight-complex="bold"/>
    </style:style>
    <style:style style:name="P714" style:family="paragraph" style:parent-style-name="Standard" style:list-style-name="L16">
      <style:text-properties style:font-name="Arial" fo:font-size="12pt" fo:font-weight="bold" style:font-size-asian="10.5pt" style:font-weight-asian="bold" style:font-size-complex="12pt" style:font-weight-complex="bold"/>
    </style:style>
    <style:style style:name="P715" style:family="paragraph" style:parent-style-name="Standard" style:list-style-name="L16">
      <style:text-properties style:font-name="Arial" fo:font-size="12pt" fo:font-weight="bold" style:font-size-asian="10.5pt" style:font-weight-asian="bold" style:font-size-complex="12pt" style:font-weight-complex="bold"/>
    </style:style>
    <style:style style:name="P716" style:family="paragraph" style:parent-style-name="Standard" style:list-style-name="L16">
      <style:text-properties style:font-name="Arial" fo:font-size="12pt" fo:font-weight="bold" style:font-size-asian="10.5pt" style:font-weight-asian="bold" style:font-size-complex="12pt" style:font-weight-complex="bold"/>
    </style:style>
    <style:style style:name="P717" style:family="paragraph" style:parent-style-name="Standard" style:list-style-name="L16">
      <style:text-properties style:font-name="Arial" fo:font-size="12pt" fo:font-weight="bold" style:font-size-asian="10.5pt" style:font-weight-asian="bold" style:font-size-complex="12pt" style:font-weight-complex="bold"/>
    </style:style>
    <style:style style:name="P718" style:family="paragraph" style:parent-style-name="Standard" style:list-style-name="L16">
      <style:text-properties style:font-name="Arial" fo:font-size="12pt" fo:font-weight="bold" style:font-size-asian="10.5pt" style:font-weight-asian="bold" style:font-size-complex="12pt" style:font-weight-complex="bold"/>
    </style:style>
    <style:style style:name="P719" style:family="paragraph" style:parent-style-name="Standard" style:list-style-name="L16">
      <style:text-properties style:font-name="Arial" fo:font-size="12pt" fo:font-weight="bold" style:font-size-asian="10.5pt" style:font-weight-asian="bold" style:font-size-complex="12pt" style:font-weight-complex="bold"/>
    </style:style>
    <style:style style:name="P720" style:family="paragraph" style:parent-style-name="Standard" style:list-style-name="L16">
      <style:text-properties style:font-name="Arial" fo:font-size="12pt" fo:font-weight="bold" style:font-size-asian="10.5pt" style:font-weight-asian="bold" style:font-size-complex="12pt" style:font-weight-complex="bold"/>
    </style:style>
    <style:style style:name="P721" style:family="paragraph" style:parent-style-name="Standard">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4">
      <style:text-properties style:font-name="Arial" fo:font-size="12pt" style:font-size-asian="10.5pt" style:font-size-complex="12pt"/>
    </style:style>
    <style:style style:name="P779" style:family="paragraph" style:parent-style-name="Standard" style:list-style-name="L4">
      <style:text-properties style:font-name="Arial" fo:font-size="12pt" style:font-size-asian="10.5pt" style:font-size-complex="12pt"/>
    </style:style>
    <style:style style:name="P780" style:family="paragraph" style:parent-style-name="Standard" style:list-style-name="L4">
      <style:text-properties style:font-name="Arial" fo:font-size="12pt" style:font-size-asian="10.5pt" style:font-size-complex="12pt"/>
    </style:style>
    <style:style style:name="P781" style:family="paragraph" style:parent-style-name="Standard" style:list-style-name="L4">
      <style:text-properties style:font-name="Arial" fo:font-size="12pt" style:font-size-asian="10.5pt" style:font-size-complex="12pt"/>
    </style:style>
    <style:style style:name="P782" style:family="paragraph" style:parent-style-name="Standard" style:list-style-name="L4">
      <style:text-properties style:font-name="Arial" fo:font-size="12pt" style:font-size-asian="10.5pt" style:font-size-complex="12pt"/>
    </style:style>
    <style:style style:name="P783" style:family="paragraph" style:parent-style-name="Standard" style:list-style-name="L4">
      <style:text-properties style:font-name="Arial" fo:font-size="12pt" style:font-size-asian="10.5pt" style:font-size-complex="12pt"/>
    </style:style>
    <style:style style:name="P78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9" style:family="paragraph" style:parent-style-name="Standard" style:list-style-name="L5">
      <style:paragraph-properties fo:line-height="100%"/>
      <style:text-properties style:font-name="Arial" fo:font-size="12pt" style:font-size-asian="10.5pt" style:font-size-complex="12pt"/>
    </style:style>
    <style:style style:name="P850" style:family="paragraph" style:parent-style-name="Standard" style:list-style-name="L5">
      <style:paragraph-properties fo:line-height="100%"/>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6">
      <style:paragraph-properties fo:line-height="100%"/>
      <style:text-properties style:font-name="Arial" fo:font-size="12pt" style:font-size-asian="10.5pt" style:font-size-complex="12pt"/>
    </style:style>
    <style:style style:name="P901" style:family="paragraph" style:parent-style-name="Standard" style:list-style-name="L6">
      <style:paragraph-properties fo:line-height="100%"/>
      <style:text-properties style:font-name="Arial" fo:font-size="12pt" style:font-size-asian="10.5pt" style:font-size-complex="12pt"/>
    </style:style>
    <style:style style:name="P902" style:family="paragraph" style:parent-style-name="Standard" style:list-style-name="L6">
      <style:paragraph-properties fo:line-height="100%"/>
      <style:text-properties style:font-name="Arial" fo:font-size="12pt" style:font-size-asian="10.5pt" style:font-size-complex="12pt"/>
    </style:style>
    <style:style style:name="P903" style:family="paragraph" style:parent-style-name="Standard" style:list-style-name="L6">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6">
      <style:paragraph-properties fo:line-height="100%"/>
      <style:text-properties style:font-name="Arial" fo:font-size="12pt" style:font-size-asian="10.5pt" style:font-size-complex="12pt"/>
    </style:style>
    <style:style style:name="P907" style:family="paragraph" style:parent-style-name="Standard" style:list-style-name="L6">
      <style:paragraph-properties fo:line-height="100%"/>
      <style:text-properties style:font-name="Arial" fo:font-size="12pt" style:font-size-asian="10.5pt" style:font-size-complex="12pt"/>
    </style:style>
    <style:style style:name="P908" style:family="paragraph" style:parent-style-name="Standard" style:list-style-name="L6">
      <style:paragraph-properties fo:line-height="100%"/>
      <style:text-properties style:font-name="Arial" fo:font-size="12pt" style:font-size-asian="10.5pt" style:font-size-complex="12pt"/>
    </style:style>
    <style:style style:name="P909" style:family="paragraph" style:parent-style-name="Standard" style:list-style-name="L6">
      <style:paragraph-properties fo:line-height="100%"/>
      <style:text-properties style:font-name="Arial" fo:font-size="12pt" style:font-size-asian="10.5pt" style:font-size-complex="12pt"/>
    </style:style>
    <style:style style:name="P910" style:family="paragraph" style:parent-style-name="Standard" style:list-style-name="L6">
      <style:paragraph-properties fo:line-height="100%"/>
      <style:text-properties style:font-name="Arial" fo:font-size="12pt" style:font-size-asian="10.5pt" style:font-size-complex="12pt"/>
    </style:style>
    <style:style style:name="P911" style:family="paragraph" style:parent-style-name="Standard" style:list-style-name="L6">
      <style:paragraph-properties fo:line-height="100%"/>
      <style:text-properties style:font-name="Arial" fo:font-size="12pt" style:font-size-asian="10.5pt" style:font-size-complex="12pt"/>
    </style:style>
    <style:style style:name="P912" style:family="paragraph" style:parent-style-name="Standard" style:list-style-name="L5">
      <style:paragraph-properties fo:line-height="100%"/>
      <style:text-properties style:font-name="Arial" fo:font-size="12pt" style:font-size-asian="10.5pt" style:font-size-complex="12pt"/>
    </style:style>
    <style:style style:name="P913" style:family="paragraph" style:parent-style-name="Standard" style:list-style-name="L5">
      <style:paragraph-properties fo:line-height="100%"/>
      <style:text-properties style:font-name="Arial" fo:font-size="12pt" style:font-size-asian="10.5pt" style:font-size-complex="12pt"/>
    </style:style>
    <style:style style:name="P914" style:family="paragraph" style:parent-style-name="Standard" style:list-style-name="L5">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9">
      <style:paragraph-properties fo:line-height="100%"/>
      <style:text-properties style:font-name="Arial" fo:font-size="12pt" style:font-size-asian="10.5pt" style:font-size-complex="12pt"/>
    </style:style>
    <style:style style:name="P931" style:family="paragraph" style:parent-style-name="Standard" style:list-style-name="L5">
      <style:paragraph-properties fo:line-height="100%"/>
      <style:text-properties style:font-name="Arial" fo:font-size="12pt" style:font-size-asian="10.5pt" style:font-size-complex="12pt"/>
    </style:style>
    <style:style style:name="P932" style:family="paragraph" style:parent-style-name="Standard" style:list-style-name="L5">
      <style:paragraph-properties fo:line-height="100%"/>
      <style:text-properties style:font-name="Arial" fo:font-size="12pt" style:font-size-asian="10.5pt" style:font-size-complex="12pt"/>
    </style:style>
    <style:style style:name="P933" style:family="paragraph" style:parent-style-name="Standard" style:list-style-name="L5">
      <style:paragraph-properties fo:line-height="100%"/>
      <style:text-properties style:font-name="Arial" fo:font-size="12pt" style:font-size-asian="10.5pt" style:font-size-complex="12pt"/>
    </style:style>
    <style:style style:name="P934" style:family="paragraph" style:parent-style-name="Standard" style:list-style-name="L5">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12">
      <style:paragraph-properties fo:line-height="100%"/>
      <style:text-properties style:font-name="Arial" fo:font-size="12pt" style:font-size-asian="10.5pt" style:font-size-complex="12pt"/>
    </style:style>
    <style:style style:name="P939" style:family="paragraph" style:parent-style-name="Standard" style:list-style-name="L12">
      <style:paragraph-properties fo:line-height="100%"/>
      <style:text-properties style:font-name="Arial" fo:font-size="12pt" style:font-size-asian="10.5pt" style:font-size-complex="12pt"/>
    </style:style>
    <style:style style:name="P940" style:family="paragraph" style:parent-style-name="Standard" style:list-style-name="L12">
      <style:paragraph-properties fo:line-height="100%"/>
      <style:text-properties style:font-name="Arial" fo:font-size="12pt" style:font-size-asian="10.5pt" style:font-size-complex="12pt"/>
    </style:style>
    <style:style style:name="P941" style:family="paragraph" style:parent-style-name="Standard" style:list-style-name="L12">
      <style:paragraph-properties fo:line-height="100%"/>
      <style:text-properties style:font-name="Arial" fo:font-size="12pt" style:font-size-asian="10.5pt" style:font-size-complex="12pt"/>
    </style:style>
    <style:style style:name="P942" style:family="paragraph" style:parent-style-name="Standard" style:list-style-name="L12">
      <style:paragraph-properties fo:line-height="100%"/>
      <style:text-properties style:font-name="Arial" fo:font-size="12pt" style:font-size-asian="10.5pt" style:font-size-complex="12pt"/>
    </style:style>
    <style:style style:name="P943" style:family="paragraph" style:parent-style-name="Standard" style:list-style-name="L5">
      <style:paragraph-properties fo:line-height="100%"/>
      <style:text-properties style:font-name="Arial" fo:font-size="12pt" style:font-size-asian="10.5pt" style:font-size-complex="12pt"/>
    </style:style>
    <style:style style:name="P944" style:family="paragraph" style:parent-style-name="Standard" style:list-style-name="L5">
      <style:paragraph-properties fo:line-height="100%"/>
      <style:text-properties style:font-name="Arial" fo:font-size="12pt" style:font-size-asian="10.5pt" style:font-size-complex="12pt"/>
    </style:style>
    <style:style style:name="P945" style:family="paragraph" style:parent-style-name="Standard" style:list-style-name="L5">
      <style:paragraph-properties fo:line-height="100%"/>
      <style:text-properties style:font-name="Arial" fo:font-size="12pt" style:font-size-asian="10.5pt" style:font-size-complex="12pt"/>
    </style:style>
    <style:style style:name="P946" style:family="paragraph" style:parent-style-name="Standard" style:list-style-name="L5">
      <style:paragraph-properties fo:line-height="100%"/>
      <style:text-properties style:font-name="Arial" fo:font-size="12pt" style:font-size-asian="10.5pt" style:font-size-complex="12pt"/>
    </style:style>
    <style:style style:name="P947" style:family="paragraph" style:parent-style-name="Standard" style:list-style-name="L13">
      <style:paragraph-properties fo:line-height="100%"/>
      <style:text-properties style:font-name="Arial" fo:font-size="12pt" style:font-size-asian="10.5pt" style:font-size-complex="12pt"/>
    </style:style>
    <style:style style:name="P948" style:family="paragraph" style:parent-style-name="Standard" style:list-style-name="L13">
      <style:paragraph-properties fo:line-height="100%"/>
      <style:text-properties style:font-name="Arial" fo:font-size="12pt" style:font-size-asian="10.5pt" style:font-size-complex="12pt"/>
    </style:style>
    <style:style style:name="P949" style:family="paragraph" style:parent-style-name="Standard" style:list-style-name="L13">
      <style:paragraph-properties fo:line-height="100%"/>
      <style:text-properties style:font-name="Arial" fo:font-size="12pt" style:font-size-asian="10.5pt" style:font-size-complex="12pt"/>
    </style:style>
    <style:style style:name="P950" style:family="paragraph" style:parent-style-name="Standard" style:list-style-name="L13">
      <style:paragraph-properties fo:line-height="100%"/>
      <style:text-properties style:font-name="Arial" fo:font-size="12pt" style:font-size-asian="10.5pt" style:font-size-complex="12pt"/>
    </style:style>
    <style:style style:name="P951" style:family="paragraph" style:parent-style-name="Standard" style:list-style-name="L13">
      <style:paragraph-properties fo:line-height="100%"/>
      <style:text-properties style:font-name="Arial" fo:font-size="12pt" style:font-size-asian="10.5pt" style:font-size-complex="12pt"/>
    </style:style>
    <style:style style:name="P952" style:family="paragraph" style:parent-style-name="Standard" style:list-style-name="L5">
      <style:paragraph-properties fo:line-height="100%"/>
      <style:text-properties style:font-name="Arial" fo:font-size="12pt" style:font-size-asian="10.5pt" style:font-size-complex="12pt"/>
    </style:style>
    <style:style style:name="P953" style:family="paragraph" style:parent-style-name="Standard" style:list-style-name="L5">
      <style:paragraph-properties fo:line-height="100%"/>
      <style:text-properties style:font-name="Arial" fo:font-size="12pt" style:font-size-asian="10.5pt" style:font-size-complex="12pt"/>
    </style:style>
    <style:style style:name="P954" style:family="paragraph" style:parent-style-name="Standard" style:list-style-name="L5">
      <style:paragraph-properties fo:line-height="100%"/>
      <style:text-properties style:font-name="Arial" fo:font-size="12pt" style:font-size-asian="10.5pt" style:font-size-complex="12pt"/>
    </style:style>
    <style:style style:name="P955" style:family="paragraph" style:parent-style-name="Standard" style:list-style-name="L5">
      <style:paragraph-properties fo:line-height="100%"/>
      <style:text-properties style:font-name="Arial" fo:font-size="12pt" style:font-size-asian="10.5pt" style:font-size-complex="12pt"/>
    </style:style>
    <style:style style:name="P956" style:family="paragraph" style:parent-style-name="Standard" style:list-style-name="L14">
      <style:paragraph-properties fo:line-height="100%"/>
      <style:text-properties style:font-name="Arial" fo:font-size="12pt" style:font-size-asian="10.5pt" style:font-size-complex="12pt"/>
    </style:style>
    <style:style style:name="P957" style:family="paragraph" style:parent-style-name="Standard" style:list-style-name="L14">
      <style:paragraph-properties fo:line-height="100%"/>
      <style:text-properties style:font-name="Arial" fo:font-size="12pt" style:font-size-asian="10.5pt" style:font-size-complex="12pt"/>
    </style:style>
    <style:style style:name="P958" style:family="paragraph" style:parent-style-name="Standard" style:list-style-name="L14">
      <style:paragraph-properties fo:line-height="100%"/>
      <style:text-properties style:font-name="Arial" fo:font-size="12pt" style:font-size-asian="10.5pt" style:font-size-complex="12pt"/>
    </style:style>
    <style:style style:name="P959" style:family="paragraph" style:parent-style-name="Standard" style:list-style-name="L14">
      <style:paragraph-properties fo:line-height="100%"/>
      <style:text-properties style:font-name="Arial" fo:font-size="12pt" style:font-size-asian="10.5pt" style:font-size-complex="12pt"/>
    </style:style>
    <style:style style:name="P960" style:family="paragraph" style:parent-style-name="Standard" style:list-style-name="L14">
      <style:paragraph-properties fo:line-height="100%"/>
      <style:text-properties style:font-name="Arial" fo:font-size="12pt" style:font-size-asian="10.5pt" style:font-size-complex="12pt"/>
    </style:style>
    <style:style style:name="P961" style:family="paragraph" style:parent-style-name="Standard" style:list-style-name="L5">
      <style:paragraph-properties fo:line-height="100%"/>
      <style:text-properties style:font-name="Arial" fo:font-size="12pt" style:font-size-asian="10.5pt" style:font-size-complex="12pt"/>
    </style:style>
    <style:style style:name="P962" style:family="paragraph" style:parent-style-name="Standard" style:list-style-name="L5">
      <style:paragraph-properties fo:line-height="100%"/>
      <style:text-properties style:font-name="Arial" fo:font-size="12pt" style:font-size-asian="10.5pt" style:font-size-complex="12pt"/>
    </style:style>
    <style:style style:name="P963" style:family="paragraph" style:parent-style-name="Standard" style:list-style-name="L5">
      <style:paragraph-properties fo:line-height="100%"/>
      <style:text-properties style:font-name="Arial" fo:font-size="12pt" style:font-size-asian="10.5pt" style:font-size-complex="12pt"/>
    </style:style>
    <style:style style:name="P964" style:family="paragraph" style:parent-style-name="Standard" style:list-style-name="L5">
      <style:paragraph-properties fo:line-height="100%"/>
      <style:text-properties style:font-name="Arial" fo:font-size="12pt" style:font-size-asian="10.5pt" style:font-size-complex="12pt"/>
    </style:style>
    <style:style style:name="P965" style:family="paragraph" style:parent-style-name="Standard" style:list-style-name="L15">
      <style:paragraph-properties fo:line-height="100%"/>
      <style:text-properties style:font-name="Arial" fo:font-size="12pt" style:font-size-asian="10.5pt" style:font-size-complex="12pt"/>
    </style:style>
    <style:style style:name="P966" style:family="paragraph" style:parent-style-name="Standard" style:list-style-name="L15">
      <style:paragraph-properties fo:line-height="100%"/>
      <style:text-properties style:font-name="Arial" fo:font-size="12pt" style:font-size-asian="10.5pt" style:font-size-complex="12pt"/>
    </style:style>
    <style:style style:name="P967" style:family="paragraph" style:parent-style-name="Standard" style:list-style-name="L15">
      <style:paragraph-properties fo:line-height="100%"/>
      <style:text-properties style:font-name="Arial" fo:font-size="12pt" style:font-size-asian="10.5pt" style:font-size-complex="12pt"/>
    </style:style>
    <style:style style:name="P968" style:family="paragraph" style:parent-style-name="Standard" style:list-style-name="L15">
      <style:paragraph-properties fo:line-height="100%"/>
      <style:text-properties style:font-name="Arial" fo:font-size="12pt" style:font-size-asian="10.5pt" style:font-size-complex="12pt"/>
    </style:style>
    <style:style style:name="P969" style:family="paragraph" style:parent-style-name="Standard" style:list-style-name="L17">
      <style:paragraph-properties fo:line-height="100%"/>
      <style:text-properties style:font-name="Arial" fo:font-size="12pt" style:font-size-asian="10.5pt" style:font-size-complex="12pt"/>
    </style:style>
    <style:style style:name="P970" style:family="paragraph" style:parent-style-name="Standard" style:list-style-name="L17">
      <style:paragraph-properties fo:line-height="100%"/>
      <style:text-properties style:font-name="Arial" fo:font-size="12pt" style:font-size-asian="10.5pt" style:font-size-complex="12pt"/>
    </style:style>
    <style:style style:name="P971" style:family="paragraph" style:parent-style-name="Standard" style:list-style-name="L17">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93">
      <style:paragraph-properties fo:line-height="100%"/>
      <style:text-properties style:font-name="Arial" fo:font-size="12pt" style:font-size-asian="10.5pt" style:font-size-complex="12pt"/>
    </style:style>
    <style:style style:name="P1062" style:family="paragraph" style:parent-style-name="Standard" style:list-style-name="L93">
      <style:paragraph-properties fo:line-height="100%"/>
      <style:text-properties style:font-name="Arial" fo:font-size="12pt" style:font-size-asian="10.5pt" style:font-size-complex="12pt"/>
    </style:style>
    <style:style style:name="P1063" style:family="paragraph" style:parent-style-name="Standard" style:list-style-name="L94">
      <style:paragraph-properties fo:line-height="100%"/>
      <style:text-properties style:font-name="Arial" fo:font-size="12pt" style:font-size-asian="10.5pt" style:font-size-complex="12pt"/>
    </style:style>
    <style:style style:name="P1064" style:family="paragraph" style:parent-style-name="Standard" style:list-style-name="L95">
      <style:paragraph-properties fo:line-height="100%"/>
      <style:text-properties style:font-name="Arial" fo:font-size="12pt" style:font-size-asian="10.5pt" style:font-size-complex="12pt"/>
    </style:style>
    <style:style style:name="P1065" style:family="paragraph" style:parent-style-name="Standard" style:list-style-name="L93">
      <style:paragraph-properties fo:line-height="100%"/>
      <style:text-properties style:font-name="Arial" fo:font-size="12pt" style:font-size-asian="10.5pt" style:font-size-complex="12pt"/>
    </style:style>
    <style:style style:name="P1066" style:family="paragraph" style:parent-style-name="Standard" style:list-style-name="L93">
      <style:paragraph-properties fo:line-height="100%"/>
      <style:text-properties style:font-name="Arial" fo:font-size="12pt" style:font-size-asian="10.5pt" style:font-size-complex="12pt"/>
    </style:style>
    <style:style style:name="P1067" style:family="paragraph" style:parent-style-name="Standard" style:list-style-name="L96">
      <style:paragraph-properties fo:line-height="100%"/>
      <style:text-properties style:font-name="Arial" fo:font-size="12pt" style:font-size-asian="10.5pt" style:font-size-complex="12pt"/>
    </style:style>
    <style:style style:name="P1068" style:family="paragraph" style:parent-style-name="Standard" style:list-style-name="L96">
      <style:paragraph-properties fo:line-height="100%"/>
      <style:text-properties style:font-name="Arial" fo:font-size="12pt" style:font-size-asian="10.5pt" style:font-size-complex="12pt"/>
    </style:style>
    <style:style style:name="P1069" style:family="paragraph" style:parent-style-name="Standard" style:list-style-name="L96">
      <style:paragraph-properties fo:line-height="100%"/>
      <style:text-properties style:font-name="Arial" fo:font-size="12pt" style:font-size-asian="10.5pt" style:font-size-complex="12pt"/>
    </style:style>
    <style:style style:name="P1070" style:family="paragraph" style:parent-style-name="Standard" style:list-style-name="L99">
      <style:paragraph-properties fo:line-height="100%"/>
      <style:text-properties style:font-name="Arial" fo:font-size="12pt" style:font-size-asian="10.5pt" style:font-size-complex="12pt"/>
    </style:style>
    <style:style style:name="P1071" style:family="paragraph" style:parent-style-name="Standard" style:list-style-name="L99">
      <style:paragraph-properties fo:line-height="100%"/>
      <style:text-properties style:font-name="Arial" fo:font-size="12pt" style:font-size-asian="10.5pt" style:font-size-complex="12pt"/>
    </style:style>
    <style:style style:name="P1072" style:family="paragraph" style:parent-style-name="Standard" style:list-style-name="L96">
      <style:paragraph-properties fo:line-height="100%"/>
      <style:text-properties style:font-name="Arial" fo:font-size="12pt" style:font-size-asian="10.5pt" style:font-size-complex="12pt"/>
    </style:style>
    <style:style style:name="P1073" style:family="paragraph" style:parent-style-name="Standard" style:list-style-name="L100">
      <style:paragraph-properties fo:line-height="100%"/>
      <style:text-properties style:font-name="Arial" fo:font-size="12pt" style:font-size-asian="10.5pt" style:font-size-complex="12pt"/>
    </style:style>
    <style:style style:name="P1074" style:family="paragraph" style:parent-style-name="Standard" style:list-style-name="L100">
      <style:paragraph-properties fo:line-height="100%"/>
      <style:text-properties style:font-name="Arial" fo:font-size="12pt" style:font-size-asian="10.5pt" style:font-size-complex="12pt"/>
    </style:style>
    <style:style style:name="P1075" style:family="paragraph" style:parent-style-name="Standard" style:list-style-name="L101">
      <style:paragraph-properties fo:line-height="100%"/>
      <style:text-properties style:font-name="Arial" fo:font-size="12pt" style:font-size-asian="10.5pt" style:font-size-complex="12pt"/>
    </style:style>
    <style:style style:name="P1076" style:family="paragraph" style:parent-style-name="Standard" style:list-style-name="L102">
      <style:paragraph-properties fo:line-height="100%"/>
      <style:text-properties style:font-name="Arial" fo:font-size="12pt" style:font-size-asian="10.5pt" style:font-size-complex="12pt"/>
    </style:style>
    <style:style style:name="P1077" style:family="paragraph" style:parent-style-name="Standard" style:list-style-name="L102">
      <style:paragraph-properties fo:line-height="100%"/>
      <style:text-properties style:font-name="Arial" fo:font-size="12pt" style:font-size-asian="10.5pt" style:font-size-complex="12pt"/>
    </style:style>
    <style:style style:name="P1078" style:family="paragraph" style:parent-style-name="Standard" style:list-style-name="L101">
      <style:paragraph-properties fo:line-height="100%"/>
      <style:text-properties style:font-name="Arial" fo:font-size="12pt" style:font-size-asian="10.5pt" style:font-size-complex="12pt"/>
    </style:style>
    <style:style style:name="P1079" style:family="paragraph" style:parent-style-name="Standard" style:list-style-name="L93">
      <style:paragraph-properties fo:line-height="100%"/>
      <style:text-properties style:font-name="Arial" fo:font-size="12pt" style:font-size-asian="10.5pt" style:font-size-complex="12pt"/>
    </style:style>
    <style:style style:name="P1080" style:family="paragraph" style:parent-style-name="Standard" style:list-style-name="L93">
      <style:paragraph-properties fo:line-height="100%"/>
      <style:text-properties style:font-name="Arial" fo:font-size="12pt" style:font-size-asian="10.5pt" style:font-size-complex="12pt"/>
    </style:style>
    <style:style style:name="P1081" style:family="paragraph" style:parent-style-name="Standard" style:list-style-name="L103">
      <style:paragraph-properties fo:line-height="100%"/>
      <style:text-properties style:font-name="Arial" fo:font-size="12pt" style:font-size-asian="10.5pt" style:font-size-complex="12pt"/>
    </style:style>
    <style:style style:name="P1082" style:family="paragraph" style:parent-style-name="Standard" style:list-style-name="L17">
      <style:paragraph-properties fo:line-height="100%"/>
      <style:text-properties style:font-name="Arial" fo:font-size="12pt" style:font-size-asian="10.5pt" style:font-size-complex="12pt"/>
    </style:style>
    <style:style style:name="P1083" style:family="paragraph" style:parent-style-name="Standard" style:list-style-name="L17">
      <style:paragraph-properties fo:line-height="100%"/>
      <style:text-properties style:font-name="Arial" fo:font-size="12pt" style:font-size-asian="10.5pt" style:font-size-complex="12pt"/>
    </style:style>
    <style:style style:name="P1084" style:family="paragraph" style:parent-style-name="Standard" style:list-style-name="L17">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17">
      <style:paragraph-properties fo:line-height="100%"/>
      <style:text-properties style:font-name="Arial" fo:font-size="12pt" style:font-size-asian="10.5pt" style:font-size-complex="12pt"/>
    </style:style>
    <style:style style:name="P1135" style:family="paragraph" style:parent-style-name="Standard" style:list-style-name="L17">
      <style:paragraph-properties fo:line-height="100%"/>
      <style:text-properties style:font-name="Arial" fo:font-size="12pt" style:font-size-asian="10.5pt" style:font-size-complex="12pt"/>
    </style:style>
    <style:style style:name="P1136" style:family="paragraph" style:parent-style-name="Standard" style:list-style-name="L17">
      <style:paragraph-properties fo:line-height="100%"/>
      <style:text-properties style:font-name="Arial" fo:font-size="12pt" style:font-size-asian="10.5pt" style:font-size-complex="12pt"/>
    </style:style>
    <style:style style:name="P1137" style:family="paragraph" style:parent-style-name="Standard" style:list-style-name="L17">
      <style:paragraph-properties fo:line-height="100%"/>
      <style:text-properties style:font-name="Arial" fo:font-size="12pt" style:font-size-asian="10.5pt" style:font-size-complex="12pt"/>
    </style:style>
    <style:style style:name="P1138" style:family="paragraph" style:parent-style-name="Standard" style:list-style-name="L17">
      <style:paragraph-properties fo:line-height="100%"/>
      <style:text-properties style:font-name="Arial" fo:font-size="12pt" style:font-size-asian="10.5pt" style:font-size-complex="12pt"/>
    </style:style>
    <style:style style:name="P1139" style:family="paragraph" style:parent-style-name="Standard" style:list-style-name="L17">
      <style:paragraph-properties fo:line-height="100%"/>
      <style:text-properties style:font-name="Arial" fo:font-size="12pt" style:font-size-asian="10.5pt" style:font-size-complex="12pt"/>
    </style:style>
    <style:style style:name="P1140" style:family="paragraph" style:parent-style-name="Standard" style:list-style-name="L93">
      <style:paragraph-properties fo:line-height="100%"/>
      <style:text-properties style:font-name="Arial" fo:font-size="12pt" style:font-size-asian="10.5pt" style:font-size-complex="12pt"/>
    </style:style>
    <style:style style:name="P1141" style:family="paragraph" style:parent-style-name="Standard" style:list-style-name="L93">
      <style:paragraph-properties fo:line-height="100%"/>
      <style:text-properties style:font-name="Arial" fo:font-size="12pt" style:font-size-asian="10.5pt" style:font-size-complex="12pt"/>
    </style:style>
    <style:style style:name="P1142" style:family="paragraph" style:parent-style-name="Standard" style:list-style-name="L93">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105">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93">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107">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93">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108">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93">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109">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93">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111">
      <style:paragraph-properties fo:line-height="100%"/>
      <style:text-properties style:font-name="Arial" fo:font-size="12pt" style:font-size-asian="10.5pt" style:font-size-complex="12pt"/>
    </style:style>
    <style:style style:name="P1193" style:family="paragraph" style:parent-style-name="Standard" style:list-style-name="L93">
      <style:paragraph-properties fo:line-height="100%"/>
      <style:text-properties style:font-name="Arial" fo:font-size="12pt" style:font-size-asian="10.5pt" style:font-size-complex="12pt"/>
    </style:style>
    <style:style style:name="P1194" style:family="paragraph" style:parent-style-name="Standard" style:list-style-name="L93">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112">
      <style:paragraph-properties fo:line-height="100%"/>
      <style:text-properties style:font-name="Arial" fo:font-size="12pt" style:font-size-asian="10.5pt" style:font-size-complex="12pt"/>
    </style:style>
    <style:style style:name="P1197" style:family="paragraph" style:parent-style-name="Standard" style:list-style-name="L93">
      <style:paragraph-properties fo:line-height="100%"/>
      <style:text-properties style:font-name="Arial" fo:font-size="12pt" style:font-size-asian="10.5pt" style:font-size-complex="12pt"/>
    </style:style>
    <style:style style:name="P1198" style:family="paragraph" style:parent-style-name="Standard" style:list-style-name="L93">
      <style:paragraph-properties fo:line-height="100%"/>
      <style:text-properties style:font-name="Arial" fo:font-size="12pt" style:font-size-asian="10.5pt" style:font-size-complex="12pt"/>
    </style:style>
    <style:style style:name="P1199" style:family="paragraph" style:parent-style-name="Standard" style:list-style-name="L93">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93">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114">
      <style:paragraph-properties fo:line-height="100%"/>
      <style:text-properties style:font-name="Arial" fo:font-size="12pt" style:font-size-asian="10.5pt" style:font-size-complex="12pt"/>
    </style:style>
    <style:style style:name="P1214" style:family="paragraph" style:parent-style-name="Standard" style:list-style-name="L93">
      <style:paragraph-properties fo:line-height="100%"/>
      <style:text-properties style:font-name="Arial" fo:font-size="12pt" style:font-size-asian="10.5pt" style:font-size-complex="12pt"/>
    </style:style>
    <style:style style:name="P1215" style:family="paragraph" style:parent-style-name="Standard" style:list-style-name="L93">
      <style:paragraph-properties fo:line-height="100%"/>
      <style:text-properties style:font-name="Arial" fo:font-size="12pt" style:font-size-asian="10.5pt" style:font-size-complex="12pt"/>
    </style:style>
    <style:style style:name="P1216" style:family="paragraph" style:parent-style-name="Standard" style:list-style-name="L93">
      <style:paragraph-properties fo:line-height="100%"/>
      <style:text-properties style:font-name="Arial" fo:font-size="12pt" style:font-size-asian="10.5pt" style:font-size-complex="12pt"/>
    </style:style>
    <style:style style:name="P1217" style:family="paragraph" style:parent-style-name="Standard" style:list-style-name="L93">
      <style:paragraph-properties fo:line-height="100%"/>
      <style:text-properties style:font-name="Arial" fo:font-size="12pt" style:font-size-asian="10.5pt" style:font-size-complex="12pt"/>
    </style:style>
    <style:style style:name="P1218" style:family="paragraph" style:parent-style-name="Standard" style:list-style-name="L93">
      <style:paragraph-properties fo:line-height="100%"/>
      <style:text-properties style:font-name="Arial" fo:font-size="12pt" style:font-size-asian="10.5pt" style:font-size-complex="12pt"/>
    </style:style>
    <style:style style:name="P1219" style:family="paragraph" style:parent-style-name="Standard" style:list-style-name="L93">
      <style:paragraph-properties fo:line-height="100%"/>
      <style:text-properties style:font-name="Arial" fo:font-size="12pt" style:font-size-asian="10.5pt" style:font-size-complex="12pt"/>
    </style:style>
    <style:style style:name="P1220" style:family="paragraph" style:parent-style-name="Standard" style:list-style-name="L93">
      <style:paragraph-properties fo:line-height="100%"/>
      <style:text-properties style:font-name="Arial" fo:font-size="12pt" style:font-size-asian="10.5pt" style:font-size-complex="12pt"/>
    </style:style>
    <style:style style:name="P1221" style:family="paragraph" style:parent-style-name="Standard" style:list-style-name="L116">
      <style:paragraph-properties fo:line-height="100%"/>
      <style:text-properties style:font-name="Arial" fo:font-size="12pt" style:font-size-asian="10.5pt" style:font-size-complex="12pt"/>
    </style:style>
    <style:style style:name="P1222" style:family="paragraph" style:parent-style-name="Standard" style:list-style-name="L116">
      <style:paragraph-properties fo:line-height="100%"/>
      <style:text-properties style:font-name="Arial" fo:font-size="12pt" style:font-size-asian="10.5pt" style:font-size-complex="12pt"/>
    </style:style>
    <style:style style:name="P1223" style:family="paragraph" style:parent-style-name="Standard" style:list-style-name="L117">
      <style:paragraph-properties fo:line-height="100%"/>
      <style:text-properties style:font-name="Arial" fo:font-size="12pt" style:font-size-asian="10.5pt" style:font-size-complex="12pt"/>
    </style:style>
    <style:style style:name="P1224" style:family="paragraph" style:parent-style-name="Standard" style:list-style-name="L117">
      <style:paragraph-properties fo:line-height="100%"/>
      <style:text-properties style:font-name="Arial" fo:font-size="12pt" style:font-size-asian="10.5pt" style:font-size-complex="12pt"/>
    </style:style>
    <style:style style:name="P1225" style:family="paragraph" style:parent-style-name="Standard" style:list-style-name="L117">
      <style:paragraph-properties fo:line-height="100%"/>
      <style:text-properties style:font-name="Arial" fo:font-size="12pt" style:font-size-asian="10.5pt" style:font-size-complex="12pt"/>
    </style:style>
    <style:style style:name="P1226" style:family="paragraph" style:parent-style-name="Standard" style:list-style-name="L117">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117">
      <style:paragraph-properties fo:line-height="100%"/>
      <style:text-properties style:font-name="Arial" fo:font-size="12pt" style:font-size-asian="10.5pt" style:font-size-complex="12pt"/>
    </style:style>
    <style:style style:name="P1229" style:family="paragraph" style:parent-style-name="Standard" style:list-style-name="L117">
      <style:paragraph-properties fo:line-height="100%"/>
      <style:text-properties style:font-name="Arial" fo:font-size="12pt" style:font-size-asian="10.5pt" style:font-size-complex="12pt"/>
    </style:style>
    <style:style style:name="P1230" style:family="paragraph" style:parent-style-name="Standard" style:list-style-name="L118">
      <style:paragraph-properties fo:line-height="100%"/>
      <style:text-properties style:font-name="Arial" fo:font-size="12pt" style:font-size-asian="10.5pt" style:font-size-complex="12pt"/>
    </style:style>
    <style:style style:name="P1231" style:family="paragraph" style:parent-style-name="Standard" style:list-style-name="L118">
      <style:paragraph-properties fo:line-height="100%"/>
      <style:text-properties style:font-name="Arial" fo:font-size="12pt" style:font-size-asian="10.5pt" style:font-size-complex="12pt"/>
    </style:style>
    <style:style style:name="P1232" style:family="paragraph" style:parent-style-name="Standard" style:list-style-name="L117">
      <style:paragraph-properties fo:line-height="100%"/>
      <style:text-properties style:font-name="Arial" fo:font-size="12pt" style:font-size-asian="10.5pt" style:font-size-complex="12pt"/>
    </style:style>
    <style:style style:name="P1233" style:family="paragraph" style:parent-style-name="Standard" style:list-style-name="L117">
      <style:paragraph-properties fo:line-height="100%"/>
      <style:text-properties style:font-name="Arial" fo:font-size="12pt" style:font-size-asian="10.5pt" style:font-size-complex="12pt"/>
    </style:style>
    <style:style style:name="P1234" style:family="paragraph" style:parent-style-name="Standard" style:list-style-name="L6">
      <style:text-properties style:font-name="Arial" fo:font-size="12pt" style:font-size-asian="10.5pt" style:font-size-complex="12pt"/>
    </style:style>
    <style:style style:name="P1235" style:family="paragraph" style:parent-style-name="Standard" style:list-style-name="L6">
      <style:text-properties style:font-name="Arial" fo:font-size="12pt" style:font-size-asian="10.5pt" style:font-size-complex="12pt"/>
    </style:style>
    <style:style style:name="P1236" style:family="paragraph" style:parent-style-name="Standard" style:list-style-name="L6">
      <style:text-properties style:font-name="Arial" fo:font-size="12pt" style:font-size-asian="10.5pt" style:font-size-complex="12pt"/>
    </style:style>
    <style:style style:name="P1237" style:family="paragraph" style:parent-style-name="Standard" style:list-style-name="L6">
      <style:text-properties style:font-name="Arial" fo:font-size="12pt" style:font-size-asian="10.5pt" style:font-size-complex="12pt"/>
    </style:style>
    <style:style style:name="P1238" style:family="paragraph" style:parent-style-name="Standard" style:list-style-name="L6">
      <style:text-properties style:font-name="Arial" fo:font-size="12pt" style:font-size-asian="10.5pt" style:font-size-complex="12pt"/>
    </style:style>
    <style:style style:name="P1239" style:family="paragraph" style:parent-style-name="Standard" style:list-style-name="L6">
      <style:text-properties style:font-name="Arial" fo:font-size="12pt" style:font-size-asian="10.5pt" style:font-size-complex="12pt"/>
    </style:style>
    <style:style style:name="P1240" style:family="paragraph" style:parent-style-name="Standard" style:list-style-name="L6">
      <style:text-properties style:font-name="Arial" fo:font-size="12pt" style:font-size-asian="10.5pt" style:font-size-complex="12pt"/>
    </style:style>
    <style:style style:name="P1241" style:family="paragraph" style:parent-style-name="Standard" style:list-style-name="L10">
      <style:text-properties style:font-name="Arial" fo:font-size="12pt" style:font-size-asian="10.5pt" style:font-size-complex="12pt"/>
    </style:style>
    <style:style style:name="P1242" style:family="paragraph" style:parent-style-name="Standard" style:list-style-name="L11">
      <style:text-properties style:font-name="Arial" fo:font-size="12pt" style:font-size-asian="10.5pt" style:font-size-complex="12pt"/>
    </style:style>
    <style:style style:name="P1243" style:family="paragraph" style:parent-style-name="Standard" style:list-style-name="L16">
      <style:text-properties style:font-name="Arial" fo:font-size="12pt" style:font-size-asian="10.5pt" style:font-size-complex="12pt"/>
    </style:style>
    <style:style style:name="P1244" style:family="paragraph" style:parent-style-name="Standard" style:list-style-name="L16">
      <style:text-properties style:font-name="Arial" fo:font-size="12pt" style:font-size-asian="10.5pt" style:font-size-complex="12pt"/>
    </style:style>
    <style:style style:name="P1245" style:family="paragraph" style:parent-style-name="Standard" style:list-style-name="L16">
      <style:text-properties style:font-name="Arial" fo:font-size="12pt" style:font-size-asian="10.5pt" style:font-size-complex="12pt"/>
    </style:style>
    <style:style style:name="P1246" style:family="paragraph" style:parent-style-name="Standard" style:list-style-name="L16">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6">
      <style:text-properties style:font-name="Arial" fo:font-size="12pt" style:font-size-asian="10.5pt" style:font-size-complex="12pt"/>
    </style:style>
    <style:style style:name="P1252" style:family="paragraph" style:parent-style-name="Standard" style:list-style-name="L16">
      <style:text-properties style:font-name="Arial" fo:font-size="12pt" style:font-size-asian="10.5pt" style:font-size-complex="12pt"/>
    </style:style>
    <style:style style:name="P1253" style:family="paragraph" style:parent-style-name="Standard" style:list-style-name="L16">
      <style:text-properties style:font-name="Arial" fo:font-size="12pt" style:font-size-asian="10.5pt" style:font-size-complex="12pt"/>
    </style:style>
    <style:style style:name="P1254" style:family="paragraph" style:parent-style-name="Standard" style:list-style-name="L16">
      <style:text-properties style:font-name="Arial" fo:font-size="12pt" style:font-size-asian="10.5pt" style:font-size-complex="12pt"/>
    </style:style>
    <style:style style:name="P1255" style:family="paragraph" style:parent-style-name="Standard" style:list-style-name="L16">
      <style:text-properties style:font-name="Arial" fo:font-size="12pt" style:font-size-asian="10.5pt" style:font-size-complex="12pt"/>
    </style:style>
    <style:style style:name="P1256" style:family="paragraph" style:parent-style-name="Standard" style:list-style-name="L16">
      <style:text-properties style:font-name="Arial" fo:font-size="12pt" style:font-size-asian="10.5pt" style:font-size-complex="12pt"/>
    </style:style>
    <style:style style:name="P125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8"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1" style:family="paragraph" style:parent-style-name="Standard" style:list-style-name="L18">
      <style:text-properties style:font-name="Arial" fo:font-size="12pt" style:font-size-asian="10.5pt" style:font-size-complex="12pt"/>
    </style:style>
    <style:style style:name="P1272" style:family="paragraph" style:parent-style-name="Standard" style:list-style-name="L18">
      <style:text-properties style:font-name="Arial" fo:font-size="12pt" style:font-size-asian="10.5pt" style:font-size-complex="12pt"/>
    </style:style>
    <style:style style:name="P1273" style:family="paragraph" style:parent-style-name="Standard" style:list-style-name="L18">
      <style:text-properties style:font-name="Arial" fo:font-size="12pt" style:font-size-asian="10.5pt" style:font-size-complex="12pt"/>
    </style:style>
    <style:style style:name="P1274" style:family="paragraph" style:parent-style-name="Standard" style:list-style-name="L18">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8">
      <style:text-properties style:font-name="Arial" fo:font-size="12pt" style:font-size-asian="10.5pt" style:font-size-complex="12pt"/>
    </style:style>
    <style:style style:name="P1282" style:family="paragraph" style:parent-style-name="Standard" style:list-style-name="L18">
      <style:text-properties style:font-name="Arial" fo:font-size="12pt" style:font-size-asian="10.5pt" style:font-size-complex="12pt"/>
    </style:style>
    <style:style style:name="P1283" style:family="paragraph" style:parent-style-name="Standard" style:list-style-name="L18">
      <style:text-properties style:font-name="Arial" fo:font-size="12pt" style:font-size-asian="10.5pt" style:font-size-complex="12pt"/>
    </style:style>
    <style:style style:name="P1284" style:family="paragraph" style:parent-style-name="Standard" style:list-style-name="L18">
      <style:text-properties style:font-name="Arial" fo:font-size="12pt" style:font-size-asian="10.5pt" style:font-size-complex="12pt"/>
    </style:style>
    <style:style style:name="P1285" style:family="paragraph" style:parent-style-name="Standard" style:list-style-name="L18">
      <style:text-properties style:font-name="Arial" fo:font-size="12pt" style:font-size-asian="10.5pt" style:font-size-complex="12pt"/>
    </style:style>
    <style:style style:name="P1286" style:family="paragraph" style:parent-style-name="Standard" style:list-style-name="L18">
      <style:text-properties style:font-name="Arial" fo:font-size="12pt" style:font-size-asian="10.5pt" style:font-size-complex="12pt"/>
    </style:style>
    <style:style style:name="P1287" style:family="paragraph" style:parent-style-name="Standard" style:list-style-name="L19">
      <style:text-properties style:font-name="Arial" fo:font-size="12pt" style:font-size-asian="10.5pt" style:font-size-complex="12pt"/>
    </style:style>
    <style:style style:name="P1288" style:family="paragraph" style:parent-style-name="Standard" style:list-style-name="L19">
      <style:text-properties style:font-name="Arial" fo:font-size="12pt" style:font-size-asian="10.5pt" style:font-size-complex="12pt"/>
    </style:style>
    <style:style style:name="P1289" style:family="paragraph" style:parent-style-name="Standard" style:list-style-name="L19">
      <style:text-properties style:font-name="Arial" fo:font-size="12pt" style:font-size-asian="10.5pt" style:font-size-complex="12pt"/>
    </style:style>
    <style:style style:name="P1290" style:family="paragraph" style:parent-style-name="Standard" style:list-style-name="L19">
      <style:text-properties style:font-name="Arial" fo:font-size="12pt" style:font-size-asian="10.5pt" style:font-size-complex="12pt"/>
    </style:style>
    <style:style style:name="P1291" style:family="paragraph" style:parent-style-name="Standard" style:list-style-name="L19">
      <style:text-properties style:font-name="Arial" fo:font-size="12pt" style:font-size-asian="10.5pt" style:font-size-complex="12pt"/>
    </style:style>
    <style:style style:name="P1292" style:family="paragraph" style:parent-style-name="Standard" style:list-style-name="L19">
      <style:text-properties style:font-name="Arial" fo:font-size="12pt" style:font-size-asian="10.5pt" style:font-size-complex="12pt"/>
    </style:style>
    <style:style style:name="P1293"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94" style:family="paragraph" style:parent-style-name="Standard" style:list-style-name="L19">
      <style:text-properties style:font-name="Arial" fo:font-size="12pt" style:font-size-asian="10.5pt" style:font-size-complex="12pt"/>
    </style:style>
    <style:style style:name="P1295" style:family="paragraph" style:parent-style-name="Standard" style:list-style-name="L19">
      <style:text-properties style:font-name="Arial" fo:font-size="12pt" style:font-size-asian="10.5pt" style:font-size-complex="12pt"/>
    </style:style>
    <style:style style:name="P1296" style:family="paragraph" style:parent-style-name="Standard" style:list-style-name="L20">
      <style:text-properties style:font-name="Arial" fo:font-size="12pt" style:font-size-asian="10.5pt" style:font-size-complex="12pt"/>
    </style:style>
    <style:style style:name="P1297" style:family="paragraph" style:parent-style-name="Standard" style:list-style-name="L20">
      <style:text-properties style:font-name="Arial" fo:font-size="12pt" style:font-size-asian="10.5pt" style:font-size-complex="12pt"/>
    </style:style>
    <style:style style:name="P1298" style:family="paragraph" style:parent-style-name="Standard" style:list-style-name="L20">
      <style:text-properties style:font-name="Arial" fo:font-size="12pt" style:font-size-asian="10.5pt" style:font-size-complex="12pt"/>
    </style:style>
    <style:style style:name="P1299" style:family="paragraph" style:parent-style-name="Standard" style:list-style-name="L20">
      <style:text-properties style:font-name="Arial" fo:font-size="12pt" style:font-size-asian="10.5pt" style:font-size-complex="12pt"/>
    </style:style>
    <style:style style:name="P1300" style:family="paragraph" style:parent-style-name="Standard" style:list-style-name="L24">
      <style:text-properties style:font-name="Arial" fo:font-size="12pt" style:font-size-asian="10.5pt" style:font-size-complex="12pt"/>
    </style:style>
    <style:style style:name="P1301" style:family="paragraph" style:parent-style-name="Standard" style:list-style-name="L24">
      <style:text-properties style:font-name="Arial" fo:font-size="12pt" style:font-size-asian="10.5pt" style:font-size-complex="12pt"/>
    </style:style>
    <style:style style:name="P1302" style:family="paragraph" style:parent-style-name="Standard" style:list-style-name="L24">
      <style:text-properties style:font-name="Arial" fo:font-size="12pt" style:font-size-asian="10.5pt" style:font-size-complex="12pt"/>
    </style:style>
    <style:style style:name="P1303" style:family="paragraph" style:parent-style-name="Standard" style:list-style-name="L24">
      <style:text-properties style:font-name="Arial" fo:font-size="12pt" style:font-size-asian="10.5pt" style:font-size-complex="12pt"/>
    </style:style>
    <style:style style:name="P1304" style:family="paragraph" style:parent-style-name="Standard" style:list-style-name="L20">
      <style:text-properties style:font-name="Arial" fo:font-size="12pt" style:font-size-asian="10.5pt" style:font-size-complex="12pt"/>
    </style:style>
    <style:style style:name="P1305" style:family="paragraph" style:parent-style-name="Standard" style:list-style-name="L20">
      <style:text-properties style:font-name="Arial" fo:font-size="12pt" style:font-size-asian="10.5pt" style:font-size-complex="12pt"/>
    </style:style>
    <style:style style:name="P1306" style:family="paragraph" style:parent-style-name="Standard" style:list-style-name="L26">
      <style:text-properties style:font-name="Arial" fo:font-size="12pt" style:font-size-asian="10.5pt" style:font-size-complex="12pt"/>
    </style:style>
    <style:style style:name="P1307" style:family="paragraph" style:parent-style-name="Standard" style:list-style-name="L26">
      <style:text-properties style:font-name="Arial" fo:font-size="12pt" style:font-size-asian="10.5pt" style:font-size-complex="12pt"/>
    </style:style>
    <style:style style:name="P1308" style:family="paragraph" style:parent-style-name="Standard" style:list-style-name="L26">
      <style:text-properties style:font-name="Arial" fo:font-size="12pt" style:font-size-asian="10.5pt" style:font-size-complex="12pt"/>
    </style:style>
    <style:style style:name="P1309" style:family="paragraph" style:parent-style-name="Standard" style:list-style-name="L26">
      <style:text-properties style:font-name="Arial" fo:font-size="12pt" style:font-size-asian="10.5pt" style:font-size-complex="12pt"/>
    </style:style>
    <style:style style:name="P1310" style:family="paragraph" style:parent-style-name="Standard" style:list-style-name="L26">
      <style:text-properties style:font-name="Arial" fo:font-size="12pt" style:font-size-asian="10.5pt" style:font-size-complex="12pt"/>
    </style:style>
    <style:style style:name="P1311" style:family="paragraph" style:parent-style-name="Standard" style:list-style-name="L26">
      <style:text-properties style:font-name="Arial" fo:font-size="12pt" style:font-size-asian="10.5pt" style:font-size-complex="12pt"/>
    </style:style>
    <style:style style:name="P1312" style:family="paragraph" style:parent-style-name="Standard" style:list-style-name="L26">
      <style:text-properties style:font-name="Arial" fo:font-size="12pt" style:font-size-asian="10.5pt" style:font-size-complex="12pt"/>
    </style:style>
    <style:style style:name="P1313" style:family="paragraph" style:parent-style-name="Standard" style:list-style-name="L20">
      <style:text-properties style:font-name="Arial" fo:font-size="12pt" style:font-size-asian="10.5pt" style:font-size-complex="12pt"/>
    </style:style>
    <style:style style:name="P1314" style:family="paragraph" style:parent-style-name="Standard" style:list-style-name="L27">
      <style:text-properties style:font-name="Arial" fo:font-size="12pt" style:font-size-asian="10.5pt" style:font-size-complex="12pt"/>
    </style:style>
    <style:style style:name="P1315" style:family="paragraph" style:parent-style-name="Standard" style:list-style-name="L27">
      <style:text-properties style:font-name="Arial" fo:font-size="12pt" style:font-size-asian="10.5pt" style:font-size-complex="12pt"/>
    </style:style>
    <style:style style:name="P1316" style:family="paragraph" style:parent-style-name="Standard" style:list-style-name="L27">
      <style:text-properties style:font-name="Arial" fo:font-size="12pt" style:font-size-asian="10.5pt" style:font-size-complex="12pt"/>
    </style:style>
    <style:style style:name="P1317" style:family="paragraph" style:parent-style-name="Standard" style:list-style-name="L27">
      <style:text-properties style:font-name="Arial" fo:font-size="12pt" style:font-size-asian="10.5pt" style:font-size-complex="12pt"/>
    </style:style>
    <style:style style:name="P1318" style:family="paragraph" style:parent-style-name="Standard" style:list-style-name="L27">
      <style:text-properties style:font-name="Arial" fo:font-size="12pt" style:font-size-asian="10.5pt" style:font-size-complex="12pt"/>
    </style:style>
    <style:style style:name="P1319" style:family="paragraph" style:parent-style-name="Standard" style:list-style-name="L27">
      <style:text-properties style:font-name="Arial" fo:font-size="12pt" style:font-size-asian="10.5pt" style:font-size-complex="12pt"/>
    </style:style>
    <style:style style:name="P1320" style:family="paragraph" style:parent-style-name="Standard" style:list-style-name="L27">
      <style:text-properties style:font-name="Arial" fo:font-size="12pt" style:font-size-asian="10.5pt" style:font-size-complex="12pt"/>
    </style:style>
    <style:style style:name="P1321" style:family="paragraph" style:parent-style-name="Standard" style:list-style-name="L27">
      <style:text-properties style:font-name="Arial" fo:font-size="12pt" style:font-size-asian="10.5pt" style:font-size-complex="12pt"/>
    </style:style>
    <style:style style:name="P1322" style:family="paragraph" style:parent-style-name="Standard" style:list-style-name="L20">
      <style:text-properties style:font-name="Arial" fo:font-size="12pt" style:font-size-asian="10.5pt" style:font-size-complex="12pt"/>
    </style:style>
    <style:style style:name="P1323" style:family="paragraph" style:parent-style-name="Standard" style:list-style-name="L28">
      <style:text-properties style:font-name="Arial" fo:font-size="12pt" style:font-size-asian="10.5pt" style:font-size-complex="12pt"/>
    </style:style>
    <style:style style:name="P1324" style:family="paragraph" style:parent-style-name="Standard" style:list-style-name="L28">
      <style:text-properties style:font-name="Arial" fo:font-size="12pt" style:font-size-asian="10.5pt" style:font-size-complex="12pt"/>
    </style:style>
    <style:style style:name="P1325" style:family="paragraph" style:parent-style-name="Standard" style:list-style-name="L28">
      <style:text-properties style:font-name="Arial" fo:font-size="12pt" style:font-size-asian="10.5pt" style:font-size-complex="12pt"/>
    </style:style>
    <style:style style:name="P1326" style:family="paragraph" style:parent-style-name="Standard" style:list-style-name="L28">
      <style:text-properties style:font-name="Arial" fo:font-size="12pt" style:font-size-asian="10.5pt" style:font-size-complex="12pt"/>
    </style:style>
    <style:style style:name="P1327" style:family="paragraph" style:parent-style-name="Standard" style:list-style-name="L28">
      <style:text-properties style:font-name="Arial" fo:font-size="12pt" style:font-size-asian="10.5pt" style:font-size-complex="12pt"/>
    </style:style>
    <style:style style:name="P1328" style:family="paragraph" style:parent-style-name="Standard" style:list-style-name="L28">
      <style:text-properties style:font-name="Arial" fo:font-size="12pt" style:font-size-asian="10.5pt" style:font-size-complex="12pt"/>
    </style:style>
    <style:style style:name="P1329" style:family="paragraph" style:parent-style-name="Standard" style:list-style-name="L28">
      <style:text-properties style:font-name="Arial" fo:font-size="12pt" style:font-size-asian="10.5pt" style:font-size-complex="12pt"/>
    </style:style>
    <style:style style:name="P1330" style:family="paragraph" style:parent-style-name="Standard" style:list-style-name="L29">
      <style:text-properties style:font-name="Arial" fo:font-size="12pt" style:font-size-asian="10.5pt" style:font-size-complex="12pt"/>
    </style:style>
    <style:style style:name="P1331" style:family="paragraph" style:parent-style-name="Standard" style:list-style-name="L30">
      <style:text-properties style:font-name="Arial" fo:font-size="12pt" style:font-size-asian="10.5pt" style:font-size-complex="12pt"/>
    </style:style>
    <style:style style:name="P1332" style:family="paragraph" style:parent-style-name="Standard" style:list-style-name="L30">
      <style:text-properties style:font-name="Arial" fo:font-size="12pt" style:font-size-asian="10.5pt" style:font-size-complex="12pt"/>
    </style:style>
    <style:style style:name="P1333" style:family="paragraph" style:parent-style-name="Standard" style:list-style-name="L30">
      <style:text-properties style:font-name="Arial" fo:font-size="12pt" style:font-size-asian="10.5pt" style:font-size-complex="12pt"/>
    </style:style>
    <style:style style:name="P1334" style:family="paragraph" style:parent-style-name="Standard" style:list-style-name="L30">
      <style:text-properties style:font-name="Arial" fo:font-size="12pt" style:font-size-asian="10.5pt" style:font-size-complex="12pt"/>
    </style:style>
    <style:style style:name="P1335" style:family="paragraph" style:parent-style-name="Standard" style:list-style-name="L30">
      <style:text-properties style:font-name="Arial" fo:font-size="12pt" style:font-size-asian="10.5pt" style:font-size-complex="12pt"/>
    </style:style>
    <style:style style:name="P1336" style:family="paragraph" style:parent-style-name="Standard" style:list-style-name="L30">
      <style:text-properties style:font-name="Arial" fo:font-size="12pt" style:font-size-asian="10.5pt" style:font-size-complex="12pt"/>
    </style:style>
    <style:style style:name="P1337" style:family="paragraph" style:parent-style-name="Standard" style:list-style-name="L30">
      <style:text-properties style:font-name="Arial" fo:font-size="12pt" style:font-size-asian="10.5pt" style:font-size-complex="12pt"/>
    </style:style>
    <style:style style:name="P1338" style:family="paragraph" style:parent-style-name="Standard" style:list-style-name="L30">
      <style:text-properties style:font-name="Arial" fo:font-size="12pt" style:font-size-asian="10.5pt" style:font-size-complex="12pt"/>
    </style:style>
    <style:style style:name="P1339" style:family="paragraph" style:parent-style-name="Standard" style:list-style-name="L29">
      <style:text-properties style:font-name="Arial" fo:font-size="12pt" style:font-size-asian="10.5pt" style:font-size-complex="12pt"/>
    </style:style>
    <style:style style:name="P1340" style:family="paragraph" style:parent-style-name="Standard" style:list-style-name="L31">
      <style:text-properties style:font-name="Arial" fo:font-size="12pt" style:font-size-asian="10.5pt" style:font-size-complex="12pt"/>
    </style:style>
    <style:style style:name="P1341" style:family="paragraph" style:parent-style-name="Standard" style:list-style-name="L31">
      <style:text-properties style:font-name="Arial" fo:font-size="12pt" style:font-size-asian="10.5pt" style:font-size-complex="12pt"/>
    </style:style>
    <style:style style:name="P1342" style:family="paragraph" style:parent-style-name="Standard" style:list-style-name="L31">
      <style:text-properties style:font-name="Arial" fo:font-size="12pt" style:font-size-asian="10.5pt" style:font-size-complex="12pt"/>
    </style:style>
    <style:style style:name="P1343" style:family="paragraph" style:parent-style-name="Standard" style:list-style-name="L31">
      <style:text-properties style:font-name="Arial" fo:font-size="12pt" style:font-size-asian="10.5pt" style:font-size-complex="12pt"/>
    </style:style>
    <style:style style:name="P1344" style:family="paragraph" style:parent-style-name="Standard" style:list-style-name="L31">
      <style:text-properties style:font-name="Arial" fo:font-size="12pt" style:font-size-asian="10.5pt" style:font-size-complex="12pt"/>
    </style:style>
    <style:style style:name="P1345" style:family="paragraph" style:parent-style-name="Standard" style:list-style-name="L31">
      <style:text-properties style:font-name="Arial" fo:font-size="12pt" style:font-size-asian="10.5pt" style:font-size-complex="12pt"/>
    </style:style>
    <style:style style:name="P1346" style:family="paragraph" style:parent-style-name="Standard" style:list-style-name="L31">
      <style:text-properties style:font-name="Arial" fo:font-size="12pt" style:font-size-asian="10.5pt" style:font-size-complex="12pt"/>
    </style:style>
    <style:style style:name="P1347" style:family="paragraph" style:parent-style-name="Standard" style:list-style-name="L29">
      <style:text-properties style:font-name="Arial" fo:font-size="12pt" style:font-size-asian="10.5pt" style:font-size-complex="12pt"/>
    </style:style>
    <style:style style:name="P1348" style:family="paragraph" style:parent-style-name="Standard" style:list-style-name="L32">
      <style:text-properties style:font-name="Arial" fo:font-size="12pt" style:font-size-asian="10.5pt" style:font-size-complex="12pt"/>
    </style:style>
    <style:style style:name="P1349" style:family="paragraph" style:parent-style-name="Standard" style:list-style-name="L32">
      <style:text-properties style:font-name="Arial" fo:font-size="12pt" style:font-size-asian="10.5pt" style:font-size-complex="12pt"/>
    </style:style>
    <style:style style:name="P1350" style:family="paragraph" style:parent-style-name="Standard" style:list-style-name="L32">
      <style:text-properties style:font-name="Arial" fo:font-size="12pt" style:font-size-asian="10.5pt" style:font-size-complex="12pt"/>
    </style:style>
    <style:style style:name="P1351" style:family="paragraph" style:parent-style-name="Standard" style:list-style-name="L32">
      <style:text-properties style:font-name="Arial" fo:font-size="12pt" style:font-size-asian="10.5pt" style:font-size-complex="12pt"/>
    </style:style>
    <style:style style:name="P1352" style:family="paragraph" style:parent-style-name="Standard" style:list-style-name="L32">
      <style:text-properties style:font-name="Arial" fo:font-size="12pt" style:font-size-asian="10.5pt" style:font-size-complex="12pt"/>
    </style:style>
    <style:style style:name="P1353" style:family="paragraph" style:parent-style-name="Standard" style:list-style-name="L32">
      <style:text-properties style:font-name="Arial" fo:font-size="12pt" style:font-size-asian="10.5pt" style:font-size-complex="12pt"/>
    </style:style>
    <style:style style:name="P1354" style:family="paragraph" style:parent-style-name="Standard" style:list-style-name="L32">
      <style:text-properties style:font-name="Arial" fo:font-size="12pt" style:font-size-asian="10.5pt" style:font-size-complex="12pt"/>
    </style:style>
    <style:style style:name="P1355" style:family="paragraph" style:parent-style-name="Standard" style:list-style-name="L29">
      <style:text-properties style:font-name="Arial" fo:font-size="12pt" style:font-size-asian="10.5pt" style:font-size-complex="12pt"/>
    </style:style>
    <style:style style:name="P1356" style:family="paragraph" style:parent-style-name="Standard" style:list-style-name="L33">
      <style:text-properties style:font-name="Arial" fo:font-size="12pt" style:font-size-asian="10.5pt" style:font-size-complex="12pt"/>
    </style:style>
    <style:style style:name="P1357" style:family="paragraph" style:parent-style-name="Standard" style:list-style-name="L33">
      <style:text-properties style:font-name="Arial" fo:font-size="12pt" style:font-size-asian="10.5pt" style:font-size-complex="12pt"/>
    </style:style>
    <style:style style:name="P1358" style:family="paragraph" style:parent-style-name="Standard" style:list-style-name="L33">
      <style:text-properties style:font-name="Arial" fo:font-size="12pt" style:font-size-asian="10.5pt" style:font-size-complex="12pt"/>
    </style:style>
    <style:style style:name="P1359" style:family="paragraph" style:parent-style-name="Standard" style:list-style-name="L33">
      <style:text-properties style:font-name="Arial" fo:font-size="12pt" style:font-size-asian="10.5pt" style:font-size-complex="12pt"/>
    </style:style>
    <style:style style:name="P1360" style:family="paragraph" style:parent-style-name="Standard" style:list-style-name="L33">
      <style:text-properties style:font-name="Arial" fo:font-size="12pt" style:font-size-asian="10.5pt" style:font-size-complex="12pt"/>
    </style:style>
    <style:style style:name="P1361" style:family="paragraph" style:parent-style-name="Standard" style:list-style-name="L33">
      <style:text-properties style:font-name="Arial" fo:font-size="12pt" style:font-size-asian="10.5pt" style:font-size-complex="12pt"/>
    </style:style>
    <style:style style:name="P1362" style:family="paragraph" style:parent-style-name="Standard" style:list-style-name="L33">
      <style:text-properties style:font-name="Arial" fo:font-size="12pt" style:font-size-asian="10.5pt" style:font-size-complex="12pt"/>
    </style:style>
    <style:style style:name="P1363" style:family="paragraph" style:parent-style-name="Standard" style:list-style-name="L95">
      <style:text-properties style:font-name="Arial" fo:font-size="12pt" style:font-size-asian="10.5pt" style:font-size-complex="12pt"/>
    </style:style>
    <style:style style:name="P1364" style:family="paragraph" style:parent-style-name="Standard" style:list-style-name="L97">
      <style:text-properties style:font-name="Arial" fo:font-size="12pt" style:font-size-asian="10.5pt" style:font-size-complex="12pt"/>
    </style:style>
    <style:style style:name="P1365" style:family="paragraph" style:parent-style-name="Standard" style:list-style-name="L98">
      <style:text-properties style:font-name="Arial" fo:font-size="12pt" style:font-size-asian="10.5pt" style:font-size-complex="12pt"/>
    </style:style>
    <style:style style:name="P1366" style:family="paragraph" style:parent-style-name="Standard" style:list-style-name="L99">
      <style:text-properties style:font-name="Arial" fo:font-size="12pt" style:font-size-asian="10.5pt" style:font-size-complex="12pt"/>
    </style:style>
    <style:style style:name="P1367" style:family="paragraph" style:parent-style-name="Standard" style:list-style-name="L100">
      <style:text-properties style:font-name="Arial" fo:font-size="12pt" style:font-size-asian="10.5pt" style:font-size-complex="12pt"/>
    </style:style>
    <style:style style:name="P1368" style:family="paragraph" style:parent-style-name="Standard" style:list-style-name="L102">
      <style:text-properties style:font-name="Arial" fo:font-size="12pt" style:font-size-asian="10.5pt" style:font-size-complex="12pt"/>
    </style:style>
    <style:style style:name="P1369" style:family="paragraph" style:parent-style-name="Standard" style:list-style-name="L16">
      <style:text-properties style:font-name="Arial" fo:font-size="12pt" style:font-size-asian="10.5pt" style:font-size-complex="12pt"/>
    </style:style>
    <style:style style:name="P1370" style:family="paragraph" style:parent-style-name="Standard" style:list-style-name="L16">
      <style:text-properties style:font-name="Arial" fo:font-size="12pt" style:font-size-asian="10.5pt" style:font-size-complex="12pt"/>
    </style:style>
    <style:style style:name="P1371" style:family="paragraph" style:parent-style-name="Standard" style:list-style-name="L16">
      <style:text-properties style:font-name="Arial" fo:font-size="12pt" style:font-size-asian="10.5pt" style:font-size-complex="12pt"/>
    </style:style>
    <style:style style:name="P1372" style:family="paragraph" style:parent-style-name="Standard" style:list-style-name="L16">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6">
      <style:text-properties style:font-name="Arial" fo:font-size="12pt" style:font-size-asian="10.5pt" style:font-size-complex="12pt"/>
    </style:style>
    <style:style style:name="P1376" style:family="paragraph" style:parent-style-name="Standard" style:list-style-name="L16">
      <style:text-properties style:font-name="Arial" fo:font-size="12pt" style:font-size-asian="10.5pt" style:font-size-complex="12pt"/>
    </style:style>
    <style:style style:name="P1377" style:family="paragraph" style:parent-style-name="Standard" style:list-style-name="L16">
      <style:text-properties style:font-name="Arial" fo:font-size="12pt" style:font-size-asian="10.5pt" style:font-size-complex="12pt"/>
    </style:style>
    <style:style style:name="P1378" style:family="paragraph" style:parent-style-name="Standard" style:list-style-name="L16">
      <style:text-properties style:font-name="Arial" fo:font-size="12pt" style:font-size-asian="10.5pt" style:font-size-complex="12pt"/>
    </style:style>
    <style:style style:name="P1379" style:family="paragraph" style:parent-style-name="Standard" style:list-style-name="L16">
      <style:text-properties style:font-name="Arial" fo:font-size="12pt" style:font-size-asian="10.5pt" style:font-size-complex="12pt"/>
    </style:style>
    <style:style style:name="P1380" style:family="paragraph" style:parent-style-name="Standard" style:list-style-name="L16">
      <style:text-properties style:font-name="Arial" fo:font-size="12pt" style:font-size-asian="10.5pt" style:font-size-complex="12pt"/>
    </style:style>
    <style:style style:name="P1381" style:family="paragraph" style:parent-style-name="Standard" style:list-style-name="L105">
      <style:text-properties style:font-name="Arial" fo:font-size="12pt" style:font-size-asian="10.5pt" style:font-size-complex="12pt"/>
    </style:style>
    <style:style style:name="P1382" style:family="paragraph" style:parent-style-name="Standard" style:list-style-name="L105">
      <style:text-properties style:font-name="Arial" fo:font-size="12pt" style:font-size-asian="10.5pt" style:font-size-complex="12pt"/>
    </style:style>
    <style:style style:name="P1383" style:family="paragraph" style:parent-style-name="Standard" style:list-style-name="L105">
      <style:text-properties style:font-name="Arial" fo:font-size="12pt" style:font-size-asian="10.5pt" style:font-size-complex="12pt"/>
    </style:style>
    <style:style style:name="P1384" style:family="paragraph" style:parent-style-name="Standard" style:list-style-name="L105">
      <style:text-properties style:font-name="Arial" fo:font-size="12pt" style:font-size-asian="10.5pt" style:font-size-complex="12pt"/>
    </style:style>
    <style:style style:name="P1385" style:family="paragraph" style:parent-style-name="Standard" style:list-style-name="L105">
      <style:text-properties style:font-name="Arial" fo:font-size="12pt" style:font-size-asian="10.5pt" style:font-size-complex="12pt"/>
    </style:style>
    <style:style style:name="P1386" style:family="paragraph" style:parent-style-name="Standard" style:list-style-name="L105">
      <style:text-properties style:font-name="Arial" fo:font-size="12pt" style:font-size-asian="10.5pt" style:font-size-complex="12pt"/>
    </style:style>
    <style:style style:name="P1387" style:family="paragraph" style:parent-style-name="Standard" style:list-style-name="L105">
      <style:text-properties style:font-name="Arial" fo:font-size="12pt" style:font-size-asian="10.5pt" style:font-size-complex="12pt"/>
    </style:style>
    <style:style style:name="P1388" style:family="paragraph" style:parent-style-name="Standard" style:list-style-name="L106">
      <style:text-properties style:font-name="Arial" fo:font-size="12pt" style:font-size-asian="10.5pt" style:font-size-complex="12pt"/>
    </style:style>
    <style:style style:name="P1389" style:family="paragraph" style:parent-style-name="Standard" style:list-style-name="L106">
      <style:text-properties style:font-name="Arial" fo:font-size="12pt" style:font-size-asian="10.5pt" style:font-size-complex="12pt"/>
    </style:style>
    <style:style style:name="P1390" style:family="paragraph" style:parent-style-name="Standard" style:list-style-name="L106">
      <style:text-properties style:font-name="Arial" fo:font-size="12pt" style:font-size-asian="10.5pt" style:font-size-complex="12pt"/>
    </style:style>
    <style:style style:name="P1391" style:family="paragraph" style:parent-style-name="Standard" style:list-style-name="L106">
      <style:text-properties style:font-name="Arial" fo:font-size="12pt" style:font-size-asian="10.5pt" style:font-size-complex="12pt"/>
    </style:style>
    <style:style style:name="P1392" style:family="paragraph" style:parent-style-name="Standard" style:list-style-name="L106">
      <style:text-properties style:font-name="Arial" fo:font-size="12pt" style:font-size-asian="10.5pt" style:font-size-complex="12pt"/>
    </style:style>
    <style:style style:name="P1393" style:family="paragraph" style:parent-style-name="Standard" style:list-style-name="L107">
      <style:text-properties style:font-name="Arial" fo:font-size="12pt" style:font-size-asian="10.5pt" style:font-size-complex="12pt"/>
    </style:style>
    <style:style style:name="P1394" style:family="paragraph" style:parent-style-name="Standard" style:list-style-name="L107">
      <style:text-properties style:font-name="Arial" fo:font-size="12pt" style:font-size-asian="10.5pt" style:font-size-complex="12pt"/>
    </style:style>
    <style:style style:name="P1395" style:family="paragraph" style:parent-style-name="Standard" style:list-style-name="L107">
      <style:text-properties style:font-name="Arial" fo:font-size="12pt" style:font-size-asian="10.5pt" style:font-size-complex="12pt"/>
    </style:style>
    <style:style style:name="P1396" style:family="paragraph" style:parent-style-name="Standard" style:list-style-name="L107">
      <style:text-properties style:font-name="Arial" fo:font-size="12pt" style:font-size-asian="10.5pt" style:font-size-complex="12pt"/>
    </style:style>
    <style:style style:name="P1397" style:family="paragraph" style:parent-style-name="Standard" style:list-style-name="L107">
      <style:text-properties style:font-name="Arial" fo:font-size="12pt" style:font-size-asian="10.5pt" style:font-size-complex="12pt"/>
    </style:style>
    <style:style style:name="P1398" style:family="paragraph" style:parent-style-name="Standard" style:list-style-name="L107">
      <style:text-properties style:font-name="Arial" fo:font-size="12pt" style:font-size-asian="10.5pt" style:font-size-complex="12pt"/>
    </style:style>
    <style:style style:name="P1399" style:family="paragraph" style:parent-style-name="Standard" style:list-style-name="L107">
      <style:text-properties style:font-name="Arial" fo:font-size="12pt" style:font-size-asian="10.5pt" style:font-size-complex="12pt"/>
    </style:style>
    <style:style style:name="P1400" style:family="paragraph" style:parent-style-name="Standard" style:list-style-name="L108">
      <style:text-properties style:font-name="Arial" fo:font-size="12pt" style:font-size-asian="10.5pt" style:font-size-complex="12pt"/>
    </style:style>
    <style:style style:name="P1401" style:family="paragraph" style:parent-style-name="Standard" style:list-style-name="L108">
      <style:text-properties style:font-name="Arial" fo:font-size="12pt" style:font-size-asian="10.5pt" style:font-size-complex="12pt"/>
    </style:style>
    <style:style style:name="P1402" style:family="paragraph" style:parent-style-name="Standard" style:list-style-name="L108">
      <style:text-properties style:font-name="Arial" fo:font-size="12pt" style:font-size-asian="10.5pt" style:font-size-complex="12pt"/>
    </style:style>
    <style:style style:name="P1403" style:family="paragraph" style:parent-style-name="Standard" style:list-style-name="L108">
      <style:text-properties style:font-name="Arial" fo:font-size="12pt" style:font-size-asian="10.5pt" style:font-size-complex="12pt"/>
    </style:style>
    <style:style style:name="P1404" style:family="paragraph" style:parent-style-name="Standard" style:list-style-name="L108">
      <style:text-properties style:font-name="Arial" fo:font-size="12pt" style:font-size-asian="10.5pt" style:font-size-complex="12pt"/>
    </style:style>
    <style:style style:name="P1405" style:family="paragraph" style:parent-style-name="Standard" style:list-style-name="L108">
      <style:text-properties style:font-name="Arial" fo:font-size="12pt" style:font-size-asian="10.5pt" style:font-size-complex="12pt"/>
    </style:style>
    <style:style style:name="P1406" style:family="paragraph" style:parent-style-name="Standard" style:list-style-name="L108">
      <style:text-properties style:font-name="Arial" fo:font-size="12pt" style:font-size-asian="10.5pt" style:font-size-complex="12pt"/>
    </style:style>
    <style:style style:name="P1407" style:family="paragraph" style:parent-style-name="Standard" style:list-style-name="L109">
      <style:text-properties style:font-name="Arial" fo:font-size="12pt" style:font-size-asian="10.5pt" style:font-size-complex="12pt"/>
    </style:style>
    <style:style style:name="P1408" style:family="paragraph" style:parent-style-name="Standard" style:list-style-name="L109">
      <style:text-properties style:font-name="Arial" fo:font-size="12pt" style:font-size-asian="10.5pt" style:font-size-complex="12pt"/>
    </style:style>
    <style:style style:name="P1409" style:family="paragraph" style:parent-style-name="Standard" style:list-style-name="L109">
      <style:text-properties style:font-name="Arial" fo:font-size="12pt" style:font-size-asian="10.5pt" style:font-size-complex="12pt"/>
    </style:style>
    <style:style style:name="P1410" style:family="paragraph" style:parent-style-name="Standard" style:list-style-name="L109">
      <style:text-properties style:font-name="Arial" fo:font-size="12pt" style:font-size-asian="10.5pt" style:font-size-complex="12pt"/>
    </style:style>
    <style:style style:name="P1411" style:family="paragraph" style:parent-style-name="Standard" style:list-style-name="L109">
      <style:text-properties style:font-name="Arial" fo:font-size="12pt" style:font-size-asian="10.5pt" style:font-size-complex="12pt"/>
    </style:style>
    <style:style style:name="P1412" style:family="paragraph" style:parent-style-name="Standard" style:list-style-name="L109">
      <style:text-properties style:font-name="Arial" fo:font-size="12pt" style:font-size-asian="10.5pt" style:font-size-complex="12pt"/>
    </style:style>
    <style:style style:name="P1413" style:family="paragraph" style:parent-style-name="Standard" style:list-style-name="L109">
      <style:text-properties style:font-name="Arial" fo:font-size="12pt" style:font-size-asian="10.5pt" style:font-size-complex="12pt"/>
    </style:style>
    <style:style style:name="P1414" style:family="paragraph" style:parent-style-name="Standard" style:list-style-name="L110">
      <style:text-properties style:font-name="Arial" fo:font-size="12pt" style:font-size-asian="10.5pt" style:font-size-complex="12pt"/>
    </style:style>
    <style:style style:name="P1415" style:family="paragraph" style:parent-style-name="Standard" style:list-style-name="L110">
      <style:text-properties style:font-name="Arial" fo:font-size="12pt" style:font-size-asian="10.5pt" style:font-size-complex="12pt"/>
    </style:style>
    <style:style style:name="P1416" style:family="paragraph" style:parent-style-name="Standard" style:list-style-name="L110">
      <style:text-properties style:font-name="Arial" fo:font-size="12pt" style:font-size-asian="10.5pt" style:font-size-complex="12pt"/>
    </style:style>
    <style:style style:name="P1417" style:family="paragraph" style:parent-style-name="Standard" style:list-style-name="L110">
      <style:text-properties style:font-name="Arial" fo:font-size="12pt" style:font-size-asian="10.5pt" style:font-size-complex="12pt"/>
    </style:style>
    <style:style style:name="P1418" style:family="paragraph" style:parent-style-name="Standard" style:list-style-name="L111">
      <style:text-properties style:font-name="Arial" fo:font-size="12pt" style:font-size-asian="10.5pt" style:font-size-complex="12pt"/>
    </style:style>
    <style:style style:name="P1419" style:family="paragraph" style:parent-style-name="Standard" style:list-style-name="L111">
      <style:text-properties style:font-name="Arial" fo:font-size="12pt" style:font-size-asian="10.5pt" style:font-size-complex="12pt"/>
    </style:style>
    <style:style style:name="P1420" style:family="paragraph" style:parent-style-name="Standard" style:list-style-name="L111">
      <style:text-properties style:font-name="Arial" fo:font-size="12pt" style:font-size-asian="10.5pt" style:font-size-complex="12pt"/>
    </style:style>
    <style:style style:name="P1421" style:family="paragraph" style:parent-style-name="Standard" style:list-style-name="L111">
      <style:text-properties style:font-name="Arial" fo:font-size="12pt" style:font-size-asian="10.5pt" style:font-size-complex="12pt"/>
    </style:style>
    <style:style style:name="P1422" style:family="paragraph" style:parent-style-name="Standard" style:list-style-name="L111">
      <style:text-properties style:font-name="Arial" fo:font-size="12pt" style:font-size-asian="10.5pt" style:font-size-complex="12pt"/>
    </style:style>
    <style:style style:name="P1423" style:family="paragraph" style:parent-style-name="Standard" style:list-style-name="L111">
      <style:text-properties style:font-name="Arial" fo:font-size="12pt" style:font-size-asian="10.5pt" style:font-size-complex="12pt"/>
    </style:style>
    <style:style style:name="P1424" style:family="paragraph" style:parent-style-name="Standard" style:list-style-name="L111">
      <style:text-properties style:font-name="Arial" fo:font-size="12pt" style:font-size-asian="10.5pt" style:font-size-complex="12pt"/>
    </style:style>
    <style:style style:name="P1425" style:family="paragraph" style:parent-style-name="Standard" style:list-style-name="L113">
      <style:text-properties style:font-name="Arial" fo:font-size="12pt" style:font-size-asian="10.5pt" style:font-size-complex="12pt"/>
    </style:style>
    <style:style style:name="P1426" style:family="paragraph" style:parent-style-name="Standard" style:list-style-name="L113">
      <style:text-properties style:font-name="Arial" fo:font-size="12pt" style:font-size-asian="10.5pt" style:font-size-complex="12pt"/>
    </style:style>
    <style:style style:name="P1427" style:family="paragraph" style:parent-style-name="Standard" style:list-style-name="L115">
      <style:text-properties style:font-name="Arial" fo:font-size="12pt" style:font-size-asian="10.5pt" style:font-size-complex="12pt"/>
    </style:style>
    <style:style style:name="P1428" style:family="paragraph" style:parent-style-name="Standard" style:list-style-name="L115">
      <style:text-properties style:font-name="Arial" fo:font-size="12pt" style:font-size-asian="10.5pt" style:font-size-complex="12pt"/>
    </style:style>
    <style:style style:name="P1429" style:family="paragraph" style:parent-style-name="Standard" style:list-style-name="L115">
      <style:text-properties style:font-name="Arial" fo:font-size="12pt" style:font-size-asian="10.5pt" style:font-size-complex="12pt"/>
    </style:style>
    <style:style style:name="P1430" style:family="paragraph" style:parent-style-name="Standard" style:list-style-name="L115">
      <style:text-properties style:font-name="Arial" fo:font-size="12pt" style:font-size-asian="10.5pt" style:font-size-complex="12pt"/>
    </style:style>
    <style:style style:name="P1431" style:family="paragraph" style:parent-style-name="Standard" style:list-style-name="L115">
      <style:text-properties style:font-name="Arial" fo:font-size="12pt" style:font-size-asian="10.5pt" style:font-size-complex="12pt"/>
    </style:style>
    <style:style style:name="P1432" style:family="paragraph" style:parent-style-name="Standard" style:list-style-name="L115">
      <style:text-properties style:font-name="Arial" fo:font-size="12pt" style:font-size-asian="10.5pt" style:font-size-complex="12pt"/>
    </style:style>
    <style:style style:name="P1433" style:family="paragraph" style:parent-style-name="Standard" style:list-style-name="L4">
      <style:text-properties style:font-name="Arial" fo:font-size="12pt" style:font-size-asian="10.5pt" style:font-size-complex="12pt"/>
    </style:style>
    <style:style style:name="P1434"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5"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6"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7"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8"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9"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4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4"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5"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8"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89"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90"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91"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92"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93"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94" style:family="paragraph" style:parent-style-name="Standard" style:list-style-name="L16">
      <style:text-properties style:font-name="Arial" fo:font-size="12pt" style:font-name-asian="Arial2" style:font-size-asian="10.5pt" style:font-name-complex="Arial2" style:font-size-complex="12pt"/>
    </style:style>
    <style:style style:name="P1595"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96" style:family="paragraph" style:parent-style-name="Standard" style:list-style-name="L19">
      <style:text-properties style:font-name="Arial" fo:font-size="12pt" style:font-name-asian="Arial2" style:font-size-asian="10.5pt" style:font-name-complex="Arial2" style:font-size-complex="12pt"/>
    </style:style>
    <style:style style:name="P1597" style:family="paragraph" style:parent-style-name="Standard" style:list-style-name="L19">
      <style:text-properties style:font-name="Arial" fo:font-size="12pt" style:font-name-asian="Arial2" style:font-size-asian="10.5pt" style:font-name-complex="Arial2" style:font-size-complex="12pt"/>
    </style:style>
    <style:style style:name="P1598" style:family="paragraph" style:parent-style-name="Standard" style:list-style-name="L21">
      <style:text-properties style:font-name="Arial" fo:font-size="12pt" style:font-name-asian="Arial2" style:font-size-asian="10.5pt" style:font-name-complex="Arial2" style:font-size-complex="12pt"/>
    </style:style>
    <style:style style:name="P1599" style:family="paragraph" style:parent-style-name="Standard" style:list-style-name="L22">
      <style:text-properties style:font-name="Arial" fo:font-size="12pt" style:font-name-asian="Arial2" style:font-size-asian="10.5pt" style:font-name-complex="Arial2" style:font-size-complex="12pt"/>
    </style:style>
    <style:style style:name="P1600" style:family="paragraph" style:parent-style-name="Standard" style:list-style-name="L23">
      <style:text-properties style:font-name="Arial" fo:font-size="12pt" style:font-name-asian="Arial2" style:font-size-asian="10.5pt" style:font-name-complex="Arial2" style:font-size-complex="12pt"/>
    </style:style>
    <style:style style:name="P1601" style:family="paragraph" style:parent-style-name="Standard" style:list-style-name="L24">
      <style:text-properties style:font-name="Arial" fo:font-size="12pt" style:font-name-asian="Arial2" style:font-size-asian="10.5pt" style:font-name-complex="Arial2" style:font-size-complex="12pt"/>
    </style:style>
    <style:style style:name="P1602" style:family="paragraph" style:parent-style-name="Standard" style:list-style-name="L25">
      <style:text-properties style:font-name="Arial" fo:font-size="12pt" style:font-name-asian="Arial2" style:font-size-asian="10.5pt" style:font-name-complex="Arial2" style:font-size-complex="12pt"/>
    </style:style>
    <style:style style:name="P1603" style:family="paragraph" style:parent-style-name="Standard" style:list-style-name="L26">
      <style:text-properties style:font-name="Arial" fo:font-size="12pt" style:font-name-asian="Arial2" style:font-size-asian="10.5pt" style:font-name-complex="Arial2" style:font-size-complex="12pt"/>
    </style:style>
    <style:style style:name="P1604" style:family="paragraph" style:parent-style-name="Standard" style:list-style-name="L27">
      <style:text-properties style:font-name="Arial" fo:font-size="12pt" style:font-name-asian="Arial2" style:font-size-asian="10.5pt" style:font-name-complex="Arial2" style:font-size-complex="12pt"/>
    </style:style>
    <style:style style:name="P1605" style:family="paragraph" style:parent-style-name="Standard" style:list-style-name="L5">
      <style:paragraph-properties fo:line-height="100%"/>
      <style:text-properties style:font-name="Arial"/>
    </style:style>
    <style:style style:name="P1606" style:family="paragraph" style:parent-style-name="Standard" style:list-style-name="L5">
      <style:paragraph-properties fo:line-height="100%"/>
      <style:text-properties style:font-name="Arial"/>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5">
      <style:paragraph-properties fo:line-height="100%"/>
      <style:text-properties style:font-name="Arial"/>
    </style:style>
    <style:style style:name="P1636" style:family="paragraph" style:parent-style-name="Standard" style:list-style-name="L5">
      <style:paragraph-properties fo:line-height="100%"/>
      <style:text-properties style:font-name="Arial"/>
    </style:style>
    <style:style style:name="P1637" style:family="paragraph" style:parent-style-name="Standard" style:list-style-name="L5">
      <style:paragraph-properties fo:line-height="100%"/>
      <style:text-properties style:font-name="Arial"/>
    </style:style>
    <style:style style:name="P1638" style:family="paragraph" style:parent-style-name="Standard" style:list-style-name="L5">
      <style:paragraph-properties fo:line-height="100%"/>
      <style:text-properties style:font-name="Arial"/>
    </style:style>
    <style:style style:name="P1639" style:family="paragraph" style:parent-style-name="Standard" style:list-style-name="L5">
      <style:paragraph-properties fo:line-height="100%"/>
      <style:text-properties style:font-name="Arial"/>
    </style:style>
    <style:style style:name="P1640" style:family="paragraph" style:parent-style-name="Standard" style:list-style-name="L5">
      <style:paragraph-properties fo:line-height="100%"/>
      <style:text-properties style:font-name="Arial"/>
    </style:style>
    <style:style style:name="P1641" style:family="paragraph" style:parent-style-name="Standard" style:list-style-name="L5">
      <style:paragraph-properties fo:line-height="100%"/>
      <style:text-properties style:font-name="Arial"/>
    </style:style>
    <style:style style:name="P1642" style:family="paragraph" style:parent-style-name="Standard" style:list-style-name="L5">
      <style:paragraph-properties fo:line-height="100%"/>
      <style:text-properties style:font-name="Arial"/>
    </style:style>
    <style:style style:name="P1643"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44"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46"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47"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48"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49"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50"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51"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52"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53"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4"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5"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56"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57"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61"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62"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63"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4"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5"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66"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67"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8"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9"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70"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71"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85"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86"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87"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88"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89"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90"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91"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92"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93" style:family="paragraph" style:parent-style-name="Standard" style:list-style-name="L37">
      <style:paragraph-properties fo:text-align="start" style:justify-single-word="false"/>
      <style:text-properties style:font-name="Arial" style:font-name-complex="Arial" style:font-size-complex="9pt"/>
    </style:style>
    <style:style style:name="P1694" style:family="paragraph" style:parent-style-name="Standard" style:list-style-name="L46">
      <style:paragraph-properties fo:text-align="start" style:justify-single-word="false"/>
      <style:text-properties style:font-name="Arial" style:font-name-complex="Arial" style:font-size-complex="9pt"/>
    </style:style>
    <style:style style:name="P1695"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96" style:family="paragraph" style:parent-style-name="Standard" style:list-style-name="L53">
      <style:paragraph-properties fo:text-align="start" style:justify-single-word="false"/>
      <style:text-properties style:font-name="Arial" style:font-name-complex="Arial" style:font-size-complex="9pt"/>
    </style:style>
    <style:style style:name="P1697"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98" style:family="paragraph" style:parent-style-name="Standard" style:list-style-name="L64">
      <style:paragraph-properties fo:text-align="start" style:justify-single-word="false"/>
      <style:text-properties style:font-name="Arial" style:font-name-complex="Arial" style:font-size-complex="9pt"/>
    </style:style>
    <style:style style:name="P1699"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700"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701" style:family="paragraph" style:parent-style-name="Standard" style:list-style-name="L38">
      <style:paragraph-properties fo:text-align="start" style:justify-single-word="false"/>
      <style:text-properties style:font-name="Arial" style:font-name-complex="Arial"/>
    </style:style>
    <style:style style:name="P1702" style:family="paragraph" style:parent-style-name="Standard" style:list-style-name="L40">
      <style:paragraph-properties fo:text-align="start" style:justify-single-word="false"/>
      <style:text-properties style:font-name="Arial" style:font-name-complex="Arial"/>
    </style:style>
    <style:style style:name="P1703" style:family="paragraph" style:parent-style-name="Standard" style:list-style-name="L41">
      <style:paragraph-properties fo:text-align="start" style:justify-single-word="false"/>
      <style:text-properties style:font-name="Arial" style:font-name-complex="Arial"/>
    </style:style>
    <style:style style:name="P1704" style:family="paragraph" style:parent-style-name="Standard" style:list-style-name="L47">
      <style:paragraph-properties fo:text-align="start" style:justify-single-word="false"/>
      <style:text-properties style:font-name="Arial" style:font-name-complex="Arial"/>
    </style:style>
    <style:style style:name="P1705" style:family="paragraph" style:parent-style-name="Standard" style:list-style-name="L48">
      <style:paragraph-properties fo:text-align="start" style:justify-single-word="false"/>
      <style:text-properties style:font-name="Arial" style:font-name-complex="Arial"/>
    </style:style>
    <style:style style:name="P1706" style:family="paragraph" style:parent-style-name="Standard" style:list-style-name="L54">
      <style:paragraph-properties fo:text-align="start" style:justify-single-word="false"/>
      <style:text-properties style:font-name="Arial" style:font-name-complex="Arial"/>
    </style:style>
    <style:style style:name="P1707" style:family="paragraph" style:parent-style-name="Standard" style:list-style-name="L55">
      <style:paragraph-properties fo:text-align="start" style:justify-single-word="false"/>
      <style:text-properties style:font-name="Arial" style:font-name-complex="Arial"/>
    </style:style>
    <style:style style:name="P1708" style:family="paragraph" style:parent-style-name="Standard" style:list-style-name="L56">
      <style:paragraph-properties fo:text-align="start" style:justify-single-word="false"/>
      <style:text-properties style:font-name="Arial" style:font-name-complex="Arial"/>
    </style:style>
    <style:style style:name="P1709" style:family="paragraph" style:parent-style-name="Standard" style:list-style-name="L57">
      <style:paragraph-properties fo:text-align="start" style:justify-single-word="false"/>
      <style:text-properties style:font-name="Arial" style:font-name-complex="Arial"/>
    </style:style>
    <style:style style:name="P1710" style:family="paragraph" style:parent-style-name="Standard" style:list-style-name="L58">
      <style:paragraph-properties fo:text-align="start" style:justify-single-word="false"/>
      <style:text-properties style:font-name="Arial" style:font-name-complex="Arial"/>
    </style:style>
    <style:style style:name="P1711"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12" style:family="paragraph" style:parent-style-name="Standard" style:list-style-name="L65">
      <style:paragraph-properties fo:text-align="start" style:justify-single-word="false"/>
      <style:text-properties style:font-name="Arial" style:font-name-complex="Arial"/>
    </style:style>
    <style:style style:name="P1713" style:family="paragraph" style:parent-style-name="Standard" style:list-style-name="L66">
      <style:paragraph-properties fo:text-align="start" style:justify-single-word="false"/>
      <style:text-properties style:font-name="Arial" style:font-name-complex="Arial"/>
    </style:style>
    <style:style style:name="P1714" style:family="paragraph" style:parent-style-name="Standard" style:list-style-name="L71">
      <style:paragraph-properties fo:text-align="start" style:justify-single-word="false"/>
      <style:text-properties style:font-name="Arial" style:font-name-complex="Arial"/>
    </style:style>
    <style:style style:name="P1715"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16" style:family="paragraph" style:parent-style-name="Standard" style:list-style-name="L72">
      <style:paragraph-properties fo:text-align="start" style:justify-single-word="false"/>
      <style:text-properties style:font-name="Arial" style:font-name-complex="Arial"/>
    </style:style>
    <style:style style:name="P1717" style:family="paragraph" style:parent-style-name="Standard" style:list-style-name="L73">
      <style:paragraph-properties fo:text-align="start" style:justify-single-word="false"/>
      <style:text-properties style:font-name="Arial" style:font-name-complex="Arial"/>
    </style:style>
    <style:style style:name="P1718" style:family="paragraph" style:parent-style-name="Standard" style:list-style-name="L77">
      <style:paragraph-properties fo:text-align="start" style:justify-single-word="false"/>
      <style:text-properties style:font-name="Arial" style:font-name-complex="Arial"/>
    </style:style>
    <style:style style:name="P1719" style:family="paragraph" style:parent-style-name="Standard" style:list-style-name="L78">
      <style:paragraph-properties fo:text-align="start" style:justify-single-word="false"/>
      <style:text-properties style:font-name="Arial" style:font-name-complex="Arial"/>
    </style:style>
    <style:style style:name="P1720" style:family="paragraph" style:parent-style-name="Standard" style:list-style-name="L79">
      <style:paragraph-properties fo:text-align="start" style:justify-single-word="false"/>
      <style:text-properties style:font-name="Arial" style:font-name-complex="Arial"/>
    </style:style>
    <style:style style:name="P1721" style:family="paragraph" style:parent-style-name="Standard" style:list-style-name="L83">
      <style:paragraph-properties fo:text-align="start" style:justify-single-word="false"/>
      <style:text-properties style:font-name="Arial" style:font-name-complex="Arial"/>
    </style:style>
    <style:style style:name="P1722" style:family="paragraph" style:parent-style-name="Standard" style:list-style-name="L84">
      <style:paragraph-properties fo:text-align="start" style:justify-single-word="false"/>
      <style:text-properties style:font-name="Arial" style:font-name-complex="Arial"/>
    </style:style>
    <style:style style:name="P1723" style:family="paragraph" style:parent-style-name="Standard" style:list-style-name="L85">
      <style:paragraph-properties fo:text-align="start" style:justify-single-word="false"/>
      <style:text-properties style:font-name="Arial" style:font-name-complex="Arial"/>
    </style:style>
    <style:style style:name="P1724" style:family="paragraph" style:parent-style-name="Standard" style:list-style-name="L90">
      <style:paragraph-properties fo:text-align="start" style:justify-single-word="false"/>
      <style:text-properties style:font-name="Arial" style:font-name-complex="Arial"/>
    </style:style>
    <style:style style:name="P1725"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26" style:family="paragraph" style:parent-style-name="Standard" style:list-style-name="L92">
      <style:paragraph-properties fo:text-align="start" style:justify-single-word="false"/>
      <style:text-properties style:font-name="Arial" style:font-name-complex="Arial"/>
    </style:style>
    <style:style style:name="P1727" style:family="paragraph" style:parent-style-name="Standard" style:list-style-name="L39">
      <style:paragraph-properties fo:text-align="justify" style:justify-single-word="false"/>
      <style:text-properties style:font-name="Arial" style:font-name-complex="Arial"/>
    </style:style>
    <style:style style:name="P1728" style:family="paragraph" style:parent-style-name="Standard" style:list-style-name="L70">
      <style:paragraph-properties fo:text-align="justify" style:justify-single-word="false"/>
      <style:text-properties style:font-name="Arial" style:font-name-complex="Arial"/>
    </style:style>
    <style:style style:name="P1729"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30" style:family="paragraph" style:parent-style-name="Standard" style:list-style-name="L5">
      <style:paragraph-properties fo:line-height="100%" fo:text-align="justify" style:justify-single-word="false"/>
    </style:style>
    <style:style style:name="P1731" style:family="paragraph" style:parent-style-name="Standard" style:list-style-name="L5">
      <style:paragraph-properties fo:line-height="100%" fo:text-align="justify" style:justify-single-word="false"/>
    </style:style>
    <style:style style:name="P1732" style:family="paragraph" style:parent-style-name="Standard" style:list-style-name="L5">
      <style:paragraph-properties fo:line-height="100%" fo:text-align="justify" style:justify-single-word="false"/>
    </style:style>
    <style:style style:name="P1733" style:family="paragraph" style:parent-style-name="Standard" style:list-style-name="L5">
      <style:paragraph-properties fo:line-height="100%" fo:text-align="justify" style:justify-single-word="false"/>
    </style:style>
    <style:style style:name="P1734" style:family="paragraph" style:parent-style-name="Standard" style:list-style-name="L5">
      <style:paragraph-properties fo:line-height="100%" fo:text-align="justify" style:justify-single-word="false"/>
    </style:style>
    <style:style style:name="P1735" style:family="paragraph" style:parent-style-name="Standard" style:list-style-name="L5">
      <style:paragraph-properties fo:line-height="100%" fo:text-align="justify" style:justify-single-word="false"/>
    </style:style>
    <style:style style:name="P1736" style:family="paragraph" style:parent-style-name="Standard" style:list-style-name="L93">
      <style:paragraph-properties fo:line-height="100%" fo:text-align="justify" style:justify-single-word="false"/>
    </style:style>
    <style:style style:name="P1737" style:family="paragraph" style:parent-style-name="Standard" style:list-style-name="L93">
      <style:paragraph-properties fo:line-height="100%" fo:text-align="justify" style:justify-single-word="false"/>
    </style:style>
    <style:style style:name="P1738" style:family="paragraph" style:parent-style-name="Standard" style:list-style-name="L93">
      <style:paragraph-properties fo:line-height="100%" fo:text-align="justify" style:justify-single-word="false"/>
    </style:style>
    <style:style style:name="P1739" style:family="paragraph" style:parent-style-name="Standard" style:list-style-name="L93">
      <style:paragraph-properties fo:line-height="100%" fo:text-align="justify" style:justify-single-word="false"/>
    </style:style>
    <style:style style:name="P1740" style:family="paragraph" style:parent-style-name="Standard" style:list-style-name="L93">
      <style:paragraph-properties fo:line-height="100%"/>
    </style:style>
    <style:style style:name="P1741" style:family="paragraph" style:parent-style-name="Standard" style:list-style-name="L93">
      <style:paragraph-properties fo:line-height="100%"/>
    </style:style>
    <style:style style:name="P1742" style:family="paragraph" style:parent-style-name="Standard" style:list-style-name="L93">
      <style:paragraph-properties fo:line-height="100%"/>
    </style:style>
    <style:style style:name="P1743" style:family="paragraph" style:parent-style-name="Standard" style:list-style-name="L93">
      <style:paragraph-properties fo:line-height="100%"/>
    </style:style>
    <style:style style:name="P1744"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Standard" style:list-style-name="L16"/>
    <style:style style:name="P1749"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750" style:family="paragraph" style:parent-style-name="Header">
      <style:paragraph-properties fo:text-align="center" style:justify-single-word="false"/>
      <style:text-properties fo:font-size="6pt" style:font-size-asian="6pt" style:font-size-complex="6pt"/>
    </style:style>
    <style:style style:name="P1751" style:family="paragraph" style:parent-style-name="Heading_20_1" style:list-style-name="L1"/>
    <style:style style:name="P1752" style:family="paragraph" style:parent-style-name="Heading_20_1" style:list-style-name="L1"/>
    <style:style style:name="P1753" style:family="paragraph" style:parent-style-name="Heading_20_1" style:list-style-name="L1"/>
    <style:style style:name="P1754" style:family="paragraph" style:parent-style-name="Contents_20_4">
      <style:paragraph-properties>
        <style:tab-stops>
          <style:tab-stop style:position="15.501cm" style:type="right" style:leader-style="dotted" style:leader-text="."/>
        </style:tab-stops>
      </style:paragraph-properties>
    </style:style>
    <style:style style:name="P1755" style:family="paragraph" style:parent-style-name="Contents_20_3">
      <style:paragraph-properties>
        <style:tab-stops>
          <style:tab-stop style:position="16cm" style:type="right" style:leader-style="dotted" style:leader-text="."/>
        </style:tab-stops>
      </style:paragraph-properties>
    </style:style>
    <style:style style:name="P175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style:font-name="Arial" fo:font-style="italic" style:font-name-asian="Arial2" style:font-style-asian="italic" style:font-name-complex="Arial2" style:font-style-complex="italic"/>
    </style:style>
    <style:style style:name="T10" style:family="text">
      <style:text-properties fo:font-size="12pt" style:font-size-asian="10.5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asian="Arial2"/>
    </style:style>
    <style:style style:name="T14" style:family="text">
      <style:text-properties style:font-name-asian="Arial2" style:font-name-complex="Arial2"/>
    </style:style>
    <style:style style:name="T15" style:family="text">
      <style:text-properties style:font-size-asian="10.5pt"/>
    </style:style>
    <style:style style:name="T16" style:family="text">
      <style:text-properties fo:font-style="italic" style:font-style-asian="italic" style:font-style-complex="italic"/>
    </style:style>
    <style:style style:name="T17" style:family="text">
      <style:text-properties fo:font-style="italic" style:font-name-asian="Arial2" style:font-style-asian="italic" style:font-name-complex="Arial2" style:font-style-complex="italic"/>
    </style:style>
    <style:style style:name="T18" style:family="text">
      <style:text-properties fo:font-weight="bold" style:font-weight-asian="bold" style:font-weight-complex="bold"/>
    </style:style>
    <style:style style:name="T19" style:family="text">
      <style:text-properties fo:color="#000000" style:font-name="Arial" fo:font-size="12pt" style:text-underline-style="none" style:font-size-asian="10.5pt" style:font-size-complex="12pt"/>
    </style:style>
    <style:style style:name="T20" style:family="text">
      <style:text-properties style:font-name-complex="Arial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2">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756"><text:a xlink:type="simple" xlink:href="#1.Introduzione |outline" text:style-name="Page_20_Number" text:visited-style-name="Page_20_Number"><text:s/>1 Introduzione <text:tab/>5</text:a></text:p>
          <text:p text:style-name="P360"><text:a xlink:type="simple" xlink:href="#1.1.Scopo del documento |outline" text:style-name="Page_20_Number" text:visited-style-name="Page_20_Number"><text:s/>1.1 Scopo del documento <text:tab/>5</text:a></text:p>
          <text:p text:style-name="P360"><text:a xlink:type="simple" xlink:href="#1.2.Scopo del prodotto|outline" text:style-name="Page_20_Number" text:visited-style-name="Page_20_Number"><text:s/>1.2 Scopo del prodotto<text:tab/>5</text:a></text:p>
          <text:p text:style-name="P360"><text:a xlink:type="simple" xlink:href="#1.3.Glossario |outline" text:style-name="Page_20_Number" text:visited-style-name="Page_20_Number"><text:s/>1.3 Glossario <text:tab/>5</text:a></text:p>
          <text:p text:style-name="P360"><text:a xlink:type="simple" xlink:href="#1.4.Riferimenti|outline" text:style-name="Page_20_Number" text:visited-style-name="Page_20_Number"><text:s/>1.4 Riferimenti<text:tab/>5</text:a></text:p>
          <text:p text:style-name="P1756"><text:a xlink:type="simple" xlink:href="#2.Standard di progetto|outline" text:style-name="Page_20_Number" text:visited-style-name="Page_20_Number"><text:s/>2 Standard di progetto<text:tab/>5</text:a></text:p>
          <text:p text:style-name="P360"><text:a xlink:type="simple" xlink:href="#2.1.Standard di progettazione architetturale|outline" text:style-name="Page_20_Number" text:visited-style-name="Page_20_Number"><text:s/>2.1 Standard di progettazione architetturale<text:tab/>5</text:a></text:p>
          <text:p text:style-name="P360"><text:a xlink:type="simple" xlink:href="#2.2.Standard di documentazione del codice|outline" text:style-name="Page_20_Number" text:visited-style-name="Page_20_Number"><text:s/>2.2 Standard di documentazione del codice<text:tab/>5</text:a></text:p>
          <text:p text:style-name="P360"><text:a xlink:type="simple" xlink:href="#2.3.Standard di programmazione|outline" text:style-name="Page_20_Number" text:visited-style-name="Page_20_Number"><text:s/>2.3 Standard di programmazione<text:tab/>6</text:a></text:p>
          <text:p text:style-name="P360"><text:a xlink:type="simple" xlink:href="#2.4.Standard di denominazione di entità, relazione ed oggetti|outline" text:style-name="Page_20_Number" text:visited-style-name="Page_20_Number"><text:s/>2.4 Standard di denominazione di entità, relazione ed oggetti<text:tab/>6</text:a></text:p>
          <text:p text:style-name="P360"><text:a xlink:type="simple" xlink:href="#2.5.Strumenti di lavoro|outline" text:style-name="Page_20_Number" text:visited-style-name="Page_20_Number"><text:s/>2.5 Strumenti di lavoro<text:tab/>6</text:a></text:p>
          <text:p text:style-name="P1756"><text:a xlink:type="simple" xlink:href="#3.Specifica delle componenti|outline" text:style-name="Page_20_Number" text:visited-style-name="Page_20_Number"><text:s/>3 Specifica delle componenti<text:tab/>7</text:a></text:p>
          <text:p text:style-name="P360"><text:a xlink:type="simple" xlink:href="#3.1.Diagrammi|outline" text:style-name="Page_20_Number" text:visited-style-name="Page_20_Number"><text:s/>3.1 Diagrammi<text:tab/>7</text:a></text:p>
          <text:p text:style-name="P360"><text:a xlink:type="simple" xlink:href="#3.2.Interfaccia grafica|outline" text:style-name="Page_20_Number" text:visited-style-name="Page_20_Number"><text:s/>3.2 Interfaccia grafica<text:tab/>7</text:a></text:p>
          <text:p text:style-name="P1755"><text:a xlink:type="simple" xlink:href="#3.2.1.gui|outline" text:style-name="Page_20_Number" text:visited-style-name="Page_20_Number"><text:s/>3.2.1 gui<text:tab/>7</text:a></text:p>
          <text:p text:style-name="P1754"><text:a xlink:type="simple" xlink:href="#3.2.1.1.SiGeMv2View|outline" text:style-name="Page_20_Number" text:visited-style-name="Page_20_Number"><text:s/>3.2.1.1 SiGeMv2View<text:tab/>7</text:a></text:p>
          <text:p text:style-name="P1755"><text:a xlink:type="simple" xlink:href="#3.2.2.gui.dialog|outline" text:style-name="Page_20_Number" text:visited-style-name="Page_20_Number"><text:s/>3.2.2 gui.dialog<text:tab/>11</text:a></text:p>
          <text:p text:style-name="P1754"><text:a xlink:type="simple" xlink:href="#3.2.2.1.AssociazioniProcessiJDialog|outline" text:style-name="Page_20_Number" text:visited-style-name="Page_20_Number"><text:s/>3.2.2.1 AssociazioniProcessiJDialog<text:tab/>11</text:a></text:p>
          <text:p text:style-name="P1754"><text:a xlink:type="simple" xlink:href="#3.2.2.2.ConfigurazioneAmbienteJDialog|outline" text:style-name="Page_20_Number" text:visited-style-name="Page_20_Number"><text:s/>3.2.2.2 ConfigurazioneAmbienteJDialog<text:tab/>13</text:a></text:p>
          <text:p text:style-name="P1754"><text:a xlink:type="simple" xlink:href="#3.2.2.3.ModelloAssociazione|outline" text:style-name="Page_20_Number" text:visited-style-name="Page_20_Number"><text:s/>3.2.2.3 ModelloAssociazione<text:tab/>16</text:a></text:p>
          <text:p text:style-name="P1754"><text:a xlink:type="simple" xlink:href="#3.2.2.4.Modello Processi|outline" text:style-name="Page_20_Number" text:visited-style-name="Page_20_Number"><text:s/>3.2.2.4 Modello Processi<text:tab/>17</text:a></text:p>
          <text:p text:style-name="P1754"><text:a xlink:type="simple" xlink:href="#3.2.2.5.PoliticheJDialog|outline" text:style-name="Page_20_Number" text:visited-style-name="Page_20_Number"><text:s/>3.2.2.5 PoliticheJDialog<text:tab/>17</text:a></text:p>
          <text:p text:style-name="P1754"><text:a xlink:type="simple" xlink:href="#3.2.2.6.ProcessiJDialog|outline" text:style-name="Page_20_Number" text:visited-style-name="Page_20_Number"><text:s/>3.2.2.6 ProcessiJDialog<text:tab/>19</text:a></text:p>
          <text:p text:style-name="P1755"><text:a xlink:type="simple" xlink:href="#3.2.3.gui.utility|outline" text:style-name="Page_20_Number" text:visited-style-name="Page_20_Number"><text:s/>3.2.3 gui.utility<text:tab/>21</text:a></text:p>
          <text:p text:style-name="P1754"><text:a xlink:type="simple" xlink:href="#3.2.3.1.IconStylosoft|outline" text:style-name="Page_20_Number" text:visited-style-name="Page_20_Number"><text:s/>3.2.3.1 IconStylosoft<text:tab/>21</text:a></text:p>
          <text:p text:style-name="P1754"><text:a xlink:type="simple" xlink:href="#3.2.3.2.SquareDraw|outline" text:style-name="Page_20_Number" text:visited-style-name="Page_20_Number"><text:s/>3.2.3.2 SquareDraw<text:tab/>22</text:a></text:p>
          <text:p text:style-name="P1755"><text:a xlink:type="simple" xlink:href="#3.2.4.gui.view|outline" text:style-name="Page_20_Number" text:visited-style-name="Page_20_Number"><text:s/>3.2.4 gui.view<text:tab/>22</text:a></text:p>
          <text:p text:style-name="P1754"><text:a xlink:type="simple" xlink:href="#3.2.4.1.ViewFrameMemoria|outline" text:style-name="Page_20_Number" text:visited-style-name="Page_20_Number"><text:s/>3.2.4.1 ViewFrameMemoria<text:tab/>22</text:a></text:p>
          <text:p text:style-name="P1754"><text:a xlink:type="simple" xlink:href="#3.2.4.2.ViewStatistiche|outline" text:style-name="Page_20_Number" text:visited-style-name="Page_20_Number"><text:s/>3.2.4.2 ViewStatistiche<text:tab/>23</text:a></text:p>
          <text:p text:style-name="P1754"><text:a xlink:type="simple" xlink:href="#3.2.4.3.ViewStatoAvanzamentoProcessi|outline" text:style-name="Page_20_Number" text:visited-style-name="Page_20_Number"><text:s/>3.2.4.3 ViewStatoAvanzamentoProcessi<text:tab/>25</text:a></text:p>
          <text:p text:style-name="P1754"><text:a xlink:type="simple" xlink:href="#3.2.4.4.JPanelGrafico|outline" text:style-name="Page_20_Number" text:visited-style-name="Page_20_Number"><text:s/>3.2.4.4 JPanelGrafico<text:tab/>26</text:a></text:p>
          <text:p text:style-name="P360"><text:a xlink:type="simple" xlink:href="#3.3.Specifica parte logica|outline" text:style-name="Page_20_Number" text:visited-style-name="Page_20_Number"><text:s/>3.3 Specifica parte logica<text:tab/>28</text:a></text:p>
          <text:p text:style-name="P1755"><text:soft-page-break/><text:a xlink:type="simple" xlink:href="#3.3.1.logic|outline" text:style-name="Page_20_Number" text:visited-style-name="Page_20_Number"><text:s/>3.3.1 logic<text:tab/>28</text:a></text:p>
          <text:p text:style-name="P1754"><text:a xlink:type="simple" xlink:href="#3.3.1.1.Processore|outline" text:style-name="Page_20_Number" text:visited-style-name="Page_20_Number"><text:s/>3.3.1.1 Processore<text:tab/>28</text:a></text:p>
          <text:p text:style-name="P1755"><text:a xlink:type="simple" xlink:href="#3.3.2.logic.caricamento|outline" text:style-name="Page_20_Number" text:visited-style-name="Page_20_Number"><text:s/>3.3.2 logic.caricamento<text:tab/>29</text:a></text:p>
          <text:p text:style-name="P1754"><text:a xlink:type="simple" xlink:href="#3.3.2.1.GestioneFile|outline" text:style-name="Page_20_Number" text:visited-style-name="Page_20_Number"><text:s/>3.3.2.1 GestioneFile<text:tab/>29</text:a></text:p>
          <text:p text:style-name="P1755"><text:a xlink:type="simple" xlink:href="#3.3.3.logic.gestioneMemoria|outline" text:style-name="Page_20_Number" text:visited-style-name="Page_20_Number"><text:s/>3.3.3 logic.gestioneMemoria<text:tab/>30</text:a></text:p>
          <text:p text:style-name="P1754"><text:a xlink:type="simple" xlink:href="#3.3.3.1.GestoreMemoria|outline" text:style-name="Page_20_Number" text:visited-style-name="Page_20_Number"><text:s/>3.3.3.1 GestoreMemoria<text:tab/>30</text:a></text:p>
          <text:p text:style-name="P1754"><text:a xlink:type="simple" xlink:href="#3.3.3.2.GestoreMemoriaPaginata|outline" text:style-name="Page_20_Number" text:visited-style-name="Page_20_Number"><text:s/>3.3.3.2 GestoreMemoriaPaginata<text:tab/>31</text:a></text:p>
          <text:p text:style-name="P1754"><text:a xlink:type="simple" xlink:href="#3.3.3.3.GestoreMemoriaSegmentata|outline" text:style-name="Page_20_Number" text:visited-style-name="Page_20_Number"><text:s/>3.3.3.3 GestoreMemoriaSegmentata<text:tab/>33</text:a></text:p>
          <text:p text:style-name="P1754"><text:a xlink:type="simple" xlink:href="#3.3.3.4.Azione|outline" text:style-name="Page_20_Number" text:visited-style-name="Page_20_Number"><text:s/>3.3.3.4 Azione<text:tab/>35</text:a></text:p>
          <text:p text:style-name="P1754"><text:a xlink:type="simple" xlink:href="#3.3.3.5.AzionePagina|outline" text:style-name="Page_20_Number" text:visited-style-name="Page_20_Number"><text:s/>3.3.3.5 AzionePagina<text:tab/>36</text:a></text:p>
          <text:p text:style-name="P1754"><text:a xlink:type="simple" xlink:href="#3.3.3.6.AzioneSegmento|outline" text:style-name="Page_20_Number" text:visited-style-name="Page_20_Number"><text:s/>3.3.3.6 AzioneSegmento<text:tab/>36</text:a></text:p>
          <text:p text:style-name="P1754"><text:a xlink:type="simple" xlink:href="#3.3.3.7.IAllocazione|outline" text:style-name="Page_20_Number" text:visited-style-name="Page_20_Number"><text:s/>3.3.3.7 IAllocazione<text:tab/>37</text:a></text:p>
          <text:p text:style-name="P1754"><text:a xlink:type="simple" xlink:href="#3.3.3.8.IRimpiazzo|outline" text:style-name="Page_20_Number" text:visited-style-name="Page_20_Number"><text:s/>3.3.3.8 IRimpiazzo<text:tab/>37</text:a></text:p>
          <text:p text:style-name="P1754"><text:a xlink:type="simple" xlink:href="#3.3.3.9.FirstFit,BestFit,NextFit,QuickFit,WorstFit|outline" text:style-name="Page_20_Number" text:visited-style-name="Page_20_Number"><text:s/>3.3.3.9 FirstFit,BestFit,NextFit,QuickFit,WorstFit<text:tab/>38</text:a></text:p>
          <text:p text:style-name="P1754"><text:a xlink:type="simple" xlink:href="#3.3.3.10.A|outline" text:style-name="Page_20_Number" text:visited-style-name="Page_20_Number"><text:s/>3.3.3.10 A<text:tab/>39</text:a></text:p>
          <text:p text:style-name="P1754"><text:a xlink:type="simple" xlink:href="#3.3.3.11.C|outline" text:style-name="Page_20_Number" text:visited-style-name="Page_20_Number"><text:s/>3.3.3.11 C<text:tab/>40</text:a></text:p>
          <text:p text:style-name="P1754"><text:a xlink:type="simple" xlink:href="#3.3.3.12.FIFO|outline" text:style-name="Page_20_Number" text:visited-style-name="Page_20_Number"><text:s/>3.3.3.12 FIFO<text:tab/>41</text:a></text:p>
          <text:p text:style-name="P1754"><text:a xlink:type="simple" xlink:href="#3.3.3.13.LRU|outline" text:style-name="Page_20_Number" text:visited-style-name="Page_20_Number"><text:s/>3.3.3.13 LRU<text:tab/>42</text:a></text:p>
          <text:p text:style-name="P1754"><text:a xlink:type="simple" xlink:href="#3.3.3.14.NFU|outline" text:style-name="Page_20_Number" text:visited-style-name="Page_20_Number"><text:s/>3.3.3.14 NFU<text:tab/>43</text:a></text:p>
          <text:p text:style-name="P1754"><text:a xlink:type="simple" xlink:href="#3.3.3.15.NRU|outline" text:style-name="Page_20_Number" text:visited-style-name="Page_20_Number"><text:s/>3.3.3.15 NRU<text:tab/>45</text:a></text:p>
          <text:p text:style-name="P1754"><text:a xlink:type="simple" xlink:href="#3.3.3.16.SC|outline" text:style-name="Page_20_Number" text:visited-style-name="Page_20_Number"><text:s/>3.3.3.16 SC<text:tab/>46</text:a></text:p>
          <text:p text:style-name="P1754"><text:a xlink:type="simple" xlink:href="#3.3.3.17.RAMPaginata|outline" text:style-name="Page_20_Number" text:visited-style-name="Page_20_Number"><text:s/>3.3.3.17 RAMPaginata<text:tab/>47</text:a></text:p>
          <text:p text:style-name="P1754"><text:a xlink:type="simple" xlink:href="#3.3.3.18.SwapPaginata|outline" text:style-name="Page_20_Number" text:visited-style-name="Page_20_Number"><text:s/>3.3.3.18 SwapPaginata<text:tab/>48</text:a></text:p>
          <text:p text:style-name="P1754"><text:a xlink:type="simple" xlink:href="#3.3.3.19.RAMSegmentata|outline" text:style-name="Page_20_Number" text:visited-style-name="Page_20_Number"><text:s/>3.3.3.19 RAMSegmentata<text:tab/>49</text:a></text:p>
          <text:p text:style-name="P1754"><text:a xlink:type="simple" xlink:href="#3.3.3.20.SwapSegmentata|outline" text:style-name="Page_20_Number" text:visited-style-name="Page_20_Number"><text:s/>3.3.3.20 SwapSegmentata<text:tab/>51</text:a></text:p>
          <text:p text:style-name="P1754"><text:a xlink:type="simple" xlink:href="#3.3.3.21.Memoria|outline" text:style-name="Page_20_Number" text:visited-style-name="Page_20_Number"><text:s/>3.3.3.21 Memoria<text:tab/>52</text:a></text:p>
          <text:p text:style-name="P1754"><text:a xlink:type="simple" xlink:href="#3.3.3.22.MemoriaPaginata|outline" text:style-name="Page_20_Number" text:visited-style-name="Page_20_Number"><text:s/>3.3.3.22 MemoriaPaginata<text:tab/>53</text:a></text:p>
          <text:p text:style-name="P1754"><text:a xlink:type="simple" xlink:href="#3.3.3.23.MemoriaSegmentata|outline" text:style-name="Page_20_Number" text:visited-style-name="Page_20_Number"><text:s/>3.3.3.23 MemoriaSegmentata<text:tab/>54</text:a></text:p>
          <text:p text:style-name="P1754"><text:a xlink:type="simple" xlink:href="#3.3.3.24.PaginaNulla|outline" text:style-name="Page_20_Number" text:visited-style-name="Page_20_Number"><text:s/>3.3.3.24 PaginaNulla<text:tab/>55</text:a></text:p>
          <text:p text:style-name="P1754"><text:a xlink:type="simple" xlink:href="#3.3.3.25.MemoriaEsaurita|outline" text:style-name="Page_20_Number" text:visited-style-name="Page_20_Number"><text:s/>3.3.3.25 MemoriaEsaurita<text:tab/>55</text:a></text:p>
          <text:p text:style-name="P1754"><text:a xlink:type="simple" xlink:href="#3.3.3.26.FrameMemoria|outline" text:style-name="Page_20_Number" text:visited-style-name="Page_20_Number"><text:s/>3.3.3.26 FrameMemoria<text:tab/>55</text:a></text:p>
          <text:p text:style-name="P1754"><text:a xlink:type="simple" xlink:href="#3.3.3.27.Pagina|outline" text:style-name="Page_20_Number" text:visited-style-name="Page_20_Number"><text:s/>3.3.3.27 Pagina<text:tab/>57</text:a></text:p>
          <text:p text:style-name="P1754"><text:a xlink:type="simple" xlink:href="#3.3.3.28.Segmento|outline" text:style-name="Page_20_Number" text:visited-style-name="Page_20_Number"><text:s/>3.3.3.28 Segmento<text:tab/>59</text:a></text:p>
          <text:p text:style-name="P1755"><text:a xlink:type="simple" xlink:href="#3.3.4.logic.parametri|outline" text:style-name="Page_20_Number" text:visited-style-name="Page_20_Number"><text:s/>3.3.4 logic.parametri<text:tab/>61</text:a></text:p>
          <text:p text:style-name="P1754"><text:a xlink:type="simple" xlink:href="#3.3.4.1.ConfigurazioneIniziale|outline" text:style-name="Page_20_Number" text:visited-style-name="Page_20_Number"><text:s/>3.3.4.1 ConfigurazioneIniziale<text:tab/>61</text:a></text:p>
          <text:p text:style-name="P1754"><text:a xlink:type="simple" xlink:href="#3.3.4.2.EccezioneConfigurazioneNonValida|outline" text:style-name="Page_20_Number" text:visited-style-name="Page_20_Number"><text:s/>3.3.4.2 EccezioneConfigurazioneNonValida<text:tab/>63</text:a></text:p>
          <text:p text:style-name="P1754"><text:a xlink:type="simple" xlink:href="#3.3.4.3.Id|outline" text:style-name="Page_20_Number" text:visited-style-name="Page_20_Number"><text:s/>3.3.4.3 Id<text:tab/>64</text:a></text:p>
          <text:p text:style-name="P1754"><text:a xlink:type="simple" xlink:href="#3.3.4.4.Processo|outline" text:style-name="Page_20_Number" text:visited-style-name="Page_20_Number"><text:s/>3.3.4.4 Processo<text:tab/>64</text:a></text:p>
          <text:p text:style-name="P1754"><text:a xlink:type="simple" xlink:href="#3.3.4.5.ProcessoConPriorita|outline" text:style-name="Page_20_Number" text:visited-style-name="Page_20_Number"><text:s/>3.3.4.5 ProcessoConPriorita<text:tab/>66</text:a></text:p>
          <text:p text:style-name="P1755"><text:a xlink:type="simple" xlink:href="#3.3.5.logic.simulazione|outline" text:style-name="Page_20_Number" text:visited-style-name="Page_20_Number"><text:s/>3.3.5 logic.simulazione<text:tab/>67</text:a></text:p>
          <text:p text:style-name="P1754"><text:soft-page-break/><text:a xlink:type="simple" xlink:href="#3.3.5.1.Simulazione|outline" text:style-name="Page_20_Number" text:visited-style-name="Page_20_Number"><text:s/>3.3.5.1 Simulazione<text:tab/>67</text:a></text:p>
          <text:p text:style-name="P1754"><text:a xlink:type="simple" xlink:href="#3.3.5.2.Player|outline" text:style-name="Page_20_Number" text:visited-style-name="Page_20_Number"><text:s/>3.3.5.2 Player<text:tab/>68</text:a></text:p>
          <text:p text:style-name="P1754"><text:a xlink:type="simple" xlink:href="#3.3.5.3.Statistiche|outline" text:style-name="Page_20_Number" text:visited-style-name="Page_20_Number"><text:s/>3.3.5.3 Statistiche<text:tab/>70</text:a></text:p>
          <text:p text:style-name="P1754"><text:a xlink:type="simple" xlink:href="#3.3.5.4.Istante|outline" text:style-name="Page_20_Number" text:visited-style-name="Page_20_Number"><text:s/>3.3.5.4 Istante<text:tab/>72</text:a></text:p>
          <text:p text:style-name="P1755"><text:a xlink:type="simple" xlink:href="#3.3.6.logic.schedulazione|outline" text:style-name="Page_20_Number" text:visited-style-name="Page_20_Number"><text:s/>3.3.6 logic.schedulazione<text:tab/>74</text:a></text:p>
          <text:p text:style-name="P1754"><text:a xlink:type="simple" xlink:href="#3.3.6.1.PoliticaOrdinamentoProcessi|outline" text:style-name="Page_20_Number" text:visited-style-name="Page_20_Number"><text:s/>3.3.6.1 PoliticaOrdinamentoProcessi<text:tab/>74</text:a></text:p>
          <text:p text:style-name="P1754"><text:a xlink:type="simple" xlink:href="#3.3.6.2.ConQuanti|outline" text:style-name="Page_20_Number" text:visited-style-name="Page_20_Number"><text:s/>3.3.6.2 ConQuanti<text:tab/>75</text:a></text:p>
          <text:p text:style-name="P1754"><text:a xlink:type="simple" xlink:href="#3.3.6.3.FCFS|outline" text:style-name="Page_20_Number" text:visited-style-name="Page_20_Number"><text:s/>3.3.6.3 FCFS<text:tab/>76</text:a></text:p>
          <text:p text:style-name="P1754"><text:a xlink:type="simple" xlink:href="#3.3.6.4.PCB|outline" text:style-name="Page_20_Number" text:visited-style-name="Page_20_Number"><text:s/>3.3.6.4 PCB<text:tab/>77</text:a></text:p>
          <text:p text:style-name="P1754"><text:a xlink:type="simple" xlink:href="#3.3.6.5.Priorita|outline" text:style-name="Page_20_Number" text:visited-style-name="Page_20_Number"><text:s/>3.3.6.5 Priorita<text:tab/>79</text:a></text:p>
          <text:p text:style-name="P1754"><text:a xlink:type="simple" xlink:href="#3.3.6.6.RR|outline" text:style-name="Page_20_Number" text:visited-style-name="Page_20_Number"><text:s/>3.3.6.6 RR<text:tab/>81</text:a></text:p>
          <text:p text:style-name="P1754"><text:a xlink:type="simple" xlink:href="#3.3.6.7.RRConPriorita|outline" text:style-name="Page_20_Number" text:visited-style-name="Page_20_Number"><text:s/>3.3.6.7 RRConPriorita<text:tab/>82</text:a></text:p>
          <text:p text:style-name="P1754"><text:a xlink:type="simple" xlink:href="#3.3.6.8.RRConPrioritaConPrerilascio|outline" text:style-name="Page_20_Number" text:visited-style-name="Page_20_Number"><text:s/>3.3.6.8 RRConPrioritaConPrerilascio<text:tab/>84</text:a></text:p>
          <text:p text:style-name="P1754"><text:a xlink:type="simple" xlink:href="#3.3.6.9.SJF|outline" text:style-name="Page_20_Number" text:visited-style-name="Page_20_Number"><text:s/>3.3.6.9 SJF<text:tab/>85</text:a></text:p>
          <text:p text:style-name="P1754"><text:a xlink:type="simple" xlink:href="#3.3.6.10.SRTN|outline" text:style-name="Page_20_Number" text:visited-style-name="Page_20_Number"><text:s/>3.3.6.10 SRTN<text:tab/>87</text:a></text:p>
          <text:p text:style-name="P1754"><text:a xlink:type="simple" xlink:href="#3.3.6.11.Scheduler|outline" text:style-name="Page_20_Number" text:visited-style-name="Page_20_Number"><text:s/>3.3.6.11 Scheduler<text:tab/>88</text:a></text:p>
          <text:p text:style-name="P1756"><text:a xlink:type="simple" xlink:href="#4.Appendice|outline" text:style-name="Page_20_Number" text:visited-style-name="Page_20_Number"><text:s/>4 Appendice<text:tab/>91</text:a></text:p>
          <text:p text:style-name="P360"><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65"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65" text:outline-level="2">Scopo del prodotto</text:h>
            </text:list-item>
          </text:list>
        </text:list-item>
      </text:list>
      <text:p text:style-name="P82"><text:tab/>Lo scopo del prodotto SiGeM è quello di fornire un sistema didattico destinato allo studio dei meccanismi di gestione della memoria in un <text:span text:style-name="T11">elaboratore</text:span><text:span text:style-name="T16"> multiprogrammato</text:span>. Tale software consentirà all'utilizzatore di simulare il comportamento di vari algoritmi di rimpiazzo delle <text:span text:style-name="T16">pagine</text:span> e <text:span text:style-name="T16">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5" text:outline-level="2">Glossario </text:h>
            </text:list-item>
          </text:list>
        </text:list-item>
      </text:list>
      <text:p text:style-name="P81"><text:tab/>I termini in <text:span text:style-name="T16">corsivo</text:span><text:span text:style-name="T11"> sono descritti per una migliore comprensione in [G], allegato a questo documento.</text:span></text:p>
      <text:list text:style-name="L1" text:continue-numbering="true">
        <text:list-item>
          <text:list text:continue-numbering="true">
            <text:list-item>
              <text:h text:style-name="P168" text:outline-level="2">Riferimenti</text:h>
            </text:list-item>
          </text:list>
        </text:list-item>
      </text:list>
      <text:list text:style-name="L2">
        <text:list-item>
          <text:p text:style-name="P371">[AR] Analisi_dei_requisiti_2.0.pdf</text:p>
        </text:list-item>
        <text:list-item>
          <text:p text:style-name="P371">[SF] Studio_di_fattibilita_1.2.pdf</text:p>
        </text:list-item>
        <text:list-item>
          <text:p text:style-name="P371">[G] Glossario_3.0.pdf</text:p>
        </text:list-item>
        <text:list-item>
          <text:p text:style-name="P371">[PP] Piano_di_progetto_3.0.pdf</text:p>
        </text:list-item>
        <text:list-item>
          <text:p text:style-name="P371">[NP] Norme_di_progetto_3_0.pdf</text:p>
        </text:list-item>
        <text:list-item>
          <text:p text:style-name="P371">[ST] Specifica_tecnica_3.0.pdf</text:p>
        </text:list-item>
      </text:list>
      <text:list text:style-name="L1" text:continue-numbering="true">
        <text:list-item>
          <text:h text:style-name="P1751" text:outline-level="1">Standard di progetto</text:h>
          <text:list>
            <text:list-item>
              <text:h text:style-name="P165" text:outline-level="2">Standard di progettazione architetturale</text:h>
            </text:list-item>
          </text:list>
        </text:list-item>
      </text:list>
      <text:p text:style-name="Text_20_body"><text:tab/>Per la realizzazione dei diagrammi è stato seguito lo standard <text:span text:style-name="T16">UML</text:span> v2.0.</text:p>
      <text:list text:style-name="L1" text:continue-numbering="true">
        <text:list-item>
          <text:list text:continue-numbering="true">
            <text:list-item>
              <text:h text:style-name="P170" text:outline-level="2">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soft-page-break/>Ogni file di codice dovrà inoltre contenere un'intestazione come quella descritta nel file intestazione.txt</text:p>
      <text:list text:style-name="L1" text:continue-numbering="true">
        <text:list-item>
          <text:list text:continue-numbering="true">
            <text:list-item>
              <text:h text:style-name="P170" text:outline-level="2">Standard di programmazione</text:h>
            </text:list-item>
          </text:list>
        </text:list-item>
      </text:list>
      <text:p text:style-name="Text_20_body"><text:span text:style-name="T14"><text:tab/></text:span><text:span text:style-name="T8">Come linguaggio di programmazione è stato deciso di usare il linguaggio di programmazione </text:span><text:span text:style-name="T9">Java</text:span><text:span text:style-name="T8"> della Sun Microsystem Inc. versione 1.5.</text:span></text:p>
      <text:p text:style-name="P87">Per la denominazione delle classi, metodi, attributi, ecc... sono state usate le convenzioni usuali di codifica per gli identificatori adottate in ambiente <text:span text:style-name="T16">Java</text:span>. Per esempio:</text:p>
      <text:list text:style-name="L3">
        <text:list-item>
          <text:p text:style-name="P92">Classe: class VariabileComplessa</text:p>
        </text:list-item>
        <text:list-item>
          <text:p text:style-name="P92">Metodo: aggiungiMetodo()</text:p>
        </text:list-item>
        <text:list-item>
          <text:p text:style-name="P92">Variabile: giacomoLeopardi</text:p>
        </text:list-item>
        <text:list-item>
          <text:p text:style-name="P92">Variabili final: MAX_SIZE</text:p>
        </text:list-item>
      </text:list>
      <text:p text:style-name="P87">Per maggiori dettagli si rimanda a [NP] al paragrafo “Codifica”.</text:p>
      <text:list text:style-name="L1" text:continue-numbering="true">
        <text:list-item>
          <text:list text:continue-numbering="true">
            <text:list-item>
              <text:h text:style-name="P165"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0" text:outline-level="2">Strumenti di lavoro</text:h>
            </text:list-item>
          </text:list>
        </text:list-item>
      </text:list>
      <text:p text:style-name="Standard"><text:span text:style-name="T14"><text:tab/>Per la realizzazione dei diagrammi </text:span><text:span text:style-name="T17">UML</text:span><text:span text:style-name="T14"> e per la programmazione è stato utilizzato l'ambiente di sviluppo NetBeans 6 (</text:span><text:a xlink:type="simple" xlink:href="http://www.netbeans.org/"><text:span text:style-name="T14">www.netbeans.org</text:span></text:a><text:span text:style-name="T14">) in quanto distribuito con licenza GPL</text:span></text:p>
      <text:p text:style-name="P54"/>
      <text:h text:style-name="P90" text:outline-level="1" text:is-list-header="true"/>
      <text:list text:style-name="L1" text:continue-numbering="true">
        <text:list-item>
          <text:h text:style-name="P1751" text:outline-level="1"><text:span text:style-name="T14">Specifica delle componenti</text:span></text:h>
          <text:list>
            <text:list-item>
              <text:h text:style-name="P170" text:outline-level="2">Diagrammi</text:h>
            </text:list-item>
          </text:list>
        </text:list-item>
      </text:list>
      <text:p text:style-name="Text_20_body">Per la specifica dei diagrammi si rimanda alla [ST]</text:p>
      <text:list text:style-name="L1" text:continue-numbering="true">
        <text:list-item>
          <text:list text:continue-numbering="true">
            <text:list-item>
              <text:h text:style-name="P170" text:outline-level="2">Interfaccia grafica</text:h>
              <text:list>
                <text:list-item>
                  <text:h text:style-name="P361" text:outline-level="3">gui</text:h>
                  <text:list>
                    <text:list-item>
                      <text:h text:style-name="P102" text:outline-level="4">SiGeMv2View</text:h>
                    </text:list-item>
                  </text:list>
                </text:list-item>
              </text:list>
            </text:list-item>
          </text:list>
        </text:list-item>
      </text:list>
      <text:list text:style-name="L4">
        <text:list-item>
          <text:p text:style-name="P377">Tipo, obiettivo e funzione della classe/interfaccia:</text:p>
          <text:list>
            <text:list-item>
              <text:list>
                <text:list-header>
                  <text:p text:style-name="P722">E' la classe principale creata per far partire l'interfaccia grafica dell'applicazione SigeMv2.</text:p>
                </text:list-header>
              </text:list>
            </text:list-item>
          </text:list>
        </text:list-item>
      </text:list>
      <text:p text:style-name="P31"/>
      <text:list text:style-name="L4">
        <text:list-item text:start-value="1">
          <text:p text:style-name="P377">Relazioni d'uso con altre componenti:</text:p>
          <text:p text:style-name="P722"><text:tab/>Utilizza i metodi getGeneralIcon della classe IconStylosoft</text:p>
        </text:list-item>
      </text:list>
      <text:p text:style-name="P31"/>
      <text:list text:style-name="L4">
        <text:list-item text:start-value="1">
          <text:p text:style-name="P377">Attività svolte e dati trattati:</text:p>
          <text:list>
            <text:list-item>
              <text:p text:style-name="P377">Campi dati:</text:p>
              <text:list>
                <text:list-item>
                  <text:p text:style-name="P178">private RootWindow rootWindow</text:p>
                  <text:list>
                    <text:list-item>
                      <text:list>
                        <text:list-header>
                          <text:p text:style-name="P178">La finestra principale alla quale vengono aggiunte le View, i menu e leToolBar.</text:p>
                          <text:p text:style-name="P178"/>
                        </text:list-header>
                      </text:list>
                    </text:list-item>
                  </text:list>
                </text:list-item>
                <text:list-item>
                  <text:p text:style-name="P178">private View[] views</text:p>
                  <text:list>
                    <text:list-item>
                      <text:list>
                        <text:list-header>
                          <text:p text:style-name="P178">Array delle viste statiche</text:p>
                          <text:p text:style-name="P178"/>
                        </text:list-header>
                      </text:list>
                    </text:list-item>
                  </text:list>
                </text:list-item>
                <text:list-item>
                  <text:p text:style-name="P178">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78">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78">private DockingWindowsTheme currentTheme</text:p>
                  <text:list>
                    <text:list-item>
                      <text:list>
                        <text:list-header>
                          <text:p text:style-name="P178">Il tema applicato all'interfaccia grafica</text:p>
                          <text:p text:style-name="P178"/>
                        </text:list-header>
                      </text:list>
                    </text:list-item>
                  </text:list>
                </text:list-item>
                <text:list-item>
                  <text:p text:style-name="P178"><text:soft-page-break/>private RootWindowProperties properties</text:p>
                  <text:list>
                    <text:list-item>
                      <text:list>
                        <text:list-header>
                          <text:p text:style-name="P178">Un oggetto che contiene tutte le modifiche apportate alle caratteristiche di pulsanti, menù, grafica</text:p>
                        </text:list-header>
                      </text:list>
                    </text:list-item>
                  </text:list>
                  <text:p text:style-name="P178"/>
                </text:list-item>
                <text:list-item>
                  <text:p text:style-name="P178">private ActionListener lnrWindow</text:p>
                  <text:list>
                    <text:list-item>
                      <text:list>
                        <text:list-header>
                          <text:p text:style-name="P178">Contiene la gestione degli eventi del menù Finestra</text:p>
                          <text:p text:style-name="P178"/>
                        </text:list-header>
                      </text:list>
                    </text:list-item>
                  </text:list>
                </text:list-item>
                <text:list-item>
                  <text:p text:style-name="P178">private JFrame frame</text:p>
                  <text:list>
                    <text:list-header>
                      <text:p text:style-name="P178">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78">private boolean statoGui</text:p>
                  <text:list>
                    <text:list-item>
                      <text:list>
                        <text:list-header>
                          <text:p text:style-name="P178">Rappresenta lo stato della Gui, vale true se la simulazione e' in avanzamento automatico, false, se e' interrotta.</text:p>
                        </text:list-header>
                      </text:list>
                      <text:p text:style-name="P178"/>
                    </text:list-item>
                  </text:list>
                </text:list-item>
                <text:list-item>
                  <text:p text:style-name="P178">String messaggioSimTerminata</text:p>
                  <text:list>
                    <text:list-item>
                      <text:list>
                        <text:list-header>
                          <text:p text:style-name="P178">Messaggio di default visualizzato a simulazione terminata.</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78">private JButton jButtonSimulazionePlay </text:p>
                  <text:list>
                    <text:list-item>
                      <text:list>
                        <text:list-header>
                          <text:p text:style-name="P178">Bottone per far partire la simulazione</text:p>
                          <text:p text:style-name="P178"/>
                        </text:list-header>
                      </text:list>
                    </text:list-item>
                  </text:list>
                </text:list-item>
                <text:list-item>
                  <text:p text:style-name="P178">private JButton jButtonSimulazioneStop</text:p>
                  <text:list>
                    <text:list-item>
                      <text:list>
                        <text:list-header>
                          <text:p text:style-name="P178">Bottone per stoppare la simulazione</text:p>
                          <text:p text:style-name="P178"/>
                        </text:list-header>
                      </text:list>
                    </text:list-item>
                  </text:list>
                </text:list-item>
                <text:list-item>
                  <text:p text:style-name="P178">private JButton jButtonSimulazioneInizio</text:p>
                  <text:list>
                    <text:list-item>
                      <text:list>
                        <text:list-header>
                          <text:p text:style-name="P178">Bottone per portare la simulazione allo stato iniziale</text:p>
                          <text:p text:style-name="P178"/>
                        </text:list-header>
                      </text:list>
                    </text:list-item>
                  </text:list>
                </text:list-item>
                <text:list-item>
                  <text:p text:style-name="P178">private JButton jButtonSimulazioneFine</text:p>
                  <text:list>
                    <text:list-item>
                      <text:list>
                        <text:list-header>
                          <text:p text:style-name="P178">Bottone per portare la simulazione allo stato finale</text:p>
                          <text:p text:style-name="P178"/>
                        </text:list-header>
                      </text:list>
                    </text:list-item>
                  </text:list>
                </text:list-item>
                <text:list-item>
                  <text:p text:style-name="P178">private JButton jButtonNuovaConfigurazione</text:p>
                  <text:list>
                    <text:list-item>
                      <text:list>
                        <text:list-header>
                          <text:p text:style-name="P178">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78">private JButton jButtonApriConfigurazione</text:p>
                  <text:list>
                    <text:list-item>
                      <text:list>
                        <text:list-header>
                          <text:p text:style-name="P178">Bottone per aprire la finestra per caricare il file di configurazione (se è stata salvata dall'utente)</text:p>
                          <text:p text:style-name="P178"/>
                        </text:list-header>
                      </text:list>
                    </text:list-item>
                  </text:list>
                </text:list-item>
                <text:list-item>
                  <text:p text:style-name="P178">private JButton jButtonSalvaConfigurazione</text:p>
                  <text:list>
                    <text:list-item>
                      <text:list>
                        <text:list-header>
                          <text:p text:style-name="P178">Bottone per salvare la configurazione attuale in un file</text:p>
                          <text:p text:style-name="P178"/>
                        </text:list-header>
                      </text:list>
                    </text:list-item>
                  </text:list>
                </text:list-item>
                <text:list-item>
                  <text:p text:style-name="P178">private JButton jButtonHelp</text:p>
                  <text:list>
                    <text:list-item>
                      <text:list>
                        <text:list-header>
                          <text:p text:style-name="P178"><text:soft-page-break/>Bottone per visualizzare la guida</text:p>
                          <text:p text:style-name="P178"/>
                        </text:list-header>
                      </text:list>
                    </text:list-item>
                  </text:list>
                </text:list-item>
                <text:list-item>
                  <text:p text:style-name="P178">private JMenuItem jSimulazioneItemPlay</text:p>
                  <text:list>
                    <text:list-item>
                      <text:list>
                        <text:list-header>
                          <text:p text:style-name="P178">Voce del menù “simulazione” per far partire la simulazione</text:p>
                          <text:p text:style-name="P178"/>
                        </text:list-header>
                      </text:list>
                    </text:list-item>
                  </text:list>
                </text:list-item>
                <text:list-item>
                  <text:p text:style-name="P178">private JMenuItem jSimulazioneItemStop</text:p>
                  <text:list>
                    <text:list-item>
                      <text:list>
                        <text:list-header>
                          <text:p text:style-name="P178">Voce del menù “simulazione” per stoppare la simulazione</text:p>
                          <text:p text:style-name="P178"/>
                        </text:list-header>
                      </text:list>
                    </text:list-item>
                  </text:list>
                </text:list-item>
                <text:list-item>
                  <text:p text:style-name="P178">private JMenuItem jSimulazioneItemInizio</text:p>
                  <text:list>
                    <text:list-item>
                      <text:list>
                        <text:list-header>
                          <text:p text:style-name="P178">Voce del menù “simulazione” per portare la simulazione allo stato iniziale</text:p>
                          <text:p text:style-name="P178"/>
                        </text:list-header>
                      </text:list>
                    </text:list-item>
                  </text:list>
                </text:list-item>
                <text:list-item>
                  <text:p text:style-name="P178">private JMenuItem jSimulazioneItemFine</text:p>
                  <text:list>
                    <text:list-item>
                      <text:list>
                        <text:list-header>
                          <text:p text:style-name="P178">Voce del menù “simulazione” per portare la simulazione allo stato finale</text:p>
                          <text:p text:style-name="P178"/>
                        </text:list-header>
                      </text:list>
                    </text:list-item>
                  </text:list>
                </text:list-item>
                <text:list-item>
                  <text:p text:style-name="P178">private JMenuItem jFileItemNuovaConfigurazione</text:p>
                  <text:list>
                    <text:list-item>
                      <text:list>
                        <text:list-header>
                          <text:p text:style-name="P178">Voce del menù “File” per aprire il wizard per la nuova configurazione</text:p>
                          <text:p text:style-name="P178"/>
                        </text:list-header>
                      </text:list>
                    </text:list-item>
                  </text:list>
                </text:list-item>
                <text:list-item>
                  <text:p text:style-name="P178">private JMenuItem jFileItemApriConfigurazione</text:p>
                  <text:list>
                    <text:list-item>
                      <text:list>
                        <text:list-header>
                          <text:p text:style-name="P178">Voce del menù “File” <text:s/>per aprire la finestra per caricare il file di configurazione (se è stata salvata dall'utente</text:p>
                          <text:p text:style-name="P178"/>
                        </text:list-header>
                      </text:list>
                    </text:list-item>
                  </text:list>
                </text:list-item>
                <text:list-item>
                  <text:p text:style-name="P178">private JMenuItem jFileItemSalvaConfigurazione</text:p>
                  <text:list>
                    <text:list-item>
                      <text:list>
                        <text:list-header>
                          <text:p text:style-name="P178">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78">private JMenuItem jFileItemEsci</text:p>
                  <text:list>
                    <text:list-item>
                      <text:list>
                        <text:list-header>
                          <text:p text:style-name="P178">Voce del menù “File” per terminare l'applicazione</text:p>
                          <text:p text:style-name="P178"/>
                        </text:list-header>
                      </text:list>
                    </text:list-item>
                  </text:list>
                </text:list-item>
                <text:list-item>
                  <text:p text:style-name="P178">private GestioneFile gestioneFile</text:p>
                  <text:list>
                    <text:list-item>
                      <text:list>
                        <text:list-header>
                          <text:p text:style-name="P178">Riferisce un'istanza per la gestione completa di un file</text:p>
                          <text:p text:style-name="P178"/>
                        </text:list-header>
                      </text:list>
                    </text:list-item>
                  </text:list>
                </text:list-item>
                <text:list-item>
                  <text:p text:style-name="P178">private ConfigurazioneAmbienteJDialog <text:s/>configurazioneAmbiente</text:p>
                  <text:list>
                    <text:list-item>
                      <text:list>
                        <text:list-header>
                          <text:p text:style-name="P178">Riferisce un'istanza per il wizard di configurazione</text:p>
                          <text:p text:style-name="P178"/>
                        </text:list-header>
                      </text:list>
                    </text:list-item>
                  </text:list>
                </text:list-item>
                <text:list-item>
                  <text:p text:style-name="P178">private ConfigurazioneIniziale configurazioneIniziale</text:p>
                  <text:list>
                    <text:list-item>
                      <text:list>
                        <text:list-header>
                          <text:p text:style-name="P178">Riferisce un'istanza per la configurazione iniziale prima della simulazione</text:p>
                          <text:p text:style-name="P178"/>
                        </text:list-header>
                      </text:list>
                    </text:list-item>
                  </text:list>
                </text:list-item>
                <text:list-item>
                  <text:p text:style-name="P178">private Player player</text:p>
                  <text:list>
                    <text:list-item>
                      <text:list>
                        <text:list-header>
                          <text:p text:style-name="P178"><text:soft-page-break/>Riferisce un'istanza di player per impostare la simulazione ed eseguirla</text:p>
                        </text:list-header>
                      </text:list>
                    </text:list-item>
                  </text:list>
                </text:list-item>
              </text:list>
            </text:list-item>
          </text:list>
        </text:list-item>
      </text:list>
      <text:p text:style-name="P31"/>
      <text:list text:style-name="L4">
        <text:list-item text:start-value="1">
          <text:list>
            <text:list-item text:start-value="1">
              <text:p text:style-name="P377">Costruttori:</text:p>
            </text:list-item>
          </text:list>
        </text:list-item>
      </text:list>
      <text:list text:style-name="L4">
        <text:list-item text:start-value="1">
          <text:list>
            <text:list-item text:start-value="1">
              <text:list>
                <text:list-item text:start-value="1">
                  <text:p text:style-name="P722"><text:s/>public SiGeMv2View()</text:p>
                  <text:list>
                    <text:list-item>
                      <text:list>
                        <text:list-header>
                          <text:p text:style-name="P722">Unico costruttore della classe SiGeMv2View.</text:p>
                          <text:p text:style-name="P722">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77">Metodi:</text:p>
              <text:list>
                <text:list-item>
                  <text:p text:style-name="P306">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306">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22">private void creaConfigurazione() </text:p>
                  <text:list>
                    <text:list-item>
                      <text:list>
                        <text:list-header>
                          <text:p text:style-name="P722">Metodo che carica il primo passo del wizard di configurazione</text:p>
                          <text:p text:style-name="P722"/>
                        </text:list-header>
                      </text:list>
                    </text:list-item>
                  </text:list>
                </text:list-item>
                <text:list-item>
                  <text:p text:style-name="P306">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306">private void creaPlayer()</text:p>
                  <text:list>
                    <text:list-item>
                      <text:list>
                        <text:list-header>
                          <text:p text:style-name="P306">Metodo che istanzia Player</text:p>
                        </text:list-header>
                      </text:list>
                    </text:list-item>
                  </text:list>
                  <text:p text:style-name="P306"><text:s text:c="13"/></text:p>
                </text:list-item>
              </text:list>
            </text:list-item>
          </text:list>
        </text:list-item>
      </text:list>
      <text:list text:style-name="L4">
        <text:list-item text:start-value="1">
          <text:list>
            <text:list-item text:start-value="1">
              <text:list>
                <text:list-item text:start-value="1">
                  <text:p text:style-name="P722">private JMenu createFileMenu()</text:p>
                  <text:list>
                    <text:list-item>
                      <text:list>
                        <text:list-header>
                          <text:p text:style-name="P722">Metodo che crea tutte le voci del menù “File”</text:p>
                          <text:p text:style-name="P722"/>
                        </text:list-header>
                      </text:list>
                    </text:list-item>
                  </text:list>
                </text:list-item>
              </text:list>
            </text:list-item>
          </text:list>
        </text:list-item>
      </text:list>
      <text:list text:style-name="L4">
        <text:list-item text:start-value="1">
          <text:list>
            <text:list-item text:start-value="1">
              <text:list>
                <text:list-item text:start-value="1">
                  <text:p text:style-name="P722">private JMenu createHelpMenu()</text:p>
                  <text:list>
                    <text:list-item>
                      <text:list>
                        <text:list-header>
                          <text:p text:style-name="P722">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rivate JMenuBar createMenuBar() {</text:p>
                  <text:list>
                    <text:list-item>
                      <text:list>
                        <text:list-header>
                          <text:p text:style-name="P722">Metodo che crea tutte le voci del menù e relative sottovoci</text:p>
                          <text:p text:style-name="P722"/>
                        </text:list-header>
                      </text:list>
                    </text:list-item>
                  </text:list>
                </text:list-item>
                <text:list-item>
                  <text:p text:style-name="P722">private JMenu createSimulazioneMenu() <text:tab/></text:p>
                  <text:list>
                    <text:list-item>
                      <text:list>
                        <text:list-header>
                          <text:p text:style-name="P722">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rivate JToolBar createToolBar() </text:p>
                  <text:list>
                    <text:list-item>
                      <text:list>
                        <text:list-header>
                          <text:p text:style-name="P722">Metodo che crea tutti i bottoni</text:p>
                        </text:list-header>
                      </text:list>
                    </text:list-item>
                  </text:list>
                </text:list-item>
              </text:list>
            </text:list-item>
          </text:list>
        </text:list-item>
      </text:list>
      <text:p text:style-name="P31"/>
      <text:list text:style-name="L4">
        <text:list-item>
          <text:list>
            <text:list-item>
              <text:list>
                <text:list-item>
                  <text:p text:style-name="P722"><text:soft-page-break/>private void fermaSimulazione()</text:p>
                  <text:list>
                    <text:list-item>
                      <text:list>
                        <text:list-header>
                          <text:p text:style-name="P722">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rivate void setDefaultLayout()</text:p>
                  <text:list>
                    <text:list-item>
                      <text:list>
                        <text:list-header>
                          <text:p text:style-name="P722">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ublic void setIstanteZero() </text:p>
                  <text:list>
                    <text:list-item>
                      <text:list>
                        <text:list-header>
                          <text:p text:style-name="P722">Metodo che inizializza le viste e prepara l'applicazione per l'esecuzione della simulazione</text:p>
                          <text:p text:style-name="P722"/>
                        </text:list-header>
                      </text:list>
                    </text:list-item>
                  </text:list>
                </text:list-item>
                <text:list-item>
                  <text:p text:style-name="P722">private void showFrame() </text:p>
                  <text:list>
                    <text:list-item>
                      <text:list>
                        <text:list-header>
                          <text:p text:style-name="P722">Metodo che inizializza il frame principale e lo visualizza</text:p>
                          <text:p text:style-name="P722"/>
                        </text:list-header>
                      </text:list>
                    </text:list-item>
                  </text:list>
                </text:list-item>
                <text:list-item>
                  <text:p text:style-name="P722">private void updateViews(DockingWindow window, boolean added) </text:p>
                  <text:list>
                    <text:list-item>
                      <text:list>
                        <text:list-header>
                          <text:p text:style-name="P722">Metodo che aggiunge o rimuove viste dinamiche. Abilita o disabilita viste statiche</text:p>
                          <text:p text:style-name="P722"/>
                        </text:list-header>
                      </text:list>
                    </text:list-item>
                  </text:list>
                </text:list-item>
                <text:list-item>
                  <text:p text:style-name="P722">public void visualizzaStatistiche() </text:p>
                  <text:list>
                    <text:list-item>
                      <text:list>
                        <text:list-header>
                          <text:p text:style-name="P1434">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61" text:outline-level="3">gui.dialog</text:h>
                  <text:list>
                    <text:list-item>
                      <text:h text:style-name="P102" text:outline-level="4">AssociazioniProcessiJDialog</text:h>
                    </text:list-item>
                  </text:list>
                </text:list-item>
              </text:list>
            </text:list-item>
          </text:list>
        </text:list-item>
      </text:list>
      <text:list text:style-name="L4">
        <text:list-item text:start-value="1">
          <text:p text:style-name="P377">Tipo, obiettivo e funzione della classe/interfaccia:</text:p>
          <text:p text:style-name="P722"><text:tab/>E' il 4° passo della configurazione necessaria per far partire correttamente la <text:tab/>simulazione</text:p>
        </text:list-item>
      </text:list>
      <text:p text:style-name="P31"/>
      <text:list text:style-name="L4">
        <text:list-item text:start-value="1">
          <text:p text:style-name="P377">Relazioni d'uso con altre componenti:</text:p>
          <text:p text:style-name="P722"><text:tab/>Viene chiamato da ProcessiJDialog (3° passo della configurazione)</text:p>
        </text:list-item>
      </text:list>
      <text:p text:style-name="P31"/>
      <text:list text:style-name="L4">
        <text:list-item text:start-value="1">
          <text:p text:style-name="P377">Interfacce e relazioni di u<text:span text:style-name="T11">so da altre </text:span>componenti:</text:p>
          <text:p text:style-name="P722"><text:tab/>Nessuna (vengono utilizzate le sue implementazioni).</text:p>
        </text:list-item>
      </text:list>
      <text:p text:style-name="P31"/>
      <text:list text:style-name="L4">
        <text:list-item text:start-value="1">
          <text:p text:style-name="P377">Attività svolte e dati trattati:</text:p>
          <text:list>
            <text:list-item>
              <text:p text:style-name="P377">Campi dati:</text:p>
              <text:list>
                <text:list-item>
                  <text:p text:style-name="P722">private ConfigurazioneAmbienteJDialog configurazioneAmbiente</text:p>
                  <text:list>
                    <text:list-item>
                      <text:list>
                        <text:list-header>
                          <text:p text:style-name="P722">campo dove contengono tutte le informazioni relative al 1° passo</text:p>
                          <text:p text:style-name="P722"/>
                        </text:list-header>
                      </text:list>
                    </text:list-item>
                  </text:list>
                </text:list-item>
                <text:list-item>
                  <text:p text:style-name="P722">private PoliticheJDialog politica;</text:p>
                  <text:list>
                    <text:list-item>
                      <text:list>
                        <text:list-header>
                          <text:p text:style-name="P722"><text:soft-page-break/>campo dove contengono tutte le informazioni relative al 2° passo</text:p>
                          <text:p text:style-name="P722"/>
                        </text:list-header>
                      </text:list>
                    </text:list-item>
                  </text:list>
                </text:list-item>
                <text:list-item>
                  <text:p text:style-name="P722">private ProcessiJDialog processi;</text:p>
                  <text:list>
                    <text:list-item>
                      <text:list>
                        <text:list-header>
                          <text:p text:style-name="P722">campo dove contengono tutte le informazioni relative al 3° passo</text:p>
                          <text:p text:style-name="P722"/>
                        </text:list-header>
                      </text:list>
                    </text:list-item>
                  </text:list>
                </text:list-item>
                <text:list-item>
                  <text:p text:style-name="P722">private SiGeMv2View view;</text:p>
                  <text:list>
                    <text:list-item>
                      <text:list>
                        <text:list-header>
                          <text:p text:style-name="P722">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2">private ConfigurazioneIniziale confIniziale;</text:p>
                  <text:list>
                    <text:list-item>
                      <text:list>
                        <text:list-header>
                          <text:p text:style-name="P722">campo per inizializzare la configurazione iniziale</text:p>
                          <text:p text:style-name="P722"/>
                        </text:list-header>
                      </text:list>
                    </text:list-item>
                  </text:list>
                </text:list-item>
                <text:list-item>
                  <text:p text:style-name="P722">private LinkedList&lt;Processo&gt; listaProcessi</text:p>
                  <text:list>
                    <text:list-item>
                      <text:list>
                        <text:list-header>
                          <text:p text:style-name="P722">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77">Costruttori:</text:p>
              <text:list>
                <text:list-header>
                  <text:p text:style-name="P722">public AssociazioneProcessiJDialog(java.awt.Frame parent, boolean modal, ConfigurazioneAmbienteJDialog configurazione, PoliticheJDialog pol, ProcessiJDialog proc, SiGeMv2View view)</text:p>
                  <text:list>
                    <text:list-header>
                      <text:p text:style-name="P722">Unico costruttore: imposta l'interfaccia grafica del 4° passo del wizard di configurazione.</text:p>
                      <text:p text:style-name="P722"/>
                    </text:list-header>
                  </text:list>
                </text:list-header>
              </text:list>
            </text:list-item>
          </text:list>
        </text:list-item>
      </text:list>
      <text:p text:style-name="P31"><text:tab/><text:tab/><text:tab/></text:p>
      <text:list text:style-name="L4">
        <text:list-item text:start-value="1">
          <text:list>
            <text:list-item text:start-value="1">
              <text:p text:style-name="P377">Metodi:</text:p>
              <text:list>
                <text:list-item>
                  <text:p text:style-name="P306">private void initComponents()</text:p>
                  <text:list>
                    <text:list-item>
                      <text:list>
                        <text:list-header>
                          <text:p text:style-name="P359"><text:span text:style-name="T2">Metodo che carica tutte la grafica relativa al wizard con inizializzano della tabella dei processi</text:span></text:p>
                        </text:list-header>
                      </text:list>
                    </text:list-item>
                  </text:list>
                </text:list-item>
              </text:list>
            </text:list-item>
          </text:list>
        </text:list-item>
      </text:list>
      <text:p text:style-name="P20"/>
      <text:list text:style-name="L4">
        <text:list-item text:start-value="1">
          <text:list>
            <text:list-item text:start-value="1">
              <text:list>
                <text:list-item text:start-value="1">
                  <text:p text:style-name="P306">private void initJTable()</text:p>
                  <text:list>
                    <text:list-item>
                      <text:list>
                        <text:list-header>
                          <text:p text:style-name="P178">Metodo che imposta la tabella dei processi con relative associazioni</text:p>
                        </text:list-header>
                      </text:list>
                    </text:list-item>
                  </text:list>
                </text:list-item>
              </text:list>
            </text:list-item>
          </text:list>
        </text:list-item>
      </text:list>
      <text:p text:style-name="P84"/>
      <text:list text:style-name="L4">
        <text:list-item text:start-value="1">
          <text:list>
            <text:list-item text:start-value="1">
              <text:list>
                <text:list-item text:start-value="1">
                  <text:p text:style-name="P722">private void inizializzaConfigurazioneIniziale() </text:p>
                  <text:list>
                    <text:list-item>
                      <text:list>
                        <text:list-header>
                          <text:p text:style-name="P722">Metodo che imposta la configurazione quando l'utente ha completato di impostare tutti i parametri necessari per la simulazione</text:p>
                          <text:p text:style-name="P722"/>
                        </text:list-header>
                      </text:list>
                    </text:list-item>
                  </text:list>
                </text:list-item>
                <text:list-item>
                  <text:p text:style-name="P178">private void jButtonAnnullaActionPerformed(java.awt.event.ActionEvent evt)</text:p>
                  <text:list>
                    <text:list-item>
                      <text:list>
                        <text:list-header>
                          <text:p text:style-name="P178">Metodo che definisce l'evento di annullamento della configurazione della simulazione.</text:p>
                          <text:p text:style-name="P178"/>
                        </text:list-header>
                      </text:list>
                    </text:list-item>
                  </text:list>
                </text:list-item>
                <text:list-item>
                  <text:p text:style-name="P722">private void jButtonIndietroActionPerformed(java.awt.event.ActionEvent evt) </text:p>
                  <text:list>
                    <text:list-item>
                      <text:list>
                        <text:list-header>
                          <text:p text:style-name="P722"><text:soft-page-break/>Metodo che definisce l'evento di ritorno al 3° passo del wizard di configurazione</text:p>
                        </text:list-header>
                      </text:list>
                    </text:list-item>
                  </text:list>
                  <text:p text:style-name="P722"/>
                </text:list-item>
                <text:list-item>
                  <text:p text:style-name="P722">private void jButtonOkActionPerformed(java.awt.event.ActionEvent evt)</text:p>
                  <text:list>
                    <text:list-item>
                      <text:list>
                        <text:list-header>
                          <text:p text:style-name="P1434">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2" text:outline-level="4">ConfigurazioneAmbienteJDialog</text:h>
                    </text:list-item>
                  </text:list>
                </text:list-item>
              </text:list>
            </text:list-item>
          </text:list>
        </text:list-item>
      </text:list>
      <text:list text:style-name="L5">
        <text:list-item text:start-value="1">
          <text:p text:style-name="P390">Tipo, obiettivo e funzione della classe/interfaccia:</text:p>
          <text:p text:style-name="P1730"><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90">Relazioni d'uso con altre componenti:</text:p>
          <text:p text:style-name="P784"><text:tab/>Nessuna.</text:p>
        </text:list-item>
      </text:list>
      <text:p text:style-name="P32"/>
      <text:list text:style-name="L5">
        <text:list-item text:start-value="1">
          <text:p text:style-name="P390">Interfacce e relazioni di u<text:span text:style-name="T11">so da altre </text:span>componenti:</text:p>
          <text:p text:style-name="P849"><text:tab/>Viene richiamata da SigeMv2View per la configurazione della simulazione</text:p>
        </text:list-item>
      </text:list>
      <text:p text:style-name="P32"/>
      <text:list text:style-name="L5">
        <text:list-item text:start-value="1">
          <text:p text:style-name="P390">Attività svolte e dati trattati:</text:p>
          <text:list>
            <text:list-item>
              <text:p text:style-name="P390">Campi dati:</text:p>
              <text:list>
                <text:list-item>
                  <text:p text:style-name="P1605">private static final int DIMPROCESSI</text:p>
                  <text:list>
                    <text:list-header>
                      <text:p text:style-name="P1605">campo di dimensione max per impostare l'intervallo di valori del numero di processi da impostare</text:p>
                      <text:p text:style-name="P1605"/>
                    </text:list-header>
                  </text:list>
                </text:list-item>
                <text:list-item>
                  <text:p text:style-name="P1605">private static final int DIMRAM</text:p>
                  <text:list>
                    <text:list-header>
                      <text:p text:style-name="P1605">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605">private static final int DIMSWAP</text:p>
                  <text:list>
                    <text:list-header>
                      <text:p text:style-name="P1605">campo di dimensione max per impostare l'intervallo di valori della dimensione dello SWAP</text:p>
                      <text:p text:style-name="P1605"/>
                    </text:list-header>
                  </text:list>
                </text:list-item>
                <text:list-item>
                  <text:p text:style-name="P1605">private static final int DIMPAGINE</text:p>
                  <text:list>
                    <text:list-header>
                      <text:p text:style-name="P1605">campo di dimensione max per impostare l'intervallo di valori della dimensione della pagina</text:p>
                      <text:p text:style-name="P1605"/>
                    </text:list-header>
                  </text:list>
                </text:list-item>
                <text:list-item>
                  <text:p text:style-name="P1605">private static final int DIMBUS</text:p>
                  <text:list>
                    <text:list-header>
                      <text:p text:style-name="P1605">campo di dimensione max per impostare l'intervallo di valori della dimensione della banda bus</text:p>
                      <text:p text:style-name="P1605"/>
                    </text:list-header>
                  </text:list>
                </text:list-item>
                <text:list-item>
                  <text:p text:style-name="P1605"><text:soft-page-break/>private int numProcessi;</text:p>
                  <text:list>
                    <text:list-header>
                      <text:p text:style-name="P1605">campo dove verrà salvato il numero di processi impostati dall'utente</text:p>
                      <text:p text:style-name="P1605"/>
                    </text:list-header>
                  </text:list>
                </text:list-item>
                <text:list-item>
                  <text:p text:style-name="P1605">private int dimensioneRAM;</text:p>
                  <text:list>
                    <text:list-header>
                      <text:p text:style-name="P1605">campo dove verrà salvato la dimensione della RAM impostata dall'utente</text:p>
                      <text:p text:style-name="P1605"/>
                    </text:list-header>
                  </text:list>
                </text:list-item>
                <text:list-item>
                  <text:p text:style-name="P1605">private int dimensioneAreaSWAP;</text:p>
                  <text:list>
                    <text:list-header>
                      <text:p text:style-name="P1605">campo dove verrà salvato la dimensione dello SWAP impostata dall'utente</text:p>
                      <text:p text:style-name="P1605"/>
                    </text:list-header>
                  </text:list>
                </text:list-item>
                <text:list-item>
                  <text:p text:style-name="P1605">private int dimensionePagina;</text:p>
                  <text:list>
                    <text:list-header>
                      <text:p text:style-name="P1605">campo dove verrà salvato la dimensione della pagina impostata dall'utente</text:p>
                      <text:p text:style-name="P1605"/>
                    </text:list-header>
                  </text:list>
                </text:list-item>
                <text:list-item>
                  <text:p text:style-name="P1605">private int tempoContextSwitch;</text:p>
                  <text:list>
                    <text:list-header>
                      <text:p text:style-name="P1605">campo dove verrà salvato il tempo di context switch impostata dall'utente</text:p>
                      <text:p text:style-name="P1605"/>
                    </text:list-header>
                  </text:list>
                </text:list-item>
                <text:list-item>
                  <text:p text:style-name="P1605">private int tempoAccessoDisco;</text:p>
                  <text:list>
                    <text:list-header>
                      <text:p text:style-name="P1605">campo dove verrà salvato il tempo di accesso al disco impostato dall'utente</text:p>
                      <text:p text:style-name="P1605"/>
                    </text:list-header>
                  </text:list>
                </text:list-item>
                <text:list-item>
                  <text:p text:style-name="P1605">private int bandaBusDati;</text:p>
                  <text:list>
                    <text:list-header>
                      <text:p text:style-name="P1605">campo dove verrà salvato la dimensione della banda di bus di dati impostata dall'utente</text:p>
                      <text:p text:style-name="P1605"/>
                    </text:list-header>
                  </text:list>
                </text:list-item>
                <text:list-item>
                  <text:p text:style-name="P1605">private SiGeMv2View view</text:p>
                  <text:list>
                    <text:list-header>
                      <text:p text:style-name="P1605">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49">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90">Metodi:</text:p>
              <text:list>
                <text:list-item>
                  <text:p text:style-name="P849">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49">private Integer[] impostaDimensioniRAM()</text:p>
                </text:list-item>
              </text:list>
            </text:list-item>
          </text:list>
        </text:list-item>
      </text:list>
      <text:p text:style-name="P32"><text:tab/><text:tab/><text:tab/>imposta l'intervallo di valori per la dimensione della RAM</text:p>
      <text:p text:style-name="P32"><text:soft-page-break/></text:p>
      <text:list text:style-name="L5">
        <text:list-item text:start-value="1">
          <text:list>
            <text:list-item text:start-value="1">
              <text:list>
                <text:list-item text:start-value="1">
                  <text:p text:style-name="P849">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49">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49">private Integer[] impostaPagine()</text:p>
                </text:list-item>
              </text:list>
            </text:list-item>
          </text:list>
        </text:list-item>
      </text:list>
      <text:p text:style-name="P43"><text:tab/><text:tab/><text:tab/><text:span text:style-name="T10">imposta l'intervallo di valori per la dimensione delle pagine</text:span></text:p>
      <text:p text:style-name="P43"/>
      <text:list text:style-name="L5">
        <text:list-item text:start-value="1">
          <text:list>
            <text:list-item text:start-value="1">
              <text:list>
                <text:list-item text:start-value="1">
                  <text:p text:style-name="P849">private Integer[] impostaTempi()</text:p>
                </text:list-item>
              </text:list>
            </text:list-item>
          </text:list>
        </text:list-item>
      </text:list>
      <text:p text:style-name="P43"><text:tab/><text:tab/><text:tab/><text:span text:style-name="T10">imposta l'intervallo dei valori di tempo</text:span></text:p>
      <text:p text:style-name="P32"/>
      <text:list text:style-name="L5">
        <text:list-item text:start-value="1">
          <text:list>
            <text:list-item text:start-value="1">
              <text:list>
                <text:list-item text:start-value="1">
                  <text:p text:style-name="P849">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49">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49">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49"><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49">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49">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49">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49">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49">private void jButtonAnnullaActionPerformed(java.awt.event.ActionEvent evt)</text:p>
                </text:list-item>
              </text:list>
            </text:list-item>
          </text:list>
        </text:list-item>
      </text:list>
      <text:p text:style-name="P32"><text:tab/><text:tab/><text:tab/>metodo che gestisce l'annullamento della configurazione della <text:tab/><text:soft-page-break/><text:tab/><text:tab/><text:tab/>simulazione</text:p>
      <text:p text:style-name="P32"/>
      <text:list text:style-name="L5">
        <text:list-item text:start-value="1">
          <text:list>
            <text:list-item text:start-value="1">
              <text:list>
                <text:list-item text:start-value="1">
                  <text:p text:style-name="P1605">private void jButtonAvantiActionPerformed(java.awt.event.ActionEvent evt) </text:p>
                  <text:list>
                    <text:list-item>
                      <text:list>
                        <text:list-header>
                          <text:p text:style-name="P1439">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2" text:outline-level="4">ModelloAssociazione</text:h>
                    </text:list-item>
                  </text:list>
                </text:list-item>
              </text:list>
            </text:list-item>
          </text:list>
        </text:list-item>
      </text:list>
      <text:list text:style-name="L5">
        <text:list-item text:start-value="1">
          <text:p text:style-name="P390">Tipo, obiettivo e funzione della classe/interfaccia:</text:p>
          <text:p text:style-name="P784"><text:tab/>La classe imposta la tabella delle associazioni tra processi e pagine della <text:tab/>memoria</text:p>
        </text:list-item>
      </text:list>
      <text:p text:style-name="P32"/>
      <text:list text:style-name="L5">
        <text:list-item text:start-value="1">
          <text:p text:style-name="P390">Relazioni d'uso con altre componenti:</text:p>
          <text:p text:style-name="P784"><text:tab/>Nessuna</text:p>
        </text:list-item>
      </text:list>
      <text:p text:style-name="P32"/>
      <text:list text:style-name="L5">
        <text:list-item text:start-value="1">
          <text:p text:style-name="P390">Interfacce e relazioni di u<text:span text:style-name="T11">so da altre </text:span>componenti:</text:p>
          <text:p text:style-name="P849"><text:tab/>Viene usata dall'AssociazioneProcessiJDialog per l'inizializzazione della <text:tab/>tabella del 4° passo del wizard</text:p>
        </text:list-item>
      </text:list>
      <text:p text:style-name="P32"/>
      <text:list text:style-name="L5">
        <text:list-item text:start-value="1">
          <text:p text:style-name="P390">Attività svolte e dati trattati:</text:p>
          <text:list>
            <text:list-item>
              <text:p text:style-name="P390">Campi dati:</text:p>
              <text:list>
                <text:list-item>
                  <text:p text:style-name="P849">private String[] nomiColonna</text:p>
                  <text:list>
                    <text:list-header>
                      <text:p text:style-name="P849">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49">private Object[][] contenutiRighe</text:p>
                  <text:list>
                    <text:list-header>
                      <text:p text:style-name="P849">Matrice con i valori delle cell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49">public ModelloAssociazione(Object[][] table) </text:p>
                </text:list-item>
              </text:list>
            </text:list-item>
          </text:list>
        </text:list-item>
      </text:list>
      <text:p text:style-name="P32"><text:tab/><text:tab/><text:tab/>Unico costruttore che si occupa dell'inizializzazione delle celle della <text:tab/><text:tab/><text:tab/>tabella dell'associazione</text:p>
      <text:p text:style-name="P32"/>
      <text:list text:style-name="L5">
        <text:list-item text:start-value="1">
          <text:list>
            <text:list-item text:start-value="1">
              <text:p text:style-name="P390">Metodi:</text:p>
              <text:list>
                <text:list-item>
                  <text:p text:style-name="P849">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2" text:outline-level="4">Modello Processi</text:h>
                    </text:list-item>
                  </text:list>
                </text:list-item>
              </text:list>
            </text:list-item>
          </text:list>
        </text:list-item>
      </text:list>
      <text:list text:style-name="L5">
        <text:list-item text:start-value="1">
          <text:p text:style-name="P390">Tipo, obiettivo e funzione della classe/interfaccia:</text:p>
          <text:p text:style-name="P784"><text:tab/>La classe imposta la tabella dei processi da configurare</text:p>
        </text:list-item>
      </text:list>
      <text:p text:style-name="P32"><text:soft-page-break/></text:p>
      <text:list text:style-name="L5">
        <text:list-item text:start-value="1">
          <text:p text:style-name="P390">Relazioni d'uso con altre componenti:</text:p>
          <text:p text:style-name="P784"><text:tab/>Nessuna</text:p>
        </text:list-item>
      </text:list>
      <text:p text:style-name="P32"/>
      <text:list text:style-name="L5">
        <text:list-item text:start-value="1">
          <text:p text:style-name="P390">Interfacce e relazioni di u<text:span text:style-name="T11">so da altre </text:span>componenti:</text:p>
          <text:p text:style-name="P849"><text:tab/>Viene usata da ProcessiJDialog per l'inizializzazione della tabella del 3° <text:tab/>passo del wizard</text:p>
        </text:list-item>
      </text:list>
      <text:p text:style-name="P32"/>
      <text:list text:style-name="L5">
        <text:list-item text:start-value="1">
          <text:p text:style-name="P390">Attività svolte e dati trattati:</text:p>
          <text:list>
            <text:list-item>
              <text:p text:style-name="P390">Campi dati:</text:p>
              <text:list>
                <text:list-item>
                  <text:p text:style-name="P849">private String[] nomiColonna</text:p>
                  <text:list>
                    <text:list-header>
                      <text:p text:style-name="P849">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49">private Object[][] contenutiRighe</text:p>
                  <text:list>
                    <text:list-header>
                      <text:p text:style-name="P849">Matrice con i valori delle cell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49">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90">Metodi:</text:p>
              <text:list>
                <text:list-item>
                  <text:p text:style-name="P849">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2" text:outline-level="4">PoliticheJDialog</text:h>
                    </text:list-item>
                  </text:list>
                </text:list-item>
              </text:list>
            </text:list-item>
          </text:list>
        </text:list-item>
      </text:list>
      <text:list text:style-name="L5">
        <text:list-item text:start-value="1">
          <text:p text:style-name="P390">Tipo, obiettivo e funzione della classe/interfaccia:</text:p>
          <text:p text:style-name="P784"><text:tab/>Questa classe rappresenta il 2° passo del wizard dove vengono scelte tutte <text:tab/>le politiche necessarie per la simulazione</text:p>
        </text:list-item>
      </text:list>
      <text:p text:style-name="P32"/>
      <text:list text:style-name="L5">
        <text:list-item text:start-value="1">
          <text:p text:style-name="P390">Relazioni d'uso con altre componenti:</text:p>
          <text:p text:style-name="P784"><text:tab/>Viene chiamato da ConfigurazioneAmbienteJDialog</text:p>
        </text:list-item>
      </text:list>
      <text:p text:style-name="P32"/>
      <text:list text:style-name="L5">
        <text:list-item text:start-value="1">
          <text:p text:style-name="P390">Interfacce e relazioni di u<text:span text:style-name="T11">so da altre </text:span>componenti:</text:p>
          <text:p text:style-name="P849"><text:tab/>Nessuna</text:p>
        </text:list-item>
      </text:list>
      <text:p text:style-name="P32"/>
      <text:list text:style-name="L5">
        <text:list-item text:start-value="1">
          <text:p text:style-name="P390">Attività svolte e dati trattati:</text:p>
          <text:list>
            <text:list-item>
              <text:p text:style-name="P390">Campi dati:</text:p>
              <text:list>
                <text:list-item>
                  <text:p text:style-name="P849">private ConfigurazioneAmbienteJDialog configurazioneAmbiente;</text:p>
                  <text:list>
                    <text:list-header>
                      <text:p text:style-name="P849"><text:soft-page-break/>campo dove contengono tutte le informazioni del 1° passo del wizard</text:p>
                      <text:p text:style-name="P849"/>
                    </text:list-header>
                  </text:list>
                </text:list-item>
                <text:list-item>
                  <text:p text:style-name="P849">private ProcessiJDialog processi;</text:p>
                  <text:list>
                    <text:list-header>
                      <text:p text:style-name="P849">campo per l'inizializzazione del 3° passo del wizard</text:p>
                      <text:p text:style-name="P849"/>
                    </text:list-header>
                  </text:list>
                </text:list-item>
                <text:list-item>
                  <text:p text:style-name="P849">private SiGeMv2View view;</text:p>
                  <text:list>
                    <text:list-header>
                      <text:p text:style-name="P849">campo dove contengono tutte le informazioni del frame</text:p>
                      <text:p text:style-name="P849"/>
                    </text:list-header>
                  </text:list>
                </text:list-item>
                <text:list-item>
                  <text:p text:style-name="P849">private int gestioneMemoria;</text:p>
                  <text:list>
                    <text:list-header>
                      <text:p text:style-name="P849">campo dove verrà salvata l'informazione del tipo di gestione di memoria scelto dall'utente</text:p>
                      <text:p text:style-name="P849"/>
                    </text:list-header>
                  </text:list>
                </text:list-item>
                <text:list-item>
                  <text:p text:style-name="P849">private int politica;</text:p>
                  <text:list>
                    <text:list-header>
                      <text:p text:style-name="P849">campo dove verrà salvata l'informazione della politica scelta dall'utente</text:p>
                      <text:p text:style-name="P849"/>
                    </text:list-header>
                  </text:list>
                </text:list-item>
                <text:list-item>
                  <text:p text:style-name="P849">private int politicaSchedulazione</text:p>
                  <text:list>
                    <text:list-header>
                      <text:p text:style-name="P849">campo dove verrà salvata l'informazione della politica di schedulazione scelta dall'utent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49">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90">Metodi:</text:p>
              <text:list>
                <text:list-item>
                  <text:p text:style-name="P849">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12">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34">private void gestioneSchedulazione(String politica)</text:p>
                  <text:list>
                    <text:list-item>
                      <text:list>
                        <text:list-header>
                          <text:p text:style-name="P900">metodo che gestisce il salvataggio della politica di schedulazione</text:p>
                          <text:p text:style-name="P1234"/>
                        </text:list-header>
                      </text:list>
                    </text:list-item>
                  </text:list>
                </text:list-item>
                <text:list-item>
                  <text:p text:style-name="P262">private void initComponents()</text:p>
                  <text:list>
                    <text:list-item>
                      <text:list>
                        <text:list-header>
                          <text:p text:style-name="P262">Metodo che inizializza l'interfaccia grafica e imposta i valori di default</text:p>
                          <text:p text:style-name="P262"/>
                        </text:list-header>
                      </text:list>
                    </text:list-item>
                  </text:list>
                </text:list-item>
                <text:list-item>
                  <text:p text:style-name="P1234">private void jButtonAnnullaActionPerformed(java.awt.event.ActionEvent evt)</text:p>
                  <text:list>
                    <text:list-item>
                      <text:list>
                        <text:list-header>
                          <text:p text:style-name="P1234">Metodo che gestisce l'evento di annullamento della configurazione</text:p>
                        </text:list-header>
                      </text:list>
                    </text:list-item>
                  </text:list>
                  <text:p text:style-name="P1234"><text:soft-page-break/></text:p>
                </text:list-item>
                <text:list-item>
                  <text:p text:style-name="P1234">private void jButtonAvantiActionPerformed(java.awt.event.ActionEvent evt) </text:p>
                  <text:list>
                    <text:list-item>
                      <text:list>
                        <text:list-header>
                          <text:p text:style-name="P900">Metodo che gestisce l'evento di salvataggio delle informazioni relative al 2° passo e carica l'istanza di ProcessiJDialog per il 3° passo</text:p>
                          <text:p text:style-name="P900"/>
                        </text:list-header>
                      </text:list>
                    </text:list-item>
                  </text:list>
                </text:list-item>
                <text:list-item>
                  <text:p text:style-name="P1234">private void jButtonIndietroActionPerformed(java.awt.event.ActionEvent evt)</text:p>
                  <text:list>
                    <text:list-item>
                      <text:list>
                        <text:list-header>
                          <text:p text:style-name="P900">Metodo che gestisce il ritorno al primo passo</text:p>
                          <text:p text:style-name="P900"/>
                        </text:list-header>
                      </text:list>
                    </text:list-item>
                  </text:list>
                </text:list-item>
                <text:list-item>
                  <text:p text:style-name="P900">private void jComboBoxRimpiazzoPagineActionPerformed(java.awt.event.ActionEvent evt)</text:p>
                  <text:list>
                    <text:list-header>
                      <text:p text:style-name="P900">Metodo che gestisce l'evento di cambio valore della combo box della politica delle pagine</text:p>
                      <text:p text:style-name="P900"/>
                    </text:list-header>
                  </text:list>
                </text:list-item>
                <text:list-item>
                  <text:p text:style-name="P900">private void jComboBoxSchedulazioneActionPerformed(java.awt.event.ActionEvent evt) </text:p>
                  <text:list>
                    <text:list-header>
                      <text:p text:style-name="P900">Metodo che gestisce l'evento di cambio valore della combo box della politica di schedulazione</text:p>
                      <text:p text:style-name="P900"/>
                    </text:list-header>
                  </text:list>
                </text:list-item>
                <text:list-item>
                  <text:p text:style-name="P900">private void jComboBoxSuddivisioneMemoriaActionPerformed(java.awt.event.ActionEvent evt) </text:p>
                  <text:list>
                    <text:list-header>
                      <text:p text:style-name="P1436">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2" text:outline-level="4">ProcessiJDialog</text:h>
                    </text:list-item>
                  </text:list>
                </text:list-item>
              </text:list>
            </text:list-item>
          </text:list>
        </text:list-item>
      </text:list>
      <text:list text:style-name="L5">
        <text:list-item text:start-value="1">
          <text:p text:style-name="P390">Tipo, obiettivo e funzione della classe/interfaccia:</text:p>
          <text:p text:style-name="P784"><text:tab/>Questa classe rappresenta il 3° passo del wizard dove vengono impostati <text:tab/>tutti i processi</text:p>
        </text:list-item>
      </text:list>
      <text:p text:style-name="P32"/>
      <text:list text:style-name="L5">
        <text:list-item text:start-value="1">
          <text:p text:style-name="P390">Relazioni d'uso con altre componenti:</text:p>
          <text:p text:style-name="P784"><text:tab/>Viene chiamato da PoliticheJDialog</text:p>
        </text:list-item>
      </text:list>
      <text:p text:style-name="P32"/>
      <text:list text:style-name="L5">
        <text:list-item text:start-value="1">
          <text:p text:style-name="P390">Interfacce e relazioni di u<text:span text:style-name="T11">so da altre </text:span>componenti:</text:p>
          <text:p text:style-name="P849"><text:tab/>Nessuna</text:p>
        </text:list-item>
      </text:list>
      <text:p text:style-name="P32"/>
      <text:list text:style-name="L5">
        <text:list-item text:start-value="1">
          <text:p text:style-name="P390">Attività svolte e dati trattati:</text:p>
          <text:list>
            <text:list-item>
              <text:p text:style-name="P390">Campi dati:</text:p>
              <text:list>
                <text:list-item>
                  <text:p text:style-name="P849">private ConfigurazioneAmbienteJDialog configurazioneAmbiente;</text:p>
                  <text:list>
                    <text:list-header>
                      <text:p text:style-name="P849"><text:soft-page-break/>campo dove contengono tutte le informazioni relative al 1° passo del wizard di configurazione</text:p>
                      <text:p text:style-name="P849"/>
                    </text:list-header>
                  </text:list>
                </text:list-item>
                <text:list-item>
                  <text:p text:style-name="P849">private PoliticheJDialog politiche</text:p>
                  <text:list>
                    <text:list-header>
                      <text:p text:style-name="P849">campo dove contengono tutte le informazioni relative al 2° passo del wizard di configurazione</text:p>
                      <text:p text:style-name="P849"/>
                    </text:list-header>
                  </text:list>
                </text:list-item>
                <text:list-item>
                  <text:p text:style-name="P849">private AssociazioneProcessiJDialog associazioneProcessi</text:p>
                  <text:list>
                    <text:list-header>
                      <text:p text:style-name="P849">campo che serve per istanzaire il 4° passo del wizard</text:p>
                      <text:p text:style-name="P849"/>
                    </text:list-header>
                  </text:list>
                </text:list-item>
                <text:list-item>
                  <text:p text:style-name="P849">private SiGeMv2View view;</text:p>
                  <text:list>
                    <text:list-header>
                      <text:p text:style-name="P849">campo dove contengono tutte le informazioni relative al frame</text:p>
                      <text:p text:style-name="P849"/>
                    </text:list-header>
                  </text:list>
                </text:list-item>
                <text:list-item>
                  <text:p text:style-name="P849">private Object[][] combinazioneProcessi;</text:p>
                  <text:list>
                    <text:list-header>
                      <text:p text:style-name="P849">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49">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90">Metodi:</text:p>
            </text:list-item>
          </text:list>
        </text:list-item>
      </text:list>
      <text:list text:style-name="L7">
        <text:list-item text:start-value="1">
          <text:list>
            <text:list-item text:start-value="1">
              <text:list>
                <text:list-item text:start-value="1">
                  <text:p text:style-name="P31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13">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6">private void jButtonAnnullaActionPerformed(java.awt.event.ActionEvent evt) </text:p>
                  <text:list>
                    <text:list-item>
                      <text:list>
                        <text:list-header>
                          <text:p text:style-name="P96">Metodo che gestisce l'annullamento della configurazione</text:p>
                        </text:list-header>
                      </text:list>
                    </text:list-item>
                  </text:list>
                </text:list-item>
                <text:list-item>
                  <text:p text:style-name="P96">private void jButtonAvantiActionPerformed(java.awt.event.ActionEvent evt) </text:p>
                  <text:list>
                    <text:list-item>
                      <text:list>
                        <text:list-header>
                          <text:p text:style-name="P96">Metodo che gestisce il salvataggio dei dati realative al 3° passo e <text:soft-page-break/>carica il 4°.</text:p>
                        </text:list-header>
                      </text:list>
                    </text:list-item>
                  </text:list>
                </text:list-item>
                <text:list-item>
                  <text:p text:style-name="P96">private void jButtonIndietroActionPerformed(java.awt.event.ActionEvent evt) </text:p>
                  <text:list>
                    <text:list-item>
                      <text:list>
                        <text:list-header>
                          <text:p text:style-name="P101">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361" text:outline-level="3">gui.utility</text:h>
                  <text:list>
                    <text:list-item>
                      <text:h text:style-name="P102" text:outline-level="4">IconStylosoft</text:h>
                    </text:list-item>
                  </text:list>
                </text:list-item>
              </text:list>
            </text:list-item>
          </text:list>
        </text:list-item>
      </text:list>
      <text:list text:style-name="L5">
        <text:list-item text:start-value="1">
          <text:p text:style-name="P390">Tipo, obiettivo e funzione della classe/interfaccia:</text:p>
          <text:p text:style-name="P1730"><text:span text:style-name="T3"><text:tab/>Classe che si occupa di gestire tutte le icone dell'interfaccia grafica</text:span><text:span text:style-name="T2">. </text:span></text:p>
        </text:list-item>
      </text:list>
      <text:p text:style-name="P32"/>
      <text:list text:style-name="L5">
        <text:list-item text:start-value="1">
          <text:p text:style-name="P390">Relazioni d'uso con altre componenti:</text:p>
          <text:p text:style-name="P784"><text:tab/>Nessuna.</text:p>
        </text:list-item>
      </text:list>
      <text:p text:style-name="P32"/>
      <text:list text:style-name="L5">
        <text:list-item text:start-value="1">
          <text:p text:style-name="P390">Interfacce e relazioni di u<text:span text:style-name="T11">so da altre </text:span>componenti:</text:p>
          <text:p text:style-name="P849"><text:tab/>Viene usata da SigeMv2View per caricare le icone dei bottoni e delle view <text:tab/>statiche</text:p>
        </text:list-item>
      </text:list>
      <text:p text:style-name="P32"/>
      <text:list text:style-name="L5">
        <text:list-item text:start-value="1">
          <text:p text:style-name="P390">Attività svolte e dati trattati:</text:p>
          <text:list>
            <text:list-item>
              <text:p text:style-name="P390">Campi dati:</text:p>
              <text:list>
                <text:list-item>
                  <text:p text:style-name="P1440">private static IconStylosoft iconUtils</text:p>
                  <text:list>
                    <text:list-item>
                      <text:list>
                        <text:list-header>
                          <text:p text:style-name="P1440">Campo dati statico che carica l'immagine dell'icona</text:p>
                          <text:p text:style-name="P1440"/>
                        </text:list-header>
                      </text:list>
                    </text:list-item>
                  </text:list>
                </text:list-item>
              </text:list>
            </text:list-item>
          </text:list>
        </text:list-item>
      </text:list>
      <text:p text:style-name="P32"/>
      <text:list text:style-name="L5">
        <text:list-item text:start-value="1">
          <text:list>
            <text:list-item text:start-value="1">
              <text:p text:style-name="P390">Costruttori:</text:p>
              <text:list>
                <text:list-item>
                  <text:p text:style-name="P849">Nessuno</text:p>
                </text:list-item>
              </text:list>
            </text:list-item>
          </text:list>
        </text:list-item>
      </text:list>
      <text:p text:style-name="P32"/>
      <text:list text:style-name="L5">
        <text:list-item text:start-value="1">
          <text:list>
            <text:list-item text:start-value="1">
              <text:p text:style-name="P390">Metodi:</text:p>
            </text:list-item>
          </text:list>
        </text:list-item>
      </text:list>
      <text:list text:style-name="L9">
        <text:list-item>
          <text:list>
            <text:list-item>
              <text:list>
                <text:list-item>
                  <text:p text:style-name="P331">public static ImageIcon getGeneralIcon(String name)</text:p>
                  <text:list>
                    <text:list-item>
                      <text:list>
                        <text:list-header>
                          <text:p text:style-name="P930">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65"/>
                        </text:list-header>
                      </text:list>
                    </text:list-item>
                  </text:list>
                </text:list-item>
                <text:list-item>
                  <text:p text:style-name="P1241">public ImageIcon getIcon(String name)</text:p>
                </text:list-item>
              </text:list>
            </text:list-item>
          </text:list>
        </text:list-item>
      </text:list>
      <text:list text:style-name="L9">
        <text:list-item>
          <text:list>
            <text:list-item>
              <text:list>
                <text:list-item>
                  <text:list>
                    <text:list-item>
                      <text:list>
                        <text:list-header>
                          <text:p text:style-name="P1437">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2" text:outline-level="4"><text:soft-page-break/>SquareDraw</text:h>
                    </text:list-item>
                  </text:list>
                </text:list-item>
              </text:list>
            </text:list-item>
          </text:list>
        </text:list-item>
      </text:list>
      <text:list text:style-name="L5">
        <text:list-item text:start-value="1">
          <text:p text:style-name="P390">Tipo, obiettivo e funzione della classe/interfaccia:</text:p>
          <text:p text:style-name="P784"><text:tab/>Classe che serve per disegnare le pagine della memoria</text:p>
        </text:list-item>
      </text:list>
      <text:p text:style-name="P32"/>
      <text:list text:style-name="L5">
        <text:list-item text:start-value="1">
          <text:p text:style-name="P390">Relazioni d'uso con altre componenti:</text:p>
          <text:list>
            <text:list-item>
              <text:list>
                <text:list-header>
                  <text:p text:style-name="P784">Nessuna</text:p>
                </text:list-header>
              </text:list>
            </text:list-item>
          </text:list>
        </text:list-item>
      </text:list>
      <text:p text:style-name="P32"/>
      <text:list text:style-name="L5">
        <text:list-item text:start-value="1">
          <text:p text:style-name="P390">Interfacce e relazioni di u<text:span text:style-name="T11">so da altre </text:span>componenti:</text:p>
          <text:p text:style-name="P849"><text:tab/>Viene usata da ViewFrameMemoria per disegnare i quadrati della memoria</text:p>
        </text:list-item>
      </text:list>
      <text:p text:style-name="P32"/>
      <text:list text:style-name="L5">
        <text:list-item text:start-value="1">
          <text:p text:style-name="P390">Attività svolte e dati trattati:</text:p>
          <text:list>
            <text:list-item>
              <text:p text:style-name="P390">Campi dati:</text:p>
              <text:list>
                <text:list-item>
                  <text:p text:style-name="P1744">Shape square</text:p>
                  <text:list>
                    <text:list-header>
                      <text:p text:style-name="P1744">campo dove vengono creati i quadrati delle pagine</text:p>
                      <text:p text:style-name="P1744"/>
                    </text:list-header>
                  </text:list>
                </text:list-item>
                <text:list-item>
                  <text:p text:style-name="P1744">Color color;</text:p>
                  <text:list>
                    <text:list-header>
                      <text:p text:style-name="P849">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66"/>
                        </text:list-header>
                      </text:list>
                    </text:list-item>
                  </text:list>
                  <text:p text:style-name="P1242"/>
                </text:list-item>
              </text:list>
            </text:list-item>
          </text:list>
        </text:list-item>
      </text:list>
      <text:list text:style-name="L5">
        <text:list-item text:start-value="1">
          <text:list>
            <text:list-item text:start-value="1">
              <text:p text:style-name="P390">Costruttori:</text:p>
              <text:list>
                <text:list-item>
                  <text:p text:style-name="P849">public SquareDraw(int altezza, int lunghezza, int xCoord, int yCoord, Color color)</text:p>
                  <text:list>
                    <text:list-header>
                      <text:p text:style-name="P1438">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61" text:outline-level="3">gui.view</text:h>
                  <text:list>
                    <text:list-item>
                      <text:h text:style-name="P111" text:outline-level="4">ViewFrameMemoria</text:h>
                    </text:list-item>
                  </text:list>
                </text:list-item>
              </text:list>
            </text:list-item>
          </text:list>
        </text:list-item>
      </text:list>
      <text:list text:style-name="L5">
        <text:list-item text:start-value="1">
          <text:p text:style-name="P390">Tipo, obiettivo e funzione della classe/interfaccia:</text:p>
          <text:p text:style-name="P1730"><text:span text:style-name="T3"><text:tab/></text:span><text:span text:style-name="T2">La classe estende JPanel e crea la finestra del frame di memoria </text:span></text:p>
        </text:list-item>
      </text:list>
      <text:p text:style-name="P32"/>
      <text:list text:style-name="L5">
        <text:list-item text:start-value="1">
          <text:p text:style-name="P390">Relazioni d'uso con altre componenti:</text:p>
          <text:p text:style-name="P784"><text:tab/>Usa il costruttore di SquareDraw per creare i quadrati delle pagine</text:p>
        </text:list-item>
      </text:list>
      <text:p text:style-name="P32"/>
      <text:list text:style-name="L5">
        <text:list-item text:start-value="1">
          <text:p text:style-name="P390">Interfacce e relazioni di u<text:span text:style-name="T11">so da altre </text:span>componenti:</text:p>
          <text:p text:style-name="P849"><text:tab/>Viene usata da SigeMv2View per la creazione della vista statica del frame di <text:tab/>memoria</text:p>
        </text:list-item>
      </text:list>
      <text:p text:style-name="P32"/>
      <text:list text:style-name="L5">
        <text:list-item text:start-value="1">
          <text:p text:style-name="P390"><text:soft-page-break/>Attività svolte e dati trattati:</text:p>
          <text:list>
            <text:list-item>
              <text:p text:style-name="P390">Campi dati:</text:p>
              <text:list>
                <text:list-item>
                  <text:p text:style-name="P1440">private JPanel pannello</text:p>
                  <text:list>
                    <text:list-header>
                      <text:p text:style-name="P1440">pannello della vista che conterrà le pagine della MV</text:p>
                      <text:p text:style-name="P1440"/>
                    </text:list-header>
                  </text:list>
                </text:list-item>
                <text:list-item>
                  <text:p text:style-name="P1440">private Vector pagineSquare</text:p>
                  <text:list>
                    <text:list-header>
                      <text:p text:style-name="P1440">Array che tutte le pagine creat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49">public ViewFrameMemoria()</text:p>
                  <text:list>
                    <text:list-header>
                      <text:p text:style-name="P849">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9">Metodi:</text:p>
            </text:list-item>
          </text:list>
        </text:list-item>
      </text:list>
      <text:list text:style-name="L12">
        <text:list-item>
          <text:list>
            <text:list-item>
              <text:list>
                <text:list-item>
                  <text:p text:style-name="P332">private void creaPagine(int totale, int dim) </text:p>
                  <text:list>
                    <text:list-header>
                      <text:p text:style-name="P267">Metodo che crea i quadrati delle pagine</text:p>
                      <text:p text:style-name="P267"/>
                    </text:list-header>
                  </text:list>
                </text:list-item>
              </text:list>
            </text:list-item>
          </text:list>
        </text:list-item>
      </text:list>
      <text:list text:style-name="L12">
        <text:list-item text:start-value="1">
          <text:list>
            <text:list-item text:start-value="1">
              <text:list>
                <text:list-item text:start-value="1">
                  <text:p text:style-name="P332">private void disegnaPagine(Graphics g)</text:p>
                  <text:list>
                    <text:list-header>
                      <text:p text:style-name="P267">Metodo che si occupa di disegnare le pagine nel pannello</text:p>
                      <text:list>
                        <text:list-header>
                          <text:p text:style-name="P938"/>
                        </text:list-header>
                      </text:list>
                    </text:list-header>
                  </text:list>
                </text:list-item>
                <text:list-item>
                  <text:p text:style-name="P938">public void inizializzaViewFrame(int nPagine, int dimPagine)</text:p>
                  <text:list>
                    <text:list-header>
                      <text:p text:style-name="P938">Metodo che inizializza il pannello</text:p>
                      <text:p text:style-name="P938"/>
                    </text:list-header>
                  </text:list>
                </text:list-item>
                <text:list-item>
                  <text:p text:style-name="P938">public void paintComponent(Graphics g)</text:p>
                  <text:list>
                    <text:list-header>
                      <text:p text:style-name="P1589">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ViewStatistiche</text:h>
                    </text:list-item>
                  </text:list>
                </text:list-item>
              </text:list>
            </text:list-item>
          </text:list>
        </text:list-item>
      </text:list>
      <text:list text:style-name="L5">
        <text:list-item text:start-value="1">
          <text:p text:style-name="P390">Tipo, obiettivo e funzione della classe/interfaccia:</text:p>
          <text:p text:style-name="P1730"><text:span text:style-name="T3"><text:tab/></text:span><text:span text:style-name="T2">La classe estende JScrollPanel e crea la finestra delle statistiche</text:span></text:p>
        </text:list-item>
      </text:list>
      <text:p text:style-name="P32"/>
      <text:list text:style-name="L5">
        <text:list-item text:start-value="1">
          <text:p text:style-name="P390">Relazioni d'uso con altre componenti:</text:p>
          <text:p text:style-name="P784"><text:tab/>Nessuna</text:p>
        </text:list-item>
      </text:list>
      <text:p text:style-name="P32"/>
      <text:list text:style-name="L5">
        <text:list-item text:start-value="1">
          <text:p text:style-name="P390">Interfacce e relazioni di u<text:span text:style-name="T11">so da altre </text:span>componenti:</text:p>
          <text:p text:style-name="P849"><text:tab/>Viene usata da SigeMv2View per la creazione della vista statica delle <text:tab/>statistiche</text:p>
        </text:list-item>
      </text:list>
      <text:p text:style-name="P32"/>
      <text:list text:style-name="L5">
        <text:list-item text:start-value="1">
          <text:p text:style-name="P390">Attività svolte e dati trattati:</text:p>
          <text:list>
            <text:list-item>
              <text:p text:style-name="P390">Campi dati:</text:p>
              <text:list>
                <text:list-item>
                  <text:p text:style-name="P1440"><text:soft-page-break/>private JPanel p1</text:p>
                  <text:list>
                    <text:list-header>
                      <text:p text:style-name="P1440">Il primo pannello della vista</text:p>
                      <text:p text:style-name="P1440"/>
                    </text:list-header>
                  </text:list>
                </text:list-item>
                <text:list-item>
                  <text:p text:style-name="P1440">private JPanel p2</text:p>
                  <text:list>
                    <text:list-header>
                      <text:p text:style-name="P1440">Il secondo pannello della vista, che contiene le statistiche</text:p>
                      <text:p text:style-name="P1440"/>
                    </text:list-header>
                  </text:list>
                </text:list-item>
                <text:list-item>
                  <text:p text:style-name="P1440">private JButton jButton</text:p>
                  <text:list>
                    <text:list-header>
                      <text:p text:style-name="P1440">contiene il pulsante "visualizza statistiche"</text:p>
                      <text:p text:style-name="P1440"/>
                    </text:list-header>
                  </text:list>
                </text:list-item>
                <text:list-item>
                  <text:p text:style-name="P1440">private JButton jButton2</text:p>
                  <text:list>
                    <text:list-header>
                      <text:p text:style-name="P1440">contiene il pulsante "disabilita visualizzazione statistiche"</text:p>
                      <text:p text:style-name="P1440"/>
                    </text:list-header>
                  </text:list>
                </text:list-item>
                <text:list-item>
                  <text:p text:style-name="P1440">private SiGeMv2View gui</text:p>
                  <text:list>
                    <text:list-header>
                      <text:p text:style-name="P1440">possessore del JScrollPane</text:p>
                    </text:list-header>
                  </text:list>
                  <text:p text:style-name="P1440"/>
                </text:list-item>
                <text:list-item>
                  <text:p text:style-name="P1440">private boolean stato</text:p>
                  <text:list>
                    <text:list-header>
                      <text:p text:style-name="P1440">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49">public ViewStatistiche(SiGeMv2View gui) </text:p>
                  <text:list>
                    <text:list-header>
                      <text:p text:style-name="P849">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9">Metodi:</text:p>
            </text:list-item>
          </text:list>
        </text:list-item>
      </text:list>
      <text:list text:style-name="L13">
        <text:list-item>
          <text:list>
            <text:list-item>
              <text:list>
                <text:list-item>
                  <text:p text:style-name="P334">public void abilitaVisualizzazione(boolean x)</text:p>
                  <text:list>
                    <text:list-header>
                      <text:p text:style-name="P270">Abilita o disabilita le statistiche</text:p>
                      <text:p text:style-name="P270"/>
                    </text:list-header>
                  </text:list>
                </text:list-item>
              </text:list>
            </text:list-item>
          </text:list>
        </text:list-item>
      </text:list>
      <text:list text:style-name="L13">
        <text:list-item text:start-value="1">
          <text:list>
            <text:list-item text:start-value="1">
              <text:list>
                <text:list-item text:start-value="1">
                  <text:p text:style-name="P334">private JButton getJButtonDisabilita() {</text:p>
                  <text:list>
                    <text:list-header>
                      <text:p text:style-name="P270">Questo metodo crea un JButton a cui è associato un ActionListener che</text:p>
                      <text:p text:style-name="P270">sposta il ViewPort del JScrollPane sul primo JPanel.</text:p>
                      <text:list>
                        <text:list-header>
                          <text:p text:style-name="P947"/>
                        </text:list-header>
                      </text:list>
                    </text:list-header>
                  </text:list>
                </text:list-item>
                <text:list-item>
                  <text:p text:style-name="P947">private JPanel getP1() {</text:p>
                  <text:list>
                    <text:list-header>
                      <text:p text:style-name="P947">Crea un JPanel con un pulsante per visualizzare le statistiche.<text:tab/></text:p>
                      <text:p text:style-name="P947"/>
                    </text:list-header>
                  </text:list>
                </text:list-item>
                <text:list-item>
                  <text:p text:style-name="P947">private JPanel getP2() </text:p>
                  <text:list>
                    <text:list-header>
                      <text:p text:style-name="P1590">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text:soft-page-break/>ViewStatoAvanzamentoProcessi</text:h>
                    </text:list-item>
                  </text:list>
                </text:list-item>
              </text:list>
            </text:list-item>
          </text:list>
        </text:list-item>
      </text:list>
      <text:list text:style-name="L5">
        <text:list-item text:start-value="1">
          <text:p text:style-name="P390">Tipo, obiettivo e funzione della classe/interfaccia:</text:p>
          <text:p text:style-name="P1730"><text:span text:style-name="T3"><text:tab/></text:span><text:span text:style-name="T2">La classe estende JPanel e crea la finestra del grafico dei processi</text:span></text:p>
        </text:list-item>
      </text:list>
      <text:p text:style-name="P32"/>
      <text:list text:style-name="L5">
        <text:list-item text:start-value="1">
          <text:p text:style-name="P390">Relazioni d'uso con altre componenti:</text:p>
          <text:p text:style-name="P784"><text:tab/>Utilizza la classe interna JPanelGrafico</text:p>
        </text:list-item>
      </text:list>
      <text:p text:style-name="P32"/>
      <text:list text:style-name="L5">
        <text:list-item text:start-value="1">
          <text:p text:style-name="P390">Interfacce e relazioni di u<text:span text:style-name="T11">so da altre </text:span>componenti:</text:p>
          <text:p text:style-name="P849"><text:tab/>Viene usata da SigeMv2View per la creazione della vista statica del grafico <text:tab/>dei processi</text:p>
        </text:list-item>
      </text:list>
      <text:p text:style-name="P32"/>
      <text:list text:style-name="L5">
        <text:list-item text:start-value="1">
          <text:p text:style-name="P390">Attività svolte e dati trattati:</text:p>
          <text:list>
            <text:list-item>
              <text:p text:style-name="P390">Campi dati:</text:p>
              <text:list>
                <text:list-item>
                  <text:p text:style-name="P1440">JPanelGrafico x</text:p>
                  <text:list>
                    <text:list-header>
                      <text:p text:style-name="P1440">Componente JPanelGrafico su cui viene disegnato il grafico</text:p>
                      <text:p text:style-name="P1440"/>
                    </text:list-header>
                  </text:list>
                </text:list-item>
                <text:list-item>
                  <text:p text:style-name="P1440">JScrollPane base</text:p>
                  <text:list>
                    <text:list-header>
                      <text:p text:style-name="P1440">Contiene il JPanelGrafico fornendo la funzionalità della scrollbar</text:p>
                      <text:p text:style-name="P1440"/>
                    </text:list-header>
                  </text:list>
                </text:list-item>
                <text:list-item>
                  <text:p text:style-name="P1440">JLabel jLabel</text:p>
                  <text:list>
                    <text:list-header>
                      <text:p text:style-name="P1440">Etichetta che contiene una stringa che descrive lo stato della simulazione.</text:p>
                    </text:list-header>
                  </text:list>
                  <text:p text:style-name="P1440"/>
                </text:list-item>
              </text:list>
            </text:list-item>
          </text:list>
        </text:list-item>
      </text:list>
      <text:list text:style-name="L5">
        <text:list-item text:start-value="1">
          <text:list>
            <text:list-item text:start-value="1">
              <text:p text:style-name="P390">Costruttori:</text:p>
              <text:list>
                <text:list-item>
                  <text:p text:style-name="P849">public ViewStatoAvanzamentoProcessi()</text:p>
                  <text:list>
                    <text:list-header>
                      <text:p text:style-name="P849">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9">Metodi:</text:p>
            </text:list-item>
          </text:list>
        </text:list-item>
      </text:list>
      <text:list text:style-name="L14">
        <text:list-item>
          <text:list>
            <text:list-item>
              <text:list>
                <text:list-item>
                  <text:p text:style-name="P336">public void disegnaGrafico(int[] idProcessi) </text:p>
                  <text:list>
                    <text:list-header>
                      <text:p text:style-name="P274">Richiama il metodo disegnaJPanelGrafico(int[] idProcessi) della classe interna JPanelGrafico, che disegna il grafico.</text:p>
                      <text:p text:style-name="P274">Disegna un insieme di istanti sul grafico.</text:p>
                      <text:p text:style-name="P274"/>
                    </text:list-header>
                  </text:list>
                </text:list-item>
              </text:list>
            </text:list-item>
          </text:list>
        </text:list-item>
      </text:list>
      <text:list text:style-name="L14">
        <text:list-item text:start-value="1">
          <text:list>
            <text:list-item text:start-value="1">
              <text:list>
                <text:list-item text:start-value="1">
                  <text:p text:style-name="P336">public void initializeViewStatoAvanzamentoProcessi(Vector procNameRef)</text:p>
                  <text:list>
                    <text:list-header>
                      <text:p text:style-name="P274">Inizializza il grafico. Questo metodo viene chiamato quando viene creata una simulazione, e imposta il grafico all'istante zero della simulazione.</text:p>
                      <text:list>
                        <text:list-header>
                          <text:p text:style-name="P956"/>
                        </text:list-header>
                      </text:list>
                    </text:list-header>
                  </text:list>
                </text:list-item>
                <text:list-item>
                  <text:p text:style-name="P956">private void resetLabelText()</text:p>
                  <text:list>
                    <text:list-header>
                      <text:p text:style-name="P956"><text:soft-page-break/>Svuota il contenuto della jLabel</text:p>
                      <text:p text:style-name="P956"/>
                    </text:list-header>
                  </text:list>
                </text:list-item>
                <text:list-item>
                  <text:p text:style-name="P956">public void setLabelText(String text)</text:p>
                  <text:list>
                    <text:list-header>
                      <text:p text:style-name="P1591">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JPanelGrafico</text:h>
                    </text:list-item>
                  </text:list>
                </text:list-item>
              </text:list>
            </text:list-item>
          </text:list>
        </text:list-item>
      </text:list>
      <text:list text:style-name="L5">
        <text:list-item text:start-value="1">
          <text:p text:style-name="P390">Tipo, obiettivo e funzione della classe/interfaccia:</text:p>
          <text:p text:style-name="P1730"><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90">Relazioni d'uso con altre componenti:</text:p>
          <text:p text:style-name="P784"><text:tab/>Nessuno</text:p>
        </text:list-item>
      </text:list>
      <text:p text:style-name="P32"/>
      <text:list text:style-name="L5">
        <text:list-item text:start-value="1">
          <text:p text:style-name="P390">Interfacce e relazioni di u<text:span text:style-name="T11">so da altre </text:span>componenti:</text:p>
          <text:p text:style-name="P849"><text:tab/>è una classe interna di ViewStatoAvanzamentoProcessi</text:p>
        </text:list-item>
      </text:list>
      <text:p text:style-name="P32"/>
      <text:list text:style-name="L5">
        <text:list-item text:start-value="1">
          <text:p text:style-name="P390">Attività svolte e dati trattati:</text:p>
          <text:list>
            <text:list-item>
              <text:p text:style-name="P390">Campi dati:</text:p>
              <text:list>
                <text:list-item>
                  <text:p text:style-name="P1440">private String currMaxProcString</text:p>
                  <text:list>
                    <text:list-header>
                      <text:p text:style-name="P1440">Una stringa con il nome (di processo) più lungo</text:p>
                      <text:p text:style-name="P1440"/>
                    </text:list-header>
                  </text:list>
                </text:list-item>
                <text:list-item>
                  <text:p text:style-name="P1440">int fontSize</text:p>
                  <text:list>
                    <text:list-header>
                      <text:p text:style-name="P1440">Dimensione del font di scrittura</text:p>
                      <text:p text:style-name="P1440"/>
                    </text:list-header>
                  </text:list>
                </text:list-item>
                <text:list-item>
                  <text:p text:style-name="P1440">private int gridX</text:p>
                  <text:list>
                    <text:list-header>
                      <text:p text:style-name="P1440">Dimensione minima del lato orizzontale della griglia</text:p>
                      <text:p text:style-name="P1440"/>
                    </text:list-header>
                  </text:list>
                </text:list-item>
                <text:list-item>
                  <text:p text:style-name="P1440">private int gridY</text:p>
                  <text:list>
                    <text:list-header>
                      <text:p text:style-name="P1440">Dimensione minima del lato verticale della griglia</text:p>
                      <text:p text:style-name="P1440"/>
                    </text:list-header>
                  </text:list>
                </text:list-item>
                <text:list-item>
                  <text:p text:style-name="P1440">Vector instants</text:p>
                  <text:list>
                    <text:list-header>
                      <text:p text:style-name="P1440">Vettore che contiene gli id dei processi che hanno eseguito</text:p>
                      <text:p text:style-name="P1440"/>
                    </text:list-header>
                  </text:list>
                </text:list-item>
                <text:list-item>
                  <text:p text:style-name="P1440">private int maxProcStringSize</text:p>
                  <text:list>
                    <text:list-header>
                      <text:p text:style-name="P1440">Definisce il numero max di caratteri per la visualizzazione dei nomi del processo</text:p>
                      <text:p text:style-name="P1440"/>
                    </text:list-header>
                  </text:list>
                </text:list-item>
                <text:list-item>
                  <text:p text:style-name="P1440">Vector procName</text:p>
                  <text:list>
                    <text:list-header>
                      <text:p text:style-name="P1440"><text:s/>un vettore che contiene il nome dei processi della ConfigurazioneIniziale <text:soft-page-break/>associata alla simulazione in corso.</text:p>
                      <text:p text:style-name="P1440"/>
                    </text:list-header>
                  </text:list>
                </text:list-item>
                <text:list-item>
                  <text:p text:style-name="P1440">Vector process</text:p>
                  <text:list>
                    <text:list-header>
                      <text:p text:style-name="P1440">vettore che contiene tutti i nomi dei processi</text:p>
                      <text:p text:style-name="P1440"/>
                    </text:list-header>
                  </text:list>
                </text:list-item>
                <text:list-item>
                  <text:p text:style-name="P1440">private int xOffset</text:p>
                  <text:list>
                    <text:list-header>
                      <text:p text:style-name="P1440">Dimensione corrente del lato orizzontale della griglia</text:p>
                      <text:p text:style-name="P1440"/>
                    </text:list-header>
                  </text:list>
                </text:list-item>
                <text:list-item>
                  <text:p text:style-name="P1440">private int yOffset</text:p>
                  <text:list>
                    <text:list-header>
                      <text:p text:style-name="P1440">Dimensione corrente del lato verticale della griglia</text:p>
                    </text:list-header>
                  </text:list>
                  <text:p text:style-name="P1440"/>
                </text:list-item>
              </text:list>
            </text:list-item>
          </text:list>
        </text:list-item>
      </text:list>
      <text:list text:style-name="L5">
        <text:list-item text:start-value="1">
          <text:list>
            <text:list-item text:start-value="1">
              <text:p text:style-name="P390">Costruttori:</text:p>
              <text:list>
                <text:list-item>
                  <text:p text:style-name="P849">public JPanelGrafico()</text:p>
                  <text:list>
                    <text:list-header>
                      <text:p text:style-name="P849">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9">Metodi:</text:p>
            </text:list-item>
          </text:list>
        </text:list-item>
      </text:list>
      <text:list text:style-name="L15">
        <text:list-item>
          <text:list>
            <text:list-item>
              <text:list>
                <text:list-item>
                  <text:p text:style-name="P338">public void disegnaJPanelGrafico(int[] idProcessi)</text:p>
                  <text:list>
                    <text:list-header>
                      <text:p text:style-name="P278">Disegna un insieme di istanti sul grafico.</text:p>
                      <text:p text:style-name="P278"/>
                    </text:list-header>
                  </text:list>
                </text:list-item>
              </text:list>
            </text:list-item>
          </text:list>
        </text:list-item>
      </text:list>
      <text:list text:style-name="L15">
        <text:list-item text:start-value="1">
          <text:list>
            <text:list-item text:start-value="1">
              <text:list>
                <text:list-item text:start-value="1">
                  <text:p text:style-name="P338">public void initializeJPanelGrafico(Vector procNameRef)</text:p>
                  <text:list>
                    <text:list-header>
                      <text:p text:style-name="P338">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65">public void paintComponent(Graphics g)</text:p>
                  <text:list>
                    <text:list-header>
                      <text:p text:style-name="P965">Disegna gli elementi (etichette, barre, linee) del grafico</text:p>
                      <text:p text:style-name="P965"/>
                    </text:list-header>
                  </text:list>
                </text:list-item>
                <text:list-item>
                  <text:p text:style-name="P965">private void resizeControl() </text:p>
                  <text:list>
                    <text:list-header>
                      <text:p text:style-name="P1592">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0" text:outline-level="2">Specifica parte logica</text:h>
              <text:list>
                <text:list-item>
                  <text:h text:style-name="P365" text:outline-level="3">logic</text:h>
                  <text:list>
                    <text:list-item>
                      <text:h text:style-name="P111" text:outline-level="4">Processore</text:h>
                    </text:list-item>
                  </text:list>
                </text:list-item>
              </text:list>
            </text:list-item>
          </text:list>
        </text:list-item>
      </text:list>
      <text:list text:style-name="L16">
        <text:list-item>
          <text:p text:style-name="P621">Tipo, obiettivo e funzione della classe/interfaccia:</text:p>
          <text:list>
            <text:list-item>
              <text:list>
                <text:list-header>
                  <text:p text:style-name="P1243">E' la classe centrale incaricata di creare la simulazione. E' anche il façade che coordina l'attività di Scheduler e GestoreMemoria.</text:p>
                </text:list-header>
              </text:list>
            </text:list-item>
          </text:list>
        </text:list-item>
      </text:list>
      <text:p text:style-name="P31"><text:soft-page-break/></text:p>
      <text:list text:style-name="L16">
        <text:list-item text:start-value="1">
          <text:p text:style-name="P621">Relazioni d'uso con altre componenti:</text:p>
          <text:p text:style-name="P1243"><text:tab/>Utilizza i metodi fineSimulazione, getProcessiInArrivo, eseguiAttivazione, <text:tab/>getPCBCorrente, eseguiIncremento e getProcessiTerminati della classe <text:tab/>Scheduler.</text:p>
          <text:list>
            <text:list-item>
              <text:list>
                <text:list-header>
                  <text:p text:style-name="P1243">Utilizza i metodi esegui e notificaProcessoTerminato della classe GestoreMemoria.</text:p>
                  <text:p text:style-name="P1243">Utilizza il metodo getRifProcesso di PCB e getId di Processo.</text:p>
                </text:list-header>
              </text:list>
            </text:list-item>
          </text:list>
        </text:list-item>
      </text:list>
      <text:p text:style-name="P31"/>
      <text:list text:style-name="L16">
        <text:list-item text:start-value="1">
          <text:p text:style-name="P621">Interfacce e relazioni di u<text:span text:style-name="T11">so da altre </text:span>componenti:</text:p>
          <text:p text:style-name="P1243"><text:tab/>Viene usata dalla classe Simulazione che invoca il Processore per essere <text:tab/>creata. In quanto façade non è riferita da altre classi.</text:p>
        </text:list-item>
      </text:list>
      <text:p text:style-name="P31"/>
      <text:list text:style-name="L16">
        <text:list-item text:start-value="1">
          <text:p text:style-name="P621">Attività svolte e dati trattati:</text:p>
          <text:list>
            <text:list-item>
              <text:p text:style-name="P621">Campi dati:</text:p>
              <text:list>
                <text:list-item>
                  <text:p text:style-name="P315">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15">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43">private PCB ultimoEseguito</text:p>
                  <text:list>
                    <text:list-item>
                      <text:list>
                        <text:list-header>
                          <text:p text:style-name="P1243">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21">Costruttori:</text:p>
            </text:list-item>
          </text:list>
        </text:list-item>
      </text:list>
      <text:list text:style-name="L16">
        <text:list-item text:start-value="1">
          <text:list>
            <text:list-item text:start-value="1">
              <text:list>
                <text:list-item text:start-value="1">
                  <text:p text:style-name="P1243"><text:s/>public Processore(ConfigurazioneIniziale conf)</text:p>
                  <text:list>
                    <text:list-item>
                      <text:list>
                        <text:list-header>
                          <text:p text:style-name="P1243">Unico costruttore della classe Processore.</text:p>
                          <text:p text:style-name="P1243">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21">Metodi:</text:p>
              <text:list>
                <text:list-item>
                  <text:p text:style-name="P315">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15">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43"><text:soft-page-break/>private boolean controllaSwapPiena(LinkedList&lt;Azione&gt; istruzioni)</text:p>
                  <text:list>
                    <text:list-item>
                      <text:list>
                        <text:list-header>
                          <text:p text:style-name="P1243">Metodo il cui compito è ritornare tramite un booleano se l'area di Swap è piena o meno.</text:p>
                          <text:p text:style-name="P1243"/>
                        </text:list-header>
                      </text:list>
                    </text:list-item>
                  </text:list>
                </text:list-item>
                <text:list-item>
                  <text:p text:style-name="P315">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15">private Istante creaIstante(PCB corrente, LinkedList&lt;Azione&gt; istruzioni,</text:p>
                  <text:p text:style-name="P315"><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43"><text:s/>private LinkedList&lt;FrameMemoria&gt; estraiFrame(PCB corrente)</text:p>
                  <text:list>
                    <text:list-item>
                      <text:list>
                        <text:list-header>
                          <text:p text:style-name="P1594">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65" text:outline-level="3">logic.caricamento</text:h>
                  <text:list>
                    <text:list-item>
                      <text:h text:style-name="P111" text:outline-level="4">GestioneFile</text:h>
                    </text:list-item>
                  </text:list>
                </text:list-item>
              </text:list>
            </text:list-item>
          </text:list>
        </text:list-item>
      </text:list>
      <text:list text:style-name="L17">
        <text:list-item text:start-value="1">
          <text:p text:style-name="P462">Tipo, obiettivo e funzione della classe/interfaccia:</text:p>
          <text:p text:style-name="P800"><text:tab/>Classe pubblica e concreta; si interfaccia con i file per il funzionamento del <text:tab/>sistema di simulazione.</text:p>
        </text:list-item>
      </text:list>
      <text:p text:style-name="P32"/>
      <text:list text:style-name="L17">
        <text:list-item text:start-value="1">
          <text:p text:style-name="P462">Relazioni d'uso con altre componenti:</text:p>
          <text:p text:style-name="P800"><text:tab/>Nessuna.</text:p>
        </text:list-item>
      </text:list>
      <text:p text:style-name="P32"/>
      <text:list text:style-name="L17">
        <text:list-item text:start-value="1">
          <text:p text:style-name="P462">Interfacce e relazioni di u<text:span text:style-name="T11">so da altre </text:span>componenti:</text:p>
          <text:p text:style-name="P969"><text:tab/>Viene usata dall'interfaccia grafica per salvare e caricare configurazioni da <text:tab/>file specificandone il percorso.</text:p>
        </text:list-item>
      </text:list>
      <text:p text:style-name="P32"/>
      <text:list text:style-name="L17">
        <text:list-item text:start-value="1">
          <text:p text:style-name="P462">Attività svolte e dati trattati:</text:p>
          <text:list>
            <text:list-item>
              <text:p text:style-name="P462">Campi dati:</text:p>
              <text:list>
                <text:list-item>
                  <text:p text:style-name="P969">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69">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462">Costruttori:</text:p>
              <text:list>
                <text:list-item>
                  <text:p text:style-name="P969">public GestioneFile(String percorsoFileConfigurazione, ConfigurazioneIniziale conf):</text:p>
                  <text:list>
                    <text:list-item>
                      <text:list>
                        <text:list-header>
                          <text:p text:style-name="P969">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69">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69">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969">public boolean salvaFileConfigurazione (ConfigurazioneIniziale conf) </text:p>
                  <text:p text:style-name="P969">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69">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65" text:outline-level="3">logic.gestioneMemoria</text:h>
                  <text:list>
                    <text:list-item>
                      <text:h text:style-name="P111" text:outline-level="4">GestoreMemoria</text:h>
                    </text:list-item>
                  </text:list>
                </text:list-item>
              </text:list>
            </text:list-item>
          </text:list>
        </text:list-item>
      </text:list>
      <text:list text:style-name="L18">
        <text:list-item>
          <text:p text:style-name="P628">Tipo, obiettivo e funzione della classe/interfaccia:</text:p>
          <text:p text:style-name="P1257"><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28">Relazioni d'uso con altre componenti:</text:p>
          <text:p text:style-name="P1257"><text:tab/>poiché non ha campi dati propri ne metodi implementati, essa non è <text:tab/>collegata direttamente alcuna componente.</text:p>
        </text:list-item>
      </text:list>
      <text:p text:style-name="P31"><text:soft-page-break/></text:p>
      <text:list text:style-name="L18">
        <text:list-item text:start-value="1">
          <text:p text:style-name="P628">Interfacce e relazioni di u<text:span text:style-name="T11">so da altre </text:span>componenti:</text:p>
          <text:p text:style-name="P1271"><text:tab/>Questa classe, o le istanze delle sue sottoclassi, sono utilizzate soltanto dalla <text:tab/>classe Processore.</text:p>
        </text:list-item>
      </text:list>
      <text:p text:style-name="P31"/>
      <text:list text:style-name="L18">
        <text:list-item text:start-value="1">
          <text:p text:style-name="P628">Attività svolte e dati trattati:</text:p>
          <text:list>
            <text:list-item>
              <text:p text:style-name="P628">Campi dati:</text:p>
              <text:list>
                <text:list-item>
                  <text:p text:style-name="P1271">Nessuno</text:p>
                </text:list-item>
              </text:list>
            </text:list-item>
          </text:list>
        </text:list-item>
      </text:list>
      <text:list text:style-name="L18">
        <text:list-item text:start-value="1">
          <text:list>
            <text:list-item text:start-value="1">
              <text:p text:style-name="P628">Costruttori:</text:p>
              <text:list>
                <text:list-item>
                  <text:p text:style-name="P1271">Default Standard</text:p>
                </text:list-item>
              </text:list>
            </text:list-item>
          </text:list>
        </text:list-item>
      </text:list>
      <text:list text:style-name="L18">
        <text:list-item text:start-value="1">
          <text:list>
            <text:list-item text:start-value="1">
              <text:p text:style-name="P628">Metodi:</text:p>
              <text:list>
                <text:list-item>
                  <text:p text:style-name="P1271">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271">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1" text:outline-level="4">GestoreMemoriaPaginata</text:h>
                    </text:list-item>
                  </text:list>
                </text:list-item>
              </text:list>
            </text:list-item>
          </text:list>
        </text:list-item>
      </text:list>
      <text:list text:style-name="L18">
        <text:list-item text:start-value="1">
          <text:p text:style-name="P628">Tipo, obiettivo e funzione della classe/interfaccia:<text:line-break/><text:tab/><text:span text:style-name="T12">Classe concreta che eredita direttamente dalla classe GestoreMemoria e ne <text:tab/>implementa i metodi astratti. Si occupa interamente ed esclusivamente della <text:tab/>gestione della memoria paginata, ossia quando l'utente richiede una </text:span><text:span text:style-name="T12"><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28">Relazioni d'uso con altre componenti:</text:p>
          <text:p text:style-name="P1257"><text:tab/>Utilizza tramite l'interfaccia IRimpiazzo, un'istanza della politica di rimpiazzo <text:tab/>delle pagine decisa in fase di configurazione del sistema.</text:p>
          <text:list>
            <text:list-item>
              <text:list>
                <text:list-header>
                  <text:p text:style-name="P1257">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28">Interfacce e relazioni di u<text:span text:style-name="T11">so da altre </text:span>componenti:</text:p>
          <text:p text:style-name="P1257"><text:soft-page-break/><text:tab/>Questa classe, una sua istanza per volta, è utilizzata soltanto dalla classe <text:tab/>Processore, tramite il metodo esegui.</text:p>
        </text:list-item>
      </text:list>
      <text:p text:style-name="P31"/>
      <text:list text:style-name="L18">
        <text:list-item text:start-value="1">
          <text:p text:style-name="P628">Attività svolte e dati trattati:</text:p>
          <text:list>
            <text:list-item>
              <text:p text:style-name="P628">Campi dati:</text:p>
              <text:list>
                <text:list-item>
                  <text:p text:style-name="P1271">private IRimpiazzo PoliticaRimpiazzo:</text:p>
                  <text:list>
                    <text:list-header>
                      <text:p text:style-name="P1271">Mantiene il riferimento alla politica di Rimpiazzo scelta.</text:p>
                    </text:list-header>
                  </text:list>
                </text:list-item>
                <text:list-item>
                  <text:p text:style-name="P1271">private RAMPaginata MemoriaRam:</text:p>
                  <text:list>
                    <text:list-header>
                      <text:p text:style-name="P1271">Mentiene il riferimento alla memoria RAM.</text:p>
                    </text:list-header>
                  </text:list>
                </text:list-item>
                <text:list-item>
                  <text:p text:style-name="P1271">private SwapPaginata MemoriaSwap:</text:p>
                  <text:list>
                    <text:list-header>
                      <text:p text:style-name="P1271">Mantiene il riferimento alla memoria Swap.</text:p>
                    </text:list-header>
                  </text:list>
                </text:list-item>
                <text:list-item>
                  <text:p text:style-name="P1271">private int numero_frame_ram:</text:p>
                  <text:list>
                    <text:list-header>
                      <text:p text:style-name="P1271">Contiene il numero di frame disponibili in RAM.</text:p>
                    </text:list-header>
                  </text:list>
                </text:list-item>
                <text:list-item>
                  <text:p text:style-name="P1271">private boolean PaginaNulla;</text:p>
                  <text:list>
                    <text:list-header>
                      <text:p text:style-name="P1257">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628">Costruttori:</text:p>
              <text:list>
                <text:list-item>
                  <text:p text:style-name="P1271">public GestoreMemoriaPaginata( ConfigurazioneIniziale C )</text:p>
                  <text:list>
                    <text:list-header>
                      <text:p text:style-name="P1257">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28">Metodi:</text:p>
              <text:list>
                <text:list-item>
                  <text:p text:style-name="P1257">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71">public abstract LinkedList&lt;Azione&gt; esegui( LinkedList&lt;FrameMemoria&gt; ListaFrame, int UT ):</text:p>
                  <text:list>
                    <text:list-header>
                      <text:p text:style-name="P1516">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518">private int inserisci( MemoriaPaginata M, FrameMemoria F, int UT ) throws MemoriaEsaurita:</text:p>
                  <text:list>
                    <text:list-header>
                      <text:p text:style-name="P1516">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18"><text:soft-page-break/>private FrameMemoria rimuovi( Memoria M, FrameMemoria F ):</text:p>
                  <text:list>
                    <text:list-header>
                      <text:p text:style-name="P1588">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1" text:outline-level="4">GestoreMemoriaSegmentata</text:h>
                    </text:list-item>
                  </text:list>
                </text:list-item>
              </text:list>
            </text:list-item>
          </text:list>
        </text:list-item>
      </text:list>
      <text:list text:style-name="L19">
        <text:list-item>
          <text:p text:style-name="P642">Tipo, obiettivo e funzione della classe/interfaccia:</text:p>
          <text:p text:style-name="P1265"><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42">Relazioni d'uso con altre componenti:</text:p>
          <text:p text:style-name="P1265"><text:tab/>Utilizza tramite l'interfaccia IAllocazione, un'istanza della politica di <text:tab/>allocazione dei segmenti decisa in fase di configurazione del sistema.</text:p>
          <text:list>
            <text:list-item>
              <text:list>
                <text:list-header>
                  <text:p text:style-name="P1265">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42">Interfacce e relazioni di u<text:span text:style-name="T11">so da altre </text:span>componenti:</text:p>
          <text:p text:style-name="P1265"><text:tab/>E' utilizzata dalla classe Processore tramite il metodo pubblico “esegui”.</text:p>
        </text:list-item>
      </text:list>
      <text:p text:style-name="P31"/>
      <text:list text:style-name="L19">
        <text:list-item text:start-value="1">
          <text:p text:style-name="P642">Attività svolte e dati trattati:</text:p>
          <text:list>
            <text:list-item>
              <text:p text:style-name="P642">Campi dati:</text:p>
              <text:list>
                <text:list-item>
                  <text:p text:style-name="P1287">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87">private RAMSegmentata MemoriaRam:<text:line-break/><text:tab/>Riferisce un'istanza di memoria RAM con segmentazione. <text:line-break/></text:p>
                </text:list-item>
                <text:list-item>
                  <text:p text:style-name="P1287">private SwapSegmentata MemoriaSwap:</text:p>
                  <text:list>
                    <text:list-item>
                      <text:list>
                        <text:list-header>
                          <text:p text:style-name="P1287">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42">Costruttori:</text:p>
              <text:list>
                <text:list-item>
                  <text:p text:style-name="P1287">public GestoreMemoriaSegmentata( ConfigurazioneIniziale C ):</text:p>
                </text:list-item>
              </text:list>
            </text:list-item>
          </text:list>
        </text:list-item>
      </text:list>
      <text:p text:style-name="P34"><text:tab/><text:tab/><text:tab/>Unico costruttore per la classe che prende come parametro il <text:tab/><text:soft-page-break/><text:tab/><text:tab/><text:tab/>riferimento ad una configurazione iniziale per inizializzare i campi dati <text:tab/><text:tab/><text:tab/>e le strutture ad essa collegate.</text:p>
      <text:list text:style-name="L19">
        <text:list-item text:start-value="1">
          <text:list>
            <text:list-item text:start-value="1">
              <text:p text:style-name="P642">Metodi:</text:p>
              <text:list>
                <text:list-item>
                  <text:p text:style-name="P1287">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65">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293"><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65">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95">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1" text:outline-level="4">Azione</text:h>
                    </text:list-item>
                  </text:list>
                </text:list-item>
              </text:list>
            </text:list-item>
          </text:list>
        </text:list-item>
      </text:list>
      <text:list text:style-name="L19">
        <text:list-item text:start-value="1">
          <text:p text:style-name="P1287"><text:span text:style-name="T18">Tipo, obiettivo e funzione della classe/interfaccia:<text:line-break/></text:span><text:soft-page-break/><text:span text:style-name="T18"><text:tab/></text:span><text:span text:style-name="T12">Classe pubblica, astratta. Questa classe rappresenta un'azione generica <text:tab/>effettuata in memoria. </text:span></text:p>
        </text:list-item>
      </text:list>
      <text:list text:style-name="L19">
        <text:list-item text:start-value="1">
          <text:p text:style-name="P642">Relazioni d'uso con altre componenti:<text:line-break/><text:tab/><text:span text:style-name="T12">Mantiene soltanto un riferimento generico a FrameMemoria coinvolto <text:tab/>nell'azione.</text:span></text:p>
        </text:list-item>
      </text:list>
      <text:list text:style-name="L19">
        <text:list-item text:start-value="1">
          <text:p text:style-name="P642">Interfacce e relazioni di u<text:span text:style-name="T11">so da altre </text:span>componenti<text:span text:style-name="T12">:<text:line-break/><text:tab/>E' <text:s/>utilizzata indirettamente dal GestoreMemoria per il fatto che è classe <text:tab/>astratta e quindi non istanziabile.</text:span></text:p>
        </text:list-item>
      </text:list>
      <text:list text:style-name="L19">
        <text:list-item text:start-value="1">
          <text:p text:style-name="P642">Attività svolte e dati trattati:</text:p>
          <text:list>
            <text:list-item>
              <text:p text:style-name="P1520">Campi dati:</text:p>
              <text:list>
                <text:list-item>
                  <text:p text:style-name="P1520">private int TipoAzione:</text:p>
                  <text:list>
                    <text:list-header>
                      <text:p text:style-name="P1520">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520">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42">Costruttori:</text:p>
              <text:list>
                <text:list-item>
                  <text:p text:style-name="P1520">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42">Metodi:</text:p>
              <text:list>
                <text:list-item>
                  <text:p text:style-name="P1287">public int getAzione():<text:line-break/><text:tab/>Ritorna il contenuto del campo dati TipoAzione.</text:p>
                </text:list-item>
                <text:list-item>
                  <text:p text:style-name="P1596">public FrameMemoria getFrame():<text:line-break/><text:tab/>Ritorna il riferimento al FrameMemoria.</text:p>
                  <text:p text:style-name="P1596"><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AzionePagina</text:h>
                    </text:list-item>
                  </text:list>
                </text:list-item>
              </text:list>
            </text:list-item>
          </text:list>
        </text:list-item>
      </text:list>
      <text:list text:style-name="L20">
        <text:list-item>
          <text:p text:style-name="P1296"><text:span text:style-name="T18">Tipo, obiettivo e funzione della classe/interfaccia:<text:line-break/><text:tab/></text:span><text:span text:style-name="T12">Classe pubblica, concreta. Questa classe eredita da Azione generica <text:tab/>effettuata in memoria e ne specializza l'uso per una memoria paginata.</text:span></text:p>
        </text:list-item>
      </text:list>
      <text:list text:style-name="L21">
        <text:list-item text:start-value="1">
          <text:p text:style-name="P654">Relazioni d'uso con altre componenti:<text:line-break/><text:tab/><text:span text:style-name="T12">Nessuna oltre a quelle della classe padre.</text:span></text:p>
        </text:list-item>
      </text:list>
      <text:list text:style-name="L21">
        <text:list-item text:start-value="1">
          <text:p text:style-name="P654">Interfacce e relazioni di u<text:span text:style-name="T11">so da altre </text:span>componenti<text:span text:style-name="T12">:<text:line-break/><text:tab/>E' <text:s/>utilizzata direttamente ed esclusivamente dal GestoreMemoriaPaginata.</text:span></text:p>
        </text:list-item>
      </text:list>
      <text:list text:style-name="L21">
        <text:list-item text:start-value="1">
          <text:p text:style-name="P654"><text:soft-page-break/>Attività svolte e dati trattati:</text:p>
          <text:list>
            <text:list-item>
              <text:p text:style-name="P1525">Campi dati:</text:p>
              <text:list>
                <text:list-item>
                  <text:p text:style-name="P1525">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54">Costruttori:</text:p>
              <text:list>
                <text:list-item>
                  <text:p text:style-name="P1525">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25">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54">Metodi:</text:p>
              <text:list>
                <text:list-item>
                  <text:p text:style-name="P1598">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11" text:outline-level="4">AzioneSegmento</text:h>
                    </text:list-item>
                  </text:list>
                </text:list-item>
              </text:list>
            </text:list-item>
          </text:list>
        </text:list-item>
      </text:list>
      <text:list text:style-name="L20">
        <text:list-item text:start-value="1">
          <text:p text:style-name="P1296"><text:span text:style-name="T18">Tipo, obiettivo e funzione della classe/interfaccia:<text:line-break/><text:tab/></text:span><text:span text:style-name="T12">Classe pubblica, concreta. Questa classe eredita da Azione generica <text:tab/>effettuata in memoria e ne specializza l'uso per una memoria segmentata.</text:span></text:p>
        </text:list-item>
      </text:list>
      <text:list text:style-name="L22">
        <text:list-item text:start-value="1">
          <text:p text:style-name="P659">Relazioni d'uso con altre componenti:<text:line-break/><text:tab/><text:span text:style-name="T12">Nessuna oltre a quelle della classe padre.</text:span></text:p>
        </text:list-item>
      </text:list>
      <text:list text:style-name="L22">
        <text:list-item text:start-value="1">
          <text:p text:style-name="P659">Interfacce e relazioni di u<text:span text:style-name="T11">so da altre </text:span>componenti<text:span text:style-name="T12">:<text:line-break/><text:tab/>E' <text:s/>utilizzata direttamente ed esclusivamente dal <text:tab/>GestoreMemoriaSegmentata.</text:span></text:p>
        </text:list-item>
      </text:list>
      <text:list text:style-name="L22">
        <text:list-item text:start-value="1">
          <text:p text:style-name="P659">Attività svolte e dati trattati:</text:p>
          <text:list>
            <text:list-item>
              <text:p text:style-name="P1529">Campi dati:</text:p>
              <text:list>
                <text:list-item>
                  <text:p text:style-name="P1529">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59">Costruttori:</text:p>
              <text:list>
                <text:list-item>
                  <text:p text:style-name="P1529">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29">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59"><text:soft-page-break/>Metodi:</text:p>
              <text:list>
                <text:list-item>
                  <text:p text:style-name="P1599">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IAllocazione</text:h>
                    </text:list-item>
                  </text:list>
                </text:list-item>
              </text:list>
            </text:list-item>
          </text:list>
        </text:list-item>
      </text:list>
      <text:list text:style-name="L20">
        <text:list-item text:start-value="1">
          <text:p text:style-name="P1296"><text:span text:style-name="T18">Tipo, obiettivo e funzione della classe/interfaccia:<text:line-break/><text:tab/></text:span><text:span text:style-name="T12">Interfaccia pubblica che definisce la struttura comune a tutte le politiche di <text:tab/>allocazione dei segmenti.</text:span></text:p>
        </text:list-item>
      </text:list>
      <text:list text:style-name="L23">
        <text:list-item text:start-value="1">
          <text:p text:style-name="P664">Relazioni d'uso con altre componenti:<text:line-break/><text:tab/><text:span text:style-name="T12">Nessuna.</text:span></text:p>
        </text:list-item>
      </text:list>
      <text:list text:style-name="L23">
        <text:list-item text:start-value="1">
          <text:p text:style-name="P664">Interfacce e relazioni di u<text:span text:style-name="T11">so da altre </text:span>componenti<text:span text:style-name="T12">:<text:line-break/><text:tab/>E' <text:s/>utilizzata esclusivamente dal GestoreMemoriaSegmentata.</text:span></text:p>
        </text:list-item>
      </text:list>
      <text:list text:style-name="L23">
        <text:list-item text:start-value="1">
          <text:p text:style-name="P664">Attività svolte e dati trattati:</text:p>
          <text:list>
            <text:list-item>
              <text:p text:style-name="P1533">Campi dati:</text:p>
              <text:list>
                <text:list-item>
                  <text:p text:style-name="P1533">Nessuno.</text:p>
                </text:list-item>
              </text:list>
            </text:list-item>
          </text:list>
        </text:list-item>
      </text:list>
      <text:list text:style-name="L23">
        <text:list-item text:start-value="1">
          <text:list>
            <text:list-item text:start-value="1">
              <text:p text:style-name="P664">Costruttori:</text:p>
              <text:list>
                <text:list-item>
                  <text:p text:style-name="P1533">Nessuno.</text:p>
                </text:list-item>
              </text:list>
            </text:list-item>
          </text:list>
        </text:list-item>
      </text:list>
      <text:list text:style-name="L23">
        <text:list-item text:start-value="1">
          <text:list>
            <text:list-item text:start-value="1">
              <text:p text:style-name="P664">Metodi:</text:p>
              <text:list>
                <text:list-item>
                  <text:p text:style-name="P1600">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IRimpiazzo</text:h>
                    </text:list-item>
                  </text:list>
                </text:list-item>
              </text:list>
            </text:list-item>
          </text:list>
        </text:list-item>
      </text:list>
      <text:list text:style-name="L20">
        <text:list-item text:start-value="1">
          <text:p text:style-name="P1296"><text:span text:style-name="T18">Tipo, obiettivo e funzione della classe/interfaccia:<text:line-break/></text:span><text:span text:style-name="T18"><text:tab/></text:span><text:span text:style-name="T12">Interfaccia pubblica che definisce la struttura comune a tutte le politiche di <text:tab/>rimpiazzo delle pagine.</text:span></text:p>
        </text:list-item>
      </text:list>
      <text:list text:style-name="L24">
        <text:list-item text:start-value="1">
          <text:p text:style-name="P669">Relazioni d'uso con altre componenti:<text:line-break/><text:tab/><text:span text:style-name="T12">Nessuna.</text:span></text:p>
        </text:list-item>
      </text:list>
      <text:list text:style-name="L24">
        <text:list-item text:start-value="1">
          <text:p text:style-name="P669">Interfacce e relazioni di u<text:span text:style-name="T11">so da altre </text:span>componenti<text:span text:style-name="T12">:<text:line-break/></text:span><text:span text:style-name="T12"><text:tab/>E' <text:s/>utilizzata esclusivamente dal GestoreMemoriaPaginata.</text:span></text:p>
        </text:list-item>
      </text:list>
      <text:list text:style-name="L24">
        <text:list-item text:start-value="1">
          <text:p text:style-name="P669">Attività svolte e dati trattati:</text:p>
          <text:list>
            <text:list-item>
              <text:p text:style-name="P1536">Campi dati:</text:p>
              <text:list>
                <text:list-item>
                  <text:p text:style-name="P1536">Nessuno.</text:p>
                </text:list-item>
              </text:list>
            </text:list-item>
          </text:list>
        </text:list-item>
      </text:list>
      <text:list text:style-name="L24">
        <text:list-item text:start-value="1">
          <text:list>
            <text:list-item text:start-value="1">
              <text:p text:style-name="P669">Costruttori:</text:p>
              <text:list>
                <text:list-item>
                  <text:p text:style-name="P1536"><text:soft-page-break/>Nessuno.</text:p>
                </text:list-item>
              </text:list>
            </text:list-item>
          </text:list>
        </text:list-item>
      </text:list>
      <text:list text:style-name="L24">
        <text:list-item text:start-value="1">
          <text:list>
            <text:list-item text:start-value="1">
              <text:p text:style-name="P669">Metodi:</text:p>
              <text:list>
                <text:list-item>
                  <text:p text:style-name="P1300">public void InserisciEntry( FrameMemoria F, int Posizione, int UT, boolean M ):<text:line-break/><text:tab/>Implementato dalle politiche di rimpiazzo servirà per aggiornare i dati <text:tab/>derivati dall'inserimento in RAM di una pagina.</text:p>
                </text:list-item>
                <text:list-item>
                  <text:p text:style-name="P1300">public void LiberaEntry( int Posizione ):<text:line-break/><text:tab/>Resetta i dati in fase di rimozione di una pagina.</text:p>
                </text:list-item>
                <text:list-item>
                  <text:p text:style-name="P1300">public FrameMemoria SelezionaEntry():<text:line-break/><text:tab/>Seleziona la pagina da rimuovere secondo la politica prescelta.</text:p>
                </text:list-item>
                <text:list-item>
                  <text:p text:style-name="P1300">public void AggiornaEntry( int Posizione, boolean M ):<text:line-break/><text:tab/>Aggiorna i dati dopo un accesso alla pagina da parte di un processo.</text:p>
                </text:list-item>
                <text:list-item>
                  <text:p text:style-name="P1601">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FirstFit,BestFit,NextFit,QuickFit,WorstFit</text:h>
                    </text:list-item>
                  </text:list>
                </text:list-item>
              </text:list>
            </text:list-item>
          </text:list>
        </text:list-item>
      </text:list>
      <text:list text:style-name="L20">
        <text:list-item text:start-value="1">
          <text:p text:style-name="P1296"><text:span text:style-name="T18">Tipo, obiettivo e funzione della classe/interfaccia:<text:line-break/><text:tab/></text:span><text:span text:style-name="T12">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39">NextFit: Come FirstFit soltanto inizia la ricerca dall'ultimo elemento visitato.</text:p>
                  <text:p text:style-name="P1539">QuickFit: Come BestFit salvo diversa implementazione.</text:p>
                  <text:p text:style-name="P1539">WorstFit: <text:s/>Restituisce un riferimento allo spazio di dimensione maggiore.</text:p>
                </text:list-header>
              </text:list>
            </text:list-item>
          </text:list>
        </text:list-item>
      </text:list>
      <text:list text:style-name="L25">
        <text:list-item text:start-value="1">
          <text:p text:style-name="P674">Relazioni d'uso con altre componenti:<text:line-break/><text:tab/><text:span text:style-name="T12">Utilizzano la classe Vector standard dalla libreria java.util.</text:span></text:p>
        </text:list-item>
      </text:list>
      <text:list text:style-name="L25">
        <text:list-item text:start-value="1">
          <text:p text:style-name="P674">Interfacce e relazioni di u<text:span text:style-name="T11">so da altre </text:span>componenti<text:span text:style-name="T12">:<text:line-break/><text:tab/>Sono utilizzate esclusivamente dal GestoreMemoriaSegmentata in fase di </text:span><text:span text:style-name="T12"><text:tab/>allocazione dei segmenti. .</text:span></text:p>
        </text:list-item>
      </text:list>
      <text:list text:style-name="L25">
        <text:list-item text:start-value="1">
          <text:p text:style-name="P674">Attività svolte e dati trattati:</text:p>
          <text:list>
            <text:list-item>
              <text:p text:style-name="P1542">Campi dati:</text:p>
              <text:list>
                <text:list-item>
                  <text:p text:style-name="P1542">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74">Costruttori:</text:p>
              <text:list>
                <text:list-item>
                  <text:p text:style-name="P1542"><text:soft-page-break/>Nessuno.</text:p>
                </text:list-item>
              </text:list>
            </text:list-item>
          </text:list>
        </text:list-item>
      </text:list>
      <text:list text:style-name="L25">
        <text:list-item text:start-value="1">
          <text:list>
            <text:list-item text:start-value="1">
              <text:p text:style-name="P674">Metodi:</text:p>
              <text:list>
                <text:list-item>
                  <text:p text:style-name="P1602">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A</text:h>
                    </text:list-item>
                  </text:list>
                </text:list-item>
              </text:list>
            </text:list-item>
          </text:list>
        </text:list-item>
      </text:list>
      <text:list text:style-name="L20">
        <text:list-item text:start-value="1">
          <text:p text:style-name="P1296"><text:span text:style-name="T18">Tipo, obiettivo e funzione della classe/interfaccia:<text:line-break/><text:tab/></text:span><text:span text:style-name="T12">Classe pubblica concreta che implementa l'interfaccia IRimpiazzo. Essa <text:tab/>prende il nome di A per Anging cioè implementa l'algoritmo </text:span><text:span text:style-name="T12"><text:tab/>dell'invecchiamento.</text:span></text:p>
        </text:list-item>
      </text:list>
      <text:list text:style-name="L26">
        <text:list-item text:start-value="1">
          <text:p text:style-name="P67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6">
        <text:list-item text:start-value="1">
          <text:p text:style-name="P67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6">
        <text:list-item text:start-value="1">
          <text:p text:style-name="P679">Attività svolte e dati trattati:</text:p>
          <text:list>
            <text:list-item>
              <text:p text:style-name="P1545">Campi dati:</text:p>
              <text:list>
                <text:list-item>
                  <text:p text:style-name="P1545">private class Dati:</text:p>
                  <text:list>
                    <text:list-header>
                      <text:p text:style-name="P1545">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45">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79">Costruttori:</text:p>
              <text:list>
                <text:list-item>
                  <text:p text:style-name="P1545">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79">Metodi:</text:p>
              <text:list>
                <text:list-item>
                  <text:p text:style-name="P1306">public void InserisciEntry( FrameMemoria F, int Posizione, int UT, boolean M ):</text:p>
                  <text:list>
                    <text:list-header>
                      <text:p text:style-name="P1306">Viene richiamato quando carico in memoria RAM una pagina. Inizializza i dati relativi a quella pagina, in particolare F è il riferiferimento alla pagina <text:soft-page-break/>mentre gli altri parametri sono inutilizzati.</text:p>
                    </text:list-header>
                  </text:list>
                </text:list-item>
                <text:list-item>
                  <text:p text:style-name="P1306">public void LiberaEntry( int Posizione ):<text:line-break/><text:tab/>Resetta i campi dati relativi alla pagina nella Posizione specificata dal <text:tab/>parametro.</text:p>
                </text:list-item>
                <text:list-item>
                  <text:p text:style-name="P1306">public FrameMemoria SelezionaEntry():</text:p>
                  <text:list>
                    <text:list-header>
                      <text:p text:style-name="P1306">Implementa l'algoritmo vero e proprio. Semplicemente restituisce un riferimento alla pagina il cui Contatore è il minore possibile, ossia la pagina memo utilizzata.</text:p>
                    </text:list-header>
                  </text:list>
                </text:list-item>
                <text:list-item>
                  <text:p text:style-name="P1306">public void AggiornaEntry( int Posizione, boolean M ):</text:p>
                  <text:list>
                    <text:list-header>
                      <text:p text:style-name="P1306">Imposta R a true quando una pagina la pagina nella posizione specificata è stata riferita. Il Parametro M è inutilizzato in questo algoritmo.</text:p>
                    </text:list-header>
                  </text:list>
                </text:list-item>
                <text:list-item>
                  <text:p text:style-name="P1603">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C</text:h>
                    </text:list-item>
                  </text:list>
                </text:list-item>
              </text:list>
            </text:list-item>
          </text:list>
        </text:list-item>
      </text:list>
      <text:list text:style-name="L20">
        <text:list-item text:start-value="1">
          <text:p text:style-name="P1296"><text:span text:style-name="T18">Tipo, obiettivo e funzione della classe/interfaccia:<text:line-break/><text:tab/></text:span><text:span text:style-name="T12">Classe pubblica concreta che implementa l'interfaccia IRimpiazzo. Essa <text:tab/>prende il nome di C per Clock cioè implementa l'algoritmo dell'orologio.</text:span></text:p>
        </text:list-item>
      </text:list>
      <text:list text:style-name="L27">
        <text:list-item text:start-value="1">
          <text:p text:style-name="P68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7">
        <text:list-item text:start-value="1">
          <text:p text:style-name="P68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7">
        <text:list-item text:start-value="1">
          <text:p text:style-name="P684">Attività svolte e dati trattati:</text:p>
          <text:list>
            <text:list-item>
              <text:p text:style-name="P1550">Campi dati:</text:p>
              <text:list>
                <text:list-item>
                  <text:p text:style-name="P1550">private class Dati:</text:p>
                  <text:list>
                    <text:list-header>
                      <text:p text:style-name="P1550">Classe interna privata che memorizza un boolean R che indica se recentemente la pagina è stata riferita e il riferimento F alla pagina in questione.</text:p>
                    </text:list-header>
                  </text:list>
                </text:list-item>
                <text:list-item>
                  <text:p text:style-name="P1550">private Vector&lt;Dati&gt; Tabella:<text:line-break/><text:tab/>Vettore privato che memorizza una sequenza di Dati come immagine <text:tab/>della memoria.</text:p>
                </text:list-item>
                <text:list-item>
                  <text:p text:style-name="P1550">private int Lancetta:</text:p>
                  <text:list>
                    <text:list-header>
                      <text:p text:style-name="P1550">Memorizza il punto in cui era arrivata la lancetta dell'orologio.</text:p>
                    </text:list-header>
                  </text:list>
                </text:list-item>
              </text:list>
            </text:list-item>
          </text:list>
        </text:list-item>
      </text:list>
      <text:list text:style-name="L27">
        <text:list-item text:start-value="1">
          <text:list>
            <text:list-item text:start-value="1">
              <text:p text:style-name="P684">Costruttori:</text:p>
              <text:list>
                <text:list-item>
                  <text:p text:style-name="P1550">public C( int dim ): <text:line-break/><text:tab/>Data la dimensione intera della memoria interpretata come il numero <text:soft-page-break/><text:tab/>di FrameMemoria, istanzia Tabella con valori di default.</text:p>
                </text:list-item>
              </text:list>
            </text:list-item>
          </text:list>
        </text:list-item>
      </text:list>
      <text:list text:style-name="L27">
        <text:list-item text:start-value="1">
          <text:list>
            <text:list-item text:start-value="1">
              <text:p text:style-name="P684">Metodi:</text:p>
              <text:list>
                <text:list-item>
                  <text:p text:style-name="P1314">public void InserisciEntry( FrameMemoria F, int Posizione, int UT, boolean M ):</text:p>
                  <text:list>
                    <text:list-header>
                      <text:p text:style-name="P1314">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14">public void LiberaEntry( int Posizione ):<text:line-break/><text:tab/>Resetta i campi dati relativi alla pagina nella Posizione specificata dal <text:tab/>parametro.</text:p>
                </text:list-item>
                <text:list-item>
                  <text:p text:style-name="P1314">public FrameMemoria SelezionaEntry():</text:p>
                  <text:list>
                    <text:list-header>
                      <text:p text:style-name="P1314">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314">public void AggiornaEntry( int Posizione, boolean M ):</text:p>
                  <text:list>
                    <text:list-header>
                      <text:p text:style-name="P1314">Non fa nulla in questo algoritmo.</text:p>
                    </text:list-header>
                  </text:list>
                </text:list-item>
                <text:list-item>
                  <text:p text:style-name="P1314">public void AggiornaEntries():</text:p>
                  <text:list>
                    <text:list-header>
                      <text:p text:style-name="P1604">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FIFO</text:h>
                    </text:list-item>
                  </text:list>
                </text:list-item>
              </text:list>
            </text:list-item>
          </text:list>
        </text:list-item>
      </text:list>
      <text:list text:style-name="L20">
        <text:list-item text:start-value="1">
          <text:p text:style-name="P1296"><text:span text:style-name="T18">Tipo, obiettivo e funzione della classe/interfaccia:<text:line-break/><text:tab/></text:span><text:span text:style-name="T12">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8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8">
        <text:list-item text:start-value="1">
          <text:p text:style-name="P689">Interfacce e relazioni di u<text:span text:style-name="T11">so da altre </text:span>componenti<text:span text:style-name="T12">:<text:line-break/><text:tab/>Sono utilizzate esclusivamente dal GestoreMemoriaPaginata in fase di </text:span><text:span text:style-name="T12"><text:tab/>rimpiazzo delle pagine.</text:span></text:p>
        </text:list-item>
      </text:list>
      <text:list text:style-name="L28">
        <text:list-item text:start-value="1">
          <text:p text:style-name="P689">Attività svolte e dati trattati:</text:p>
          <text:list>
            <text:list-item>
              <text:p text:style-name="P1557">Campi dati:</text:p>
              <text:list>
                <text:list-item>
                  <text:p text:style-name="P1557">private class Dati:</text:p>
                  <text:list>
                    <text:list-header>
                      <text:p text:style-name="P1557">Classe interna privata che memorizza in un intero TArrivo l'unità di tempo in cui la pagina è stata caricata in RAM, oltre che il riferimento F alla pagina.</text:p>
                      <text:p text:style-name="P1557">Si implementa anche un metodo private boolean Minore( Dati D ) che confronta due Dati e ne indica se uno è minore dell'altro.</text:p>
                    </text:list-header>
                  </text:list>
                </text:list-item>
                <text:list-item>
                  <text:p text:style-name="P1557"><text:soft-page-break/>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89">Costruttori:</text:p>
              <text:list>
                <text:list-item>
                  <text:p text:style-name="P1557">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89">Metodi:</text:p>
              <text:list>
                <text:list-item>
                  <text:p text:style-name="P1323">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23">public void LiberaEntry( int Posizione ):<text:line-break/><text:tab/>Resetta i campi dati relativi alla pagina nella Posizione specificata dal <text:tab/>parametro.</text:p>
                </text:list-item>
                <text:list-item>
                  <text:p text:style-name="P1323">public FrameMemoria SelezionaEntry():</text:p>
                  <text:list>
                    <text:list-item>
                      <text:list>
                        <text:list-header>
                          <text:p text:style-name="P1323">Implementa l'algoritmo. Restituisce un riferimento alla pagina il cui Tarrivo è minore.</text:p>
                        </text:list-header>
                      </text:list>
                    </text:list-item>
                  </text:list>
                </text:list-item>
                <text:list-item>
                  <text:p text:style-name="P1323">public void AggiornaEntry( int Posizione, boolean M ):</text:p>
                  <text:list>
                    <text:list-item>
                      <text:list>
                        <text:list-header>
                          <text:p text:style-name="P1323">Non fa nulla in questo algoritmo.</text:p>
                        </text:list-header>
                      </text:list>
                    </text:list-item>
                  </text:list>
                </text:list-item>
                <text:list-item>
                  <text:p text:style-name="P1323">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LRU</text:h>
                    </text:list-item>
                  </text:list>
                </text:list-item>
              </text:list>
            </text:list-item>
          </text:list>
        </text:list-item>
      </text:list>
      <text:list text:style-name="L29">
        <text:list-item text:start-value="1">
          <text:p text:style-name="P1330"><text:span text:style-name="T18">Tipo, obiettivo e funzione della classe/interfaccia:<text:line-break/><text:tab/></text:span><text:span text:style-name="T12">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9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0">
        <text:list-item text:start-value="1">
          <text:p text:style-name="P69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0">
        <text:list-item text:start-value="1">
          <text:p text:style-name="P694">Attività svolte e dati trattati:</text:p>
          <text:list>
            <text:list-item>
              <text:p text:style-name="P1563">Campi dati:</text:p>
              <text:list>
                <text:list-item>
                  <text:p text:style-name="P1563">private int Contatore:<text:line-break/><text:tab/>Memorizza un contatore incrementato ad ogni riferimento in memoria.</text:p>
                </text:list-item>
                <text:list-item>
                  <text:p text:style-name="P1563">private class Dati:</text:p>
                  <text:list>
                    <text:list-header>
                      <text:p text:style-name="P1563"><text:soft-page-break/>Classe interna privata che memorizza in un intero UltimoAccesso il Contatore corrente, oltre che il riferimento F alla pagina.</text:p>
                    </text:list-header>
                  </text:list>
                </text:list-item>
                <text:list-item>
                  <text:p text:style-name="P1563">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94">Costruttori:</text:p>
              <text:list>
                <text:list-item>
                  <text:p text:style-name="P1563">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94">Metodi:</text:p>
              <text:list>
                <text:list-item>
                  <text:p text:style-name="P1331">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331">public void LiberaEntry( int Posizione ):<text:line-break/><text:tab/>Resetta i campi dati relativi alla pagina nella Posizione specificata dal <text:tab/>parametro.</text:p>
                </text:list-item>
                <text:list-item>
                  <text:p text:style-name="P1331">public FrameMemoria SelezionaEntry():</text:p>
                  <text:list>
                    <text:list-item>
                      <text:list>
                        <text:list-header>
                          <text:p text:style-name="P1331">Implementa l'algoritmo. Restituisce un riferimento alla pagina il cui valore di UltimoAccesso è minore.</text:p>
                        </text:list-header>
                      </text:list>
                    </text:list-item>
                  </text:list>
                </text:list-item>
                <text:list-item>
                  <text:p text:style-name="P1331">public void AggiornaEntry( int Posizione, boolean M ):</text:p>
                  <text:list>
                    <text:list-item>
                      <text:list>
                        <text:list-header>
                          <text:p text:style-name="P1331">Aggiorna l'UltimoAccesso della pagina in Posizione e incrementa Contatore.</text:p>
                        </text:list-header>
                      </text:list>
                    </text:list-item>
                  </text:list>
                </text:list-item>
                <text:list-item>
                  <text:p text:style-name="P1331">public void AggiornaEntries():</text:p>
                  <text:list>
                    <text:list-item>
                      <text:list>
                        <text:list-header>
                          <text:p text:style-name="P1331">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NFU</text:h>
                    </text:list-item>
                  </text:list>
                </text:list-item>
              </text:list>
            </text:list-item>
          </text:list>
        </text:list-item>
      </text:list>
      <text:list text:style-name="L29">
        <text:list-item text:start-value="1">
          <text:p text:style-name="P1330"><text:span text:style-name="T18">Tipo, obiettivo e funzione della classe/interfaccia:<text:line-break/><text:tab/></text:span><text:span text:style-name="T12">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99">Relazioni d'uso con altre componenti:<text:line-break/><text:tab/><text:span text:style-name="T12">Utilizzano la classe Vector standard dalla libreria java.util per mantenere una </text:span><text:span text:style-name="T12"><text:tab/>struttura di Dati con i quali effettuare decisioni per il rimpiazzo delle pagine.</text:span></text:p>
        </text:list-item>
      </text:list>
      <text:list text:style-name="L31">
        <text:list-item text:start-value="1">
          <text:p text:style-name="P69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1">
        <text:list-item text:start-value="1">
          <text:p text:style-name="P699"><text:soft-page-break/>Attività svolte e dati trattati:</text:p>
          <text:list>
            <text:list-item>
              <text:p text:style-name="P1569">Campi dati:</text:p>
              <text:list>
                <text:list-item>
                  <text:p text:style-name="P1569">private class Dati:</text:p>
                  <text:list>
                    <text:list-item>
                      <text:list>
                        <text:list-header>
                          <text:p text:style-name="P1569">Classe interna privata che memorizza in un intero Contatore il numero di utilizzi della pagina, in un boolean R se è stata riferita di recente, infine il riferimento F alla pagina.</text:p>
                        </text:list-header>
                      </text:list>
                    </text:list-item>
                  </text:list>
                </text:list-item>
                <text:list-item>
                  <text:p text:style-name="P1569">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99">Costruttori:</text:p>
              <text:list>
                <text:list-item>
                  <text:p text:style-name="P1569">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99">Metodi:</text:p>
              <text:list>
                <text:list-item>
                  <text:p text:style-name="P1340">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40">public void LiberaEntry( int Posizione ):<text:line-break/><text:tab/>Resetta i campi dati relativi alla pagina nella Posizione specificata dal <text:tab/>parametro.</text:p>
                </text:list-item>
                <text:list-item>
                  <text:p text:style-name="P1340">public FrameMemoria SelezionaEntry():</text:p>
                  <text:list>
                    <text:list-item>
                      <text:list>
                        <text:list-header>
                          <text:p text:style-name="P1340">Implementa l'algoritmo. Restituisce un riferimento alla pagina il cui valore di Contatore è minore.</text:p>
                        </text:list-header>
                      </text:list>
                    </text:list-item>
                  </text:list>
                </text:list-item>
                <text:list-item>
                  <text:p text:style-name="P1340">public void AggiornaEntry( int Posizione, boolean M ):</text:p>
                  <text:list>
                    <text:list-item>
                      <text:list>
                        <text:list-header>
                          <text:p text:style-name="P1340">Imposta il campo R a true significando che la pagina è stata riferita.</text:p>
                        </text:list-header>
                      </text:list>
                    </text:list-item>
                  </text:list>
                </text:list-item>
                <text:list-item>
                  <text:p text:style-name="P1340">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NRU</text:h>
                    </text:list-item>
                  </text:list>
                </text:list-item>
              </text:list>
            </text:list-item>
          </text:list>
        </text:list-item>
      </text:list>
      <text:list text:style-name="L29">
        <text:list-item text:start-value="1">
          <text:p text:style-name="P1330"><text:span text:style-name="T18">Tipo, obiettivo e funzione della classe/interfaccia:<text:line-break/><text:tab/></text:span><text:span text:style-name="T12">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70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2">
        <text:list-item text:start-value="1">
          <text:p text:style-name="P704">Interfacce e relazioni di u<text:span text:style-name="T11">so da altre </text:span>componenti<text:span text:style-name="T12">:<text:line-break/></text:span><text:soft-page-break/><text:span text:style-name="T12"><text:tab/>Sono utilizzate esclusivamente dal GestoreMemoriaPaginata in fase di <text:tab/>rimpiazzo delle pagine.</text:span></text:p>
        </text:list-item>
      </text:list>
      <text:list text:style-name="L32">
        <text:list-item text:start-value="1">
          <text:p text:style-name="P704">Attività svolte e dati trattati:</text:p>
          <text:list>
            <text:list-item>
              <text:p text:style-name="P1574">Campi dati:</text:p>
              <text:list>
                <text:list-item>
                  <text:p text:style-name="P1574">private class Dati:</text:p>
                  <text:list>
                    <text:list-header>
                      <text:p text:style-name="P1574">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74">R=false<text:tab/>M=false<text:tab/>Classe=0</text:p>
                      <text:p text:style-name="P1574">R=false<text:tab/>M=true<text:tab/>Classe=1</text:p>
                      <text:p text:style-name="P1574">R=true<text:tab/>M=false<text:tab/>Classe=2</text:p>
                      <text:p text:style-name="P1574">R=true<text:tab/>M=true<text:tab/>Classe=3</text:p>
                    </text:list-header>
                  </text:list>
                </text:list-item>
                <text:list-item>
                  <text:p text:style-name="P1574">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704">Costruttori:</text:p>
              <text:list>
                <text:list-item>
                  <text:p text:style-name="P1574">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704">Metodi:</text:p>
              <text:list>
                <text:list-item>
                  <text:p text:style-name="P1348">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48">public void LiberaEntry( int Posizione ):<text:line-break/><text:tab/>Resetta i campi dati relativi alla pagina nella Posizione specificata dal <text:tab/>parametro.</text:p>
                </text:list-item>
                <text:list-item>
                  <text:p text:style-name="P1348">public FrameMemoria SelezionaEntry():</text:p>
                  <text:list>
                    <text:list-item>
                      <text:list>
                        <text:list-header>
                          <text:p text:style-name="P1348">Implementa l'algoritmo. Restituisce un riferimento alla pagina di Classe minore.</text:p>
                        </text:list-header>
                      </text:list>
                    </text:list-item>
                  </text:list>
                </text:list-item>
                <text:list-item>
                  <text:p text:style-name="P1348">public void AggiornaEntry( int Posizione, boolean M ):</text:p>
                  <text:list>
                    <text:list-item>
                      <text:list>
                        <text:list-header>
                          <text:p text:style-name="P1348">Aggiorna R e M della pagina in Posizione.</text:p>
                        </text:list-header>
                      </text:list>
                    </text:list-item>
                  </text:list>
                </text:list-item>
                <text:list-item>
                  <text:p text:style-name="P1348">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SC</text:h>
                    </text:list-item>
                  </text:list>
                </text:list-item>
              </text:list>
            </text:list-item>
          </text:list>
        </text:list-item>
      </text:list>
      <text:list text:style-name="L29">
        <text:list-item text:start-value="1">
          <text:p text:style-name="P1330"><text:span text:style-name="T18">Tipo, obiettivo e funzione della classe/interfaccia:<text:line-break/><text:tab/></text:span><text:span text:style-name="T12">Classe pubblica concreta che implementa l'interfaccia IRimpiazzo. Essa </text:span><text:soft-page-break/><text:span text:style-name="T12"><text:tab/>prende il nome di SC per Second Chance cioè FIFO soltanto con controllo di <text:tab/>riferimento. </text:span></text:p>
        </text:list-item>
      </text:list>
      <text:list text:style-name="L33">
        <text:list-item text:start-value="1">
          <text:p text:style-name="P70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3">
        <text:list-item text:start-value="1">
          <text:p text:style-name="P70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3">
        <text:list-item text:start-value="1">
          <text:p text:style-name="P709">Attività svolte e dati trattati:</text:p>
          <text:list>
            <text:list-item>
              <text:p text:style-name="P1583">Campi dati:</text:p>
              <text:list>
                <text:list-item>
                  <text:p text:style-name="P1583">private class Dati:</text:p>
                  <text:list>
                    <text:list-item>
                      <text:list>
                        <text:list-header>
                          <text:p text:style-name="P1583">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583">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09">Costruttori:</text:p>
              <text:list>
                <text:list-item>
                  <text:p text:style-name="P1583">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09">Metodi:</text:p>
              <text:list>
                <text:list-item>
                  <text:p text:style-name="P1356">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56">public void LiberaEntry( int Posizione ):<text:line-break/><text:tab/>Resetta i campi dati relativi alla pagina nella Posizione specificata dal <text:tab/>parametro.</text:p>
                </text:list-item>
                <text:list-item>
                  <text:p text:style-name="P1356">public FrameMemoria SelezionaEntry():</text:p>
                  <text:list>
                    <text:list-item>
                      <text:list>
                        <text:list-header>
                          <text:p text:style-name="P1356">Implementa l'algoritmo. Restituisce un riferimento alla pagina il cui valore di TArrivo è minore e contemporaneamente il campo R sia false.</text:p>
                        </text:list-header>
                      </text:list>
                    </text:list-item>
                  </text:list>
                </text:list-item>
                <text:list-item>
                  <text:p text:style-name="P1356">public void AggiornaEntry( int Posizione, boolean M ):</text:p>
                  <text:list>
                    <text:list-item>
                      <text:list>
                        <text:list-header>
                          <text:p text:style-name="P1356">Non esegue nulla in questo algoritmo.</text:p>
                        </text:list-header>
                      </text:list>
                    </text:list-item>
                  </text:list>
                </text:list-item>
                <text:list-item>
                  <text:p text:style-name="P1356">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1" text:outline-level="4"><text:soft-page-break/>RAMPaginata</text:h>
                    </text:list-item>
                  </text:list>
                </text:list-item>
              </text:list>
            </text:list-item>
          </text:list>
        </text:list-item>
      </text:list>
      <text:list text:style-name="L34">
        <text:list-item>
          <text:p text:style-name="P1643">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44">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52">Interfacce e relazioni di uso da altre componenti:</text:p>
        </text:list-item>
      </text:list>
      <text:p text:style-name="P57">La classe viene usata esclusivamente dalla classe GestoreMemoriaPaginata.</text:p>
      <text:p text:style-name="P49"/>
      <text:list text:style-name="L37">
        <text:list-item>
          <text:p text:style-name="P1653">Attività svolte e dati trattati:</text:p>
          <text:list>
            <text:list-item>
              <text:p text:style-name="P1653">Costruttori:</text:p>
              <text:list>
                <text:list-item>
                  <text:p text:style-name="P1692">public RAMPaginata(ConfigurazioneIniziale conf) throws PaginaNulla:</text:p>
                  <text:p text:style-name="P1699"><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29">Metodi:</text:p>
              <text:list>
                <text:list-item>
                  <text:p text:style-name="P1693">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701">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27"><text:soft-page-break/>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702">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703">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1" text:outline-level="4">SwapPaginata</text:h>
                    </text:list-item>
                  </text:list>
                </text:list-item>
              </text:list>
            </text:list-item>
          </text:list>
        </text:list-item>
      </text:list>
      <text:list text:style-name="L42">
        <text:list-item>
          <text:p text:style-name="P1655">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56">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657">Interfacce e relazioni di uso da altre componenti:</text:p>
        </text:list-item>
      </text:list>
      <text:p text:style-name="P69">La classe viene usata esclusivamente dalla classe GestoreMemoriaPaginata.</text:p>
      <text:p text:style-name="P49"/>
      <text:list text:style-name="L45">
        <text:list-item>
          <text:p text:style-name="P1658">Attività svolte e dati trattati:</text:p>
          <text:list>
            <text:list-item>
              <text:p text:style-name="P1658">Costruttori:</text:p>
              <text:list>
                <text:list-item>
                  <text:p text:style-name="P1700">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text:soft-page-break/>come numero di pagine. Lancia l’eccezione PaginaNulla nel caso di errata impostazione della grandezza della pagina (&lt;=0).</text:p>
      <text:p text:style-name="P45"/>
      <text:list text:style-name="L46">
        <text:list-item>
          <text:list>
            <text:list-item>
              <text:p text:style-name="P1660">Metodi:</text:p>
              <text:list>
                <text:list-item>
                  <text:p text:style-name="P1694">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704">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705">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1" text:outline-level="4">RAMSegmentata</text:h>
                    </text:list-item>
                  </text:list>
                </text:list-item>
              </text:list>
            </text:list-item>
          </text:list>
        </text:list-item>
      </text:list>
      <text:list text:style-name="L49">
        <text:list-item>
          <text:p text:style-name="P1661">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45">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662">Interfacce e relazioni di uso da altre componenti:</text:p>
        </text:list-item>
      </text:list>
      <text:p text:style-name="P73">La classe viene usata esclusivamente dalla classe GestoreMemoriaSegmentata.</text:p>
      <text:p text:style-name="P48"/>
      <text:list text:style-name="L52">
        <text:list-item>
          <text:p text:style-name="P1663">Attività svolte e dati trattati:</text:p>
          <text:list>
            <text:list-item>
              <text:p text:style-name="P1663">Costruttori:</text:p>
              <text:list>
                <text:list-item>
                  <text:p text:style-name="P1695">public RAMSegmentata(ConfigurazioneIniziale conf):</text:p>
                </text:list-item>
              </text:list>
            </text:list-item>
          </text:list>
        </text:list-item>
      </text:list>
      <text:p text:style-name="P76"><text:soft-page-break/>Unico costruttore, attraverso il riferimento all’istanza di ConfigurazioneIniziale imposta la dimensione della RAM in termini di byte.</text:p>
      <text:p text:style-name="P76"/>
      <text:list text:style-name="L53">
        <text:list-item>
          <text:list>
            <text:list-item>
              <text:p text:style-name="P1665">Metodi:</text:p>
              <text:list>
                <text:list-item>
                  <text:p text:style-name="P1696">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706">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707">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08">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09">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710">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11">public FrameMemoria getSpazioMaggiore():</text:p>
                </text:list-item>
              </text:list>
            </text:list-item>
          </text:list>
        </text:list-item>
      </text:list>
      <text:p text:style-name="P67">Metodo che restituisce il segmento con lo spazio libero più grande. Utile per gli algoritmi di rimpiazzo dei segmenti.</text:p>
      <text:p text:style-name="P52"><text:soft-page-break/></text:p>
      <text:list text:style-name="L1" text:continue-numbering="true">
        <text:list-item>
          <text:list text:continue-numbering="true">
            <text:list-item>
              <text:list text:continue-numbering="true">
                <text:list-item>
                  <text:list text:continue-numbering="true">
                    <text:list-item>
                      <text:h text:style-name="P111" text:outline-level="4">SwapSegmentata</text:h>
                    </text:list-item>
                  </text:list>
                </text:list-item>
              </text:list>
            </text:list-item>
          </text:list>
        </text:list-item>
      </text:list>
      <text:list text:style-name="L60">
        <text:list-item>
          <text:p text:style-name="P1646">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66">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647">Interfacce e relazioni di uso da altre componenti:</text:p>
        </text:list-item>
      </text:list>
      <text:p text:style-name="P73">La classe viene usata esclusivamente dalla classe GestoreMemoriaSegmentata.</text:p>
      <text:p text:style-name="P49"/>
      <text:list text:style-name="L63">
        <text:list-item>
          <text:p text:style-name="P1667">Attività svolte e dati trattati:</text:p>
          <text:list>
            <text:list-item>
              <text:p text:style-name="P1667">Costruttori:</text:p>
              <text:list>
                <text:list-item>
                  <text:p text:style-name="P1697">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48">Metodi:</text:p>
              <text:list>
                <text:list-item>
                  <text:p text:style-name="P1698">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12">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13">public boolean rimuovi(FrameMemoria seg):</text:p>
                </text:list-item>
              </text:list>
            </text:list-item>
          </text:list>
        </text:list-item>
      </text:list>
      <text:p text:style-name="P71"><text:soft-page-break/>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1" text:outline-level="4">Memoria</text:h>
                    </text:list-item>
                  </text:list>
                </text:list-item>
              </text:list>
            </text:list-item>
          </text:list>
        </text:list-item>
      </text:list>
      <text:list text:style-name="L67">
        <text:list-item>
          <text:p text:style-name="P1669">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70">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49">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671">Attività svolte e dati trattati:</text:p>
          <text:list>
            <text:list-item>
              <text:p text:style-name="P1671">Campi dati:</text:p>
              <text:list>
                <text:list-item>
                  <text:p text:style-name="P1728">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14">Metodi:</text:p>
              <text:list>
                <text:list-item>
                  <text:p text:style-name="P1715">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716">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17">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text:soft-page-break/>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1" text:outline-level="4">MemoriaPaginata</text:h>
                    </text:list-item>
                  </text:list>
                </text:list-item>
              </text:list>
            </text:list-item>
          </text:list>
        </text:list-item>
      </text:list>
      <text:list text:style-name="L74">
        <text:list-item>
          <text:p text:style-name="P1673">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50">Relazioni d'uso con altre componenti:</text:p>
        </text:list-item>
      </text:list>
      <text:p text:style-name="P70">Eredita direttamente da Memoria.</text:p>
      <text:p text:style-name="P44"/>
      <text:list text:style-name="L76">
        <text:list-item>
          <text:p text:style-name="P1674">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675">Attività svolte e dati trattati:</text:p>
          <text:list>
            <text:list-item>
              <text:p text:style-name="P1675">Campi dati:</text:p>
              <text:list>
                <text:list-item>
                  <text:p text:style-name="P1718">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77">Costruttori:</text:p>
              <text:list>
                <text:list-item>
                  <text:p text:style-name="P1719">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78">Metodi:</text:p>
              <text:list>
                <text:list-item>
                  <text:p text:style-name="P1720">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1" text:outline-level="4"><text:soft-page-break/>MemoriaSegmentata</text:h>
                    </text:list-item>
                  </text:list>
                </text:list-item>
              </text:list>
            </text:list-item>
          </text:list>
        </text:list-item>
      </text:list>
      <text:list text:style-name="L80">
        <text:list-item>
          <text:p text:style-name="P1679">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80">Relazioni d'uso con altre componenti:</text:p>
        </text:list-item>
      </text:list>
      <text:p text:style-name="P72">Eredita direttamente da Memoria.</text:p>
      <text:p text:style-name="P44"/>
      <text:list text:style-name="L82">
        <text:list-item>
          <text:p text:style-name="P1681">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82">Attività svolte e dati trattati:</text:p>
          <text:list>
            <text:list-item>
              <text:p text:style-name="P1682">Campi dati:</text:p>
              <text:list>
                <text:list-item>
                  <text:p text:style-name="P1721">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684">Costruttori:</text:p>
              <text:list>
                <text:list-item>
                  <text:p text:style-name="P1722">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23">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11" text:outline-level="4">PaginaNulla</text:h>
                    </text:list-item>
                  </text:list>
                </text:list-item>
              </text:list>
            </text:list-item>
          </text:list>
        </text:list-item>
      </text:list>
      <text:list text:style-name="L86">
        <text:list-item>
          <text:p text:style-name="P1685">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86">Interfacce e relazioni di uso da altre componenti:</text:p>
        </text:list-item>
      </text:list>
      <text:p text:style-name="P72">L’eccezione è lanciata esclusivamente dalle memorie che usano <text:soft-page-break/>paginazione.</text:p>
      <text:list text:style-name="L1" text:continue-numbering="true">
        <text:list-item>
          <text:list text:continue-numbering="true">
            <text:list-item>
              <text:list text:continue-numbering="true">
                <text:list-item>
                  <text:list text:continue-numbering="true">
                    <text:list-item>
                      <text:h text:style-name="P111" text:outline-level="4">MemoriaEsaurita</text:h>
                    </text:list-item>
                  </text:list>
                </text:list-item>
              </text:list>
            </text:list-item>
          </text:list>
        </text:list-item>
      </text:list>
      <text:list text:style-name="L88">
        <text:list-item>
          <text:p text:style-name="P1687">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88">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89">Attività svolte e dati trattati:</text:p>
          <text:list>
            <text:list-item>
              <text:p text:style-name="P1651">Campi dato:</text:p>
              <text:list>
                <text:list-item>
                  <text:p text:style-name="P1724">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690">Costruttori:</text:p>
              <text:list>
                <text:list-item>
                  <text:p text:style-name="P1725">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91">Metodi:</text:p>
              <text:list>
                <text:list-item>
                  <text:p text:style-name="P1726">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3" text:outline-level="4">FrameMemoria</text:h>
                    </text:list-item>
                  </text:list>
                </text:list-item>
              </text:list>
            </text:list-item>
          </text:list>
        </text:list-item>
      </text:list>
      <text:list text:style-name="L17">
        <text:list-item text:start-value="1">
          <text:p text:style-name="P462">Tipo, obiettivo e funzione della classe/interfaccia:</text:p>
          <text:p text:style-name="P800"><text:tab/>Interfaccia pubblica; racchiude gli aspetti comuni di pagine e segmenti.</text:p>
        </text:list-item>
      </text:list>
      <text:p text:style-name="P32"/>
      <text:list text:style-name="L17">
        <text:list-item text:start-value="1">
          <text:p text:style-name="P462">Relazioni d'uso con altre componenti:</text:p>
          <text:p text:style-name="P800"><text:tab/>Nessuna.</text:p>
        </text:list-item>
      </text:list>
      <text:p text:style-name="P32"/>
      <text:list text:style-name="L17">
        <text:list-item text:start-value="1">
          <text:p text:style-name="P462">Interfacce e relazioni di u<text:span text:style-name="T11">so da altre </text:span>componenti:</text:p>
          <text:p text:style-name="P969"><text:tab/>Viene implementata dalle classi: Pagina e Segmento.</text:p>
          <text:list>
            <text:list-item>
              <text:list>
                <text:list-header>
                  <text:p text:style-name="P969">Viene utilizzata in tutte le classi che compongono e interagiscono con il gestore della memoria.</text:p>
                </text:list-header>
              </text:list>
            </text:list-item>
          </text:list>
        </text:list-item>
      </text:list>
      <text:p text:style-name="P32"><text:soft-page-break/></text:p>
      <text:list text:style-name="L17">
        <text:list-item text:start-value="1">
          <text:p text:style-name="P462">Attività svolte e dati trattati:</text:p>
          <text:list>
            <text:list-item>
              <text:p text:style-name="P462">Campi dati:</text:p>
              <text:list>
                <text:list-header>
                  <text:p text:style-name="P969">Nessuno</text:p>
                </text:list-header>
              </text:list>
            </text:list-item>
          </text:list>
        </text:list-item>
      </text:list>
      <text:p text:style-name="P32"/>
      <text:list text:style-name="L17">
        <text:list-item text:start-value="1">
          <text:list>
            <text:list-item text:start-value="1">
              <text:p text:style-name="P462">Costruttori:</text:p>
              <text:list>
                <text:list-header>
                  <text:p text:style-name="P969">Nessuno.</text:p>
                </text:list-header>
              </text:list>
            </text:list-item>
          </text:list>
        </text:list-item>
      </text:list>
      <text:p text:style-name="P32"/>
      <text:list text:style-name="L17">
        <text:list-item text:start-value="1">
          <text:list>
            <text:list-item text:start-value="1">
              <text:p text:style-name="P462">Metodi:</text:p>
              <text:list>
                <text:list-item>
                  <text:p text:style-name="P969">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69">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69">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969">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69">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69">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69">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69">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969">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69">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1" text:outline-level="4"><text:soft-page-break/>Pagina</text:h>
                    </text:list-item>
                  </text:list>
                </text:list-item>
              </text:list>
            </text:list-item>
          </text:list>
        </text:list-item>
      </text:list>
      <text:list text:style-name="L17">
        <text:list-item text:start-value="1">
          <text:p text:style-name="P462">Tipo, obiettivo e funzione della classe/interfaccia:</text:p>
          <text:p text:style-name="P800"><text:tab/>Classe pubblica e concreta; rappresenta una pagina che può risiedere in <text:tab/>memoria. Implementa l'interfaccia FrameMemoria.</text:p>
        </text:list-item>
      </text:list>
      <text:p text:style-name="P32"/>
      <text:list text:style-name="L17">
        <text:list-item text:start-value="1">
          <text:p text:style-name="P462">Relazioni d'uso con altre componenti:</text:p>
          <text:p text:style-name="P800"><text:tab/>Nessuna.</text:p>
        </text:list-item>
      </text:list>
      <text:p text:style-name="P32"/>
      <text:list text:style-name="L17">
        <text:list-item text:start-value="1">
          <text:p text:style-name="P462">Interfacce e relazioni di u<text:span text:style-name="T11">so da altre </text:span>componenti:</text:p>
          <text:p text:style-name="P969"><text:tab/>Viene usata dal gestore della memoria e da tutte le classi che interagiscono <text:tab/>con lui.</text:p>
        </text:list-item>
      </text:list>
      <text:p text:style-name="P32"/>
      <text:list text:style-name="L17">
        <text:list-item text:start-value="1">
          <text:p text:style-name="P462">Attività svolte e dati trattati:</text:p>
          <text:list>
            <text:list-item>
              <text:p text:style-name="P462">Campi dati:</text:p>
              <text:list>
                <text:list-item>
                  <text:p text:style-name="P969">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969">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69">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69">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69">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69">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69">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62">Costruttori:</text:p>
              <text:list>
                <text:list-item>
                  <text:p text:style-name="P969">public Pagina(String indirizzoPagina,int dimensione,int idProcesso):</text:p>
                  <text:list>
                    <text:list-item>
                      <text:list>
                        <text:list-header>
                          <text:p text:style-name="P969">Costruttore della classe. Crea una pagina specificando il suo indirizzo, <text:soft-page-break/>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69">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69">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69">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69">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69">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969">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69">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69">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69">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69">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69">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69">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1" text:outline-level="4"><text:soft-page-break/>Segmento</text:h>
                    </text:list-item>
                  </text:list>
                </text:list-item>
              </text:list>
            </text:list-item>
          </text:list>
        </text:list-item>
      </text:list>
      <text:list text:style-name="L17">
        <text:list-item text:start-value="1">
          <text:p text:style-name="P462">Tipo, obiettivo e funzione della classe/interfaccia:</text:p>
          <text:p text:style-name="P800"><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62">Relazioni d'uso con altre componenti:</text:p>
          <text:p text:style-name="P800"><text:tab/>Nessuna.</text:p>
        </text:list-item>
      </text:list>
      <text:p text:style-name="P32"/>
      <text:list text:style-name="L17">
        <text:list-item text:start-value="1">
          <text:p text:style-name="P462">Interfacce e relazioni di u<text:span text:style-name="T11">so da altre </text:span>componenti:</text:p>
          <text:p text:style-name="P969"><text:tab/>Viene usata dal gestore della memoria e da tutte le classi che interagiscono <text:tab/>con lui.</text:p>
        </text:list-item>
      </text:list>
      <text:p text:style-name="P32"/>
      <text:list text:style-name="L17">
        <text:list-item text:start-value="1">
          <text:p text:style-name="P462">Attività svolte e dati trattati:</text:p>
          <text:list>
            <text:list-item>
              <text:p text:style-name="P462">Campi dati:</text:p>
              <text:list>
                <text:list-item>
                  <text:p text:style-name="P969">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69">private boolean modificato:</text:p>
                </text:list-item>
              </text:list>
            </text:list-item>
          </text:list>
        </text:list-item>
      </text:list>
      <text:p text:style-name="P32"><text:tab/><text:tab/><text:tab/>indica se il segmento è modificato.</text:p>
      <text:p text:style-name="P32"/>
      <text:list text:style-name="L17">
        <text:list-item text:start-value="1">
          <text:list>
            <text:list-item text:start-value="1">
              <text:list>
                <text:list-item text:start-value="1">
                  <text:p text:style-name="P969">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69">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69">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69">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69">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462">Costruttori:</text:p>
              <text:list>
                <text:list-item>
                  <text:p text:style-name="P969">public Segmento(String indirizzo, int dimensione, int idProcesso):</text:p>
                  <text:list>
                    <text:list-item>
                      <text:list>
                        <text:list-header>
                          <text:p text:style-name="P969"><text:soft-page-break/>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69">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69">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69">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69">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69">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69">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969">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69">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69">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69">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69">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969">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65" text:outline-level="3"><text:soft-page-break/>logic.parametri</text:h>
                  <text:list>
                    <text:list-item>
                      <text:h text:style-name="P111" text:outline-level="4">ConfigurazioneIniziale</text:h>
                    </text:list-item>
                  </text:list>
                </text:list-item>
              </text:list>
            </text:list-item>
          </text:list>
        </text:list-item>
      </text:list>
      <text:list text:style-name="L17">
        <text:list-item text:start-value="1">
          <text:p text:style-name="P462">Tipo, obiettivo e funzione della classe/interfaccia:</text:p>
          <text:p text:style-name="P800"><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62">Relazioni d'uso con altre componenti:</text:p>
          <text:p text:style-name="P800"><text:tab/>Nessuna.</text:p>
        </text:list-item>
      </text:list>
      <text:p text:style-name="P32"/>
      <text:list text:style-name="L17">
        <text:list-item text:start-value="1">
          <text:p text:style-name="P462">Interfacce e relazioni di u<text:span text:style-name="T11">so da altre </text:span>componenti:</text:p>
          <text:p text:style-name="P969"><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62">Attività svolte e dati trattati:</text:p>
          <text:list>
            <text:list-item>
              <text:p text:style-name="P462">Campi dati:</text:p>
              <text:list>
                <text:list-item>
                  <text:p text:style-name="P969">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69">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69">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69">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69">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69">private final int DIMENSIONE_SWAP:</text:p>
                </text:list-item>
              </text:list>
            </text:list-item>
          </text:list>
        </text:list-item>
      </text:list>
      <text:p text:style-name="P32"><text:tab/><text:tab/><text:tab/>specifica la dimensione dell'area di Swap espressa in KB.</text:p>
      <text:p text:style-name="P32"><text:soft-page-break/></text:p>
      <text:list text:style-name="L17">
        <text:list-item text:start-value="1">
          <text:list>
            <text:list-item text:start-value="1">
              <text:list>
                <text:list-item text:start-value="1">
                  <text:p text:style-name="P969">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69">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69">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69">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62">Costruttori:</text:p>
              <text:list>
                <text:list-item>
                  <text:p text:style-name="P800">public ConfigurazioneIniziale(int bandaBusDati, int politicaGestioneMemoria, int modalitaGestioneMemoria, int politicaSchedulazione, int dimRAM, int dimSwap, int tempoContextSwitch, int tempoAccessoDisco, int dimPagina, LinkedList&lt;Processo&gt; listaProcessi) </text:p>
                  <text:p text:style-name="P800">throws EccezioneConfigurazioneNonValida:</text:p>
                  <text:list>
                    <text:list-item>
                      <text:list>
                        <text:list-header>
                          <text:p text:style-name="P800">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69">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69">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69">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69">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969">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69">public int getPoliticaGestioneMemoria():</text:p>
                </text:list-item>
              </text:list>
            </text:list-item>
          </text:list>
        </text:list-item>
      </text:list>
      <text:p text:style-name="P32"><text:soft-page-break/><text:tab/><text:tab/><text:tab/>ritorna la politica di gestione della memoria.</text:p>
      <text:p text:style-name="P32"/>
      <text:list text:style-name="L17">
        <text:list-item text:start-value="1">
          <text:list>
            <text:list-item text:start-value="1">
              <text:list>
                <text:list-item text:start-value="1">
                  <text:p text:style-name="P969">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69">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69">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69">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1" text:outline-level="4">EccezioneConfigurazioneNonValida</text:h>
                    </text:list-item>
                  </text:list>
                </text:list-item>
              </text:list>
            </text:list-item>
          </text:list>
        </text:list-item>
      </text:list>
      <text:list text:style-name="L17">
        <text:list-item text:start-value="1">
          <text:p text:style-name="P462">Tipo, obiettivo e funzione della classe/interfaccia:</text:p>
          <text:p text:style-name="P800"><text:tab/>Classe pubblica e concreta; estende la classe Exception. Rappresenta <text:tab/>un'eccezione lanciata nel momento in cui viene creata una <text:tab/>ConfigurazioneIniziale non valida.</text:p>
        </text:list-item>
      </text:list>
      <text:p text:style-name="P32"/>
      <text:list text:style-name="L17">
        <text:list-item text:start-value="1">
          <text:p text:style-name="P462">Relazioni d'uso con altre componenti:</text:p>
          <text:p text:style-name="P800"><text:tab/>Nessuna.</text:p>
        </text:list-item>
      </text:list>
      <text:p text:style-name="P32"/>
      <text:list text:style-name="L17">
        <text:list-item text:start-value="1">
          <text:p text:style-name="P462">Interfacce e relazioni di u<text:span text:style-name="T11">so da altre </text:span>componenti:</text:p>
          <text:p text:style-name="P969"><text:tab/>Viene usata dalla classe ConfigurazioneIniziale.</text:p>
        </text:list-item>
      </text:list>
      <text:p text:style-name="P32"/>
      <text:list text:style-name="L17">
        <text:list-item text:start-value="1">
          <text:p text:style-name="P462">Attività svolte e dati trattati:</text:p>
          <text:list>
            <text:list-item>
              <text:p text:style-name="P462">Campi dati:</text:p>
              <text:list>
                <text:list-header>
                  <text:p text:style-name="P1504">Nessuno.</text:p>
                </text:list-header>
              </text:list>
            </text:list-item>
          </text:list>
        </text:list-item>
      </text:list>
      <text:p text:style-name="P32"/>
      <text:list text:style-name="L17">
        <text:list-item text:start-value="1">
          <text:list>
            <text:list-item text:start-value="1">
              <text:p text:style-name="P462">Costruttori:</text:p>
              <text:list>
                <text:list-item>
                  <text:p text:style-name="P969">Quello di default.</text:p>
                </text:list-item>
              </text:list>
            </text:list-item>
          </text:list>
        </text:list-item>
      </text:list>
      <text:list text:style-name="L17">
        <text:list-item text:start-value="1">
          <text:list>
            <text:list-item text:start-value="1">
              <text:p text:style-name="P462">Metodi:</text:p>
              <text:list>
                <text:list-header>
                  <text:p text:style-name="P969">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Id</text:h>
                    </text:list-item>
                  </text:list>
                </text:list-item>
              </text:list>
            </text:list-item>
          </text:list>
        </text:list-item>
      </text:list>
      <text:list text:style-name="L93">
        <text:list-item text:start-value="1">
          <text:p text:style-name="P504">Tipo, obiettivo e funzione della classe/interfaccia:</text:p>
          <text:p text:style-name="P1736"><text:span text:style-name="T3"><text:tab/></text:span><text:span text:style-name="T2">Classe che si occupa di generare gli identificatori univoci da asseganre ai </text:span><text:soft-page-break/><text:span text:style-name="T2"><text:tab/>processi. </text:span></text:p>
        </text:list-item>
      </text:list>
      <text:p text:style-name="P32"/>
      <text:list text:style-name="L93">
        <text:list-item text:start-value="1">
          <text:p text:style-name="P504">Relazioni d'uso con altre componenti:</text:p>
          <text:p text:style-name="P815"><text:tab/>Nessuna.</text:p>
        </text:list-item>
      </text:list>
      <text:p text:style-name="P32"/>
      <text:list text:style-name="L93">
        <text:list-item text:start-value="1">
          <text:p text:style-name="P504">Interfacce e relazioni di u<text:span text:style-name="T11">so da altre </text:span>componenti:</text:p>
          <text:p text:style-name="P1061"><text:tab/>Viene usata da Processo per generare il proprio id.</text:p>
        </text:list-item>
      </text:list>
      <text:p text:style-name="P32"/>
      <text:list text:style-name="L93">
        <text:list-item text:start-value="1">
          <text:p text:style-name="P504">Attività svolte e dati trattati:</text:p>
          <text:list>
            <text:list-item>
              <text:p text:style-name="P504">Campi dati:</text:p>
              <text:list>
                <text:list-item>
                  <text:p text:style-name="P1505">private static int counter:</text:p>
                  <text:list>
                    <text:list-item>
                      <text:list>
                        <text:list-header>
                          <text:p text:style-name="P1505">Campo dati statico che conta le istanze degli oggetti di tipo Id.</text:p>
                          <text:p text:style-name="P1505"/>
                        </text:list-header>
                      </text:list>
                    </text:list-item>
                  </text:list>
                </text:list-item>
              </text:list>
            </text:list-item>
          </text:list>
        </text:list-item>
      </text:list>
      <text:p text:style-name="P32"/>
      <text:list text:style-name="L93">
        <text:list-item text:start-value="1">
          <text:list>
            <text:list-item text:start-value="1">
              <text:p text:style-name="P504">Costruttori:</text:p>
              <text:list>
                <text:list-item>
                  <text:p text:style-name="P1061">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504">Metodi:</text:p>
            </text:list-item>
          </text:list>
        </text:list-item>
      </text:list>
      <text:list text:style-name="L94">
        <text:list-item>
          <text:list>
            <text:list-item>
              <text:list>
                <text:list-item>
                  <text:p text:style-name="P341">public static void resetCounter()</text:p>
                  <text:list>
                    <text:list-item>
                      <text:list>
                        <text:list-header>
                          <text:p text:style-name="P1063">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80"/>
                        </text:list-header>
                      </text:list>
                    </text:list-item>
                  </text:list>
                </text:list-item>
                <text:list-item>
                  <text:p text:style-name="P1363">public static int returnNewIdi()</text:p>
                  <text:list>
                    <text:list-item>
                      <text:list>
                        <text:list-header>
                          <text:p text:style-name="P1064">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1" text:outline-level="4">Processo</text:h>
                    </text:list-item>
                  </text:list>
                </text:list-item>
              </text:list>
            </text:list-item>
          </text:list>
        </text:list-item>
      </text:list>
      <text:list text:style-name="L93">
        <text:list-item text:start-value="1">
          <text:p text:style-name="P504">Tipo, obiettivo e funzione della classe/interfaccia:</text:p>
          <text:p text:style-name="P815"><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504">Relazioni d'uso con altre componenti:</text:p>
          <text:p text:style-name="P815"><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4">Interfacce e relazioni di u<text:span text:style-name="T11">so da altre </text:span>componenti:</text:p>
          <text:p text:style-name="P1061"><text:tab/>Viene usata da ConfigurazioneIniziale, da Processore e infine da Scheduler, <text:tab/>come lista di processi in arrivo.</text:p>
          <text:list>
            <text:list-item>
              <text:list>
                <text:list-header>
                  <text:p text:style-name="P1061">Viene usata da PCB come campo dati.</text:p>
                </text:list-header>
              </text:list>
            </text:list-item>
          </text:list>
        </text:list-item>
      </text:list>
      <text:p text:style-name="P32"><text:soft-page-break/></text:p>
      <text:list text:style-name="L93">
        <text:list-item text:start-value="1">
          <text:p text:style-name="P504">Attività svolte e dati trattati:</text:p>
          <text:list>
            <text:list-item>
              <text:p text:style-name="P504">Campi dati:</text:p>
              <text:list>
                <text:list-item>
                  <text:p text:style-name="P1505">private java.utils.ArrayLIst&lt;Accesso&gt; accessi:</text:p>
                  <text:list>
                    <text:list-item>
                      <text:list>
                        <text:list-header>
                          <text:p text:style-name="P1505">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42"><text:span text:style-name="T15">private</text:span> int id:</text:p>
                  <text:list>
                    <text:list-item>
                      <text:list>
                        <text:list-header>
                          <text:p text:style-name="P1067">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81"/>
                        </text:list-header>
                      </text:list>
                    </text:list-item>
                  </text:list>
                </text:list-item>
                <text:list-item>
                  <text:p text:style-name="P1364"><text:span text:style-name="T12">private</text:span> java.lang.String nome:</text:p>
                  <text:list>
                    <text:list-item>
                      <text:list>
                        <text:list-header>
                          <text:p text:style-name="P1510">Campo dati contenente il nome associato al processo </text:p>
                          <text:p text:style-name="P1510"/>
                        </text:list-header>
                      </text:list>
                    </text:list-item>
                  </text:list>
                </text:list-item>
              </text:list>
            </text:list-item>
          </text:list>
        </text:list-item>
      </text:list>
      <text:list text:style-name="L96">
        <text:list-item text:start-value="1">
          <text:list>
            <text:list-item text:start-value="1">
              <text:list>
                <text:list-item text:start-value="1">
                  <text:p text:style-name="P342"><text:span text:style-name="T15">private</text:span> int tempoArrivo:</text:p>
                  <text:list>
                    <text:list-item>
                      <text:list>
                        <text:list-header>
                          <text:p text:style-name="P1067">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82"/>
                        </text:list-header>
                      </text:list>
                    </text:list-item>
                  </text:list>
                </text:list-item>
                <text:list-item>
                  <text:p text:style-name="P1365"><text:span text:style-name="T12">private</text:span> int tempoEsecuzione:</text:p>
                  <text:list>
                    <text:list-item>
                      <text:list>
                        <text:list-header>
                          <text:p text:style-name="P1512">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505"/>
                        </text:list-header>
                      </text:list>
                    </text:list-item>
                  </text:list>
                </text:list-item>
              </text:list>
            </text:list-item>
          </text:list>
        </text:list-item>
      </text:list>
      <text:p text:style-name="P32"/>
      <text:list text:style-name="L93">
        <text:list-item text:start-value="1">
          <text:list>
            <text:list-item text:start-value="1">
              <text:p text:style-name="P504">Costruttori:</text:p>
              <text:list>
                <text:list-item>
                  <text:p text:style-name="P1740"><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504">Metodi:</text:p>
            </text:list-item>
          </text:list>
        </text:list-item>
      </text:list>
      <text:list text:style-name="L96">
        <text:list-item text:start-value="1">
          <text:list>
            <text:list-item text:start-value="1">
              <text:list>
                <text:list-item text:start-value="1">
                  <text:p text:style-name="P342">public boolean equals(java.lang.Object processo)</text:p>
                  <text:list>
                    <text:list-item>
                      <text:list>
                        <text:list-header>
                          <text:p text:style-name="P1067">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83"/>
                        </text:list-header>
                      </text:list>
                    </text:list-item>
                  </text:list>
                </text:list-item>
                <text:list-item>
                  <text:p text:style-name="P1366">public java.lang.ArrayList getAccessi()</text:p>
                  <text:list>
                    <text:list-item>
                      <text:list>
                        <text:list-header>
                          <text:p text:style-name="P1070">Metodo che ritorna la lista degli accessi ordinata per istante di richiesca crescente. </text:p>
                          <text:p text:style-name="P1070"/>
                        </text:list-header>
                      </text:list>
                    </text:list-item>
                  </text:list>
                </text:list-item>
              </text:list>
            </text:list-item>
          </text:list>
        </text:list-item>
      </text:list>
      <text:list text:style-name="L96">
        <text:list-item text:start-value="1">
          <text:list>
            <text:list-item text:start-value="1">
              <text:list>
                <text:list-item text:start-value="1">
                  <text:p text:style-name="P342">public int getId()</text:p>
                  <text:list>
                    <text:list-item>
                      <text:list>
                        <text:list-header>
                          <text:p text:style-name="P1067">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84"/>
                        </text:list-header>
                      </text:list>
                    </text:list-item>
                  </text:list>
                </text:list-item>
                <text:list-item>
                  <text:p text:style-name="P1367"><text:soft-page-break/>public java.lang.String getNome()</text:p>
                  <text:list>
                    <text:list-item>
                      <text:list>
                        <text:list-header>
                          <text:p text:style-name="P1073">Metodo che ritorna il nome associato ad un processo </text:p>
                          <text:p text:style-name="P1073"/>
                        </text:list-header>
                      </text:list>
                    </text:list-item>
                  </text:list>
                </text:list-item>
              </text:list>
            </text:list-item>
          </text:list>
        </text:list-item>
      </text:list>
      <text:list text:style-name="L93">
        <text:list-item text:start-value="1">
          <text:list>
            <text:list-item text:start-value="1">
              <text:list>
                <text:list-item text:start-value="1">
                  <text:p text:style-name="P1740"><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46">public int getTempoEsecuzione()</text:p>
                  <text:list>
                    <text:list-item>
                      <text:list>
                        <text:list-header>
                          <text:p text:style-name="P1075">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85"/>
                        </text:list-header>
                      </text:list>
                    </text:list-item>
                  </text:list>
                </text:list-item>
                <text:list-item>
                  <text:p text:style-name="P1368">public boolean richiestaFrameMemoria(FrameMemoria frame, int richiesta)</text:p>
                  <text:list>
                    <text:list-item>
                      <text:list>
                        <text:list-header>
                          <text:p text:style-name="P1076">Metodo che si occupa di aggiungere una richiesta d'accesso ad un FrameMemoria nel campo dati accessi. <text:s/></text:p>
                          <text:p text:style-name="P1076"/>
                        </text:list-header>
                      </text:list>
                    </text:list-item>
                  </text:list>
                </text:list-item>
              </text:list>
            </text:list-item>
          </text:list>
        </text:list-item>
      </text:list>
      <text:list text:style-name="L101">
        <text:list-item text:start-value="1">
          <text:list>
            <text:list-item text:start-value="1">
              <text:list>
                <text:list-item text:start-value="1">
                  <text:p text:style-name="P346">public java.lang.String toString()</text:p>
                  <text:list>
                    <text:list-item>
                      <text:list>
                        <text:list-header>
                          <text:p text:style-name="P1075">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1" text:outline-level="4">ProcessoConPriorita</text:h>
                    </text:list-item>
                  </text:list>
                </text:list-item>
              </text:list>
            </text:list-item>
          </text:list>
        </text:list-item>
      </text:list>
      <text:list text:style-name="L93">
        <text:list-item text:start-value="1">
          <text:p text:style-name="P504">Tipo, obiettivo e funzione della classe/interfaccia:</text:p>
          <text:p text:style-name="P1736"><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504">Relazioni d'uso con altre componenti:</text:p>
          <text:p text:style-name="P815"><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4">Interfacce e relazioni di u<text:span text:style-name="T11">so da altre </text:span>componenti:</text:p>
          <text:p text:style-name="P1061"><text:tab/>Viene usata da tutte le implementazioni di PoliticaOrdinamentoProcessi con <text:tab/>priorità.</text:p>
        </text:list-item>
      </text:list>
      <text:p text:style-name="P32"/>
      <text:list text:style-name="L93">
        <text:list-item text:start-value="1">
          <text:p text:style-name="P504">Attività svolte e dati trattati:</text:p>
          <text:list>
            <text:list-item>
              <text:p text:style-name="P504">Campi dati:</text:p>
              <text:list>
                <text:list-item>
                  <text:p text:style-name="P1505">private int priorita:</text:p>
                  <text:list>
                    <text:list-item>
                      <text:list>
                        <text:list-header>
                          <text:p text:style-name="P1505">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504">Costruttori:</text:p>
              <text:list>
                <text:list-item>
                  <text:p text:style-name="P1740"><text:span text:style-name="T3">public Processo(</text:span><text:span text:style-name="Source_20_Text"><text:span text:style-name="T3">java.lang.String nome, int tarrivo, int tesecuzione, int </text:span></text:span><text:soft-page-break/><text:span text:style-name="Source_20_Text"><text:span text:style-name="T3">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61">Metodi:</text:p>
            </text:list-item>
          </text:list>
        </text:list-item>
      </text:list>
      <text:list text:style-name="L103">
        <text:list-item>
          <text:list>
            <text:list-item>
              <text:list>
                <text:list-item>
                  <text:p text:style-name="P348">public int getPriorita()</text:p>
                  <text:list>
                    <text:list-item>
                      <text:list>
                        <text:list-header>
                          <text:p text:style-name="P1081">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86"/>
                        </text:list-header>
                      </text:list>
                    </text:list-item>
                  </text:list>
                </text:list-item>
              </text:list>
            </text:list-item>
          </text:list>
        </text:list-item>
      </text:list>
      <text:list text:style-name="L103">
        <text:list-item text:start-value="1">
          <text:list>
            <text:list-item text:start-value="1">
              <text:list>
                <text:list-item text:start-value="1">
                  <text:p text:style-name="P348">public void setPriorita(int priorita)</text:p>
                  <text:list>
                    <text:list-item>
                      <text:list>
                        <text:list-header>
                          <text:p text:style-name="P1593">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65" text:outline-level="3">logic.simulazione</text:h>
                  <text:list>
                    <text:list-item>
                      <text:h text:style-name="P111" text:outline-level="4">Simulazione</text:h>
                    </text:list-item>
                  </text:list>
                </text:list-item>
              </text:list>
            </text:list-item>
          </text:list>
        </text:list-item>
      </text:list>
      <text:list text:style-name="L17">
        <text:list-item text:start-value="1">
          <text:p text:style-name="P462">Tipo, obiettivo e funzione della classe/interfaccia:</text:p>
          <text:p text:style-name="P800"><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62">Relazioni d'uso con altre componenti:</text:p>
          <text:p text:style-name="P800"><text:tab/>Utilizza il metodo creaSimulazione() della classe Processore per creare gli <text:tab/>istanti della simulazione.</text:p>
        </text:list-item>
      </text:list>
      <text:p text:style-name="P32"/>
      <text:list text:style-name="L17">
        <text:list-item text:start-value="1">
          <text:p text:style-name="P462">Interfacce e relazioni di u<text:span text:style-name="T11">so da altre </text:span>componenti:</text:p>
          <text:p text:style-name="P969"><text:tab/>Viene usata dalla classe Player.</text:p>
        </text:list-item>
      </text:list>
      <text:p text:style-name="P32"/>
      <text:list text:style-name="L17">
        <text:list-item text:start-value="1">
          <text:p text:style-name="P462">Attività svolte e dati trattati:</text:p>
          <text:list>
            <text:list-item>
              <text:p text:style-name="P462">Campi dati:</text:p>
              <text:list>
                <text:list-item>
                  <text:p text:style-name="P969">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69">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69">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462">Costruttori:</text:p>
              <text:list>
                <text:list-item>
                  <text:p text:style-name="P969">public Simulazione(ConfigurazioneIniziale conf):</text:p>
                </text:list-item>
              </text:list>
            </text:list-item>
          </text:list>
        </text:list-item>
      </text:list>
      <text:p text:style-name="P32"><text:tab/><text:tab/><text:tab/>costruttore della classe, che riceve come parametro la configurazione <text:soft-page-break/><text:tab/><text:tab/><text:tab/>iniziale del sistema</text:p>
      <text:p text:style-name="P32"/>
      <text:list text:style-name="L17">
        <text:list-item text:start-value="1">
          <text:list>
            <text:list-item text:start-value="1">
              <text:p text:style-name="P462">Metodi:</text:p>
              <text:list>
                <text:list-item>
                  <text:p text:style-name="P969">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69">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1" text:outline-level="4">Player</text:h>
                    </text:list-item>
                  </text:list>
                </text:list-item>
              </text:list>
            </text:list-item>
          </text:list>
        </text:list-item>
      </text:list>
      <text:list text:style-name="L17">
        <text:list-item text:start-value="1">
          <text:p text:style-name="P462">Tipo, obiettivo e funzione della classe/interfaccia:</text:p>
          <text:p text:style-name="P800"><text:tab/>Classe pubblica e concreta; scorre gli istanti che compongono una <text:tab/>simulazione, in avanti o in dietro nel tempo.</text:p>
        </text:list-item>
      </text:list>
      <text:p text:style-name="P32"/>
      <text:list text:style-name="L17">
        <text:list-item text:start-value="1">
          <text:p text:style-name="P462">Relazioni d'uso con altre componenti:</text:p>
          <text:p text:style-name="P800"><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462">Interfacce e relazioni di u<text:span text:style-name="T11">so da altre </text:span>componenti:</text:p>
          <text:p text:style-name="P969"><text:tab/>Viene usata dalla GUI per lo scorrimento della simulazione.</text:p>
        </text:list-item>
      </text:list>
      <text:p text:style-name="P32"/>
      <text:list text:style-name="L17">
        <text:list-item text:start-value="1">
          <text:p text:style-name="P462">Attività svolte e dati trattati:</text:p>
          <text:list>
            <text:list-item>
              <text:p text:style-name="P462">Campi dati:</text:p>
              <text:list>
                <text:list-item>
                  <text:p text:style-name="P969">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69">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69">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69">private ListIterator&lt;Istante&gt; istanteCorrente:</text:p>
                </text:list-item>
              </text:list>
            </text:list-item>
          </text:list>
        </text:list-item>
      </text:list>
      <text:p text:style-name="P33"><text:tab/><text:tab/><text:tab/>Iteratore che punta all'istante corrente; viene utilizzato per scorrere la <text:soft-page-break/><text:tab/><text:tab/><text:tab/>lista.</text:p>
      <text:p text:style-name="P32"/>
      <text:list text:style-name="L17">
        <text:list-item text:start-value="1">
          <text:list>
            <text:list-item text:start-value="1">
              <text:list>
                <text:list-item text:start-value="1">
                  <text:p text:style-name="P969">public enum Evento{FAULT, SWITCH, FULL_RAM, FULL_SWAP, END_PROC, NEW_PROC}:</text:p>
                  <text:list>
                    <text:list-item>
                      <text:list>
                        <text:list-header>
                          <text:p text:style-name="P800">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69">public static Statistiche stat:</text:p>
                  <text:list>
                    <text:list-item>
                      <text:list>
                        <text:list-header>
                          <text:p text:style-name="P969">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62">Costruttori:</text:p>
              <text:list>
                <text:list-item>
                  <text:p text:style-name="P969">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2">Metodi:</text:p>
              <text:list>
                <text:list-item>
                  <text:p text:style-name="P969">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69">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69">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69">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69">public LinkedList&lt;Istante&gt; prossimoIstanteSignificativo (Evento e):</text:p>
                </text:list-item>
              </text:list>
            </text:list-item>
          </text:list>
        </text:list-item>
      </text:list>
      <text:p text:style-name="P32"><text:tab/><text:tab/><text:tab/>ritorna l'istante significativo successivo all'istante corrente. Un istante <text:soft-page-break/><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69">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69">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69">public int numeroIstanti():</text:p>
                  <text:list>
                    <text:list-item>
                      <text:list>
                        <text:list-header>
                          <text:p text:style-name="P969">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69">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1" text:outline-level="4">Statistiche</text:h>
                    </text:list-item>
                  </text:list>
                </text:list-item>
              </text:list>
            </text:list-item>
          </text:list>
        </text:list-item>
      </text:list>
      <text:list text:style-name="L17">
        <text:list-item text:start-value="1">
          <text:p text:style-name="P462">Tipo, obiettivo e funzione della classe/interfaccia:</text:p>
          <text:p text:style-name="P800"><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62">Relazioni d'uso con altre componenti:</text:p>
          <text:p text:style-name="P800"><text:tab/>Nessuna.</text:p>
        </text:list-item>
      </text:list>
      <text:p text:style-name="P32"/>
      <text:list text:style-name="L17">
        <text:list-item text:start-value="1">
          <text:p text:style-name="P462">Interfacce e relazioni di u<text:span text:style-name="T11">so da altre </text:span>componenti:</text:p>
          <text:p text:style-name="P969"><text:tab/>Viene usata dalla classe Player per aggiornare le statistiche.</text:p>
        </text:list-item>
      </text:list>
      <text:p text:style-name="P32"/>
      <text:list text:style-name="L17">
        <text:list-item text:start-value="1">
          <text:p text:style-name="P462">Attività svolte e dati trattati:</text:p>
          <text:list>
            <text:list-item>
              <text:p text:style-name="P462">Campi dati:</text:p>
              <text:list>
                <text:list-item>
                  <text:p text:style-name="P969">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69">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969">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69"><text:soft-page-break/>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62">Costruttori:</text:p>
              <text:list>
                <text:list-item>
                  <text:p text:style-name="P969">Statistiche():</text:p>
                  <text:list>
                    <text:list-item>
                      <text:list>
                        <text:list-header>
                          <text:p text:style-name="P969">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69">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69">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69">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69"><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969">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69">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69">void AggiornaStatistiche(LinkedList&lt;Istante&gt; listaNuoviIstanti,</text:p>
                  <text:p text:style-name="P969">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69">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1" text:outline-level="4">Istante</text:h>
                    </text:list-item>
                  </text:list>
                </text:list-item>
              </text:list>
            </text:list-item>
          </text:list>
        </text:list-item>
      </text:list>
      <text:list text:style-name="L17">
        <text:list-item text:start-value="1">
          <text:p text:style-name="P462">Tipo, obiettivo e funzione della classe/interfaccia:</text:p>
          <text:p text:style-name="P800"><text:soft-page-break/><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62">Relazioni d'uso con altre componenti:</text:p>
          <text:p text:style-name="P800"><text:tab/>Nessuna.</text:p>
        </text:list-item>
      </text:list>
      <text:p text:style-name="P32"/>
      <text:list text:style-name="L17">
        <text:list-item text:start-value="1">
          <text:p text:style-name="P462">Interfacce e relazioni di u<text:span text:style-name="T11">so da altre </text:span>componenti:</text:p>
          <text:p text:style-name="P969"><text:tab/>Viene usata dalla classe Player la quale interroga i campi dato per scoprire <text:tab/>eventi significativi.</text:p>
        </text:list-item>
      </text:list>
      <text:p text:style-name="P32"/>
      <text:list text:style-name="L17">
        <text:list-item text:start-value="1">
          <text:p text:style-name="P462">Attività svolte e dati trattati:</text:p>
          <text:list>
            <text:list-item>
              <text:p text:style-name="P462">Campi dati:</text:p>
              <text:list>
                <text:list-item>
                  <text:p text:style-name="P969">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69">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969">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69">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69">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69">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69">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462">Costruttori:</text:p>
              <text:list>
                <text:list-item>
                  <text:p text:style-name="P969">public Istante(PCB inEsecuzione, PCB terminato, boolean nuovoProcesso, <text:soft-page-break/>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62">Metodi:</text:p>
              <text:list>
                <text:list-item>
                  <text:p text:style-name="P969">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69">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69">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69">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969">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69">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69">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370" text:outline-level="3">logic.schedulazione</text:h>
                  <text:list>
                    <text:list-item>
                      <text:h text:style-name="P153" text:outline-level="4">PoliticaOrdinamentoProcessi</text:h>
                    </text:list-item>
                  </text:list>
                </text:list-item>
              </text:list>
            </text:list-item>
          </text:list>
        </text:list-item>
      </text:list>
      <text:list text:style-name="L16">
        <text:list-item text:start-value="1">
          <text:p text:style-name="P621">Tipo, obiettivo e funzione della classe/interfaccia:</text:p>
          <text:p text:style-name="P1748"><text:span text:style-name="T3"><text:tab/></text:span><text:span text:style-name="T2">Una Politica di Ordinamento dei Processi ha il compito di ordinare i processi <text:tab/>che sono attivi in un sistema, scegliendo quale di questi deve eseguire ad </text:span><text:soft-page-break/><text:span text:style-name="T2"><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21">Relazioni d'uso con altre componenti:</text:p>
          <text:p text:style-name="P1243"><text:tab/>Nessuna</text:p>
        </text:list-item>
      </text:list>
      <text:p text:style-name="P31"/>
      <text:list text:style-name="L16">
        <text:list-item text:start-value="1">
          <text:p text:style-name="P621">Interfacce e relazioni di u<text:span text:style-name="T11">so da altre </text:span>componenti:</text:p>
          <text:p text:style-name="P1243"><text:tab/>Nessuna (vengono utilizzate le sue implementazioni).</text:p>
        </text:list-item>
      </text:list>
      <text:p text:style-name="P31"/>
      <text:list text:style-name="L16">
        <text:list-item text:start-value="1">
          <text:p text:style-name="P621">Attività svolte e dati trattati:</text:p>
          <text:list>
            <text:list-item>
              <text:p text:style-name="P621">Campi dati:</text:p>
              <text:list>
                <text:list-header>
                  <text:p text:style-name="P1243">Nessuno</text:p>
                </text:list-header>
              </text:list>
            </text:list-item>
          </text:list>
        </text:list-item>
      </text:list>
      <text:p text:style-name="P31"/>
      <text:list text:style-name="L16">
        <text:list-item text:start-value="1">
          <text:list>
            <text:list-item text:start-value="1">
              <text:p text:style-name="P621">Costruttori:</text:p>
              <text:list>
                <text:list-header>
                  <text:p text:style-name="P1243">Nessuno</text:p>
                </text:list-header>
              </text:list>
            </text:list-item>
          </text:list>
        </text:list-item>
      </text:list>
      <text:p text:style-name="P31"><text:tab/><text:tab/><text:tab/></text:p>
      <text:list text:style-name="L16">
        <text:list-item text:start-value="1">
          <text:list>
            <text:list-item text:start-value="1">
              <text:p text:style-name="P621">Metodi:</text:p>
              <text:list>
                <text:list-item>
                  <text:p text:style-name="P287">public void<text:span text:style-name="T12">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1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43">public PCB estrai()</text:p>
                  <text:list>
                    <text:list-item>
                      <text:list>
                        <text:list-header>
                          <text:p text:style-name="P1243">Rimuove il primo elemento dalla struttura dati definita nella classe che lo implementerà.</text:p>
                          <text:p text:style-name="P1243"/>
                        </text:list-header>
                      </text:list>
                    </text:list-item>
                  </text:list>
                </text:list-item>
                <text:list-item>
                  <text:p text:style-name="P353"><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7">Metodo che imposta il campo dato di tipo Scheduler che dovrà essere previsto da ogni politica di ordinamento concreta che implementi direttamente questa interfaccia.</text:p>
                          <text:p text:style-name="P287"/>
                        </text:list-header>
                      </text:list>
                    </text:list-item>
                  </text:list>
                </text:list-item>
                <text:list-item>
                  <text:p text:style-name="P1243">public void inserisci(PCB pcb)</text:p>
                  <text:list>
                    <text:list-item>
                      <text:list>
                        <text:list-header>
                          <text:p text:style-name="P1243">Inserisce il PCB passato per riferimento nella struttura dati della <text:soft-page-break/>classe che implementerà questa interfaccia.</text:p>
                        </text:list-header>
                      </text:list>
                    </text:list-item>
                  </text:list>
                  <text:p text:style-name="P1243"/>
                </text:list-item>
                <text:list-item>
                  <text:p text:style-name="P1243">public int size()</text:p>
                  <text:list>
                    <text:list-item>
                      <text:list>
                        <text:list-header>
                          <text:p text:style-name="P1243">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3" text:outline-level="4">ConQuanti</text:h>
                    </text:list-item>
                  </text:list>
                </text:list-item>
              </text:list>
            </text:list-item>
          </text:list>
        </text:list-item>
      </text:list>
      <text:list text:style-name="L93">
        <text:list-item text:start-value="1">
          <text:p text:style-name="P504">Tipo, obiettivo e funzione della classe/interfaccia:</text:p>
          <text:p text:style-name="P1736"><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504">Relazioni d'uso con altre componenti:</text:p>
          <text:p text:style-name="P815"><text:tab/>Nessuna.</text:p>
        </text:list-item>
      </text:list>
      <text:p text:style-name="P32"/>
      <text:list text:style-name="L93">
        <text:list-item text:start-value="1">
          <text:p text:style-name="P504">Interfacce e relazioni di u<text:span text:style-name="T11">so da altre </text:span>componenti:</text:p>
          <text:p text:style-name="P1061"><text:tab/>Nessuna.</text:p>
        </text:list-item>
      </text:list>
      <text:p text:style-name="P32"/>
      <text:list text:style-name="L93">
        <text:list-item text:start-value="1">
          <text:p text:style-name="P504">Attività svolte e dati trattati:</text:p>
          <text:list>
            <text:list-item>
              <text:p text:style-name="P504">Campi dati:</text:p>
              <text:list>
                <text:list-item>
                  <text:p text:style-name="P1061">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504">Costruttori:</text:p>
              <text:list>
                <text:list-item>
                  <text:p text:style-name="P1061">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504">Metodi:</text:p>
              <text:list>
                <text:list-item>
                  <text:p text:style-name="P1061">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text:soft-page-break/></text:p>
      <text:list text:style-name="L93">
        <text:list-item text:start-value="1">
          <text:list>
            <text:list-item text:start-value="1">
              <text:list>
                <text:list-item text:start-value="1">
                  <text:p text:style-name="P1061">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61">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61">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61">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3" text:outline-level="4">FCFS</text:h>
                    </text:list-item>
                  </text:list>
                </text:list-item>
              </text:list>
            </text:list-item>
          </text:list>
        </text:list-item>
      </text:list>
      <text:list text:style-name="L93">
        <text:list-item text:start-value="1">
          <text:p text:style-name="P504">Tipo, obiettivo e funzione della classe/interfaccia:</text:p>
          <text:p text:style-name="P815"><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504">Relazioni d'uso con altre componenti:</text:p>
          <text:p text:style-name="P815"><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4">Interfacce e relazioni di u<text:span text:style-name="T11">so da altre </text:span>componenti:</text:p>
          <text:p text:style-name="P1061"><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item>
                  <text:p text:style-name="P1061">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1"><text:soft-page-break/>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4">Costruttori:</text:p>
              <text:list>
                <text:list-item>
                  <text:p text:style-name="P1061">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4">Metodi:</text:p>
              <text:list>
                <text:list-item>
                  <text:p text:style-name="P1061">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23">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81">public PCB estrai()</text:p>
                  <text:list>
                    <text:list-item>
                      <text:list>
                        <text:list-header>
                          <text:p text:style-name="P1381">Rimuove il primo elemento dalla coda dei pronti.</text:p>
                          <text:p text:style-name="P1381"/>
                        </text:list-header>
                      </text:list>
                    </text:list-item>
                  </text:list>
                </text:list-item>
                <text:list-item>
                  <text:p text:style-name="P354"><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0">Metodo che imposta il campo scheduler.</text:p>
                          <text:p text:style-name="P290"/>
                        </text:list-header>
                      </text:list>
                    </text:list-item>
                  </text:list>
                </text:list-item>
                <text:list-item>
                  <text:p text:style-name="P1381">public void inserisci(PCB pcb)</text:p>
                  <text:list>
                    <text:list-item>
                      <text:list>
                        <text:list-header>
                          <text:p text:style-name="P1381">Inserisce il PCB passato per riferimento nella coda dei pronti</text:p>
                        </text:list-header>
                      </text:list>
                    </text:list-item>
                  </text:list>
                  <text:p text:style-name="P1381"/>
                </text:list-item>
                <text:list-item>
                  <text:p text:style-name="P1381">public int size()</text:p>
                  <text:list>
                    <text:list-item>
                      <text:list>
                        <text:list-header>
                          <text:p text:style-name="P115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PCB</text:h>
                    </text:list-item>
                  </text:list>
                </text:list-item>
              </text:list>
            </text:list-item>
          </text:list>
        </text:list-item>
      </text:list>
      <text:list text:style-name="L93">
        <text:list-item text:start-value="1">
          <text:p text:style-name="P504">Tipo, obiettivo e funzione della classe/interfaccia:</text:p>
          <text:p text:style-name="P815"><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text:soft-page-break/></text:p>
      <text:list text:style-name="L93">
        <text:list-item text:start-value="1">
          <text:p text:style-name="P504">Relazioni d'uso con altre componenti:</text:p>
          <text:p text:style-name="P815"><text:tab/>Utilizza il metodo getTempoEsecuzione dell'oggetto processo per <text:tab/>determinare gli istanti da eseguire, al momento della creazione.</text:p>
          <text:list>
            <text:list-item>
              <text:list>
                <text:list-header>
                  <text:p text:style-name="P815">Utilizza il metodo equals dell'oggetto processo per confrontare due processi rappresentati da due PCB.</text:p>
                </text:list-header>
              </text:list>
            </text:list-item>
          </text:list>
        </text:list-item>
      </text:list>
      <text:p text:style-name="P32"/>
      <text:list text:style-name="L93">
        <text:list-item text:start-value="1">
          <text:p text:style-name="P504">Interfacce e relazioni di u<text:span text:style-name="T11">so da altre </text:span>componenti:</text:p>
          <text:p text:style-name="P1061"><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504">Attività svolte e dati trattati:</text:p>
          <text:list>
            <text:list-item>
              <text:p text:style-name="P504">Campi dati:</text:p>
              <text:list>
                <text:list-item>
                  <text:p text:style-name="P1061">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61">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61">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504">Costruttori:</text:p>
              <text:list>
                <text:list-item>
                  <text:p text:style-name="P1061">public PCB(Processo processo):</text:p>
                </text:list-item>
              </text:list>
            </text:list-item>
          </text:list>
        </text:list-item>
      </text:list>
      <text:p text:style-name="P32"><text:tab/><text:tab/><text:tab/>Costruttore si occupa di creare un'istanza della classe PCB. In esso <text:soft-page-break/><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504">Metodi:</text:p>
              <text:list>
                <text:list-item>
                  <text:p text:style-name="P1061">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24">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88">public int getIstantiEseguiti()</text:p>
                  <text:list>
                    <text:list-item>
                      <text:list>
                        <text:list-header>
                          <text:p text:style-name="P1388">Ritorna il numero di istanti eseguiti dal processo associato.</text:p>
                          <text:p text:style-name="P1388"/>
                        </text:list-header>
                      </text:list>
                    </text:list-item>
                  </text:list>
                </text:list-item>
                <text:list-item>
                  <text:p text:style-name="P292">public Processo getRifProcesso()</text:p>
                  <text:list>
                    <text:list-item>
                      <text:list>
                        <text:list-header>
                          <text:p text:style-name="P292">Metodo che permette d'accedere al valore del campo dati processo.</text:p>
                          <text:p text:style-name="P292"/>
                        </text:list-header>
                      </text:list>
                    </text:list-item>
                  </text:list>
                </text:list-item>
                <text:list-item>
                  <text:p text:style-name="P1388">public void incIstantiEseguiti()</text:p>
                  <text:list>
                    <text:list-item>
                      <text:list>
                        <text:list-header>
                          <text:p text:style-name="P1388">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Priorita</text:h>
                    </text:list-item>
                  </text:list>
                </text:list-item>
              </text:list>
            </text:list-item>
          </text:list>
        </text:list-item>
      </text:list>
      <text:list text:style-name="L93">
        <text:list-item text:start-value="1">
          <text:p text:style-name="P504">Tipo, obiettivo e funzione della classe/interfaccia:</text:p>
          <text:p text:style-name="P815"><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504">Relazioni d'uso con altre componenti:</text:p>
          <text:p text:style-name="P815"><text:tab/>Viene usata dallo Scheduler nel caso sia la PoliticaOrdinamentoProcessi <text:tab/>scelta.</text:p>
        </text:list-item>
      </text:list>
      <text:p text:style-name="P32"/>
      <text:list text:style-name="L93">
        <text:list-item text:start-value="1">
          <text:p text:style-name="P504">Interfacce e relazioni di u<text:span text:style-name="T11">so da altre </text:span>componenti:</text:p>
          <text:p text:style-name="P1061"><text:tab/>Nessuna</text:p>
        </text:list-item>
      </text:list>
      <text:p text:style-name="P32"><text:soft-page-break/></text:p>
      <text:list text:style-name="L93">
        <text:list-item text:start-value="1">
          <text:p text:style-name="P504">Attività svolte e dati trattati:</text:p>
          <text:list>
            <text:list-item>
              <text:p text:style-name="P504">Campi dati:</text:p>
              <text:list>
                <text:list-item>
                  <text:p text:style-name="P1061">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1">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4">Costruttori:</text:p>
              <text:list>
                <text:list-item>
                  <text:p text:style-name="P1061">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4">Metodi:</text:p>
              <text:list>
                <text:list-item>
                  <text:p text:style-name="P1061">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2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93">public PCB estrai()</text:p>
                  <text:list>
                    <text:list-item>
                      <text:list>
                        <text:list-header>
                          <text:p text:style-name="P1393">Estrae il PCB che deve eseguire. In particolare questo è il primo della coda, ossia il PCB con priorità maggiore. </text:p>
                          <text:p text:style-name="P1393"/>
                        </text:list-header>
                      </text:list>
                    </text:list-item>
                  </text:list>
                </text:list-item>
                <text:list-item>
                  <text:p text:style-name="P355"><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5">Metodo che imposta il campo scheduler.</text:p>
                          <text:p text:style-name="P295"/>
                        </text:list-header>
                      </text:list>
                    </text:list-item>
                  </text:list>
                </text:list-item>
                <text:list-item>
                  <text:p text:style-name="P1393">public void inserisci(PCB pcb)</text:p>
                  <text:list>
                    <text:list-item>
                      <text:list>
                        <text:list-header>
                          <text:p text:style-name="P1393">Metodo che effettua l'inserimento di un PCB nella coda dei processi pronti. L'inserimento mantiene la coda ordinata per priorità decrescente. </text:p>
                        </text:list-header>
                      </text:list>
                    </text:list-item>
                  </text:list>
                  <text:p text:style-name="P1393"/>
                </text:list-item>
                <text:list-item>
                  <text:p text:style-name="P1393">public int size()</text:p>
                  <text:list>
                    <text:list-item>
                      <text:list>
                        <text:list-header>
                          <text:p text:style-name="P116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RR</text:h>
                    </text:list-item>
                  </text:list>
                </text:list-item>
              </text:list>
            </text:list-item>
          </text:list>
        </text:list-item>
      </text:list>
      <text:list text:style-name="L93">
        <text:list-item text:start-value="1">
          <text:p text:style-name="P504">Tipo, obiettivo e funzione della classe/interfaccia:</text:p>
          <text:p text:style-name="P815"><text:soft-page-break/><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504">Relazioni d'uso con altre componenti:</text:p>
          <text:p text:style-name="P815"><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4">Interfacce e relazioni di u<text:span text:style-name="T11">so da altre </text:span>componenti:</text:p>
          <text:p text:style-name="P1061"><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item>
                  <text:p text:style-name="P1061">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1">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1">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4">Costruttori:</text:p>
              <text:list>
                <text:list-item>
                  <text:p text:style-name="P1061">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1">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4"><text:soft-page-break/>Metodi:</text:p>
              <text:list>
                <text:list-item>
                  <text:p text:style-name="P1061">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2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400">public PCB estrai()</text:p>
                  <text:list>
                    <text:list-item>
                      <text:list>
                        <text:list-header>
                          <text:p text:style-name="P1400">Rimuove il primo elemento dalla coda dei pronti.</text:p>
                          <text:p text:style-name="P1400"/>
                        </text:list-header>
                      </text:list>
                    </text:list-item>
                  </text:list>
                </text:list-item>
                <text:list-item>
                  <text:p text:style-name="P356"><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7">Metodo che imposta il campo scheduler.</text:p>
                          <text:p text:style-name="P297"/>
                        </text:list-header>
                      </text:list>
                    </text:list-item>
                  </text:list>
                </text:list-item>
                <text:list-item>
                  <text:p text:style-name="P1400">public void inserisci(PCB pcb)</text:p>
                  <text:list>
                    <text:list-item>
                      <text:list>
                        <text:list-header>
                          <text:p text:style-name="P1400">Inserisce il PCB passato per riferimento nella coda dei pronti</text:p>
                        </text:list-header>
                      </text:list>
                    </text:list-item>
                  </text:list>
                  <text:p text:style-name="P1400"/>
                </text:list-item>
                <text:list-item>
                  <text:p text:style-name="P1400">public int size()</text:p>
                  <text:list>
                    <text:list-item>
                      <text:list>
                        <text:list-header>
                          <text:p text:style-name="P1173">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RRConPriorita</text:h>
                    </text:list-item>
                  </text:list>
                </text:list-item>
              </text:list>
            </text:list-item>
          </text:list>
        </text:list-item>
      </text:list>
      <text:list text:style-name="L93">
        <text:list-item text:start-value="1">
          <text:p text:style-name="P504">Tipo, obiettivo e funzione della classe/interfaccia:</text:p>
          <text:p text:style-name="P815"><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504"><text:soft-page-break/>Relazioni d'uso con altre componenti:</text:p>
          <text:p text:style-name="P815"><text:tab/>Utilizza il metodo getPriorita della classe ProcessoConPriorita.</text:p>
        </text:list-item>
      </text:list>
      <text:p text:style-name="P32"/>
      <text:list text:style-name="L93">
        <text:list-item text:start-value="1">
          <text:p text:style-name="P504">Interfacce e relazioni di u<text:span text:style-name="T11">so da altre </text:span>componenti:</text:p>
          <text:p text:style-name="P1061"><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item>
                  <text:p text:style-name="P1061">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1">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1">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4">Costruttori:</text:p>
              <text:list>
                <text:list-item>
                  <text:p text:style-name="P1061">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1">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4">Metodi:</text:p>
              <text:list>
                <text:list-item>
                  <text:p text:style-name="P1061">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2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07">public PCB estrai()</text:p>
                  <text:list>
                    <text:list-item>
                      <text:list>
                        <text:list-header>
                          <text:p text:style-name="P1407">Estrae e ritorna il PCB del processo che deve andare in esecuzione. L'estrazione viene fatta cercando il PCB con priorità maggiore <text:soft-page-break/>all'interno della codaPronti. </text:p>
                          <text:p text:style-name="P1407"/>
                        </text:list-header>
                      </text:list>
                    </text:list-item>
                  </text:list>
                </text:list-item>
                <text:list-item>
                  <text:p text:style-name="P357"><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9">Metodo che imposta il campo scheduler.</text:p>
                          <text:p text:style-name="P299"/>
                        </text:list-header>
                      </text:list>
                    </text:list-item>
                  </text:list>
                </text:list-item>
                <text:list-item>
                  <text:p text:style-name="P1407">public void inserisci(PCB pcb)</text:p>
                  <text:list>
                    <text:list-item>
                      <text:list>
                        <text:list-header>
                          <text:p text:style-name="P1407">Inserisce il PCB passato per riferimento nella coda dei pronti</text:p>
                        </text:list-header>
                      </text:list>
                    </text:list-item>
                  </text:list>
                  <text:p text:style-name="P1407"/>
                </text:list-item>
                <text:list-item>
                  <text:p text:style-name="P1407">public int size()</text:p>
                  <text:list>
                    <text:list-item>
                      <text:list>
                        <text:list-header>
                          <text:p text:style-name="P1181">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RRConPrioritaConPrerilascio</text:h>
                    </text:list-item>
                  </text:list>
                </text:list-item>
              </text:list>
            </text:list-item>
          </text:list>
        </text:list-item>
      </text:list>
      <text:list text:style-name="L93">
        <text:list-item text:start-value="1">
          <text:p text:style-name="P504">Tipo, obiettivo e funzione della classe/interfaccia:</text:p>
          <text:p text:style-name="P815"><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504">Relazioni d'uso con altre componenti:</text:p>
          <text:p text:style-name="P815"><text:tab/>Utilizza il metodo getPriorita della classe ProcessoConPriorita.</text:p>
        </text:list-item>
      </text:list>
      <text:p text:style-name="P32"/>
      <text:list text:style-name="L93">
        <text:list-item text:start-value="1">
          <text:p text:style-name="P504">Interfacce e relazioni di u<text:span text:style-name="T11">so da altre </text:span>componenti:</text:p>
          <text:p text:style-name="P1061"><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header>
                  <text:p text:style-name="P1061"><text:soft-page-break/>Nessuno</text:p>
                </text:list-header>
              </text:list>
            </text:list-item>
          </text:list>
        </text:list-item>
      </text:list>
      <text:p text:style-name="P32"/>
      <text:list text:style-name="L93">
        <text:list-item text:start-value="1">
          <text:list>
            <text:list-item text:start-value="1">
              <text:p text:style-name="P504">Costruttori:</text:p>
              <text:list>
                <text:list-item>
                  <text:p text:style-name="P1061">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1">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61">Metodi:</text:p>
            </text:list-item>
          </text:list>
        </text:list-item>
      </text:list>
      <text:list text:style-name="L110">
        <text:list-item>
          <text:list>
            <text:list-item>
              <text:list>
                <text:list-item>
                  <text:p text:style-name="P1414">public void inserisci(PCB pcb)</text:p>
                  <text:list>
                    <text:list-item>
                      <text:list>
                        <text:list-header>
                          <text:p text:style-name="P1414">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414"/>
                </text:list-item>
                <text:list-item>
                  <text:p text:style-name="P350">public PCB minore(PCB pronto, PCB inEsecuzione)</text:p>
                  <text:list>
                    <text:list-header>
                      <text:p text:style-name="P1414">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SJF</text:h>
                    </text:list-item>
                  </text:list>
                </text:list-item>
              </text:list>
            </text:list-item>
          </text:list>
        </text:list-item>
      </text:list>
      <text:list text:style-name="L93">
        <text:list-item text:start-value="1">
          <text:p text:style-name="P504">Tipo, obiettivo e funzione della classe/interfaccia:</text:p>
          <text:p text:style-name="P815"><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504">Relazioni d'uso con altre componenti:</text:p>
          <text:p text:style-name="P815"><text:tab/>Utilizza il metodo getIstantiDaEseguire della classe PCB.</text:p>
        </text:list-item>
      </text:list>
      <text:p text:style-name="P32"/>
      <text:list text:style-name="L93">
        <text:list-item text:start-value="1">
          <text:p text:style-name="P504">Interfacce e relazioni di u<text:span text:style-name="T11">so da altre </text:span>componenti:</text:p>
          <text:p text:style-name="P1061"><text:soft-page-break/><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item>
                  <text:p text:style-name="P1061">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61">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4">Costruttori:</text:p>
              <text:list>
                <text:list-item>
                  <text:p text:style-name="P1061">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504">Metodi:</text:p>
              <text:list>
                <text:list-item>
                  <text:p text:style-name="P1061">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2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18">public PCB estrai()</text:p>
                  <text:list>
                    <text:list-item>
                      <text:list>
                        <text:list-header>
                          <text:p text:style-name="P1418">Rimuove il primo elemento dalla coda dei pronti.</text:p>
                          <text:p text:style-name="P1418"/>
                        </text:list-header>
                      </text:list>
                    </text:list-item>
                  </text:list>
                </text:list-item>
                <text:list-item>
                  <text:p text:style-name="P358"><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1">Metodo che imposta il campo scheduler.</text:p>
                          <text:p text:style-name="P301"/>
                        </text:list-header>
                      </text:list>
                    </text:list-item>
                  </text:list>
                </text:list-item>
                <text:list-item>
                  <text:p text:style-name="P1418">public void inserisci(PCB pcb)</text:p>
                  <text:list>
                    <text:list-item>
                      <text:list>
                        <text:list-header>
                          <text:p text:style-name="P1418">Inserisce un nuovo PCB nella coda dei processi pronti. Viene effettuato mantenendo la struttura dati ordinata per tempo di esecuzione crescente. </text:p>
                        </text:list-header>
                      </text:list>
                    </text:list-item>
                  </text:list>
                  <text:p text:style-name="P1418"/>
                </text:list-item>
                <text:list-item>
                  <text:p text:style-name="P1418">public int size()</text:p>
                  <text:list>
                    <text:list-item>
                      <text:list>
                        <text:list-header>
                          <text:p text:style-name="P119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3" text:outline-level="4"><text:soft-page-break/>SRTN</text:h>
                    </text:list-item>
                  </text:list>
                </text:list-item>
              </text:list>
            </text:list-item>
          </text:list>
        </text:list-item>
      </text:list>
      <text:list text:style-name="L93">
        <text:list-item text:start-value="1">
          <text:p text:style-name="P504">Tipo, obiettivo e funzione della classe/interfaccia:</text:p>
          <text:p text:style-name="P815"><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504">Relazioni d'uso con altre componenti:</text:p>
          <text:p text:style-name="P815"><text:tab/>Utilizza il metodo getIstantiDaEseguire della classe PCB.</text:p>
        </text:list-item>
      </text:list>
      <text:p text:style-name="P32"/>
      <text:list text:style-name="L93">
        <text:list-item text:start-value="1">
          <text:p text:style-name="P504">Interfacce e relazioni di u<text:span text:style-name="T11">so da altre </text:span>componenti:</text:p>
          <text:p text:style-name="P1061"><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header>
                  <text:p text:style-name="P1061">Nessuno.</text:p>
                </text:list-header>
              </text:list>
            </text:list-item>
          </text:list>
        </text:list-item>
      </text:list>
      <text:p text:style-name="P32"/>
      <text:list text:style-name="L93">
        <text:list-item text:start-value="1">
          <text:list>
            <text:list-item text:start-value="1">
              <text:p text:style-name="P504">Costruttori:</text:p>
              <text:list>
                <text:list-item>
                  <text:p text:style-name="P1061">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504">Metodi:</text:p>
            </text:list-item>
          </text:list>
        </text:list-item>
      </text:list>
      <text:list text:style-name="L112">
        <text:list-item text:start-value="1">
          <text:list>
            <text:list-item text:start-value="1">
              <text:list>
                <text:list-item text:start-value="1">
                  <text:p text:style-name="P351">public PCB minore(PCB pronto, PCB inEsecuzione)</text:p>
                  <text:list>
                    <text:list-item>
                      <text:list>
                        <text:list-header>
                          <text:p text:style-name="P1196">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303"/>
                        </text:list-header>
                      </text:list>
                    </text:list-item>
                  </text:list>
                </text:list-item>
                <text:list-item>
                  <text:p text:style-name="P1425">public void inserisci(PCB pcb)</text:p>
                  <text:list>
                    <text:list-item>
                      <text:list>
                        <text:list-header>
                          <text:p text:style-name="P1425">Inserisce un nuovo PCB pronto all'interno della struttura dati. Prima di inserire il PCB del processo pronto nella codaPronti, viene controllato se il tempo di esecuzione di quest'ultimo è minore del PCB del processo che sta eseguendo. In questo caso il PCB del processo in <text:soft-page-break/>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3" text:outline-level="4">Scheduler</text:h>
                    </text:list-item>
                  </text:list>
                </text:list-item>
              </text:list>
            </text:list-item>
          </text:list>
        </text:list-item>
      </text:list>
      <text:list text:style-name="L93">
        <text:list-item text:start-value="1">
          <text:p text:style-name="P504">Tipo, obiettivo e funzione della classe/interfaccia:</text:p>
          <text:p text:style-name="P1736"><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504">Relazioni d'uso con altre componenti:</text:p>
          <text:p text:style-name="P815"><text:tab/>Utilizza il metodo getTempoArrivo della classe Processo.</text:p>
          <text:list>
            <text:list-item>
              <text:list>
                <text:list-header>
                  <text:p text:style-name="P815">Utilizza il metodo inserisci, esegui ed estrai di PoliticaOrdinamentoProcessi.</text:p>
                  <text:p text:style-name="P815">Utilizza il metodo incIstantiEseguiti, getIstantiDaEseguire e getRifProcesso di PCB.</text:p>
                </text:list-header>
              </text:list>
            </text:list-item>
          </text:list>
        </text:list-item>
      </text:list>
      <text:p text:style-name="P32"/>
      <text:list text:style-name="L93">
        <text:list-item text:start-value="1">
          <text:p text:style-name="P504">Interfacce e relazioni di u<text:span text:style-name="T11">so da altre </text:span>componenti:</text:p>
          <text:p text:style-name="P1061"><text:tab/>Viene usata dall'interfaccia PoliticaOrdinamentoProcessi, da tutte le sue <text:tab/>implementazioni e dal Processore.</text:p>
        </text:list-item>
      </text:list>
      <text:p text:style-name="P32"/>
      <text:list text:style-name="L93">
        <text:list-item text:start-value="1">
          <text:p text:style-name="P504">Attività svolte e dati trattati:</text:p>
          <text:list>
            <text:list-item>
              <text:p text:style-name="P504">Campi dati:</text:p>
              <text:list>
                <text:list-item>
                  <text:p text:style-name="P1061">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61">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1">package PoliticaOrdinamentoProcessi politicaOrdinamento:</text:p>
                  <text:list>
                    <text:list-item>
                      <text:list>
                        <text:list-header>
                          <text:p text:style-name="P1061">Questo campo dati specifica la politica di schedulazione che si intende utilizzare per lo scheduler. </text:p>
                          <text:p text:style-name="P1061"/>
                        </text:list-header>
                      </text:list>
                    </text:list-item>
                  </text:list>
                </text:list-item>
                <text:list-item>
                  <text:p text:style-name="P1061">package java.util.LinkedList processiInArrivo:</text:p>
                </text:list-item>
              </text:list>
            </text:list-item>
          </text:list>
        </text:list-item>
      </text:list>
      <text:p text:style-name="P32"><text:tab/><text:tab/><text:tab/>Contiene la lista dei processi da attivare, ordinata per tempo di arrivo.</text:p>
      <text:p text:style-name="P32"><text:soft-page-break/></text:p>
      <text:list text:style-name="L93">
        <text:list-item text:start-value="1">
          <text:list>
            <text:list-item text:start-value="1">
              <text:list>
                <text:list-item text:start-value="1">
                  <text:p text:style-name="P1061">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61">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1">package int tempoCorrente:</text:p>
                  <text:list>
                    <text:list-item>
                      <text:list>
                        <text:list-header>
                          <text:p text:style-name="P1061">E' il contatore interno dello Scheduler.</text:p>
                          <text:p text:style-name="P1061"/>
                        </text:list-header>
                      </text:list>
                    </text:list-item>
                  </text:list>
                </text:list-item>
              </text:list>
            </text:list-item>
          </text:list>
        </text:list-item>
      </text:list>
      <text:list text:style-name="L93">
        <text:list-item text:start-value="1">
          <text:list>
            <text:list-item text:start-value="1">
              <text:list>
                <text:list-item text:start-value="1">
                  <text:p text:style-name="P1061">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61">package int tempoProssimoEvento:</text:p>
                  <text:list>
                    <text:list-item>
                      <text:list>
                        <text:list-header>
                          <text:p text:style-name="P1061">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61"><text:tab/><text:tab/></text:p>
                </text:list-header>
              </text:list>
            </text:list-item>
          </text:list>
        </text:list-item>
      </text:list>
      <text:p text:style-name="P32"/>
      <text:list text:style-name="L93">
        <text:list-item text:start-value="1">
          <text:list>
            <text:list-item text:start-value="1">
              <text:p text:style-name="P504">Costruttori:</text:p>
            </text:list-item>
          </text:list>
        </text:list-item>
        <text:list-item>
          <text:p text:style-name="P1740"><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504">Metodi:</text:p>
            </text:list-item>
          </text:list>
        </text:list-item>
      </text:list>
      <text:list text:style-name="L114">
        <text:list-item>
          <text:list>
            <text:list-item>
              <text:list>
                <text:list-item>
                  <text:p text:style-name="P352">package void attivaProcesso()</text:p>
                  <text:list>
                    <text:list-item>
                      <text:list>
                        <text:list-header>
                          <text:p text:style-name="P1213">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304"/>
                        </text:list-header>
                      </text:list>
                    </text:list-item>
                  </text:list>
                </text:list-item>
                <text:list-item>
                  <text:p text:style-name="P1427">public boolean eseguiAttivazione()</text:p>
                  <text:list>
                    <text:list-item>
                      <text:list>
                        <text:list-header>
                          <text:p text:style-name="P1427">Questo metodo invocato dal Processore si occupa di preparare il prossimo PCB in esecuzione. Ritorna true se alla fine della sua esecuzione non è disponibile un PCB in esecuzione, false altrimenti. </text:p>
                          <text:p text:style-name="P1427"/>
                        </text:list-header>
                      </text:list>
                    </text:list-item>
                  </text:list>
                </text:list-item>
              </text:list>
            </text:list-item>
          </text:list>
        </text:list-item>
      </text:list>
      <text:list text:style-name="L93">
        <text:list-item text:start-value="1">
          <text:list>
            <text:list-item text:start-value="1">
              <text:list>
                <text:list-item text:start-value="1">
                  <text:p text:style-name="P1061">public void eseguiIncremento():</text:p>
                </text:list-item>
              </text:list>
            </text:list-item>
          </text:list>
        </text:list-item>
      </text:list>
      <text:p text:style-name="P32"><text:soft-page-break/><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61">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61">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61">public PoliticaOrdinamentoProcessi getPoliticaOrdinamentoProcessi() :</text:p>
                  <text:list>
                    <text:list-item>
                      <text:list>
                        <text:list-header>
                          <text:p text:style-name="P1061">Ritorna la politica di ordinamento scelta nel costruttore. </text:p>
                          <text:p text:style-name="P1061"/>
                        </text:list-header>
                      </text:list>
                    </text:list-item>
                  </text:list>
                </text:list-item>
              </text:list>
            </text:list-item>
          </text:list>
        </text:list-item>
      </text:list>
      <text:list text:style-name="L93">
        <text:list-item text:start-value="1">
          <text:list>
            <text:list-item text:start-value="1">
              <text:list>
                <text:list-item text:start-value="1">
                  <text:p text:style-name="P1061">package java.util.LinkedList getProcessiInArrivo():</text:p>
                </text:list-item>
              </text:list>
            </text:list-item>
          </text:list>
        </text:list-item>
      </text:list>
      <text:list text:style-name="L116">
        <text:list-item>
          <text:list>
            <text:list-item>
              <text:list>
                <text:list-item>
                  <text:list>
                    <text:list-item>
                      <text:list>
                        <text:list-header>
                          <text:p text:style-name="P1221">Ritorna la lista dei processi che devono ancora essere attivati, ordinata per tempo di arrivo. </text:p>
                          <text:p text:style-name="P1221"/>
                        </text:list-header>
                      </text:list>
                    </text:list-item>
                  </text:list>
                </text:list-item>
              </text:list>
            </text:list-item>
          </text:list>
        </text:list-item>
      </text:list>
      <text:list text:style-name="L115">
        <text:list-item text:start-value="1">
          <text:list>
            <text:list-item text:start-value="1">
              <text:list>
                <text:list-item text:start-value="1">
                  <text:p text:style-name="P1427">public java.util.ArrayList getProcessiTerminati()</text:p>
                  <text:list>
                    <text:list-item>
                      <text:list>
                        <text:list-header>
                          <text:p text:style-name="P1427">Ritorna la lista dei processi sono terminati in ordine di terminazione. <text:s/></text:p>
                          <text:p text:style-name="P1427"/>
                        </text:list-header>
                      </text:list>
                    </text:list-item>
                  </text:list>
                </text:list-item>
              </text:list>
            </text:list-item>
          </text:list>
        </text:list-item>
      </text:list>
      <text:list text:style-name="L117">
        <text:list-item>
          <text:list>
            <text:list-item>
              <text:list>
                <text:list-item>
                  <text:p text:style-name="P1223">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23">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23">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23">package void rimuoviPCBCorrente() :</text:p>
                  <text:list>
                    <text:list-item>
                      <text:list>
                        <text:list-header>
                          <text:p text:style-name="P1223">Rimuove il PCBCorrente dalla posizione di esecuzione. <text:s/></text:p>
                          <text:p text:style-name="P1223"/>
                        </text:list-header>
                      </text:list>
                    </text:list-item>
                  </text:list>
                </text:list-item>
              </text:list>
            </text:list-item>
          </text:list>
        </text:list-item>
      </text:list>
      <text:list text:style-name="L117">
        <text:list-item text:start-value="1">
          <text:list>
            <text:list-item text:start-value="1">
              <text:list>
                <text:list-item text:start-value="1">
                  <text:p text:style-name="P1223">package int tempoProssimoEvento():</text:p>
                </text:list-item>
              </text:list>
            </text:list-item>
          </text:list>
        </text:list-item>
      </text:list>
      <text:list text:style-name="L118">
        <text:list-item>
          <text:list>
            <text:list-item>
              <text:list>
                <text:list-item>
                  <text:list>
                    <text:list-item>
                      <text:list>
                        <text:list-header>
                          <text:p text:style-name="P1230">Questo metodo calcola l'intervallo tra il tempo attuale e il prossimo evento.</text:p>
                          <text:p text:style-name="P1230"/>
                        </text:list-header>
                      </text:list>
                    </text:list-item>
                  </text:list>
                </text:list-item>
              </text:list>
            </text:list-item>
          </text:list>
        </text:list-item>
      </text:list>
      <text:list text:style-name="L117">
        <text:list-item text:start-value="1">
          <text:list>
            <text:list-item text:start-value="1">
              <text:list>
                <text:list-item text:start-value="1">
                  <text:p text:style-name="P1223">package void terminaPCBCorrente() :</text:p>
                  <text:list>
                    <text:list-item>
                      <text:list>
                        <text:list-header>
                          <text:p text:style-name="P1223">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751" text:outline-level="1"><text:soft-page-break/>Appendice</text:h>
          <text:list>
            <text:list-item>
              <text:h text:style-name="P165"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ext:soft-page-break/>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23</text:page-number> di <text:page-count>9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6:32:45</dc:date>
    <meta:print-date>2005-11-30T16:25:56</meta:print-date>
    <meta:editing-cycles>348</meta:editing-cycles>
    <meta:editing-duration>P1DT13H49M36S</meta:editing-duration>
    <meta:user-defined meta:name="Info 1"/>
    <meta:user-defined meta:name="Info 2"/>
    <meta:user-defined meta:name="Info 3"/>
    <meta:user-defined meta:name="Info 4"/>
    <meta:document-statistic meta:table-count="5" meta:image-count="1" meta:object-count="0" meta:page-count="92" meta:paragraph-count="2059" meta:word-count="17228" meta:character-count="125261"/>
  </office:meta>
</office:document-meta>
</file>